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0.2783in"/>
    </style:style>
    <style:style style:name="co6" style:family="table-column">
      <style:table-column-properties fo:break-before="auto" style:column-width="0.1819in"/>
    </style:style>
    <style:style style:name="co7" style:family="table-column">
      <style:table-column-properties fo:break-before="auto" style:column-width="2.669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99"/>
    <style:style style:name="ce4" style:family="table-cell" style:parent-style-name="Default" style:data-style-name="N41"/>
    <style:style style:name="ce5" style:family="table-cell" style:parent-style-name="Default" style:data-style-name="N37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especialidade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office:value-type="string" calcext:value-type="string">
            <text:p><text:s/>Acordeón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2]&amp;&quot;','&quot;&amp;[.B2]&amp;&quot;');&quot;" office:value-type="string" office:string-value="insert into especialidad (nombre, categoria) values (' Acordeón ','de Performance');" calcext:value-type="string">
            <text:p>insert into especialidad (nombre, categoria) values (' Acordeón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jedrez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3]&amp;&quot;','&quot;&amp;[.B3]&amp;&quot;');&quot;" office:value-type="string" office:string-value="insert into especialidad (nombre, categoria) values (' Ajedrez ','de Deportes');" calcext:value-type="string">
            <text:p>insert into especialidad (nombre, categoria) values (' Ajedrez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lfombras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4]&amp;&quot;','&quot;&amp;[.B4]&amp;&quot;');&quot;" office:value-type="string" office:string-value="insert into especialidad (nombre, categoria) values (' Alfombras ','de Arte y Técnicas Manuales');" calcext:value-type="string">
            <text:p>insert into especialidad (nombre, categoria) values (' Alfombras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lgebra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5]&amp;&quot;','&quot;&amp;[.B5]&amp;&quot;');&quot;" office:value-type="string" office:string-value="insert into especialidad (nombre, categoria) values (' Algebra','Académicas');" calcext:value-type="string">
            <text:p>insert into especialidad (nombre, categoria) values (' Algebra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natomí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6]&amp;&quot;','&quot;&amp;[.B6]&amp;&quot;');&quot;" office:value-type="string" office:string-value="insert into especialidad (nombre, categoria) values (' Anatomía ','Académicas');" calcext:value-type="string">
            <text:p>insert into especialidad (nombre, categoria) values (' Anatomí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rcGIS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7]&amp;&quot;','&quot;&amp;[.B7]&amp;&quot;');&quot;" office:value-type="string" office:string-value="insert into especialidad (nombre, categoria) values (' ArcGIS ','de Informática');" calcext:value-type="string">
            <text:p>insert into especialidad (nombre, categoria) values (' ArcGIS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rmonica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8]&amp;&quot;','&quot;&amp;[.B8]&amp;&quot;');&quot;" office:value-type="string" office:string-value="insert into especialidad (nombre, categoria) values (' Armonica ','de Performance');" calcext:value-type="string">
            <text:p>insert into especialidad (nombre, categoria) values (' Armonica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rte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9]&amp;&quot;','&quot;&amp;[.B9]&amp;&quot;');&quot;" office:value-type="string" office:string-value="insert into especialidad (nombre, categoria) values (' Arte ','de Arte y Técnicas Manuales');" calcext:value-type="string">
            <text:p>insert into especialidad (nombre, categoria) values (' Arte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stronomí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10]&amp;&quot;','&quot;&amp;[.B10]&amp;&quot;');&quot;" office:value-type="string" office:string-value="insert into especialidad (nombre, categoria) values (' Astronomía ','Académicas');" calcext:value-type="string">
            <text:p>insert into especialidad (nombre, categoria) values (' Astronomí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utoayuda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11]&amp;&quot;','&quot;&amp;[.B11]&amp;&quot;');&quot;" office:value-type="string" office:string-value="insert into especialidad (nombre, categoria) values (' Autoayuda ','de Otras Disciplinas');" calcext:value-type="string">
            <text:p>insert into especialidad (nombre, categoria) values (' Autoayuda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utodefensa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12]&amp;&quot;','&quot;&amp;[.B12]&amp;&quot;');&quot;" office:value-type="string" office:string-value="insert into especialidad (nombre, categoria) values (' Autodefensa ','de Deportes');" calcext:value-type="string">
            <text:p>insert into especialidad (nombre, categoria) values (' Autodefensa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Bachillerato Internacional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13]&amp;&quot;','&quot;&amp;[.B13]&amp;&quot;');&quot;" office:value-type="string" office:string-value="insert into especialidad (nombre, categoria) values (' Bachillerato Internacional ','Académicas');" calcext:value-type="string">
            <text:p>insert into especialidad (nombre, categoria) values (' Bachillerato Internacional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Baile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4]&amp;&quot;','&quot;&amp;[.B14]&amp;&quot;');&quot;" office:value-type="string" office:string-value="insert into especialidad (nombre, categoria) values (' Baile ','de Performance');" calcext:value-type="string">
            <text:p>insert into especialidad (nombre, categoria) values (' Baile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Bajo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5]&amp;&quot;','&quot;&amp;[.B15]&amp;&quot;');&quot;" office:value-type="string" office:string-value="insert into especialidad (nombre, categoria) values (' Bajo ','de Performance');" calcext:value-type="string">
            <text:p>insert into especialidad (nombre, categoria) values (' Bajo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Ballet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6]&amp;&quot;','&quot;&amp;[.B16]&amp;&quot;');&quot;" office:value-type="string" office:string-value="insert into especialidad (nombre, categoria) values (' Ballet ','de Performance');" calcext:value-type="string">
            <text:p>insert into especialidad (nombre, categoria) values (' Ballet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Bateria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7]&amp;&quot;','&quot;&amp;[.B17]&amp;&quot;');&quot;" office:value-type="string" office:string-value="insert into especialidad (nombre, categoria) values (' Bateria ','de Performance');" calcext:value-type="string">
            <text:p>insert into especialidad (nombre, categoria) values (' Bateria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Biologí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18]&amp;&quot;','&quot;&amp;[.B18]&amp;&quot;');&quot;" office:value-type="string" office:string-value="insert into especialidad (nombre, categoria) values (' Biología ','Académicas');" calcext:value-type="string">
            <text:p>insert into especialidad (nombre, categoria) values (' Biologí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Bioquímic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19]&amp;&quot;','&quot;&amp;[.B19]&amp;&quot;');&quot;" office:value-type="string" office:string-value="insert into especialidad (nombre, categoria) values (' Bioquímica ','Académicas');" calcext:value-type="string">
            <text:p>insert into especialidad (nombre, categoria) values (' Bioquímic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Bowling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20]&amp;&quot;','&quot;&amp;[.B20]&amp;&quot;');&quot;" office:value-type="string" office:string-value="insert into especialidad (nombre, categoria) values (' Bowling ','de Deportes');" calcext:value-type="string">
            <text:p>insert into especialidad (nombre, categoria) values (' Bowling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alculo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21]&amp;&quot;','&quot;&amp;[.B21]&amp;&quot;');&quot;" office:value-type="string" office:string-value="insert into especialidad (nombre, categoria) values (' Calculo ','Académicas');" calcext:value-type="string">
            <text:p>insert into especialidad (nombre, categoria) values (' Calculo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aligrafi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22]&amp;&quot;','&quot;&amp;[.B22]&amp;&quot;');&quot;" office:value-type="string" office:string-value="insert into especialidad (nombre, categoria) values (' Caligrafia ','de Arte y Técnicas Manuales');" calcext:value-type="string">
            <text:p>insert into especialidad (nombre, categoria) values (' Caligrafi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anto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23]&amp;&quot;','&quot;&amp;[.B23]&amp;&quot;');&quot;" office:value-type="string" office:string-value="insert into especialidad (nombre, categoria) values (' Canto ','de Performance');" calcext:value-type="string">
            <text:p>insert into especialidad (nombre, categoria) values (' Canto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anto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24]&amp;&quot;','&quot;&amp;[.B24]&amp;&quot;');&quot;" office:value-type="string" office:string-value="insert into especialidad (nombre, categoria) values (' Canto ','de Performance');" calcext:value-type="string">
            <text:p>insert into especialidad (nombre, categoria) values (' Canto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apoeira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25]&amp;&quot;','&quot;&amp;[.B25]&amp;&quot;');&quot;" office:value-type="string" office:string-value="insert into especialidad (nombre, categoria) values (' Capoeira ','de Deportes');" calcext:value-type="string">
            <text:p>insert into especialidad (nombre, categoria) values (' Capoeira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eramic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26]&amp;&quot;','&quot;&amp;[.B26]&amp;&quot;');&quot;" office:value-type="string" office:string-value="insert into especialidad (nombre, categoria) values (' Ceramica ','de Arte y Técnicas Manuales');" calcext:value-type="string">
            <text:p>insert into especialidad (nombre, categoria) values (' Ceramic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hello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27]&amp;&quot;','&quot;&amp;[.B27]&amp;&quot;');&quot;" office:value-type="string" office:string-value="insert into especialidad (nombre, categoria) values (' Chello ','de Performance');" calcext:value-type="string">
            <text:p>insert into especialidad (nombre, categoria) values (' Chello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iencias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28]&amp;&quot;','&quot;&amp;[.B28]&amp;&quot;');&quot;" office:value-type="string" office:string-value="insert into especialidad (nombre, categoria) values (' Ciencias ','Académicas');" calcext:value-type="string">
            <text:p>insert into especialidad (nombre, categoria) values (' Ciencias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iencias Sociales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29]&amp;&quot;','&quot;&amp;[.B29]&amp;&quot;');&quot;" office:value-type="string" office:string-value="insert into especialidad (nombre, categoria) values (' Ciencias Sociales ','Académicas');" calcext:value-type="string">
            <text:p>insert into especialidad (nombre, categoria) values (' Ciencias Sociales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omedia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30]&amp;&quot;','&quot;&amp;[.B30]&amp;&quot;');&quot;" office:value-type="string" office:string-value="insert into especialidad (nombre, categoria) values (' Comedia ','de Performance');" calcext:value-type="string">
            <text:p>insert into especialidad (nombre, categoria) values (' Comedia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ommunity Manager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31]&amp;&quot;','&quot;&amp;[.B31]&amp;&quot;');&quot;" office:value-type="string" office:string-value="insert into especialidad (nombre, categoria) values (' Community Manager ','de Otras Disciplinas');" calcext:value-type="string">
            <text:p>insert into especialidad (nombre, categoria) values (' Community Manager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omposicion Musical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32]&amp;&quot;','&quot;&amp;[.B32]&amp;&quot;');&quot;" office:value-type="string" office:string-value="insert into especialidad (nombre, categoria) values (' Composicion Musical ','de Performance');" calcext:value-type="string">
            <text:p>insert into especialidad (nombre, categoria) values (' Composicion Musical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omprensión de Lectur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33]&amp;&quot;','&quot;&amp;[.B33]&amp;&quot;');&quot;" office:value-type="string" office:string-value="insert into especialidad (nombre, categoria) values (' Comprensión de Lectura ','Académicas');" calcext:value-type="string">
            <text:p>insert into especialidad (nombre, categoria) values (' Comprensión de Lectur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omputacion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34]&amp;&quot;','&quot;&amp;[.B34]&amp;&quot;');&quot;" office:value-type="string" office:string-value="insert into especialidad (nombre, categoria) values (' Computacion ','de Informática');" calcext:value-type="string">
            <text:p>insert into especialidad (nombre, categoria) values (' Computacion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omunicacion y Linguística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35]&amp;&quot;','&quot;&amp;[.B35]&amp;&quot;');&quot;" office:value-type="string" office:string-value="insert into especialidad (nombre, categoria) values (' Comunicacion y Linguística ','de Otras Disciplinas');" calcext:value-type="string">
            <text:p>insert into especialidad (nombre, categoria) values (' Comunicacion y Linguística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onstruccion de Sitios Web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36]&amp;&quot;','&quot;&amp;[.B36]&amp;&quot;');&quot;" office:value-type="string" office:string-value="insert into especialidad (nombre, categoria) values (' Construccion de Sitios Web ','de Informática');" calcext:value-type="string">
            <text:p>insert into especialidad (nombre, categoria) values (' Construccion de Sitios Web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oser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37]&amp;&quot;','&quot;&amp;[.B37]&amp;&quot;');&quot;" office:value-type="string" office:string-value="insert into especialidad (nombre, categoria) values (' Coser ','de Arte y Técnicas Manuales');" calcext:value-type="string">
            <text:p>insert into especialidad (nombre, categoria) values (' Coser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osmetologia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38]&amp;&quot;','&quot;&amp;[.B38]&amp;&quot;');&quot;" office:value-type="string" office:string-value="insert into especialidad (nombre, categoria) values (' Cosmetologia ','de Otras Disciplinas');" calcext:value-type="string">
            <text:p>insert into especialidad (nombre, categoria) values (' Cosmetologia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PR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39]&amp;&quot;','&quot;&amp;[.B39]&amp;&quot;');&quot;" office:value-type="string" office:string-value="insert into especialidad (nombre, categoria) values (' CPR ','de Otras Disciplinas');" calcext:value-type="string">
            <text:p>insert into especialidad (nombre, categoria) values (' CPR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Cueca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40]&amp;&quot;','&quot;&amp;[.B40]&amp;&quot;');&quot;" office:value-type="string" office:string-value="insert into especialidad (nombre, categoria) values (' Cueca ','de Performance');" calcext:value-type="string">
            <text:p>insert into especialidad (nombre, categoria) values (' Cueca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Dibujo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41]&amp;&quot;','&quot;&amp;[.B41]&amp;&quot;');&quot;" office:value-type="string" office:string-value="insert into especialidad (nombre, categoria) values (' Dibujo ','de Arte y Técnicas Manuales');" calcext:value-type="string">
            <text:p>insert into especialidad (nombre, categoria) values (' Dibujo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Diseño de Interiores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42]&amp;&quot;','&quot;&amp;[.B42]&amp;&quot;');&quot;" office:value-type="string" office:string-value="insert into especialidad (nombre, categoria) values (' Diseño de Interiores ','de Arte y Técnicas Manuales');" calcext:value-type="string">
            <text:p>insert into especialidad (nombre, categoria) values (' Diseño de Interiores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Diseno de Vestuario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43]&amp;&quot;','&quot;&amp;[.B43]&amp;&quot;');&quot;" office:value-type="string" office:string-value="insert into especialidad (nombre, categoria) values (' Diseno de Vestuario ','de Arte y Técnicas Manuales');" calcext:value-type="string">
            <text:p>insert into especialidad (nombre, categoria) values (' Diseno de Vestuario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Diseno Grafico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44]&amp;&quot;','&quot;&amp;[.B44]&amp;&quot;');&quot;" office:value-type="string" office:string-value="insert into especialidad (nombre, categoria) values (' Diseno Grafico ','de Arte y Técnicas Manuales');" calcext:value-type="string">
            <text:p>insert into especialidad (nombre, categoria) values (' Diseno Grafico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Diseno Industrial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45]&amp;&quot;','&quot;&amp;[.B45]&amp;&quot;');&quot;" office:value-type="string" office:string-value="insert into especialidad (nombre, categoria) values (' Diseno Industrial ','de Arte y Técnicas Manuales');" calcext:value-type="string">
            <text:p>insert into especialidad (nombre, categoria) values (' Diseno Industrial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Economi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46]&amp;&quot;','&quot;&amp;[.B46]&amp;&quot;');&quot;" office:value-type="string" office:string-value="insert into especialidad (nombre, categoria) values (' Economia ','Académicas');" calcext:value-type="string">
            <text:p>insert into especialidad (nombre, categoria) values (' Economi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Edicion de Videos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47]&amp;&quot;','&quot;&amp;[.B47]&amp;&quot;');&quot;" office:value-type="string" office:string-value="insert into especialidad (nombre, categoria) values (' Edicion de Videos ','de Arte y Técnicas Manuales');" calcext:value-type="string">
            <text:p>insert into especialidad (nombre, categoria) values (' Edicion de Videos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Escalada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48]&amp;&quot;','&quot;&amp;[.B48]&amp;&quot;');&quot;" office:value-type="string" office:string-value="insert into especialidad (nombre, categoria) values (' Escalada ','de Deportes');" calcext:value-type="string">
            <text:p>insert into especialidad (nombre, categoria) values (' Escalada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Escultur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49]&amp;&quot;','&quot;&amp;[.B49]&amp;&quot;');&quot;" office:value-type="string" office:string-value="insert into especialidad (nombre, categoria) values (' Escultura ','de Arte y Técnicas Manuales');" calcext:value-type="string">
            <text:p>insert into especialidad (nombre, categoria) values (' Escultur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Estadisticas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50]&amp;&quot;','&quot;&amp;[.B50]&amp;&quot;');&quot;" office:value-type="string" office:string-value="insert into especialidad (nombre, categoria) values (' Estadisticas ','Académicas');" calcext:value-type="string">
            <text:p>insert into especialidad (nombre, categoria) values (' Estadisticas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Excel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51]&amp;&quot;','&quot;&amp;[.B51]&amp;&quot;');&quot;" office:value-type="string" office:string-value="insert into especialidad (nombre, categoria) values (' Excel ','de Informática');" calcext:value-type="string">
            <text:p>insert into especialidad (nombre, categoria) values (' Excel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Filosofí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52]&amp;&quot;','&quot;&amp;[.B52]&amp;&quot;');&quot;" office:value-type="string" office:string-value="insert into especialidad (nombre, categoria) values (' Filosofía ','Académicas');" calcext:value-type="string">
            <text:p>insert into especialidad (nombre, categoria) values (' Filosofí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Finanzas Personales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53]&amp;&quot;','&quot;&amp;[.B53]&amp;&quot;');&quot;" office:value-type="string" office:string-value="insert into especialidad (nombre, categoria) values (' Finanzas Personales ','de Informática');" calcext:value-type="string">
            <text:p>insert into especialidad (nombre, categoria) values (' Finanzas Personales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Fisic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54]&amp;&quot;','&quot;&amp;[.B54]&amp;&quot;');&quot;" office:value-type="string" office:string-value="insert into especialidad (nombre, categoria) values (' Fisica ','Académicas');" calcext:value-type="string">
            <text:p>insert into especialidad (nombre, categoria) values (' Fisic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Flauta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55]&amp;&quot;','&quot;&amp;[.B55]&amp;&quot;');&quot;" office:value-type="string" office:string-value="insert into especialidad (nombre, categoria) values (' Flauta ','de Performance');" calcext:value-type="string">
            <text:p>insert into especialidad (nombre, categoria) values (' Flauta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Floreri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56]&amp;&quot;','&quot;&amp;[.B56]&amp;&quot;');&quot;" office:value-type="string" office:string-value="insert into especialidad (nombre, categoria) values (' Floreria ','de Arte y Técnicas Manuales');" calcext:value-type="string">
            <text:p>insert into especialidad (nombre, categoria) values (' Floreri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Flores de Bach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57]&amp;&quot;','&quot;&amp;[.B57]&amp;&quot;');&quot;" office:value-type="string" office:string-value="insert into especialidad (nombre, categoria) values (' Flores de Bach ','de Otras Disciplinas');" calcext:value-type="string">
            <text:p>insert into especialidad (nombre, categoria) values (' Flores de Bach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Fotografi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58]&amp;&quot;','&quot;&amp;[.B58]&amp;&quot;');&quot;" office:value-type="string" office:string-value="insert into especialidad (nombre, categoria) values (' Fotografia ','de Arte y Técnicas Manuales');" calcext:value-type="string">
            <text:p>insert into especialidad (nombre, categoria) values (' Fotografi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Geografi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59]&amp;&quot;','&quot;&amp;[.B59]&amp;&quot;');&quot;" office:value-type="string" office:string-value="insert into especialidad (nombre, categoria) values (' Geografia ','Académicas');" calcext:value-type="string">
            <text:p>insert into especialidad (nombre, categoria) values (' Geografi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Geometri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60]&amp;&quot;','&quot;&amp;[.B60]&amp;&quot;');&quot;" office:value-type="string" office:string-value="insert into especialidad (nombre, categoria) values (' Geometria ','Académicas');" calcext:value-type="string">
            <text:p>insert into especialidad (nombre, categoria) values (' Geometri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GMAT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61]&amp;&quot;','&quot;&amp;[.B61]&amp;&quot;');&quot;" office:value-type="string" office:string-value="insert into especialidad (nombre, categoria) values (' GMAT','Académicas');" calcext:value-type="string">
            <text:p>insert into especialidad (nombre, categoria) values (' GMAT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Grabados y Litografi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62]&amp;&quot;','&quot;&amp;[.B62]&amp;&quot;');&quot;" office:value-type="string" office:string-value="insert into especialidad (nombre, categoria) values (' Grabados y Litografia ','de Arte y Técnicas Manuales');" calcext:value-type="string">
            <text:p>insert into especialidad (nombre, categoria) values (' Grabados y Litografi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Gramátic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63]&amp;&quot;','&quot;&amp;[.B63]&amp;&quot;');&quot;" office:value-type="string" office:string-value="insert into especialidad (nombre, categoria) values (' Gramática ','Académicas');" calcext:value-type="string">
            <text:p>insert into especialidad (nombre, categoria) values (' Gramátic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Guitarra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64]&amp;&quot;','&quot;&amp;[.B64]&amp;&quot;');&quot;" office:value-type="string" office:string-value="insert into especialidad (nombre, categoria) values (' Guitarra ','de Performance');" calcext:value-type="string">
            <text:p>insert into especialidad (nombre, categoria) values (' Guitarra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Histori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65]&amp;&quot;','&quot;&amp;[.B65]&amp;&quot;');&quot;" office:value-type="string" office:string-value="insert into especialidad (nombre, categoria) values (' Historia ','Académicas');" calcext:value-type="string">
            <text:p>insert into especialidad (nombre, categoria) values (' Histori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Historia de la Musica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66]&amp;&quot;','&quot;&amp;[.B66]&amp;&quot;');&quot;" office:value-type="string" office:string-value="insert into especialidad (nombre, categoria) values (' Historia de la Musica ','de Performance');" calcext:value-type="string">
            <text:p>insert into especialidad (nombre, categoria) values (' Historia de la Musica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Illustrator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67]&amp;&quot;','&quot;&amp;[.B67]&amp;&quot;');&quot;" office:value-type="string" office:string-value="insert into especialidad (nombre, categoria) values (' Illustrator ','de Informática');" calcext:value-type="string">
            <text:p>insert into especialidad (nombre, categoria) values (' Illustrator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Ingeniería Electric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68]&amp;&quot;','&quot;&amp;[.B68]&amp;&quot;');&quot;" office:value-type="string" office:string-value="insert into especialidad (nombre, categoria) values (' Ingeniería Electrica ','Académicas');" calcext:value-type="string">
            <text:p>insert into especialidad (nombre, categoria) values (' Ingeniería Electric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Ingeniería Industrial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69]&amp;&quot;','&quot;&amp;[.B69]&amp;&quot;');&quot;" office:value-type="string" office:string-value="insert into especialidad (nombre, categoria) values (' Ingeniería Industrial ','Académicas');" calcext:value-type="string">
            <text:p>insert into especialidad (nombre, categoria) values (' Ingeniería Industrial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Ingeniería Mecanic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70]&amp;&quot;','&quot;&amp;[.B70]&amp;&quot;');&quot;" office:value-type="string" office:string-value="insert into especialidad (nombre, categoria) values (' Ingeniería Mecanica ','Académicas');" calcext:value-type="string">
            <text:p>insert into especialidad (nombre, categoria) values (' Ingeniería Mecanic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InstaGIS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71]&amp;&quot;','&quot;&amp;[.B71]&amp;&quot;');&quot;" office:value-type="string" office:string-value="insert into especialidad (nombre, categoria) values (' InstaGIS ','de Informática');" calcext:value-type="string">
            <text:p>insert into especialidad (nombre, categoria) values (' InstaGIS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Introducción a cálculo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72]&amp;&quot;','&quot;&amp;[.B72]&amp;&quot;');&quot;" office:value-type="string" office:string-value="insert into especialidad (nombre, categoria) values (' Introducción a cálculo ','Académicas');" calcext:value-type="string">
            <text:p>insert into especialidad (nombre, categoria) values (' Introducción a cálculo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Jardineri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73]&amp;&quot;','&quot;&amp;[.B73]&amp;&quot;');&quot;" office:value-type="string" office:string-value="insert into especialidad (nombre, categoria) values (' Jardineria ','de Arte y Técnicas Manuales');" calcext:value-type="string">
            <text:p>insert into especialidad (nombre, categoria) values (' Jardineri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Joyeria y Olfebrerí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74]&amp;&quot;','&quot;&amp;[.B74]&amp;&quot;');&quot;" office:value-type="string" office:string-value="insert into especialidad (nombre, categoria) values (' Joyeria y Olfebrería ','de Arte y Técnicas Manuales');" calcext:value-type="string">
            <text:p>insert into especialidad (nombre, categoria) values (' Joyeria y Olfebrerí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Keynote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75]&amp;&quot;','&quot;&amp;[.B75]&amp;&quot;');&quot;" office:value-type="string" office:string-value="insert into especialidad (nombre, categoria) values (' Keynote','de Informática');" calcext:value-type="string">
            <text:p>insert into especialidad (nombre, categoria) values (' Keynote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Maquillaje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76]&amp;&quot;','&quot;&amp;[.B76]&amp;&quot;');&quot;" office:value-type="string" office:string-value="insert into especialidad (nombre, categoria) values (' Maquillaje ','de Otras Disciplinas');" calcext:value-type="string">
            <text:p>insert into especialidad (nombre, categoria) values (' Maquillaje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Marketing Digital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77]&amp;&quot;','&quot;&amp;[.B77]&amp;&quot;');&quot;" office:value-type="string" office:string-value="insert into especialidad (nombre, categoria) values (' Marketing Digital ','de Otras Disciplinas');" calcext:value-type="string">
            <text:p>insert into especialidad (nombre, categoria) values (' Marketing Digital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Masaje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78]&amp;&quot;','&quot;&amp;[.B78]&amp;&quot;');&quot;" office:value-type="string" office:string-value="insert into especialidad (nombre, categoria) values (' Masaje ','de Otras Disciplinas');" calcext:value-type="string">
            <text:p>insert into especialidad (nombre, categoria) values (' Masaje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Matamatica Basic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79]&amp;&quot;','&quot;&amp;[.B79]&amp;&quot;');&quot;" office:value-type="string" office:string-value="insert into especialidad (nombre, categoria) values (' Matamatica Basica ','Académicas');" calcext:value-type="string">
            <text:p>insert into especialidad (nombre, categoria) values (' Matamatica Basic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Matemáticas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80]&amp;&quot;','&quot;&amp;[.B80]&amp;&quot;');&quot;" office:value-type="string" office:string-value="insert into especialidad (nombre, categoria) values (' Matemáticas ','Académicas');" calcext:value-type="string">
            <text:p>insert into especialidad (nombre, categoria) values (' Matemáticas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Medio Ambiente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81]&amp;&quot;','&quot;&amp;[.B81]&amp;&quot;');&quot;" office:value-type="string" office:string-value="insert into especialidad (nombre, categoria) values (' Medio Ambiente ','Académicas');" calcext:value-type="string">
            <text:p>insert into especialidad (nombre, categoria) values (' Medio Ambiente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Mod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82]&amp;&quot;','&quot;&amp;[.B82]&amp;&quot;');&quot;" office:value-type="string" office:string-value="insert into especialidad (nombre, categoria) values (' Moda ','de Arte y Técnicas Manuales');" calcext:value-type="string">
            <text:p>insert into especialidad (nombre, categoria) values (' Mod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Modelaje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83]&amp;&quot;','&quot;&amp;[.B83]&amp;&quot;');&quot;" office:value-type="string" office:string-value="insert into especialidad (nombre, categoria) values (' Modelaje ','de Otras Disciplinas');" calcext:value-type="string">
            <text:p>insert into especialidad (nombre, categoria) values (' Modelaje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Natacion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84]&amp;&quot;','&quot;&amp;[.B84]&amp;&quot;');&quot;" office:value-type="string" office:string-value="insert into especialidad (nombre, categoria) values (' Natacion ','de Deportes');" calcext:value-type="string">
            <text:p>insert into especialidad (nombre, categoria) values (' Natacion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Optimizacion de Sitios Web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85]&amp;&quot;','&quot;&amp;[.B85]&amp;&quot;');&quot;" office:value-type="string" office:string-value="insert into especialidad (nombre, categoria) values (' Optimizacion de Sitios Web ','de Otras Disciplinas');" calcext:value-type="string">
            <text:p>insert into especialidad (nombre, categoria) values (' Optimizacion de Sitios Web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hotoshop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86]&amp;&quot;','&quot;&amp;[.B86]&amp;&quot;');&quot;" office:value-type="string" office:string-value="insert into especialidad (nombre, categoria) values (' Photoshop ','de Informática');" calcext:value-type="string">
            <text:p>insert into especialidad (nombre, categoria) values (' Photoshop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iano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87]&amp;&quot;','&quot;&amp;[.B87]&amp;&quot;');&quot;" office:value-type="string" office:string-value="insert into especialidad (nombre, categoria) values (' Piano ','de Performance');" calcext:value-type="string">
            <text:p>insert into especialidad (nombre, categoria) values (' Piano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ilates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88]&amp;&quot;','&quot;&amp;[.B88]&amp;&quot;');&quot;" office:value-type="string" office:string-value="insert into especialidad (nombre, categoria) values (' pilates ','de Deportes');" calcext:value-type="string">
            <text:p>insert into especialidad (nombre, categoria) values (' pilates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intur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89]&amp;&quot;','&quot;&amp;[.B89]&amp;&quot;');&quot;" office:value-type="string" office:string-value="insert into especialidad (nombre, categoria) values (' Pintura ','de Arte y Técnicas Manuales');" calcext:value-type="string">
            <text:p>insert into especialidad (nombre, categoria) values (' Pintur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itch para emprendedores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90]&amp;&quot;','&quot;&amp;[.B90]&amp;&quot;');&quot;" office:value-type="string" office:string-value="insert into especialidad (nombre, categoria) values (' Pitch para emprendedores ','de Otras Disciplinas');" calcext:value-type="string">
            <text:p>insert into especialidad (nombre, categoria) values (' Pitch para emprendedores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oesi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91]&amp;&quot;','&quot;&amp;[.B91]&amp;&quot;');&quot;" office:value-type="string" office:string-value="insert into especialidad (nombre, categoria) values (' Poesia ','Académicas');" calcext:value-type="string">
            <text:p>insert into especialidad (nombre, categoria) values (' Poesi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ole Dance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92]&amp;&quot;','&quot;&amp;[.B92]&amp;&quot;');&quot;" office:value-type="string" office:string-value="insert into especialidad (nombre, categoria) values (' Pole Dance ','de Performance');" calcext:value-type="string">
            <text:p>insert into especialidad (nombre, categoria) values (' Pole Dance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owerpoint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93]&amp;&quot;','&quot;&amp;[.B93]&amp;&quot;');&quot;" office:value-type="string" office:string-value="insert into especialidad (nombre, categoria) values (' Powerpoint ','de Informática');" calcext:value-type="string">
            <text:p>insert into especialidad (nombre, categoria) values (' Powerpoint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rimeros auxilios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94]&amp;&quot;','&quot;&amp;[.B94]&amp;&quot;');&quot;" office:value-type="string" office:string-value="insert into especialidad (nombre, categoria) values (' primeros auxilios ','de Otras Disciplinas');" calcext:value-type="string">
            <text:p>insert into especialidad (nombre, categoria) values (' primeros auxilios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rogramacion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95]&amp;&quot;','&quot;&amp;[.B95]&amp;&quot;');&quot;" office:value-type="string" office:string-value="insert into especialidad (nombre, categoria) values (' Programacion ','de Informática');" calcext:value-type="string">
            <text:p>insert into especialidad (nombre, categoria) values (' Programacion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SU Ciencias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96]&amp;&quot;','&quot;&amp;[.B96]&amp;&quot;');&quot;" office:value-type="string" office:string-value="insert into especialidad (nombre, categoria) values (' PSU Ciencias ','Académicas');" calcext:value-type="string">
            <text:p>insert into especialidad (nombre, categoria) values (' PSU Ciencias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SU Histori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97]&amp;&quot;','&quot;&amp;[.B97]&amp;&quot;');&quot;" office:value-type="string" office:string-value="insert into especialidad (nombre, categoria) values (' PSU Historia ','Académicas');" calcext:value-type="string">
            <text:p>insert into especialidad (nombre, categoria) values (' PSU Histori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SU Leguaje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98]&amp;&quot;','&quot;&amp;[.B98]&amp;&quot;');&quot;" office:value-type="string" office:string-value="insert into especialidad (nombre, categoria) values (' PSU Leguaje ','Académicas');" calcext:value-type="string">
            <text:p>insert into especialidad (nombre, categoria) values (' PSU Leguaje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PSU Matematicas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99]&amp;&quot;','&quot;&amp;[.B99]&amp;&quot;');&quot;" office:value-type="string" office:string-value="insert into especialidad (nombre, categoria) values (' PSU Matematicas ','Académicas');" calcext:value-type="string">
            <text:p>insert into especialidad (nombre, categoria) values (' PSU Matematicas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Quimic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100]&amp;&quot;','&quot;&amp;[.B100]&amp;&quot;');&quot;" office:value-type="string" office:string-value="insert into especialidad (nombre, categoria) values (' Quimica ','Académicas');" calcext:value-type="string">
            <text:p>insert into especialidad (nombre, categoria) values (' Quimic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evelado Fotografico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101]&amp;&quot;','&quot;&amp;[.B101]&amp;&quot;');&quot;" office:value-type="string" office:string-value="insert into especialidad (nombre, categoria) values (' Revelado Fotografico ','de Arte y Técnicas Manuales');" calcext:value-type="string">
            <text:p>insert into especialidad (nombre, categoria) values (' Revelado Fotografico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Salsa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02]&amp;&quot;','&quot;&amp;[.B102]&amp;&quot;');&quot;" office:value-type="string" office:string-value="insert into especialidad (nombre, categoria) values (' Salsa ','de Performance');" calcext:value-type="string">
            <text:p>insert into especialidad (nombre, categoria) values (' Salsa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Saxo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03]&amp;&quot;','&quot;&amp;[.B103]&amp;&quot;');&quot;" office:value-type="string" office:string-value="insert into especialidad (nombre, categoria) values (' Saxo ','de Performance');" calcext:value-type="string">
            <text:p>insert into especialidad (nombre, categoria) values (' Saxo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Sicologi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104]&amp;&quot;','&quot;&amp;[.B104]&amp;&quot;');&quot;" office:value-type="string" office:string-value="insert into especialidad (nombre, categoria) values (' Sicologia ','Académicas');" calcext:value-type="string">
            <text:p>insert into especialidad (nombre, categoria) values (' Sicologi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sobrevivencia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105]&amp;&quot;','&quot;&amp;[.B105]&amp;&quot;');&quot;" office:value-type="string" office:string-value="insert into especialidad (nombre, categoria) values (' sobrevivencia ','de Otras Disciplinas');" calcext:value-type="string">
            <text:p>insert into especialidad (nombre, categoria) values (' sobrevivencia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Sociologi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106]&amp;&quot;','&quot;&amp;[.B106]&amp;&quot;');&quot;" office:value-type="string" office:string-value="insert into especialidad (nombre, categoria) values (' Sociologia ','Académicas');" calcext:value-type="string">
            <text:p>insert into especialidad (nombre, categoria) values (' Sociologi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ai Chi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107]&amp;&quot;','&quot;&amp;[.B107]&amp;&quot;');&quot;" office:value-type="string" office:string-value="insert into especialidad (nombre, categoria) values (' Tai Chi ','de Deportes');" calcext:value-type="string">
            <text:p>insert into especialidad (nombre, categoria) values (' Tai Chi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allado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108]&amp;&quot;','&quot;&amp;[.B108]&amp;&quot;');&quot;" office:value-type="string" office:string-value="insert into especialidad (nombre, categoria) values (' tallado ','de Arte y Técnicas Manuales');" calcext:value-type="string">
            <text:p>insert into especialidad (nombre, categoria) values (' tallado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ambor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09]&amp;&quot;','&quot;&amp;[.B109]&amp;&quot;');&quot;" office:value-type="string" office:string-value="insert into especialidad (nombre, categoria) values (' Tambor ','de Performance');" calcext:value-type="string">
            <text:p>insert into especialidad (nombre, categoria) values (' Tambor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ango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10]&amp;&quot;','&quot;&amp;[.B110]&amp;&quot;');&quot;" office:value-type="string" office:string-value="insert into especialidad (nombre, categoria) values (' Tango ','de Performance');" calcext:value-type="string">
            <text:p>insert into especialidad (nombre, categoria) values (' Tango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eatro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11]&amp;&quot;','&quot;&amp;[.B111]&amp;&quot;');&quot;" office:value-type="string" office:string-value="insert into especialidad (nombre, categoria) values (' Teatro ','de Performance');" calcext:value-type="string">
            <text:p>insert into especialidad (nombre, categoria) values (' Teatro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ecnicas Manuales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112]&amp;&quot;','&quot;&amp;[.B112]&amp;&quot;');&quot;" office:value-type="string" office:string-value="insert into especialidad (nombre, categoria) values (' Tecnicas Manuales ','de Arte y Técnicas Manuales');" calcext:value-type="string">
            <text:p>insert into especialidad (nombre, categoria) values (' Tecnicas Manuales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ejer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113]&amp;&quot;','&quot;&amp;[.B113]&amp;&quot;');&quot;" office:value-type="string" office:string-value="insert into especialidad (nombre, categoria) values (' Tejer ','de Arte y Técnicas Manuales');" calcext:value-type="string">
            <text:p>insert into especialidad (nombre, categoria) values (' Tejer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OEFL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114]&amp;&quot;','&quot;&amp;[.B114]&amp;&quot;');&quot;" office:value-type="string" office:string-value="insert into especialidad (nombre, categoria) values (' TOEFL','Académicas');" calcext:value-type="string">
            <text:p>insert into especialidad (nombre, categoria) values (' TOEFL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rabajo en gred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115]&amp;&quot;','&quot;&amp;[.B115]&amp;&quot;');&quot;" office:value-type="string" office:string-value="insert into especialidad (nombre, categoria) values (' Trabajo en greda ','de Arte y Técnicas Manuales');" calcext:value-type="string">
            <text:p>insert into especialidad (nombre, categoria) values (' Trabajo en gred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rabajo en mader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116]&amp;&quot;','&quot;&amp;[.B116]&amp;&quot;');&quot;" office:value-type="string" office:string-value="insert into especialidad (nombre, categoria) values (' trabajo en madera ','de Arte y Técnicas Manuales');" calcext:value-type="string">
            <text:p>insert into especialidad (nombre, categoria) values (' trabajo en mader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rabajo en Metales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117]&amp;&quot;','&quot;&amp;[.B117]&amp;&quot;');&quot;" office:value-type="string" office:string-value="insert into especialidad (nombre, categoria) values (' Trabajo en Metales ','de Arte y Técnicas Manuales');" calcext:value-type="string">
            <text:p>insert into especialidad (nombre, categoria) values (' Trabajo en Metales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rigonometria </text:p>
          </table:table-cell>
          <table:table-cell office:value-type="string" calcext:value-type="string">
            <text:p>Académicas</text:p>
          </table:table-cell>
          <table:table-cell table:formula="of:=&quot;insert into especialidad (nombre, categoria) values ('&quot;&amp;[.A118]&amp;&quot;','&quot;&amp;[.B118]&amp;&quot;');&quot;" office:value-type="string" office:string-value="insert into especialidad (nombre, categoria) values (' Trigonometria ','Académicas');" calcext:value-type="string">
            <text:p>insert into especialidad (nombre, categoria) values (' Trigonometria ','Académic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Trompeta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19]&amp;&quot;','&quot;&amp;[.B119]&amp;&quot;');&quot;" office:value-type="string" office:string-value="insert into especialidad (nombre, categoria) values (' Trompeta ','de Performance');" calcext:value-type="string">
            <text:p>insert into especialidad (nombre, categoria) values (' Trompeta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Ukelele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20]&amp;&quot;','&quot;&amp;[.B120]&amp;&quot;');&quot;" office:value-type="string" office:string-value="insert into especialidad (nombre, categoria) values (' Ukelele ','de Performance');" calcext:value-type="string">
            <text:p>insert into especialidad (nombre, categoria) values (' Ukelele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Video o Cinematografía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121]&amp;&quot;','&quot;&amp;[.B121]&amp;&quot;');&quot;" office:value-type="string" office:string-value="insert into especialidad (nombre, categoria) values (' Video o Cinematografía ','de Arte y Técnicas Manuales');" calcext:value-type="string">
            <text:p>insert into especialidad (nombre, categoria) values (' Video o Cinematografía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Violin </text:p>
          </table:table-cell>
          <table:table-cell office:value-type="string" calcext:value-type="string">
            <text:p>de Performance</text:p>
          </table:table-cell>
          <table:table-cell table:formula="of:=&quot;insert into especialidad (nombre, categoria) values ('&quot;&amp;[.A122]&amp;&quot;','&quot;&amp;[.B122]&amp;&quot;');&quot;" office:value-type="string" office:string-value="insert into especialidad (nombre, categoria) values (' Violin ','de Performance');" calcext:value-type="string">
            <text:p>insert into especialidad (nombre, categoria) values (' Violin ','de Performance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Word </text:p>
          </table:table-cell>
          <table:table-cell office:value-type="string" calcext:value-type="string">
            <text:p>de Informática</text:p>
          </table:table-cell>
          <table:table-cell table:formula="of:=&quot;insert into especialidad (nombre, categoria) values ('&quot;&amp;[.A123]&amp;&quot;','&quot;&amp;[.B123]&amp;&quot;');&quot;" office:value-type="string" office:string-value="insert into especialidad (nombre, categoria) values (' Word ','de Informática');" calcext:value-type="string">
            <text:p>insert into especialidad (nombre, categoria) values (' Word ','de Informática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Yoga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124]&amp;&quot;','&quot;&amp;[.B124]&amp;&quot;');&quot;" office:value-type="string" office:string-value="insert into especialidad (nombre, categoria) values (' Yoga ','de Deportes');" calcext:value-type="string">
            <text:p>insert into especialidad (nombre, categoria) values (' Yoga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Zumba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125]&amp;&quot;','&quot;&amp;[.B125]&amp;&quot;');&quot;" office:value-type="string" office:string-value="insert into especialidad (nombre, categoria) values (' Zumba ','de Deportes');" calcext:value-type="string">
            <text:p>insert into especialidad (nombre, categoria) values (' Zumba 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ceo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126]&amp;&quot;','&quot;&amp;[.B126]&amp;&quot;');&quot;" office:value-type="string" office:string-value="insert into especialidad (nombre, categoria) values ('Buceo','de Deportes');" calcext:value-type="string">
            <text:p>insert into especialidad (nombre, categoria) values ('Buceo','de Deport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es Audiovisual </text:p>
          </table:table-cell>
          <table:table-cell office:value-type="string" calcext:value-type="string">
            <text:p>de Arte y Técnicas Manuales</text:p>
          </table:table-cell>
          <table:table-cell table:formula="of:=&quot;insert into especialidad (nombre, categoria) values ('&quot;&amp;[.A127]&amp;&quot;','&quot;&amp;[.B127]&amp;&quot;');&quot;" office:value-type="string" office:string-value="insert into especialidad (nombre, categoria) values ('Clases Audiovisual ','de Arte y Técnicas Manuales');" calcext:value-type="string">
            <text:p>insert into especialidad (nombre, categoria) values ('Clases Audiovisual ','de Arte y Técnicas Manuale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trenamiento de Mascotas </text:p>
          </table:table-cell>
          <table:table-cell office:value-type="string" calcext:value-type="string">
            <text:p>de Otras Disciplinas</text:p>
          </table:table-cell>
          <table:table-cell table:formula="of:=&quot;insert into especialidad (nombre, categoria) values ('&quot;&amp;[.A128]&amp;&quot;','&quot;&amp;[.B128]&amp;&quot;');&quot;" office:value-type="string" office:string-value="insert into especialidad (nombre, categoria) values ('Entrenamiento de Mascotas ','de Otras Disciplinas');" calcext:value-type="string">
            <text:p>insert into especialidad (nombre, categoria) values ('Entrenamiento de Mascotas ','de Otras Disciplinas'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sonal trainer </text:p>
          </table:table-cell>
          <table:table-cell office:value-type="string" calcext:value-type="string">
            <text:p>de Deportes</text:p>
          </table:table-cell>
          <table:table-cell table:formula="of:=&quot;insert into especialidad (nombre, categoria) values ('&quot;&amp;[.A129]&amp;&quot;','&quot;&amp;[.B129]&amp;&quot;');&quot;" office:value-type="string" office:string-value="insert into especialidad (nombre, categoria) values ('Personal trainer ','de Deportes');" calcext:value-type="string">
            <text:p>insert into especialidad (nombre, categoria) values ('Personal trainer ','de Deportes'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6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Juan</text:p>
          </table:table-cell>
          <table:table-cell office:value-type="string" calcext:value-type="string">
            <text:p>Domínguez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Garcí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go</text:p>
          </table:table-cell>
          <table:table-cell office:value-type="string" calcext:value-type="string">
            <text:p>Huidobr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lfredo</text:p>
          </table:table-cell>
          <table:table-cell office:value-type="string" calcext:value-type="string">
            <text:p>Del Bosqu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Jaime</text:p>
          </table:table-cell>
          <table:table-cell office:value-type="string" calcext:value-type="string">
            <text:p>Hevi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tiago</text:p>
          </table:table-cell>
          <table:table-cell office:value-type="string" calcext:value-type="string">
            <text:p>Ole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Jorge</text:p>
          </table:table-cell>
          <table:table-cell office:value-type="string" calcext:value-type="string">
            <text:p>Yañez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aría</text:p>
          </table:table-cell>
          <table:table-cell office:value-type="string" calcext:value-type="string">
            <text:p>Zamoran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gnacia</text:p>
          </table:table-cell>
          <table:table-cell office:value-type="string" calcext:value-type="string">
            <text:p>Sánchez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ilar</text:p>
          </table:table-cell>
          <table:table-cell office:value-type="string" calcext:value-type="string">
            <text:p>Rosasc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Consuelo</text:p>
          </table:table-cell>
          <table:table-cell office:value-type="string" calcext:value-type="string">
            <text:p>Darlett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lagros</text:p>
          </table:table-cell>
          <table:table-cell office:value-type="string" calcext:value-type="string">
            <text:p>Oliver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ddy</text:p>
          </table:table-cell>
          <table:table-cell office:value-type="string" calcext:value-type="string">
            <text:p>Scheggi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ntonia</text:p>
          </table:table-cell>
          <table:table-cell office:value-type="string" calcext:value-type="string">
            <text:p>Jáuregui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elipe</text:p>
          </table:table-cell>
          <table:table-cell office:value-type="string" calcext:value-type="string">
            <text:p>De Gregori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omero</text:p>
          </table:table-cell>
          <table:table-cell office:value-type="string" calcext:value-type="string">
            <text:p>Martínez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abiola</text:p>
          </table:table-cell>
          <table:table-cell office:value-type="string" calcext:value-type="string">
            <text:p>Orreg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Romina</text:p>
          </table:table-cell>
          <table:table-cell office:value-type="string" calcext:value-type="string">
            <text:p>Salazar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lberto</text:p>
          </table:table-cell>
          <table:table-cell office:value-type="string" calcext:value-type="string">
            <text:p>Paganini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aniela</text:p>
          </table:table-cell>
          <table:table-cell office:value-type="string" calcext:value-type="string">
            <text:p>Celedó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isa</text:p>
          </table:table-cell>
          <table:table-cell office:value-type="string" calcext:value-type="string">
            <text:p>Puigrredó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argarita</text:p>
          </table:table-cell>
          <table:table-cell office:value-type="string" calcext:value-type="string">
            <text:p>Santi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eresa</text:p>
          </table:table-cell>
          <table:table-cell office:value-type="string" calcext:value-type="string">
            <text:p>Sala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iliana</text:p>
          </table:table-cell>
          <table:table-cell office:value-type="string" calcext:value-type="string">
            <text:p>Aréval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ario</text:p>
          </table:table-cell>
          <table:table-cell office:value-type="string" calcext:value-type="string">
            <text:p>Donos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elissa</text:p>
          </table:table-cell>
          <table:table-cell office:value-type="string" calcext:value-type="string">
            <text:p>Alessandri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sunción</text:p>
          </table:table-cell>
          <table:table-cell office:value-type="string" calcext:value-type="string">
            <text:p>Ried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Ramiro</text:p>
          </table:table-cell>
          <table:table-cell office:value-type="string" calcext:value-type="string">
            <text:p>Errázuriz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Vicente</text:p>
          </table:table-cell>
          <table:table-cell office:value-type="string" calcext:value-type="string">
            <text:p>Larrai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Ernesto</text:p>
          </table:table-cell>
          <table:table-cell office:value-type="string" calcext:value-type="string">
            <text:p>Gajard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Emilio</text:p>
          </table:table-cell>
          <table:table-cell office:value-type="string" calcext:value-type="string">
            <text:p>Manríquez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is</text:p>
          </table:table-cell>
          <table:table-cell office:value-type="string" calcext:value-type="string">
            <text:p>Bodanovic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guel</text:p>
          </table:table-cell>
          <table:table-cell office:value-type="string" calcext:value-type="string">
            <text:p>Ponc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Camilo</text:p>
          </table:table-cell>
          <table:table-cell office:value-type="string" calcext:value-type="string">
            <text:p>Gómez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Enrique</text:p>
          </table:table-cell>
          <table:table-cell office:value-type="string" calcext:value-type="string">
            <text:p>Guevar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Pizarr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anuel</text:p>
          </table:table-cell>
          <table:table-cell office:value-type="string" calcext:value-type="string">
            <text:p>Garrid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enito</text:p>
          </table:table-cell>
          <table:table-cell office:value-type="string" calcext:value-type="string">
            <text:p>Misl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Raquel</text:p>
          </table:table-cell>
          <table:table-cell office:value-type="string" calcext:value-type="string">
            <text:p>Lederman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ariel</text:p>
          </table:table-cell>
          <table:table-cell office:value-type="string" calcext:value-type="string">
            <text:p>Jar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 table:number-rows-repeated="4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formula="of:=OFFSET([.A$1] ;ROUND(39*RAND());0;1;1)" office:value-type="string" office:string-value="Mariel" calcext:value-type="string">
            <text:p>Mariel</text:p>
          </table:table-cell>
          <table:table-cell table:style-name="ce3" table:formula="of:=OFFSET([.B$1] ;ROUND(39*RAND());0;1;1)" office:value-type="string" office:string-value="Ried" calcext:value-type="string">
            <text:p>Ried</text:p>
          </table:table-cell>
          <table:table-cell table:formula="of:=+[.A45]&amp;&quot; &quot;&amp;[.B45]" office:value-type="string" office:string-value="Mariel Ried" calcext:value-type="string">
            <text:p>Mariel Ried</text:p>
          </table:table-cell>
          <table:table-cell table:formula="of:=LOWER([.A45])&amp;&quot;.&quot;&amp;LOWER([.B45])&amp;&quot;@gmail.com&quot;" office:value-type="string" office:string-value="mariel.ried@gmail.com" calcext:value-type="string">
            <text:p>mariel.ried@gmail.com</text:p>
          </table:table-cell>
          <table:table-cell table:style-name="ce7" table:formula="of:=ROUND(79*RAND())" office:value-type="float" office:value="1" calcext:value-type="float">
            <text:p>1</text:p>
          </table:table-cell>
          <table:table-cell table:formula="of:=&quot;insert into entrenador (nombre, mail,especialidad) values ('&quot;&amp;[.C45]&amp;&quot;','&quot;&amp;[.D45]&amp;&quot;',&quot;&amp;[.E45]&amp;&quot;);&quot;" office:value-type="string" office:string-value="insert into entrenador (nombre, mail,especialidad) values ('Mariel Ried','mariel.ried@gmail.com',1);" calcext:value-type="string">
            <text:p>insert into entrenador (nombre, mail,especialidad) values ('Mariel Ried','mariel.ried@gmail.com',1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Liliana" calcext:value-type="string">
            <text:p>Liliana</text:p>
          </table:table-cell>
          <table:table-cell table:formula="of:=OFFSET([.B$1] ;ROUND(39*RAND());0;1;1)" office:value-type="string" office:string-value="Errázuriz" calcext:value-type="string">
            <text:p>Errázuriz</text:p>
          </table:table-cell>
          <table:table-cell table:formula="of:=+[.A46]&amp;&quot; &quot;&amp;[.B46]" office:value-type="string" office:string-value="Liliana Errázuriz" calcext:value-type="string">
            <text:p>Liliana Errázuriz</text:p>
          </table:table-cell>
          <table:table-cell table:formula="of:=LOWER([.A46])&amp;&quot;.&quot;&amp;LOWER([.B46])&amp;&quot;@gmail.com&quot;" office:value-type="string" office:string-value="liliana.errázuriz@gmail.com" calcext:value-type="string">
            <text:p>liliana.errázuriz@gmail.com</text:p>
          </table:table-cell>
          <table:table-cell table:style-name="ce7" table:formula="of:=ROUND(79*RAND())" office:value-type="float" office:value="16" calcext:value-type="float">
            <text:p>16</text:p>
          </table:table-cell>
          <table:table-cell table:formula="of:=&quot;insert into entrenador (nombre, mail,especialidad) values ('&quot;&amp;[.C46]&amp;&quot;','&quot;&amp;[.D46]&amp;&quot;',&quot;&amp;[.E46]&amp;&quot;);&quot;" office:value-type="string" office:string-value="insert into entrenador (nombre, mail,especialidad) values ('Liliana Errázuriz','liliana.errázuriz@gmail.com',16);" calcext:value-type="string">
            <text:p>insert into entrenador (nombre, mail,especialidad) values ('Liliana Errázuriz','liliana.errázuriz@gmail.com',16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Diego" calcext:value-type="string">
            <text:p>Diego</text:p>
          </table:table-cell>
          <table:table-cell table:formula="of:=OFFSET([.B$1] ;ROUND(39*RAND());0;1;1)" office:value-type="string" office:string-value="Gajardo" calcext:value-type="string">
            <text:p>Gajardo</text:p>
          </table:table-cell>
          <table:table-cell table:formula="of:=+[.A47]&amp;&quot; &quot;&amp;[.B47]" office:value-type="string" office:string-value="Diego Gajardo" calcext:value-type="string">
            <text:p>Diego Gajardo</text:p>
          </table:table-cell>
          <table:table-cell table:formula="of:=LOWER([.A47])&amp;&quot;.&quot;&amp;LOWER([.B47])&amp;&quot;@gmail.com&quot;" office:value-type="string" office:string-value="diego.gajardo@gmail.com" calcext:value-type="string">
            <text:p>diego.gajardo@gmail.com</text:p>
          </table:table-cell>
          <table:table-cell table:style-name="ce7" table:formula="of:=ROUND(79*RAND())" office:value-type="float" office:value="11" calcext:value-type="float">
            <text:p>11</text:p>
          </table:table-cell>
          <table:table-cell table:formula="of:=&quot;insert into entrenador (nombre, mail,especialidad) values ('&quot;&amp;[.C47]&amp;&quot;','&quot;&amp;[.D47]&amp;&quot;',&quot;&amp;[.E47]&amp;&quot;);&quot;" office:value-type="string" office:string-value="insert into entrenador (nombre, mail,especialidad) values ('Diego Gajardo','diego.gajardo@gmail.com',11);" calcext:value-type="string">
            <text:p>insert into entrenador (nombre, mail,especialidad) values ('Diego Gajardo','diego.gajardo@gmail.com',11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Diego" calcext:value-type="string">
            <text:p>Diego</text:p>
          </table:table-cell>
          <table:table-cell table:formula="of:=OFFSET([.B$1] ;ROUND(39*RAND());0;1;1)" office:value-type="string" office:string-value="Celedón" calcext:value-type="string">
            <text:p>Celedón</text:p>
          </table:table-cell>
          <table:table-cell table:formula="of:=+[.A48]&amp;&quot; &quot;&amp;[.B48]" office:value-type="string" office:string-value="Diego Celedón" calcext:value-type="string">
            <text:p>Diego Celedón</text:p>
          </table:table-cell>
          <table:table-cell table:formula="of:=LOWER([.A48])&amp;&quot;.&quot;&amp;LOWER([.B48])&amp;&quot;@gmail.com&quot;" office:value-type="string" office:string-value="diego.celedón@gmail.com" calcext:value-type="string">
            <text:p>diego.celedón@gmail.com</text:p>
          </table:table-cell>
          <table:table-cell table:style-name="ce7" table:formula="of:=ROUND(79*RAND())" office:value-type="float" office:value="71" calcext:value-type="float">
            <text:p>71</text:p>
          </table:table-cell>
          <table:table-cell table:formula="of:=&quot;insert into entrenador (nombre, mail,especialidad) values ('&quot;&amp;[.C48]&amp;&quot;','&quot;&amp;[.D48]&amp;&quot;',&quot;&amp;[.E48]&amp;&quot;);&quot;" office:value-type="string" office:string-value="insert into entrenador (nombre, mail,especialidad) values ('Diego Celedón','diego.celedón@gmail.com',71);" calcext:value-type="string">
            <text:p>insert into entrenador (nombre, mail,especialidad) values ('Diego Celedón','diego.celedón@gmail.com',71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Romina" calcext:value-type="string">
            <text:p>Romina</text:p>
          </table:table-cell>
          <table:table-cell table:formula="of:=OFFSET([.B$1] ;ROUND(39*RAND());0;1;1)" office:value-type="string" office:string-value="Hevia" calcext:value-type="string">
            <text:p>Hevia</text:p>
          </table:table-cell>
          <table:table-cell table:formula="of:=+[.A49]&amp;&quot; &quot;&amp;[.B49]" office:value-type="string" office:string-value="Romina Hevia" calcext:value-type="string">
            <text:p>Romina Hevia</text:p>
          </table:table-cell>
          <table:table-cell table:formula="of:=LOWER([.A49])&amp;&quot;.&quot;&amp;LOWER([.B49])&amp;&quot;@gmail.com&quot;" office:value-type="string" office:string-value="romina.hevia@gmail.com" calcext:value-type="string">
            <text:p>romina.hevia@gmail.com</text:p>
          </table:table-cell>
          <table:table-cell table:style-name="ce7" table:formula="of:=ROUND(79*RAND())" office:value-type="float" office:value="25" calcext:value-type="float">
            <text:p>25</text:p>
          </table:table-cell>
          <table:table-cell table:formula="of:=&quot;insert into entrenador (nombre, mail,especialidad) values ('&quot;&amp;[.C49]&amp;&quot;','&quot;&amp;[.D49]&amp;&quot;',&quot;&amp;[.E49]&amp;&quot;);&quot;" office:value-type="string" office:string-value="insert into entrenador (nombre, mail,especialidad) values ('Romina Hevia','romina.hevia@gmail.com',25);" calcext:value-type="string">
            <text:p>insert into entrenador (nombre, mail,especialidad) values ('Romina Hevia','romina.hevia@gmail.com',25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Enrique" calcext:value-type="string">
            <text:p>Enrique</text:p>
          </table:table-cell>
          <table:table-cell table:formula="of:=OFFSET([.B$1] ;ROUND(39*RAND());0;1;1)" office:value-type="string" office:string-value="Arévalo" calcext:value-type="string">
            <text:p>Arévalo</text:p>
          </table:table-cell>
          <table:table-cell table:formula="of:=+[.A50]&amp;&quot; &quot;&amp;[.B50]" office:value-type="string" office:string-value="Enrique Arévalo" calcext:value-type="string">
            <text:p>Enrique Arévalo</text:p>
          </table:table-cell>
          <table:table-cell table:formula="of:=LOWER([.A50])&amp;&quot;.&quot;&amp;LOWER([.B50])&amp;&quot;@gmail.com&quot;" office:value-type="string" office:string-value="enrique.arévalo@gmail.com" calcext:value-type="string">
            <text:p>enrique.arévalo@gmail.com</text:p>
          </table:table-cell>
          <table:table-cell table:style-name="ce7" table:formula="of:=ROUND(79*RAND())" office:value-type="float" office:value="13" calcext:value-type="float">
            <text:p>13</text:p>
          </table:table-cell>
          <table:table-cell table:formula="of:=&quot;insert into entrenador (nombre, mail,especialidad) values ('&quot;&amp;[.C50]&amp;&quot;','&quot;&amp;[.D50]&amp;&quot;',&quot;&amp;[.E50]&amp;&quot;);&quot;" office:value-type="string" office:string-value="insert into entrenador (nombre, mail,especialidad) values ('Enrique Arévalo','enrique.arévalo@gmail.com',13);" calcext:value-type="string">
            <text:p>insert into entrenador (nombre, mail,especialidad) values ('Enrique Arévalo','enrique.arévalo@gmail.com',13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Freddy" calcext:value-type="string">
            <text:p>Freddy</text:p>
          </table:table-cell>
          <table:table-cell table:formula="of:=OFFSET([.B$1] ;ROUND(39*RAND());0;1;1)" office:value-type="string" office:string-value="Rosasco" calcext:value-type="string">
            <text:p>Rosasco</text:p>
          </table:table-cell>
          <table:table-cell table:formula="of:=+[.A51]&amp;&quot; &quot;&amp;[.B51]" office:value-type="string" office:string-value="Freddy Rosasco" calcext:value-type="string">
            <text:p>Freddy Rosasco</text:p>
          </table:table-cell>
          <table:table-cell table:formula="of:=LOWER([.A51])&amp;&quot;.&quot;&amp;LOWER([.B51])&amp;&quot;@gmail.com&quot;" office:value-type="string" office:string-value="freddy.rosasco@gmail.com" calcext:value-type="string">
            <text:p>freddy.rosasco@gmail.com</text:p>
          </table:table-cell>
          <table:table-cell table:style-name="ce7" table:formula="of:=ROUND(79*RAND())" office:value-type="float" office:value="45" calcext:value-type="float">
            <text:p>45</text:p>
          </table:table-cell>
          <table:table-cell table:formula="of:=&quot;insert into entrenador (nombre, mail,especialidad) values ('&quot;&amp;[.C51]&amp;&quot;','&quot;&amp;[.D51]&amp;&quot;',&quot;&amp;[.E51]&amp;&quot;);&quot;" office:value-type="string" office:string-value="insert into entrenador (nombre, mail,especialidad) values ('Freddy Rosasco','freddy.rosasco@gmail.com',45);" calcext:value-type="string">
            <text:p>insert into entrenador (nombre, mail,especialidad) values ('Freddy Rosasco','freddy.rosasco@gmail.com',45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Raquel" calcext:value-type="string">
            <text:p>Raquel</text:p>
          </table:table-cell>
          <table:table-cell table:formula="of:=OFFSET([.B$1] ;ROUND(39*RAND());0;1;1)" office:value-type="string" office:string-value="Scheggia" calcext:value-type="string">
            <text:p>Scheggia</text:p>
          </table:table-cell>
          <table:table-cell table:formula="of:=+[.A52]&amp;&quot; &quot;&amp;[.B52]" office:value-type="string" office:string-value="Raquel Scheggia" calcext:value-type="string">
            <text:p>Raquel Scheggia</text:p>
          </table:table-cell>
          <table:table-cell table:formula="of:=LOWER([.A52])&amp;&quot;.&quot;&amp;LOWER([.B52])&amp;&quot;@gmail.com&quot;" office:value-type="string" office:string-value="raquel.scheggia@gmail.com" calcext:value-type="string">
            <text:p>raquel.scheggia@gmail.com</text:p>
          </table:table-cell>
          <table:table-cell table:style-name="ce7" table:formula="of:=ROUND(79*RAND())" office:value-type="float" office:value="8" calcext:value-type="float">
            <text:p>8</text:p>
          </table:table-cell>
          <table:table-cell table:formula="of:=&quot;insert into entrenador (nombre, mail,especialidad) values ('&quot;&amp;[.C52]&amp;&quot;','&quot;&amp;[.D52]&amp;&quot;',&quot;&amp;[.E52]&amp;&quot;);&quot;" office:value-type="string" office:string-value="insert into entrenador (nombre, mail,especialidad) values ('Raquel Scheggia','raquel.scheggia@gmail.com',8);" calcext:value-type="string">
            <text:p>insert into entrenador (nombre, mail,especialidad) values ('Raquel Scheggia','raquel.scheggia@gmail.com',8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argarita" calcext:value-type="string">
            <text:p>Margarita</text:p>
          </table:table-cell>
          <table:table-cell table:formula="of:=OFFSET([.B$1] ;ROUND(39*RAND());0;1;1)" office:value-type="string" office:string-value="Santis" calcext:value-type="string">
            <text:p>Santis</text:p>
          </table:table-cell>
          <table:table-cell table:formula="of:=+[.A53]&amp;&quot; &quot;&amp;[.B53]" office:value-type="string" office:string-value="Margarita Santis" calcext:value-type="string">
            <text:p>Margarita Santis</text:p>
          </table:table-cell>
          <table:table-cell table:formula="of:=LOWER([.A53])&amp;&quot;.&quot;&amp;LOWER([.B53])&amp;&quot;@gmail.com&quot;" office:value-type="string" office:string-value="margarita.santis@gmail.com" calcext:value-type="string">
            <text:p>margarita.santis@gmail.com</text:p>
          </table:table-cell>
          <table:table-cell table:style-name="ce7" table:formula="of:=ROUND(79*RAND())" office:value-type="float" office:value="47" calcext:value-type="float">
            <text:p>47</text:p>
          </table:table-cell>
          <table:table-cell table:formula="of:=&quot;insert into entrenador (nombre, mail,especialidad) values ('&quot;&amp;[.C53]&amp;&quot;','&quot;&amp;[.D53]&amp;&quot;',&quot;&amp;[.E53]&amp;&quot;);&quot;" office:value-type="string" office:string-value="insert into entrenador (nombre, mail,especialidad) values ('Margarita Santis','margarita.santis@gmail.com',47);" calcext:value-type="string">
            <text:p>insert into entrenador (nombre, mail,especialidad) values ('Margarita Santis','margarita.santis@gmail.com',47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Consuelo" calcext:value-type="string">
            <text:p>Consuelo</text:p>
          </table:table-cell>
          <table:table-cell table:formula="of:=OFFSET([.B$1] ;ROUND(39*RAND());0;1;1)" office:value-type="string" office:string-value="Alessandri" calcext:value-type="string">
            <text:p>Alessandri</text:p>
          </table:table-cell>
          <table:table-cell table:formula="of:=+[.A54]&amp;&quot; &quot;&amp;[.B54]" office:value-type="string" office:string-value="Consuelo Alessandri" calcext:value-type="string">
            <text:p>Consuelo Alessandri</text:p>
          </table:table-cell>
          <table:table-cell table:formula="of:=LOWER([.A54])&amp;&quot;.&quot;&amp;LOWER([.B54])&amp;&quot;@gmail.com&quot;" office:value-type="string" office:string-value="consuelo.alessandri@gmail.com" calcext:value-type="string">
            <text:p>consuelo.alessandri@gmail.com</text:p>
          </table:table-cell>
          <table:table-cell table:style-name="ce7" table:formula="of:=ROUND(79*RAND())" office:value-type="float" office:value="18" calcext:value-type="float">
            <text:p>18</text:p>
          </table:table-cell>
          <table:table-cell table:formula="of:=&quot;insert into entrenador (nombre, mail,especialidad) values ('&quot;&amp;[.C54]&amp;&quot;','&quot;&amp;[.D54]&amp;&quot;',&quot;&amp;[.E54]&amp;&quot;);&quot;" office:value-type="string" office:string-value="insert into entrenador (nombre, mail,especialidad) values ('Consuelo Alessandri','consuelo.alessandri@gmail.com',18);" calcext:value-type="string">
            <text:p>insert into entrenador (nombre, mail,especialidad) values ('Consuelo Alessandri','consuelo.alessandri@gmail.com',18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Romina" calcext:value-type="string">
            <text:p>Romina</text:p>
          </table:table-cell>
          <table:table-cell table:formula="of:=OFFSET([.B$1] ;ROUND(39*RAND());0;1;1)" office:value-type="string" office:string-value="Sánchez" calcext:value-type="string">
            <text:p>Sánchez</text:p>
          </table:table-cell>
          <table:table-cell table:formula="of:=+[.A55]&amp;&quot; &quot;&amp;[.B55]" office:value-type="string" office:string-value="Romina Sánchez" calcext:value-type="string">
            <text:p>Romina Sánchez</text:p>
          </table:table-cell>
          <table:table-cell table:formula="of:=LOWER([.A55])&amp;&quot;.&quot;&amp;LOWER([.B55])&amp;&quot;@gmail.com&quot;" office:value-type="string" office:string-value="romina.sánchez@gmail.com" calcext:value-type="string">
            <text:p>romina.sánchez@gmail.com</text:p>
          </table:table-cell>
          <table:table-cell table:style-name="ce7" table:formula="of:=ROUND(79*RAND())" office:value-type="float" office:value="6" calcext:value-type="float">
            <text:p>6</text:p>
          </table:table-cell>
          <table:table-cell table:formula="of:=&quot;insert into entrenador (nombre, mail,especialidad) values ('&quot;&amp;[.C55]&amp;&quot;','&quot;&amp;[.D55]&amp;&quot;',&quot;&amp;[.E55]&amp;&quot;);&quot;" office:value-type="string" office:string-value="insert into entrenador (nombre, mail,especialidad) values ('Romina Sánchez','romina.sánchez@gmail.com',6);" calcext:value-type="string">
            <text:p>insert into entrenador (nombre, mail,especialidad) values ('Romina Sánchez','romina.sánchez@gmail.com',6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Liliana" calcext:value-type="string">
            <text:p>Liliana</text:p>
          </table:table-cell>
          <table:table-cell table:formula="of:=OFFSET([.B$1] ;ROUND(39*RAND());0;1;1)" office:value-type="string" office:string-value="Salas" calcext:value-type="string">
            <text:p>Salas</text:p>
          </table:table-cell>
          <table:table-cell table:formula="of:=+[.A56]&amp;&quot; &quot;&amp;[.B56]" office:value-type="string" office:string-value="Liliana Salas" calcext:value-type="string">
            <text:p>Liliana Salas</text:p>
          </table:table-cell>
          <table:table-cell table:formula="of:=LOWER([.A56])&amp;&quot;.&quot;&amp;LOWER([.B56])&amp;&quot;@gmail.com&quot;" office:value-type="string" office:string-value="liliana.salas@gmail.com" calcext:value-type="string">
            <text:p>liliana.salas@gmail.com</text:p>
          </table:table-cell>
          <table:table-cell table:style-name="ce7" table:formula="of:=ROUND(79*RAND())" office:value-type="float" office:value="45" calcext:value-type="float">
            <text:p>45</text:p>
          </table:table-cell>
          <table:table-cell table:formula="of:=&quot;insert into entrenador (nombre, mail,especialidad) values ('&quot;&amp;[.C56]&amp;&quot;','&quot;&amp;[.D56]&amp;&quot;',&quot;&amp;[.E56]&amp;&quot;);&quot;" office:value-type="string" office:string-value="insert into entrenador (nombre, mail,especialidad) values ('Liliana Salas','liliana.salas@gmail.com',45);" calcext:value-type="string">
            <text:p>insert into entrenador (nombre, mail,especialidad) values ('Liliana Salas','liliana.salas@gmail.com',45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Liliana" calcext:value-type="string">
            <text:p>Liliana</text:p>
          </table:table-cell>
          <table:table-cell table:formula="of:=OFFSET([.B$1] ;ROUND(39*RAND());0;1;1)" office:value-type="string" office:string-value="Huidobro" calcext:value-type="string">
            <text:p>Huidobro</text:p>
          </table:table-cell>
          <table:table-cell table:formula="of:=+[.A57]&amp;&quot; &quot;&amp;[.B57]" office:value-type="string" office:string-value="Liliana Huidobro" calcext:value-type="string">
            <text:p>Liliana Huidobro</text:p>
          </table:table-cell>
          <table:table-cell table:formula="of:=LOWER([.A57])&amp;&quot;.&quot;&amp;LOWER([.B57])&amp;&quot;@gmail.com&quot;" office:value-type="string" office:string-value="liliana.huidobro@gmail.com" calcext:value-type="string">
            <text:p>liliana.huidobro@gmail.com</text:p>
          </table:table-cell>
          <table:table-cell table:style-name="ce7" table:formula="of:=ROUND(79*RAND())" office:value-type="float" office:value="5" calcext:value-type="float">
            <text:p>5</text:p>
          </table:table-cell>
          <table:table-cell table:formula="of:=&quot;insert into entrenador (nombre, mail,especialidad) values ('&quot;&amp;[.C57]&amp;&quot;','&quot;&amp;[.D57]&amp;&quot;',&quot;&amp;[.E57]&amp;&quot;);&quot;" office:value-type="string" office:string-value="insert into entrenador (nombre, mail,especialidad) values ('Liliana Huidobro','liliana.huidobro@gmail.com',5);" calcext:value-type="string">
            <text:p>insert into entrenador (nombre, mail,especialidad) values ('Liliana Huidobro','liliana.huidobro@gmail.com',5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Luisa" calcext:value-type="string">
            <text:p>Luisa</text:p>
          </table:table-cell>
          <table:table-cell table:formula="of:=OFFSET([.B$1] ;ROUND(39*RAND());0;1;1)" office:value-type="string" office:string-value="Yañez" calcext:value-type="string">
            <text:p>Yañez</text:p>
          </table:table-cell>
          <table:table-cell table:formula="of:=+[.A58]&amp;&quot; &quot;&amp;[.B58]" office:value-type="string" office:string-value="Luisa Yañez" calcext:value-type="string">
            <text:p>Luisa Yañez</text:p>
          </table:table-cell>
          <table:table-cell table:formula="of:=LOWER([.A58])&amp;&quot;.&quot;&amp;LOWER([.B58])&amp;&quot;@gmail.com&quot;" office:value-type="string" office:string-value="luisa.yañez@gmail.com" calcext:value-type="string">
            <text:p>luisa.yañez@gmail.com</text:p>
          </table:table-cell>
          <table:table-cell table:style-name="ce7" table:formula="of:=ROUND(79*RAND())" office:value-type="float" office:value="30" calcext:value-type="float">
            <text:p>30</text:p>
          </table:table-cell>
          <table:table-cell table:formula="of:=&quot;insert into entrenador (nombre, mail,especialidad) values ('&quot;&amp;[.C58]&amp;&quot;','&quot;&amp;[.D58]&amp;&quot;',&quot;&amp;[.E58]&amp;&quot;);&quot;" office:value-type="string" office:string-value="insert into entrenador (nombre, mail,especialidad) values ('Luisa Yañez','luisa.yañez@gmail.com',30);" calcext:value-type="string">
            <text:p>insert into entrenador (nombre, mail,especialidad) values ('Luisa Yañez','luisa.yañez@gmail.com',30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Enrique" calcext:value-type="string">
            <text:p>Enrique</text:p>
          </table:table-cell>
          <table:table-cell table:formula="of:=OFFSET([.B$1] ;ROUND(39*RAND());0;1;1)" office:value-type="string" office:string-value="Martínez" calcext:value-type="string">
            <text:p>Martínez</text:p>
          </table:table-cell>
          <table:table-cell table:formula="of:=+[.A59]&amp;&quot; &quot;&amp;[.B59]" office:value-type="string" office:string-value="Enrique Martínez" calcext:value-type="string">
            <text:p>Enrique Martínez</text:p>
          </table:table-cell>
          <table:table-cell table:formula="of:=LOWER([.A59])&amp;&quot;.&quot;&amp;LOWER([.B59])&amp;&quot;@gmail.com&quot;" office:value-type="string" office:string-value="enrique.martínez@gmail.com" calcext:value-type="string">
            <text:p>enrique.martínez@gmail.com</text:p>
          </table:table-cell>
          <table:table-cell table:style-name="ce7" table:formula="of:=ROUND(79*RAND())" office:value-type="float" office:value="43" calcext:value-type="float">
            <text:p>43</text:p>
          </table:table-cell>
          <table:table-cell table:formula="of:=&quot;insert into entrenador (nombre, mail,especialidad) values ('&quot;&amp;[.C59]&amp;&quot;','&quot;&amp;[.D59]&amp;&quot;',&quot;&amp;[.E59]&amp;&quot;);&quot;" office:value-type="string" office:string-value="insert into entrenador (nombre, mail,especialidad) values ('Enrique Martínez','enrique.martínez@gmail.com',43);" calcext:value-type="string">
            <text:p>insert into entrenador (nombre, mail,especialidad) values ('Enrique Martínez','enrique.martínez@gmail.com',43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Diego" calcext:value-type="string">
            <text:p>Diego</text:p>
          </table:table-cell>
          <table:table-cell table:formula="of:=OFFSET([.B$1] ;ROUND(39*RAND());0;1;1)" office:value-type="string" office:string-value="Santis" calcext:value-type="string">
            <text:p>Santis</text:p>
          </table:table-cell>
          <table:table-cell table:formula="of:=+[.A60]&amp;&quot; &quot;&amp;[.B60]" office:value-type="string" office:string-value="Diego Santis" calcext:value-type="string">
            <text:p>Diego Santis</text:p>
          </table:table-cell>
          <table:table-cell table:formula="of:=LOWER([.A60])&amp;&quot;.&quot;&amp;LOWER([.B60])&amp;&quot;@gmail.com&quot;" office:value-type="string" office:string-value="diego.santis@gmail.com" calcext:value-type="string">
            <text:p>diego.santis@gmail.com</text:p>
          </table:table-cell>
          <table:table-cell table:style-name="ce7" table:formula="of:=ROUND(79*RAND())" office:value-type="float" office:value="47" calcext:value-type="float">
            <text:p>47</text:p>
          </table:table-cell>
          <table:table-cell table:formula="of:=&quot;insert into entrenador (nombre, mail,especialidad) values ('&quot;&amp;[.C60]&amp;&quot;','&quot;&amp;[.D60]&amp;&quot;',&quot;&amp;[.E60]&amp;&quot;);&quot;" office:value-type="string" office:string-value="insert into entrenador (nombre, mail,especialidad) values ('Diego Santis','diego.santis@gmail.com',47);" calcext:value-type="string">
            <text:p>insert into entrenador (nombre, mail,especialidad) values ('Diego Santis','diego.santis@gmail.com',47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Freddy" calcext:value-type="string">
            <text:p>Freddy</text:p>
          </table:table-cell>
          <table:table-cell table:formula="of:=OFFSET([.B$1] ;ROUND(39*RAND());0;1;1)" office:value-type="string" office:string-value="Orrego" calcext:value-type="string">
            <text:p>Orrego</text:p>
          </table:table-cell>
          <table:table-cell table:formula="of:=+[.A61]&amp;&quot; &quot;&amp;[.B61]" office:value-type="string" office:string-value="Freddy Orrego" calcext:value-type="string">
            <text:p>Freddy Orrego</text:p>
          </table:table-cell>
          <table:table-cell table:formula="of:=LOWER([.A61])&amp;&quot;.&quot;&amp;LOWER([.B61])&amp;&quot;@gmail.com&quot;" office:value-type="string" office:string-value="freddy.orrego@gmail.com" calcext:value-type="string">
            <text:p>freddy.orrego@gmail.com</text:p>
          </table:table-cell>
          <table:table-cell table:style-name="ce7" table:formula="of:=ROUND(79*RAND())" office:value-type="float" office:value="61" calcext:value-type="float">
            <text:p>61</text:p>
          </table:table-cell>
          <table:table-cell table:formula="of:=&quot;insert into entrenador (nombre, mail,especialidad) values ('&quot;&amp;[.C61]&amp;&quot;','&quot;&amp;[.D61]&amp;&quot;',&quot;&amp;[.E61]&amp;&quot;);&quot;" office:value-type="string" office:string-value="insert into entrenador (nombre, mail,especialidad) values ('Freddy Orrego','freddy.orrego@gmail.com',61);" calcext:value-type="string">
            <text:p>insert into entrenador (nombre, mail,especialidad) values ('Freddy Orrego','freddy.orrego@gmail.com',61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lberto" calcext:value-type="string">
            <text:p>Alberto</text:p>
          </table:table-cell>
          <table:table-cell table:formula="of:=OFFSET([.B$1] ;ROUND(39*RAND());0;1;1)" office:value-type="string" office:string-value="Yañez" calcext:value-type="string">
            <text:p>Yañez</text:p>
          </table:table-cell>
          <table:table-cell table:formula="of:=+[.A62]&amp;&quot; &quot;&amp;[.B62]" office:value-type="string" office:string-value="Alberto Yañez" calcext:value-type="string">
            <text:p>Alberto Yañez</text:p>
          </table:table-cell>
          <table:table-cell table:formula="of:=LOWER([.A62])&amp;&quot;.&quot;&amp;LOWER([.B62])&amp;&quot;@gmail.com&quot;" office:value-type="string" office:string-value="alberto.yañez@gmail.com" calcext:value-type="string">
            <text:p>alberto.yañez@gmail.com</text:p>
          </table:table-cell>
          <table:table-cell table:style-name="ce7" table:formula="of:=ROUND(79*RAND())" office:value-type="float" office:value="24" calcext:value-type="float">
            <text:p>24</text:p>
          </table:table-cell>
          <table:table-cell table:formula="of:=&quot;insert into entrenador (nombre, mail,especialidad) values ('&quot;&amp;[.C62]&amp;&quot;','&quot;&amp;[.D62]&amp;&quot;',&quot;&amp;[.E62]&amp;&quot;);&quot;" office:value-type="string" office:string-value="insert into entrenador (nombre, mail,especialidad) values ('Alberto Yañez','alberto.yañez@gmail.com',24);" calcext:value-type="string">
            <text:p>insert into entrenador (nombre, mail,especialidad) values ('Alberto Yañez','alberto.yañez@gmail.com',24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anuel" calcext:value-type="string">
            <text:p>Manuel</text:p>
          </table:table-cell>
          <table:table-cell table:formula="of:=OFFSET([.B$1] ;ROUND(39*RAND());0;1;1)" office:value-type="string" office:string-value="Manríquez" calcext:value-type="string">
            <text:p>Manríquez</text:p>
          </table:table-cell>
          <table:table-cell table:formula="of:=+[.A63]&amp;&quot; &quot;&amp;[.B63]" office:value-type="string" office:string-value="Manuel Manríquez" calcext:value-type="string">
            <text:p>Manuel Manríquez</text:p>
          </table:table-cell>
          <table:table-cell table:formula="of:=LOWER([.A63])&amp;&quot;.&quot;&amp;LOWER([.B63])&amp;&quot;@gmail.com&quot;" office:value-type="string" office:string-value="manuel.manríquez@gmail.com" calcext:value-type="string">
            <text:p>manuel.manríquez@gmail.com</text:p>
          </table:table-cell>
          <table:table-cell table:style-name="ce7" table:formula="of:=ROUND(79*RAND())" office:value-type="float" office:value="68" calcext:value-type="float">
            <text:p>68</text:p>
          </table:table-cell>
          <table:table-cell table:formula="of:=&quot;insert into entrenador (nombre, mail,especialidad) values ('&quot;&amp;[.C63]&amp;&quot;','&quot;&amp;[.D63]&amp;&quot;',&quot;&amp;[.E63]&amp;&quot;);&quot;" office:value-type="string" office:string-value="insert into entrenador (nombre, mail,especialidad) values ('Manuel Manríquez','manuel.manríquez@gmail.com',68);" calcext:value-type="string">
            <text:p>insert into entrenador (nombre, mail,especialidad) values ('Manuel Manríquez','manuel.manríquez@gmail.com',68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Diego" calcext:value-type="string">
            <text:p>Diego</text:p>
          </table:table-cell>
          <table:table-cell table:formula="of:=OFFSET([.B$1] ;ROUND(39*RAND());0;1;1)" office:value-type="string" office:string-value="Sánchez" calcext:value-type="string">
            <text:p>Sánchez</text:p>
          </table:table-cell>
          <table:table-cell table:formula="of:=+[.A64]&amp;&quot; &quot;&amp;[.B64]" office:value-type="string" office:string-value="Diego Sánchez" calcext:value-type="string">
            <text:p>Diego Sánchez</text:p>
          </table:table-cell>
          <table:table-cell table:formula="of:=LOWER([.A64])&amp;&quot;.&quot;&amp;LOWER([.B64])&amp;&quot;@gmail.com&quot;" office:value-type="string" office:string-value="diego.sánchez@gmail.com" calcext:value-type="string">
            <text:p>diego.sánchez@gmail.com</text:p>
          </table:table-cell>
          <table:table-cell table:style-name="ce7" table:formula="of:=ROUND(79*RAND())" office:value-type="float" office:value="54" calcext:value-type="float">
            <text:p>54</text:p>
          </table:table-cell>
          <table:table-cell table:formula="of:=&quot;insert into entrenador (nombre, mail,especialidad) values ('&quot;&amp;[.C64]&amp;&quot;','&quot;&amp;[.D64]&amp;&quot;',&quot;&amp;[.E64]&amp;&quot;);&quot;" office:value-type="string" office:string-value="insert into entrenador (nombre, mail,especialidad) values ('Diego Sánchez','diego.sánchez@gmail.com',54);" calcext:value-type="string">
            <text:p>insert into entrenador (nombre, mail,especialidad) values ('Diego Sánchez','diego.sánchez@gmail.com',54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Jaime" calcext:value-type="string">
            <text:p>Jaime</text:p>
          </table:table-cell>
          <table:table-cell table:formula="of:=OFFSET([.B$1] ;ROUND(39*RAND());0;1;1)" office:value-type="string" office:string-value="Puigrredón" calcext:value-type="string">
            <text:p>Puigrredón</text:p>
          </table:table-cell>
          <table:table-cell table:formula="of:=+[.A65]&amp;&quot; &quot;&amp;[.B65]" office:value-type="string" office:string-value="Jaime Puigrredón" calcext:value-type="string">
            <text:p>Jaime Puigrredón</text:p>
          </table:table-cell>
          <table:table-cell table:formula="of:=LOWER([.A65])&amp;&quot;.&quot;&amp;LOWER([.B65])&amp;&quot;@gmail.com&quot;" office:value-type="string" office:string-value="jaime.puigrredón@gmail.com" calcext:value-type="string">
            <text:p>jaime.puigrredón@gmail.com</text:p>
          </table:table-cell>
          <table:table-cell table:style-name="ce7" table:formula="of:=ROUND(79*RAND())" office:value-type="float" office:value="53" calcext:value-type="float">
            <text:p>53</text:p>
          </table:table-cell>
          <table:table-cell table:formula="of:=&quot;insert into entrenador (nombre, mail,especialidad) values ('&quot;&amp;[.C65]&amp;&quot;','&quot;&amp;[.D65]&amp;&quot;',&quot;&amp;[.E65]&amp;&quot;);&quot;" office:value-type="string" office:string-value="insert into entrenador (nombre, mail,especialidad) values ('Jaime Puigrredón','jaime.puigrredón@gmail.com',53);" calcext:value-type="string">
            <text:p>insert into entrenador (nombre, mail,especialidad) values ('Jaime Puigrredón','jaime.puigrredón@gmail.com',53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Liliana" calcext:value-type="string">
            <text:p>Liliana</text:p>
          </table:table-cell>
          <table:table-cell table:formula="of:=OFFSET([.B$1] ;ROUND(39*RAND());0;1;1)" office:value-type="string" office:string-value="Martínez" calcext:value-type="string">
            <text:p>Martínez</text:p>
          </table:table-cell>
          <table:table-cell table:formula="of:=+[.A66]&amp;&quot; &quot;&amp;[.B66]" office:value-type="string" office:string-value="Liliana Martínez" calcext:value-type="string">
            <text:p>Liliana Martínez</text:p>
          </table:table-cell>
          <table:table-cell table:formula="of:=LOWER([.A66])&amp;&quot;.&quot;&amp;LOWER([.B66])&amp;&quot;@gmail.com&quot;" office:value-type="string" office:string-value="liliana.martínez@gmail.com" calcext:value-type="string">
            <text:p>liliana.martínez@gmail.com</text:p>
          </table:table-cell>
          <table:table-cell table:style-name="ce7" table:formula="of:=ROUND(79*RAND())" office:value-type="float" office:value="72" calcext:value-type="float">
            <text:p>72</text:p>
          </table:table-cell>
          <table:table-cell table:formula="of:=&quot;insert into entrenador (nombre, mail,especialidad) values ('&quot;&amp;[.C66]&amp;&quot;','&quot;&amp;[.D66]&amp;&quot;',&quot;&amp;[.E66]&amp;&quot;);&quot;" office:value-type="string" office:string-value="insert into entrenador (nombre, mail,especialidad) values ('Liliana Martínez','liliana.martínez@gmail.com',72);" calcext:value-type="string">
            <text:p>insert into entrenador (nombre, mail,especialidad) values ('Liliana Martínez','liliana.martínez@gmail.com',72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Santiago" calcext:value-type="string">
            <text:p>Santiago</text:p>
          </table:table-cell>
          <table:table-cell table:formula="of:=OFFSET([.B$1] ;ROUND(39*RAND());0;1;1)" office:value-type="string" office:string-value="Gajardo" calcext:value-type="string">
            <text:p>Gajardo</text:p>
          </table:table-cell>
          <table:table-cell table:formula="of:=+[.A67]&amp;&quot; &quot;&amp;[.B67]" office:value-type="string" office:string-value="Santiago Gajardo" calcext:value-type="string">
            <text:p>Santiago Gajardo</text:p>
          </table:table-cell>
          <table:table-cell table:formula="of:=LOWER([.A67])&amp;&quot;.&quot;&amp;LOWER([.B67])&amp;&quot;@gmail.com&quot;" office:value-type="string" office:string-value="santiago.gajardo@gmail.com" calcext:value-type="string">
            <text:p>santiago.gajardo@gmail.com</text:p>
          </table:table-cell>
          <table:table-cell table:style-name="ce7" table:formula="of:=ROUND(79*RAND())" office:value-type="float" office:value="17" calcext:value-type="float">
            <text:p>17</text:p>
          </table:table-cell>
          <table:table-cell table:formula="of:=&quot;insert into entrenador (nombre, mail,especialidad) values ('&quot;&amp;[.C67]&amp;&quot;','&quot;&amp;[.D67]&amp;&quot;',&quot;&amp;[.E67]&amp;&quot;);&quot;" office:value-type="string" office:string-value="insert into entrenador (nombre, mail,especialidad) values ('Santiago Gajardo','santiago.gajardo@gmail.com',17);" calcext:value-type="string">
            <text:p>insert into entrenador (nombre, mail,especialidad) values ('Santiago Gajardo','santiago.gajardo@gmail.com',17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ntonia" calcext:value-type="string">
            <text:p>Antonia</text:p>
          </table:table-cell>
          <table:table-cell table:formula="of:=OFFSET([.B$1] ;ROUND(39*RAND());0;1;1)" office:value-type="string" office:string-value="Martínez" calcext:value-type="string">
            <text:p>Martínez</text:p>
          </table:table-cell>
          <table:table-cell table:formula="of:=+[.A68]&amp;&quot; &quot;&amp;[.B68]" office:value-type="string" office:string-value="Antonia Martínez" calcext:value-type="string">
            <text:p>Antonia Martínez</text:p>
          </table:table-cell>
          <table:table-cell table:formula="of:=LOWER([.A68])&amp;&quot;.&quot;&amp;LOWER([.B68])&amp;&quot;@gmail.com&quot;" office:value-type="string" office:string-value="antonia.martínez@gmail.com" calcext:value-type="string">
            <text:p>antonia.martínez@gmail.com</text:p>
          </table:table-cell>
          <table:table-cell table:style-name="ce7" table:formula="of:=ROUND(79*RAND())" office:value-type="float" office:value="44" calcext:value-type="float">
            <text:p>44</text:p>
          </table:table-cell>
          <table:table-cell table:formula="of:=&quot;insert into entrenador (nombre, mail,especialidad) values ('&quot;&amp;[.C68]&amp;&quot;','&quot;&amp;[.D68]&amp;&quot;',&quot;&amp;[.E68]&amp;&quot;);&quot;" office:value-type="string" office:string-value="insert into entrenador (nombre, mail,especialidad) values ('Antonia Martínez','antonia.martínez@gmail.com',44);" calcext:value-type="string">
            <text:p>insert into entrenador (nombre, mail,especialidad) values ('Antonia Martínez','antonia.martínez@gmail.com',44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Liliana" calcext:value-type="string">
            <text:p>Liliana</text:p>
          </table:table-cell>
          <table:table-cell table:formula="of:=OFFSET([.B$1] ;ROUND(39*RAND());0;1;1)" office:value-type="string" office:string-value="Salazar" calcext:value-type="string">
            <text:p>Salazar</text:p>
          </table:table-cell>
          <table:table-cell table:formula="of:=+[.A69]&amp;&quot; &quot;&amp;[.B69]" office:value-type="string" office:string-value="Liliana Salazar" calcext:value-type="string">
            <text:p>Liliana Salazar</text:p>
          </table:table-cell>
          <table:table-cell table:formula="of:=LOWER([.A69])&amp;&quot;.&quot;&amp;LOWER([.B69])&amp;&quot;@gmail.com&quot;" office:value-type="string" office:string-value="liliana.salazar@gmail.com" calcext:value-type="string">
            <text:p>liliana.salazar@gmail.com</text:p>
          </table:table-cell>
          <table:table-cell table:style-name="ce7" table:formula="of:=ROUND(79*RAND())" office:value-type="float" office:value="22" calcext:value-type="float">
            <text:p>22</text:p>
          </table:table-cell>
          <table:table-cell table:formula="of:=&quot;insert into entrenador (nombre, mail,especialidad) values ('&quot;&amp;[.C69]&amp;&quot;','&quot;&amp;[.D69]&amp;&quot;',&quot;&amp;[.E69]&amp;&quot;);&quot;" office:value-type="string" office:string-value="insert into entrenador (nombre, mail,especialidad) values ('Liliana Salazar','liliana.salazar@gmail.com',22);" calcext:value-type="string">
            <text:p>insert into entrenador (nombre, mail,especialidad) values ('Liliana Salazar','liliana.salazar@gmail.com',22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Jorge" calcext:value-type="string">
            <text:p>Jorge</text:p>
          </table:table-cell>
          <table:table-cell table:formula="of:=OFFSET([.B$1] ;ROUND(39*RAND());0;1;1)" office:value-type="string" office:string-value="Sánchez" calcext:value-type="string">
            <text:p>Sánchez</text:p>
          </table:table-cell>
          <table:table-cell table:formula="of:=+[.A70]&amp;&quot; &quot;&amp;[.B70]" office:value-type="string" office:string-value="Jorge Sánchez" calcext:value-type="string">
            <text:p>Jorge Sánchez</text:p>
          </table:table-cell>
          <table:table-cell table:formula="of:=LOWER([.A70])&amp;&quot;.&quot;&amp;LOWER([.B70])&amp;&quot;@gmail.com&quot;" office:value-type="string" office:string-value="jorge.sánchez@gmail.com" calcext:value-type="string">
            <text:p>jorge.sánchez@gmail.com</text:p>
          </table:table-cell>
          <table:table-cell table:style-name="ce7" table:formula="of:=ROUND(79*RAND())" office:value-type="float" office:value="53" calcext:value-type="float">
            <text:p>53</text:p>
          </table:table-cell>
          <table:table-cell table:formula="of:=&quot;insert into entrenador (nombre, mail,especialidad) values ('&quot;&amp;[.C70]&amp;&quot;','&quot;&amp;[.D70]&amp;&quot;',&quot;&amp;[.E70]&amp;&quot;);&quot;" office:value-type="string" office:string-value="insert into entrenador (nombre, mail,especialidad) values ('Jorge Sánchez','jorge.sánchez@gmail.com',53);" calcext:value-type="string">
            <text:p>insert into entrenador (nombre, mail,especialidad) values ('Jorge Sánchez','jorge.sánchez@gmail.com',53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Ignacia" calcext:value-type="string">
            <text:p>Ignacia</text:p>
          </table:table-cell>
          <table:table-cell table:formula="of:=OFFSET([.B$1] ;ROUND(39*RAND());0;1;1)" office:value-type="string" office:string-value="Sánchez" calcext:value-type="string">
            <text:p>Sánchez</text:p>
          </table:table-cell>
          <table:table-cell table:formula="of:=+[.A71]&amp;&quot; &quot;&amp;[.B71]" office:value-type="string" office:string-value="Ignacia Sánchez" calcext:value-type="string">
            <text:p>Ignacia Sánchez</text:p>
          </table:table-cell>
          <table:table-cell table:formula="of:=LOWER([.A71])&amp;&quot;.&quot;&amp;LOWER([.B71])&amp;&quot;@gmail.com&quot;" office:value-type="string" office:string-value="ignacia.sánchez@gmail.com" calcext:value-type="string">
            <text:p>ignacia.sánchez@gmail.com</text:p>
          </table:table-cell>
          <table:table-cell table:style-name="ce7" table:formula="of:=ROUND(79*RAND())" office:value-type="float" office:value="70" calcext:value-type="float">
            <text:p>70</text:p>
          </table:table-cell>
          <table:table-cell table:formula="of:=&quot;insert into entrenador (nombre, mail,especialidad) values ('&quot;&amp;[.C71]&amp;&quot;','&quot;&amp;[.D71]&amp;&quot;',&quot;&amp;[.E71]&amp;&quot;);&quot;" office:value-type="string" office:string-value="insert into entrenador (nombre, mail,especialidad) values ('Ignacia Sánchez','ignacia.sánchez@gmail.com',70);" calcext:value-type="string">
            <text:p>insert into entrenador (nombre, mail,especialidad) values ('Ignacia Sánchez','ignacia.sánchez@gmail.com',70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Pilar" calcext:value-type="string">
            <text:p>Pilar</text:p>
          </table:table-cell>
          <table:table-cell table:formula="of:=OFFSET([.B$1] ;ROUND(39*RAND());0;1;1)" office:value-type="string" office:string-value="Misle" calcext:value-type="string">
            <text:p>Misle</text:p>
          </table:table-cell>
          <table:table-cell table:formula="of:=+[.A72]&amp;&quot; &quot;&amp;[.B72]" office:value-type="string" office:string-value="Pilar Misle" calcext:value-type="string">
            <text:p>Pilar Misle</text:p>
          </table:table-cell>
          <table:table-cell table:formula="of:=LOWER([.A72])&amp;&quot;.&quot;&amp;LOWER([.B72])&amp;&quot;@gmail.com&quot;" office:value-type="string" office:string-value="pilar.misle@gmail.com" calcext:value-type="string">
            <text:p>pilar.misle@gmail.com</text:p>
          </table:table-cell>
          <table:table-cell table:style-name="ce7" table:formula="of:=ROUND(79*RAND())" office:value-type="float" office:value="33" calcext:value-type="float">
            <text:p>33</text:p>
          </table:table-cell>
          <table:table-cell table:formula="of:=&quot;insert into entrenador (nombre, mail,especialidad) values ('&quot;&amp;[.C72]&amp;&quot;','&quot;&amp;[.D72]&amp;&quot;',&quot;&amp;[.E72]&amp;&quot;);&quot;" office:value-type="string" office:string-value="insert into entrenador (nombre, mail,especialidad) values ('Pilar Misle','pilar.misle@gmail.com',33);" calcext:value-type="string">
            <text:p>insert into entrenador (nombre, mail,especialidad) values ('Pilar Misle','pilar.misle@gmail.com',33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sunción" calcext:value-type="string">
            <text:p>Asunción</text:p>
          </table:table-cell>
          <table:table-cell table:formula="of:=OFFSET([.B$1] ;ROUND(39*RAND());0;1;1)" office:value-type="string" office:string-value="Misle" calcext:value-type="string">
            <text:p>Misle</text:p>
          </table:table-cell>
          <table:table-cell table:formula="of:=+[.A73]&amp;&quot; &quot;&amp;[.B73]" office:value-type="string" office:string-value="Asunción Misle" calcext:value-type="string">
            <text:p>Asunción Misle</text:p>
          </table:table-cell>
          <table:table-cell table:formula="of:=LOWER([.A73])&amp;&quot;.&quot;&amp;LOWER([.B73])&amp;&quot;@gmail.com&quot;" office:value-type="string" office:string-value="asunción.misle@gmail.com" calcext:value-type="string">
            <text:p>asunción.misle@gmail.com</text:p>
          </table:table-cell>
          <table:table-cell table:style-name="ce7" table:formula="of:=ROUND(79*RAND())" office:value-type="float" office:value="62" calcext:value-type="float">
            <text:p>62</text:p>
          </table:table-cell>
          <table:table-cell table:formula="of:=&quot;insert into entrenador (nombre, mail,especialidad) values ('&quot;&amp;[.C73]&amp;&quot;','&quot;&amp;[.D73]&amp;&quot;',&quot;&amp;[.E73]&amp;&quot;);&quot;" office:value-type="string" office:string-value="insert into entrenador (nombre, mail,especialidad) values ('Asunción Misle','asunción.misle@gmail.com',62);" calcext:value-type="string">
            <text:p>insert into entrenador (nombre, mail,especialidad) values ('Asunción Misle','asunción.misle@gmail.com',62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Emilio" calcext:value-type="string">
            <text:p>Emilio</text:p>
          </table:table-cell>
          <table:table-cell table:formula="of:=OFFSET([.B$1] ;ROUND(39*RAND());0;1;1)" office:value-type="string" office:string-value="Paganini" calcext:value-type="string">
            <text:p>Paganini</text:p>
          </table:table-cell>
          <table:table-cell table:formula="of:=+[.A74]&amp;&quot; &quot;&amp;[.B74]" office:value-type="string" office:string-value="Emilio Paganini" calcext:value-type="string">
            <text:p>Emilio Paganini</text:p>
          </table:table-cell>
          <table:table-cell table:formula="of:=LOWER([.A74])&amp;&quot;.&quot;&amp;LOWER([.B74])&amp;&quot;@gmail.com&quot;" office:value-type="string" office:string-value="emilio.paganini@gmail.com" calcext:value-type="string">
            <text:p>emilio.paganini@gmail.com</text:p>
          </table:table-cell>
          <table:table-cell table:style-name="ce7" table:formula="of:=ROUND(79*RAND())" office:value-type="float" office:value="66" calcext:value-type="float">
            <text:p>66</text:p>
          </table:table-cell>
          <table:table-cell table:formula="of:=&quot;insert into entrenador (nombre, mail,especialidad) values ('&quot;&amp;[.C74]&amp;&quot;','&quot;&amp;[.D74]&amp;&quot;',&quot;&amp;[.E74]&amp;&quot;);&quot;" office:value-type="string" office:string-value="insert into entrenador (nombre, mail,especialidad) values ('Emilio Paganini','emilio.paganini@gmail.com',66);" calcext:value-type="string">
            <text:p>insert into entrenador (nombre, mail,especialidad) values ('Emilio Paganini','emilio.paganini@gmail.com',66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Diego" calcext:value-type="string">
            <text:p>Diego</text:p>
          </table:table-cell>
          <table:table-cell table:formula="of:=OFFSET([.B$1] ;ROUND(39*RAND());0;1;1)" office:value-type="string" office:string-value="De Gregorio" calcext:value-type="string">
            <text:p>De Gregorio</text:p>
          </table:table-cell>
          <table:table-cell table:formula="of:=+[.A75]&amp;&quot; &quot;&amp;[.B75]" office:value-type="string" office:string-value="Diego De Gregorio" calcext:value-type="string">
            <text:p>Diego De Gregorio</text:p>
          </table:table-cell>
          <table:table-cell table:formula="of:=LOWER([.A75])&amp;&quot;.&quot;&amp;LOWER([.B75])&amp;&quot;@gmail.com&quot;" office:value-type="string" office:string-value="diego.de gregorio@gmail.com" calcext:value-type="string">
            <text:p>diego.de gregorio@gmail.com</text:p>
          </table:table-cell>
          <table:table-cell table:style-name="ce7" table:formula="of:=ROUND(79*RAND())" office:value-type="float" office:value="1" calcext:value-type="float">
            <text:p>1</text:p>
          </table:table-cell>
          <table:table-cell table:formula="of:=&quot;insert into entrenador (nombre, mail,especialidad) values ('&quot;&amp;[.C75]&amp;&quot;','&quot;&amp;[.D75]&amp;&quot;',&quot;&amp;[.E75]&amp;&quot;);&quot;" office:value-type="string" office:string-value="insert into entrenador (nombre, mail,especialidad) values ('Diego De Gregorio','diego.de gregorio@gmail.com',1);" calcext:value-type="string">
            <text:p>insert into entrenador (nombre, mail,especialidad) values ('Diego De Gregorio','diego.de gregorio@gmail.com',1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Ignacia" calcext:value-type="string">
            <text:p>Ignacia</text:p>
          </table:table-cell>
          <table:table-cell table:formula="of:=OFFSET([.B$1] ;ROUND(39*RAND());0;1;1)" office:value-type="string" office:string-value="Yañez" calcext:value-type="string">
            <text:p>Yañez</text:p>
          </table:table-cell>
          <table:table-cell table:formula="of:=+[.A76]&amp;&quot; &quot;&amp;[.B76]" office:value-type="string" office:string-value="Ignacia Yañez" calcext:value-type="string">
            <text:p>Ignacia Yañez</text:p>
          </table:table-cell>
          <table:table-cell table:formula="of:=LOWER([.A76])&amp;&quot;.&quot;&amp;LOWER([.B76])&amp;&quot;@gmail.com&quot;" office:value-type="string" office:string-value="ignacia.yañez@gmail.com" calcext:value-type="string">
            <text:p>ignacia.yañez@gmail.com</text:p>
          </table:table-cell>
          <table:table-cell table:style-name="ce7" table:formula="of:=ROUND(79*RAND())" office:value-type="float" office:value="15" calcext:value-type="float">
            <text:p>15</text:p>
          </table:table-cell>
          <table:table-cell table:formula="of:=&quot;insert into entrenador (nombre, mail,especialidad) values ('&quot;&amp;[.C76]&amp;&quot;','&quot;&amp;[.D76]&amp;&quot;',&quot;&amp;[.E76]&amp;&quot;);&quot;" office:value-type="string" office:string-value="insert into entrenador (nombre, mail,especialidad) values ('Ignacia Yañez','ignacia.yañez@gmail.com',15);" calcext:value-type="string">
            <text:p>insert into entrenador (nombre, mail,especialidad) values ('Ignacia Yañez','ignacia.yañez@gmail.com',15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Consuelo" calcext:value-type="string">
            <text:p>Consuelo</text:p>
          </table:table-cell>
          <table:table-cell table:formula="of:=OFFSET([.B$1] ;ROUND(39*RAND());0;1;1)" office:value-type="string" office:string-value="Gajardo" calcext:value-type="string">
            <text:p>Gajardo</text:p>
          </table:table-cell>
          <table:table-cell table:formula="of:=+[.A77]&amp;&quot; &quot;&amp;[.B77]" office:value-type="string" office:string-value="Consuelo Gajardo" calcext:value-type="string">
            <text:p>Consuelo Gajardo</text:p>
          </table:table-cell>
          <table:table-cell table:formula="of:=LOWER([.A77])&amp;&quot;.&quot;&amp;LOWER([.B77])&amp;&quot;@gmail.com&quot;" office:value-type="string" office:string-value="consuelo.gajardo@gmail.com" calcext:value-type="string">
            <text:p>consuelo.gajardo@gmail.com</text:p>
          </table:table-cell>
          <table:table-cell table:style-name="ce7" table:formula="of:=ROUND(79*RAND())" office:value-type="float" office:value="73" calcext:value-type="float">
            <text:p>73</text:p>
          </table:table-cell>
          <table:table-cell table:formula="of:=&quot;insert into entrenador (nombre, mail,especialidad) values ('&quot;&amp;[.C77]&amp;&quot;','&quot;&amp;[.D77]&amp;&quot;',&quot;&amp;[.E77]&amp;&quot;);&quot;" office:value-type="string" office:string-value="insert into entrenador (nombre, mail,especialidad) values ('Consuelo Gajardo','consuelo.gajardo@gmail.com',73);" calcext:value-type="string">
            <text:p>insert into entrenador (nombre, mail,especialidad) values ('Consuelo Gajardo','consuelo.gajardo@gmail.com',73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Daniela" calcext:value-type="string">
            <text:p>Daniela</text:p>
          </table:table-cell>
          <table:table-cell table:formula="of:=OFFSET([.B$1] ;ROUND(39*RAND());0;1;1)" office:value-type="string" office:string-value="Ried" calcext:value-type="string">
            <text:p>Ried</text:p>
          </table:table-cell>
          <table:table-cell table:formula="of:=+[.A78]&amp;&quot; &quot;&amp;[.B78]" office:value-type="string" office:string-value="Daniela Ried" calcext:value-type="string">
            <text:p>Daniela Ried</text:p>
          </table:table-cell>
          <table:table-cell table:formula="of:=LOWER([.A78])&amp;&quot;.&quot;&amp;LOWER([.B78])&amp;&quot;@gmail.com&quot;" office:value-type="string" office:string-value="daniela.ried@gmail.com" calcext:value-type="string">
            <text:p>daniela.ried@gmail.com</text:p>
          </table:table-cell>
          <table:table-cell table:style-name="ce7" table:formula="of:=ROUND(79*RAND())" office:value-type="float" office:value="33" calcext:value-type="float">
            <text:p>33</text:p>
          </table:table-cell>
          <table:table-cell table:formula="of:=&quot;insert into entrenador (nombre, mail,especialidad) values ('&quot;&amp;[.C78]&amp;&quot;','&quot;&amp;[.D78]&amp;&quot;',&quot;&amp;[.E78]&amp;&quot;);&quot;" office:value-type="string" office:string-value="insert into entrenador (nombre, mail,especialidad) values ('Daniela Ried','daniela.ried@gmail.com',33);" calcext:value-type="string">
            <text:p>insert into entrenador (nombre, mail,especialidad) values ('Daniela Ried','daniela.ried@gmail.com',33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Pilar" calcext:value-type="string">
            <text:p>Pilar</text:p>
          </table:table-cell>
          <table:table-cell table:formula="of:=OFFSET([.B$1] ;ROUND(39*RAND());0;1;1)" office:value-type="string" office:string-value="Larrain" calcext:value-type="string">
            <text:p>Larrain</text:p>
          </table:table-cell>
          <table:table-cell table:formula="of:=+[.A79]&amp;&quot; &quot;&amp;[.B79]" office:value-type="string" office:string-value="Pilar Larrain" calcext:value-type="string">
            <text:p>Pilar Larrain</text:p>
          </table:table-cell>
          <table:table-cell table:formula="of:=LOWER([.A79])&amp;&quot;.&quot;&amp;LOWER([.B79])&amp;&quot;@gmail.com&quot;" office:value-type="string" office:string-value="pilar.larrain@gmail.com" calcext:value-type="string">
            <text:p>pilar.larrain@gmail.com</text:p>
          </table:table-cell>
          <table:table-cell table:style-name="ce7" table:formula="of:=ROUND(79*RAND())" office:value-type="float" office:value="8" calcext:value-type="float">
            <text:p>8</text:p>
          </table:table-cell>
          <table:table-cell table:formula="of:=&quot;insert into entrenador (nombre, mail,especialidad) values ('&quot;&amp;[.C79]&amp;&quot;','&quot;&amp;[.D79]&amp;&quot;',&quot;&amp;[.E79]&amp;&quot;);&quot;" office:value-type="string" office:string-value="insert into entrenador (nombre, mail,especialidad) values ('Pilar Larrain','pilar.larrain@gmail.com',8);" calcext:value-type="string">
            <text:p>insert into entrenador (nombre, mail,especialidad) values ('Pilar Larrain','pilar.larrain@gmail.com',8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Sergio" calcext:value-type="string">
            <text:p>Sergio</text:p>
          </table:table-cell>
          <table:table-cell table:formula="of:=OFFSET([.B$1] ;ROUND(39*RAND());0;1;1)" office:value-type="string" office:string-value="Gómez" calcext:value-type="string">
            <text:p>Gómez</text:p>
          </table:table-cell>
          <table:table-cell table:formula="of:=+[.A80]&amp;&quot; &quot;&amp;[.B80]" office:value-type="string" office:string-value="Sergio Gómez" calcext:value-type="string">
            <text:p>Sergio Gómez</text:p>
          </table:table-cell>
          <table:table-cell table:formula="of:=LOWER([.A80])&amp;&quot;.&quot;&amp;LOWER([.B80])&amp;&quot;@gmail.com&quot;" office:value-type="string" office:string-value="sergio.gómez@gmail.com" calcext:value-type="string">
            <text:p>sergio.gómez@gmail.com</text:p>
          </table:table-cell>
          <table:table-cell table:style-name="ce7" table:formula="of:=ROUND(79*RAND())" office:value-type="float" office:value="46" calcext:value-type="float">
            <text:p>46</text:p>
          </table:table-cell>
          <table:table-cell table:formula="of:=&quot;insert into entrenador (nombre, mail,especialidad) values ('&quot;&amp;[.C80]&amp;&quot;','&quot;&amp;[.D80]&amp;&quot;',&quot;&amp;[.E80]&amp;&quot;);&quot;" office:value-type="string" office:string-value="insert into entrenador (nombre, mail,especialidad) values ('Sergio Gómez','sergio.gómez@gmail.com',46);" calcext:value-type="string">
            <text:p>insert into entrenador (nombre, mail,especialidad) values ('Sergio Gómez','sergio.gómez@gmail.com',46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Sergio" calcext:value-type="string">
            <text:p>Sergio</text:p>
          </table:table-cell>
          <table:table-cell table:formula="of:=OFFSET([.B$1] ;ROUND(39*RAND());0;1;1)" office:value-type="string" office:string-value="Salazar" calcext:value-type="string">
            <text:p>Salazar</text:p>
          </table:table-cell>
          <table:table-cell table:formula="of:=+[.A81]&amp;&quot; &quot;&amp;[.B81]" office:value-type="string" office:string-value="Sergio Salazar" calcext:value-type="string">
            <text:p>Sergio Salazar</text:p>
          </table:table-cell>
          <table:table-cell table:formula="of:=LOWER([.A81])&amp;&quot;.&quot;&amp;LOWER([.B81])&amp;&quot;@gmail.com&quot;" office:value-type="string" office:string-value="sergio.salazar@gmail.com" calcext:value-type="string">
            <text:p>sergio.salazar@gmail.com</text:p>
          </table:table-cell>
          <table:table-cell table:style-name="ce7" table:formula="of:=ROUND(79*RAND())" office:value-type="float" office:value="46" calcext:value-type="float">
            <text:p>46</text:p>
          </table:table-cell>
          <table:table-cell table:formula="of:=&quot;insert into entrenador (nombre, mail,especialidad) values ('&quot;&amp;[.C81]&amp;&quot;','&quot;&amp;[.D81]&amp;&quot;',&quot;&amp;[.E81]&amp;&quot;);&quot;" office:value-type="string" office:string-value="insert into entrenador (nombre, mail,especialidad) values ('Sergio Salazar','sergio.salazar@gmail.com',46);" calcext:value-type="string">
            <text:p>insert into entrenador (nombre, mail,especialidad) values ('Sergio Salazar','sergio.salazar@gmail.com',46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sunción" calcext:value-type="string">
            <text:p>Asunción</text:p>
          </table:table-cell>
          <table:table-cell table:formula="of:=OFFSET([.B$1] ;ROUND(39*RAND());0;1;1)" office:value-type="string" office:string-value="Garrido" calcext:value-type="string">
            <text:p>Garrido</text:p>
          </table:table-cell>
          <table:table-cell table:formula="of:=+[.A82]&amp;&quot; &quot;&amp;[.B82]" office:value-type="string" office:string-value="Asunción Garrido" calcext:value-type="string">
            <text:p>Asunción Garrido</text:p>
          </table:table-cell>
          <table:table-cell table:formula="of:=LOWER([.A82])&amp;&quot;.&quot;&amp;LOWER([.B82])&amp;&quot;@gmail.com&quot;" office:value-type="string" office:string-value="asunción.garrido@gmail.com" calcext:value-type="string">
            <text:p>asunción.garrido@gmail.com</text:p>
          </table:table-cell>
          <table:table-cell table:style-name="ce7" table:formula="of:=ROUND(79*RAND())" office:value-type="float" office:value="30" calcext:value-type="float">
            <text:p>30</text:p>
          </table:table-cell>
          <table:table-cell table:formula="of:=&quot;insert into entrenador (nombre, mail,especialidad) values ('&quot;&amp;[.C82]&amp;&quot;','&quot;&amp;[.D82]&amp;&quot;',&quot;&amp;[.E82]&amp;&quot;);&quot;" office:value-type="string" office:string-value="insert into entrenador (nombre, mail,especialidad) values ('Asunción Garrido','asunción.garrido@gmail.com',30);" calcext:value-type="string">
            <text:p>insert into entrenador (nombre, mail,especialidad) values ('Asunción Garrido','asunción.garrido@gmail.com',30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iguel" calcext:value-type="string">
            <text:p>Miguel</text:p>
          </table:table-cell>
          <table:table-cell table:formula="of:=OFFSET([.B$1] ;ROUND(39*RAND());0;1;1)" office:value-type="string" office:string-value="Ried" calcext:value-type="string">
            <text:p>Ried</text:p>
          </table:table-cell>
          <table:table-cell table:formula="of:=+[.A83]&amp;&quot; &quot;&amp;[.B83]" office:value-type="string" office:string-value="Miguel Ried" calcext:value-type="string">
            <text:p>Miguel Ried</text:p>
          </table:table-cell>
          <table:table-cell table:formula="of:=LOWER([.A83])&amp;&quot;.&quot;&amp;LOWER([.B83])&amp;&quot;@gmail.com&quot;" office:value-type="string" office:string-value="miguel.ried@gmail.com" calcext:value-type="string">
            <text:p>miguel.ried@gmail.com</text:p>
          </table:table-cell>
          <table:table-cell table:style-name="ce7" table:formula="of:=ROUND(79*RAND())" office:value-type="float" office:value="2" calcext:value-type="float">
            <text:p>2</text:p>
          </table:table-cell>
          <table:table-cell table:formula="of:=&quot;insert into entrenador (nombre, mail,especialidad) values ('&quot;&amp;[.C83]&amp;&quot;','&quot;&amp;[.D83]&amp;&quot;',&quot;&amp;[.E83]&amp;&quot;);&quot;" office:value-type="string" office:string-value="insert into entrenador (nombre, mail,especialidad) values ('Miguel Ried','miguel.ried@gmail.com',2);" calcext:value-type="string">
            <text:p>insert into entrenador (nombre, mail,especialidad) values ('Miguel Ried','miguel.ried@gmail.com',2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Luis" calcext:value-type="string">
            <text:p>Luis</text:p>
          </table:table-cell>
          <table:table-cell table:formula="of:=OFFSET([.B$1] ;ROUND(39*RAND());0;1;1)" office:value-type="string" office:string-value="Zamorano" calcext:value-type="string">
            <text:p>Zamorano</text:p>
          </table:table-cell>
          <table:table-cell table:formula="of:=+[.A84]&amp;&quot; &quot;&amp;[.B84]" office:value-type="string" office:string-value="Luis Zamorano" calcext:value-type="string">
            <text:p>Luis Zamorano</text:p>
          </table:table-cell>
          <table:table-cell table:formula="of:=LOWER([.A84])&amp;&quot;.&quot;&amp;LOWER([.B84])&amp;&quot;@gmail.com&quot;" office:value-type="string" office:string-value="luis.zamorano@gmail.com" calcext:value-type="string">
            <text:p>luis.zamorano@gmail.com</text:p>
          </table:table-cell>
          <table:table-cell table:style-name="ce7" table:formula="of:=ROUND(79*RAND())" office:value-type="float" office:value="69" calcext:value-type="float">
            <text:p>69</text:p>
          </table:table-cell>
          <table:table-cell table:formula="of:=&quot;insert into entrenador (nombre, mail,especialidad) values ('&quot;&amp;[.C84]&amp;&quot;','&quot;&amp;[.D84]&amp;&quot;',&quot;&amp;[.E84]&amp;&quot;);&quot;" office:value-type="string" office:string-value="insert into entrenador (nombre, mail,especialidad) values ('Luis Zamorano','luis.zamorano@gmail.com',69);" calcext:value-type="string">
            <text:p>insert into entrenador (nombre, mail,especialidad) values ('Luis Zamorano','luis.zamorano@gmail.com',69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ario" calcext:value-type="string">
            <text:p>Mario</text:p>
          </table:table-cell>
          <table:table-cell table:formula="of:=OFFSET([.B$1] ;ROUND(39*RAND());0;1;1)" office:value-type="string" office:string-value="Orrego" calcext:value-type="string">
            <text:p>Orrego</text:p>
          </table:table-cell>
          <table:table-cell table:formula="of:=+[.A85]&amp;&quot; &quot;&amp;[.B85]" office:value-type="string" office:string-value="Mario Orrego" calcext:value-type="string">
            <text:p>Mario Orrego</text:p>
          </table:table-cell>
          <table:table-cell table:formula="of:=LOWER([.A85])&amp;&quot;.&quot;&amp;LOWER([.B85])&amp;&quot;@gmail.com&quot;" office:value-type="string" office:string-value="mario.orrego@gmail.com" calcext:value-type="string">
            <text:p>mario.orrego@gmail.com</text:p>
          </table:table-cell>
          <table:table-cell table:style-name="ce7" table:formula="of:=ROUND(79*RAND())" office:value-type="float" office:value="37" calcext:value-type="float">
            <text:p>37</text:p>
          </table:table-cell>
          <table:table-cell table:formula="of:=&quot;insert into entrenador (nombre, mail,especialidad) values ('&quot;&amp;[.C85]&amp;&quot;','&quot;&amp;[.D85]&amp;&quot;',&quot;&amp;[.E85]&amp;&quot;);&quot;" office:value-type="string" office:string-value="insert into entrenador (nombre, mail,especialidad) values ('Mario Orrego','mario.orrego@gmail.com',37);" calcext:value-type="string">
            <text:p>insert into entrenador (nombre, mail,especialidad) values ('Mario Orrego','mario.orrego@gmail.com',37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Camilo" calcext:value-type="string">
            <text:p>Camilo</text:p>
          </table:table-cell>
          <table:table-cell table:formula="of:=OFFSET([.B$1] ;ROUND(39*RAND());0;1;1)" office:value-type="string" office:string-value="Del Bosque" calcext:value-type="string">
            <text:p>Del Bosque</text:p>
          </table:table-cell>
          <table:table-cell table:formula="of:=+[.A86]&amp;&quot; &quot;&amp;[.B86]" office:value-type="string" office:string-value="Camilo Del Bosque" calcext:value-type="string">
            <text:p>Camilo Del Bosque</text:p>
          </table:table-cell>
          <table:table-cell table:formula="of:=LOWER([.A86])&amp;&quot;.&quot;&amp;LOWER([.B86])&amp;&quot;@gmail.com&quot;" office:value-type="string" office:string-value="camilo.del bosque@gmail.com" calcext:value-type="string">
            <text:p>camilo.del bosque@gmail.com</text:p>
          </table:table-cell>
          <table:table-cell table:style-name="ce7" table:formula="of:=ROUND(79*RAND())" office:value-type="float" office:value="47" calcext:value-type="float">
            <text:p>47</text:p>
          </table:table-cell>
          <table:table-cell table:formula="of:=&quot;insert into entrenador (nombre, mail,especialidad) values ('&quot;&amp;[.C86]&amp;&quot;','&quot;&amp;[.D86]&amp;&quot;',&quot;&amp;[.E86]&amp;&quot;);&quot;" office:value-type="string" office:string-value="insert into entrenador (nombre, mail,especialidad) values ('Camilo Del Bosque','camilo.del bosque@gmail.com',47);" calcext:value-type="string">
            <text:p>insert into entrenador (nombre, mail,especialidad) values ('Camilo Del Bosque','camilo.del bosque@gmail.com',47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lfredo" calcext:value-type="string">
            <text:p>Alfredo</text:p>
          </table:table-cell>
          <table:table-cell table:formula="of:=OFFSET([.B$1] ;ROUND(39*RAND());0;1;1)" office:value-type="string" office:string-value="Errázuriz" calcext:value-type="string">
            <text:p>Errázuriz</text:p>
          </table:table-cell>
          <table:table-cell table:formula="of:=+[.A87]&amp;&quot; &quot;&amp;[.B87]" office:value-type="string" office:string-value="Alfredo Errázuriz" calcext:value-type="string">
            <text:p>Alfredo Errázuriz</text:p>
          </table:table-cell>
          <table:table-cell table:formula="of:=LOWER([.A87])&amp;&quot;.&quot;&amp;LOWER([.B87])&amp;&quot;@gmail.com&quot;" office:value-type="string" office:string-value="alfredo.errázuriz@gmail.com" calcext:value-type="string">
            <text:p>alfredo.errázuriz@gmail.com</text:p>
          </table:table-cell>
          <table:table-cell table:style-name="ce7" table:formula="of:=ROUND(79*RAND())" office:value-type="float" office:value="46" calcext:value-type="float">
            <text:p>46</text:p>
          </table:table-cell>
          <table:table-cell table:formula="of:=&quot;insert into entrenador (nombre, mail,especialidad) values ('&quot;&amp;[.C87]&amp;&quot;','&quot;&amp;[.D87]&amp;&quot;',&quot;&amp;[.E87]&amp;&quot;);&quot;" office:value-type="string" office:string-value="insert into entrenador (nombre, mail,especialidad) values ('Alfredo Errázuriz','alfredo.errázuriz@gmail.com',46);" calcext:value-type="string">
            <text:p>insert into entrenador (nombre, mail,especialidad) values ('Alfredo Errázuriz','alfredo.errázuriz@gmail.com',46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Vicente" calcext:value-type="string">
            <text:p>Vicente</text:p>
          </table:table-cell>
          <table:table-cell table:formula="of:=OFFSET([.B$1] ;ROUND(39*RAND());0;1;1)" office:value-type="string" office:string-value="Jáuregui" calcext:value-type="string">
            <text:p>Jáuregui</text:p>
          </table:table-cell>
          <table:table-cell table:formula="of:=+[.A88]&amp;&quot; &quot;&amp;[.B88]" office:value-type="string" office:string-value="Vicente Jáuregui" calcext:value-type="string">
            <text:p>Vicente Jáuregui</text:p>
          </table:table-cell>
          <table:table-cell table:formula="of:=LOWER([.A88])&amp;&quot;.&quot;&amp;LOWER([.B88])&amp;&quot;@gmail.com&quot;" office:value-type="string" office:string-value="vicente.jáuregui@gmail.com" calcext:value-type="string">
            <text:p>vicente.jáuregui@gmail.com</text:p>
          </table:table-cell>
          <table:table-cell table:style-name="ce7" table:formula="of:=ROUND(79*RAND())" office:value-type="float" office:value="1" calcext:value-type="float">
            <text:p>1</text:p>
          </table:table-cell>
          <table:table-cell table:formula="of:=&quot;insert into entrenador (nombre, mail,especialidad) values ('&quot;&amp;[.C88]&amp;&quot;','&quot;&amp;[.D88]&amp;&quot;',&quot;&amp;[.E88]&amp;&quot;);&quot;" office:value-type="string" office:string-value="insert into entrenador (nombre, mail,especialidad) values ('Vicente Jáuregui','vicente.jáuregui@gmail.com',1);" calcext:value-type="string">
            <text:p>insert into entrenador (nombre, mail,especialidad) values ('Vicente Jáuregui','vicente.jáuregui@gmail.com',1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aría" calcext:value-type="string">
            <text:p>María</text:p>
          </table:table-cell>
          <table:table-cell table:formula="of:=OFFSET([.B$1] ;ROUND(39*RAND());0;1;1)" office:value-type="string" office:string-value="Gómez" calcext:value-type="string">
            <text:p>Gómez</text:p>
          </table:table-cell>
          <table:table-cell table:formula="of:=+[.A89]&amp;&quot; &quot;&amp;[.B89]" office:value-type="string" office:string-value="María Gómez" calcext:value-type="string">
            <text:p>María Gómez</text:p>
          </table:table-cell>
          <table:table-cell table:formula="of:=LOWER([.A89])&amp;&quot;.&quot;&amp;LOWER([.B89])&amp;&quot;@gmail.com&quot;" office:value-type="string" office:string-value="maría.gómez@gmail.com" calcext:value-type="string">
            <text:p>maría.gómez@gmail.com</text:p>
          </table:table-cell>
          <table:table-cell table:style-name="ce7" table:formula="of:=ROUND(79*RAND())" office:value-type="float" office:value="72" calcext:value-type="float">
            <text:p>72</text:p>
          </table:table-cell>
          <table:table-cell table:formula="of:=&quot;insert into entrenador (nombre, mail,especialidad) values ('&quot;&amp;[.C89]&amp;&quot;','&quot;&amp;[.D89]&amp;&quot;',&quot;&amp;[.E89]&amp;&quot;);&quot;" office:value-type="string" office:string-value="insert into entrenador (nombre, mail,especialidad) values ('María Gómez','maría.gómez@gmail.com',72);" calcext:value-type="string">
            <text:p>insert into entrenador (nombre, mail,especialidad) values ('María Gómez','maría.gómez@gmail.com',72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ariel" calcext:value-type="string">
            <text:p>Mariel</text:p>
          </table:table-cell>
          <table:table-cell table:formula="of:=OFFSET([.B$1] ;ROUND(39*RAND());0;1;1)" office:value-type="string" office:string-value="De Gregorio" calcext:value-type="string">
            <text:p>De Gregorio</text:p>
          </table:table-cell>
          <table:table-cell table:formula="of:=+[.A90]&amp;&quot; &quot;&amp;[.B90]" office:value-type="string" office:string-value="Mariel De Gregorio" calcext:value-type="string">
            <text:p>Mariel De Gregorio</text:p>
          </table:table-cell>
          <table:table-cell table:formula="of:=LOWER([.A90])&amp;&quot;.&quot;&amp;LOWER([.B90])&amp;&quot;@gmail.com&quot;" office:value-type="string" office:string-value="mariel.de gregorio@gmail.com" calcext:value-type="string">
            <text:p>mariel.de gregorio@gmail.com</text:p>
          </table:table-cell>
          <table:table-cell table:style-name="ce7" table:formula="of:=ROUND(79*RAND())" office:value-type="float" office:value="30" calcext:value-type="float">
            <text:p>30</text:p>
          </table:table-cell>
          <table:table-cell table:formula="of:=&quot;insert into entrenador (nombre, mail,especialidad) values ('&quot;&amp;[.C90]&amp;&quot;','&quot;&amp;[.D90]&amp;&quot;',&quot;&amp;[.E90]&amp;&quot;);&quot;" office:value-type="string" office:string-value="insert into entrenador (nombre, mail,especialidad) values ('Mariel De Gregorio','mariel.de gregorio@gmail.com',30);" calcext:value-type="string">
            <text:p>insert into entrenador (nombre, mail,especialidad) values ('Mariel De Gregorio','mariel.de gregorio@gmail.com',30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sunción" calcext:value-type="string">
            <text:p>Asunción</text:p>
          </table:table-cell>
          <table:table-cell table:formula="of:=OFFSET([.B$1] ;ROUND(39*RAND());0;1;1)" office:value-type="string" office:string-value="Alessandri" calcext:value-type="string">
            <text:p>Alessandri</text:p>
          </table:table-cell>
          <table:table-cell table:formula="of:=+[.A91]&amp;&quot; &quot;&amp;[.B91]" office:value-type="string" office:string-value="Asunción Alessandri" calcext:value-type="string">
            <text:p>Asunción Alessandri</text:p>
          </table:table-cell>
          <table:table-cell table:formula="of:=LOWER([.A91])&amp;&quot;.&quot;&amp;LOWER([.B91])&amp;&quot;@gmail.com&quot;" office:value-type="string" office:string-value="asunción.alessandri@gmail.com" calcext:value-type="string">
            <text:p>asunción.alessandri@gmail.com</text:p>
          </table:table-cell>
          <table:table-cell table:style-name="ce7" table:formula="of:=ROUND(79*RAND())" office:value-type="float" office:value="78" calcext:value-type="float">
            <text:p>78</text:p>
          </table:table-cell>
          <table:table-cell table:formula="of:=&quot;insert into entrenador (nombre, mail,especialidad) values ('&quot;&amp;[.C91]&amp;&quot;','&quot;&amp;[.D91]&amp;&quot;',&quot;&amp;[.E91]&amp;&quot;);&quot;" office:value-type="string" office:string-value="insert into entrenador (nombre, mail,especialidad) values ('Asunción Alessandri','asunción.alessandri@gmail.com',78);" calcext:value-type="string">
            <text:p>insert into entrenador (nombre, mail,especialidad) values ('Asunción Alessandri','asunción.alessandri@gmail.com',78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Enrique" calcext:value-type="string">
            <text:p>Enrique</text:p>
          </table:table-cell>
          <table:table-cell table:formula="of:=OFFSET([.B$1] ;ROUND(39*RAND());0;1;1)" office:value-type="string" office:string-value="Darlette" calcext:value-type="string">
            <text:p>Darlette</text:p>
          </table:table-cell>
          <table:table-cell table:formula="of:=+[.A92]&amp;&quot; &quot;&amp;[.B92]" office:value-type="string" office:string-value="Enrique Darlette" calcext:value-type="string">
            <text:p>Enrique Darlette</text:p>
          </table:table-cell>
          <table:table-cell table:formula="of:=LOWER([.A92])&amp;&quot;.&quot;&amp;LOWER([.B92])&amp;&quot;@gmail.com&quot;" office:value-type="string" office:string-value="enrique.darlette@gmail.com" calcext:value-type="string">
            <text:p>enrique.darlette@gmail.com</text:p>
          </table:table-cell>
          <table:table-cell table:style-name="ce7" table:formula="of:=ROUND(79*RAND())" office:value-type="float" office:value="69" calcext:value-type="float">
            <text:p>69</text:p>
          </table:table-cell>
          <table:table-cell table:formula="of:=&quot;insert into entrenador (nombre, mail,especialidad) values ('&quot;&amp;[.C92]&amp;&quot;','&quot;&amp;[.D92]&amp;&quot;',&quot;&amp;[.E92]&amp;&quot;);&quot;" office:value-type="string" office:string-value="insert into entrenador (nombre, mail,especialidad) values ('Enrique Darlette','enrique.darlette@gmail.com',69);" calcext:value-type="string">
            <text:p>insert into entrenador (nombre, mail,especialidad) values ('Enrique Darlette','enrique.darlette@gmail.com',69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Emilio" calcext:value-type="string">
            <text:p>Emilio</text:p>
          </table:table-cell>
          <table:table-cell table:formula="of:=OFFSET([.B$1] ;ROUND(39*RAND());0;1;1)" office:value-type="string" office:string-value="Martínez" calcext:value-type="string">
            <text:p>Martínez</text:p>
          </table:table-cell>
          <table:table-cell table:formula="of:=+[.A93]&amp;&quot; &quot;&amp;[.B93]" office:value-type="string" office:string-value="Emilio Martínez" calcext:value-type="string">
            <text:p>Emilio Martínez</text:p>
          </table:table-cell>
          <table:table-cell table:formula="of:=LOWER([.A93])&amp;&quot;.&quot;&amp;LOWER([.B93])&amp;&quot;@gmail.com&quot;" office:value-type="string" office:string-value="emilio.martínez@gmail.com" calcext:value-type="string">
            <text:p>emilio.martínez@gmail.com</text:p>
          </table:table-cell>
          <table:table-cell table:style-name="ce7" table:formula="of:=ROUND(79*RAND())" office:value-type="float" office:value="14" calcext:value-type="float">
            <text:p>14</text:p>
          </table:table-cell>
          <table:table-cell table:formula="of:=&quot;insert into entrenador (nombre, mail,especialidad) values ('&quot;&amp;[.C93]&amp;&quot;','&quot;&amp;[.D93]&amp;&quot;',&quot;&amp;[.E93]&amp;&quot;);&quot;" office:value-type="string" office:string-value="insert into entrenador (nombre, mail,especialidad) values ('Emilio Martínez','emilio.martínez@gmail.com',14);" calcext:value-type="string">
            <text:p>insert into entrenador (nombre, mail,especialidad) values ('Emilio Martínez','emilio.martínez@gmail.com',14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Homero" calcext:value-type="string">
            <text:p>Homero</text:p>
          </table:table-cell>
          <table:table-cell table:formula="of:=OFFSET([.B$1] ;ROUND(39*RAND());0;1;1)" office:value-type="string" office:string-value="Ledermann" calcext:value-type="string">
            <text:p>Ledermann</text:p>
          </table:table-cell>
          <table:table-cell table:formula="of:=+[.A94]&amp;&quot; &quot;&amp;[.B94]" office:value-type="string" office:string-value="Homero Ledermann" calcext:value-type="string">
            <text:p>Homero Ledermann</text:p>
          </table:table-cell>
          <table:table-cell table:formula="of:=LOWER([.A94])&amp;&quot;.&quot;&amp;LOWER([.B94])&amp;&quot;@gmail.com&quot;" office:value-type="string" office:string-value="homero.ledermann@gmail.com" calcext:value-type="string">
            <text:p>homero.ledermann@gmail.com</text:p>
          </table:table-cell>
          <table:table-cell table:style-name="ce7" table:formula="of:=ROUND(79*RAND())" office:value-type="float" office:value="72" calcext:value-type="float">
            <text:p>72</text:p>
          </table:table-cell>
          <table:table-cell table:formula="of:=&quot;insert into entrenador (nombre, mail,especialidad) values ('&quot;&amp;[.C94]&amp;&quot;','&quot;&amp;[.D94]&amp;&quot;',&quot;&amp;[.E94]&amp;&quot;);&quot;" office:value-type="string" office:string-value="insert into entrenador (nombre, mail,especialidad) values ('Homero Ledermann','homero.ledermann@gmail.com',72);" calcext:value-type="string">
            <text:p>insert into entrenador (nombre, mail,especialidad) values ('Homero Ledermann','homero.ledermann@gmail.com',72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argarita" calcext:value-type="string">
            <text:p>Margarita</text:p>
          </table:table-cell>
          <table:table-cell table:formula="of:=OFFSET([.B$1] ;ROUND(39*RAND());0;1;1)" office:value-type="string" office:string-value="Del Bosque" calcext:value-type="string">
            <text:p>Del Bosque</text:p>
          </table:table-cell>
          <table:table-cell table:formula="of:=+[.A95]&amp;&quot; &quot;&amp;[.B95]" office:value-type="string" office:string-value="Margarita Del Bosque" calcext:value-type="string">
            <text:p>Margarita Del Bosque</text:p>
          </table:table-cell>
          <table:table-cell table:formula="of:=LOWER([.A95])&amp;&quot;.&quot;&amp;LOWER([.B95])&amp;&quot;@gmail.com&quot;" office:value-type="string" office:string-value="margarita.del bosque@gmail.com" calcext:value-type="string">
            <text:p>margarita.del bosque@gmail.com</text:p>
          </table:table-cell>
          <table:table-cell table:style-name="ce7" table:formula="of:=ROUND(79*RAND())" office:value-type="float" office:value="8" calcext:value-type="float">
            <text:p>8</text:p>
          </table:table-cell>
          <table:table-cell table:formula="of:=&quot;insert into entrenador (nombre, mail,especialidad) values ('&quot;&amp;[.C95]&amp;&quot;','&quot;&amp;[.D95]&amp;&quot;',&quot;&amp;[.E95]&amp;&quot;);&quot;" office:value-type="string" office:string-value="insert into entrenador (nombre, mail,especialidad) values ('Margarita Del Bosque','margarita.del bosque@gmail.com',8);" calcext:value-type="string">
            <text:p>insert into entrenador (nombre, mail,especialidad) values ('Margarita Del Bosque','margarita.del bosque@gmail.com',8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lfredo" calcext:value-type="string">
            <text:p>Alfredo</text:p>
          </table:table-cell>
          <table:table-cell table:formula="of:=OFFSET([.B$1] ;ROUND(39*RAND());0;1;1)" office:value-type="string" office:string-value="Bodanovic" calcext:value-type="string">
            <text:p>Bodanovic</text:p>
          </table:table-cell>
          <table:table-cell table:formula="of:=+[.A96]&amp;&quot; &quot;&amp;[.B96]" office:value-type="string" office:string-value="Alfredo Bodanovic" calcext:value-type="string">
            <text:p>Alfredo Bodanovic</text:p>
          </table:table-cell>
          <table:table-cell table:formula="of:=LOWER([.A96])&amp;&quot;.&quot;&amp;LOWER([.B96])&amp;&quot;@gmail.com&quot;" office:value-type="string" office:string-value="alfredo.bodanovic@gmail.com" calcext:value-type="string">
            <text:p>alfredo.bodanovic@gmail.com</text:p>
          </table:table-cell>
          <table:table-cell table:style-name="ce7" table:formula="of:=ROUND(79*RAND())" office:value-type="float" office:value="59" calcext:value-type="float">
            <text:p>59</text:p>
          </table:table-cell>
          <table:table-cell table:formula="of:=&quot;insert into entrenador (nombre, mail,especialidad) values ('&quot;&amp;[.C96]&amp;&quot;','&quot;&amp;[.D96]&amp;&quot;',&quot;&amp;[.E96]&amp;&quot;);&quot;" office:value-type="string" office:string-value="insert into entrenador (nombre, mail,especialidad) values ('Alfredo Bodanovic','alfredo.bodanovic@gmail.com',59);" calcext:value-type="string">
            <text:p>insert into entrenador (nombre, mail,especialidad) values ('Alfredo Bodanovic','alfredo.bodanovic@gmail.com',59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Fabiola" calcext:value-type="string">
            <text:p>Fabiola</text:p>
          </table:table-cell>
          <table:table-cell table:formula="of:=OFFSET([.B$1] ;ROUND(39*RAND());0;1;1)" office:value-type="string" office:string-value="Misle" calcext:value-type="string">
            <text:p>Misle</text:p>
          </table:table-cell>
          <table:table-cell table:formula="of:=+[.A97]&amp;&quot; &quot;&amp;[.B97]" office:value-type="string" office:string-value="Fabiola Misle" calcext:value-type="string">
            <text:p>Fabiola Misle</text:p>
          </table:table-cell>
          <table:table-cell table:formula="of:=LOWER([.A97])&amp;&quot;.&quot;&amp;LOWER([.B97])&amp;&quot;@gmail.com&quot;" office:value-type="string" office:string-value="fabiola.misle@gmail.com" calcext:value-type="string">
            <text:p>fabiola.misle@gmail.com</text:p>
          </table:table-cell>
          <table:table-cell table:style-name="ce7" table:formula="of:=ROUND(79*RAND())" office:value-type="float" office:value="33" calcext:value-type="float">
            <text:p>33</text:p>
          </table:table-cell>
          <table:table-cell table:formula="of:=&quot;insert into entrenador (nombre, mail,especialidad) values ('&quot;&amp;[.C97]&amp;&quot;','&quot;&amp;[.D97]&amp;&quot;',&quot;&amp;[.E97]&amp;&quot;);&quot;" office:value-type="string" office:string-value="insert into entrenador (nombre, mail,especialidad) values ('Fabiola Misle','fabiola.misle@gmail.com',33);" calcext:value-type="string">
            <text:p>insert into entrenador (nombre, mail,especialidad) values ('Fabiola Misle','fabiola.misle@gmail.com',33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Raquel" calcext:value-type="string">
            <text:p>Raquel</text:p>
          </table:table-cell>
          <table:table-cell table:formula="of:=OFFSET([.B$1] ;ROUND(39*RAND());0;1;1)" office:value-type="string" office:string-value="Ried" calcext:value-type="string">
            <text:p>Ried</text:p>
          </table:table-cell>
          <table:table-cell table:formula="of:=+[.A98]&amp;&quot; &quot;&amp;[.B98]" office:value-type="string" office:string-value="Raquel Ried" calcext:value-type="string">
            <text:p>Raquel Ried</text:p>
          </table:table-cell>
          <table:table-cell table:formula="of:=LOWER([.A98])&amp;&quot;.&quot;&amp;LOWER([.B98])&amp;&quot;@gmail.com&quot;" office:value-type="string" office:string-value="raquel.ried@gmail.com" calcext:value-type="string">
            <text:p>raquel.ried@gmail.com</text:p>
          </table:table-cell>
          <table:table-cell table:style-name="ce7" table:formula="of:=ROUND(79*RAND())" office:value-type="float" office:value="39" calcext:value-type="float">
            <text:p>39</text:p>
          </table:table-cell>
          <table:table-cell table:formula="of:=&quot;insert into entrenador (nombre, mail,especialidad) values ('&quot;&amp;[.C98]&amp;&quot;','&quot;&amp;[.D98]&amp;&quot;',&quot;&amp;[.E98]&amp;&quot;);&quot;" office:value-type="string" office:string-value="insert into entrenador (nombre, mail,especialidad) values ('Raquel Ried','raquel.ried@gmail.com',39);" calcext:value-type="string">
            <text:p>insert into entrenador (nombre, mail,especialidad) values ('Raquel Ried','raquel.ried@gmail.com',39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Consuelo" calcext:value-type="string">
            <text:p>Consuelo</text:p>
          </table:table-cell>
          <table:table-cell table:formula="of:=OFFSET([.B$1] ;ROUND(39*RAND());0;1;1)" office:value-type="string" office:string-value="Del Bosque" calcext:value-type="string">
            <text:p>Del Bosque</text:p>
          </table:table-cell>
          <table:table-cell table:formula="of:=+[.A99]&amp;&quot; &quot;&amp;[.B99]" office:value-type="string" office:string-value="Consuelo Del Bosque" calcext:value-type="string">
            <text:p>Consuelo Del Bosque</text:p>
          </table:table-cell>
          <table:table-cell table:formula="of:=LOWER([.A99])&amp;&quot;.&quot;&amp;LOWER([.B99])&amp;&quot;@gmail.com&quot;" office:value-type="string" office:string-value="consuelo.del bosque@gmail.com" calcext:value-type="string">
            <text:p>consuelo.del bosque@gmail.com</text:p>
          </table:table-cell>
          <table:table-cell table:style-name="ce7" table:formula="of:=ROUND(79*RAND())" office:value-type="float" office:value="46" calcext:value-type="float">
            <text:p>46</text:p>
          </table:table-cell>
          <table:table-cell table:formula="of:=&quot;insert into entrenador (nombre, mail,especialidad) values ('&quot;&amp;[.C99]&amp;&quot;','&quot;&amp;[.D99]&amp;&quot;',&quot;&amp;[.E99]&amp;&quot;);&quot;" office:value-type="string" office:string-value="insert into entrenador (nombre, mail,especialidad) values ('Consuelo Del Bosque','consuelo.del bosque@gmail.com',46);" calcext:value-type="string">
            <text:p>insert into entrenador (nombre, mail,especialidad) values ('Consuelo Del Bosque','consuelo.del bosque@gmail.com',46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Benito" calcext:value-type="string">
            <text:p>Benito</text:p>
          </table:table-cell>
          <table:table-cell table:formula="of:=OFFSET([.B$1] ;ROUND(39*RAND());0;1;1)" office:value-type="string" office:string-value="Larrain" calcext:value-type="string">
            <text:p>Larrain</text:p>
          </table:table-cell>
          <table:table-cell table:formula="of:=+[.A100]&amp;&quot; &quot;&amp;[.B100]" office:value-type="string" office:string-value="Benito Larrain" calcext:value-type="string">
            <text:p>Benito Larrain</text:p>
          </table:table-cell>
          <table:table-cell table:formula="of:=LOWER([.A100])&amp;&quot;.&quot;&amp;LOWER([.B100])&amp;&quot;@gmail.com&quot;" office:value-type="string" office:string-value="benito.larrain@gmail.com" calcext:value-type="string">
            <text:p>benito.larrain@gmail.com</text:p>
          </table:table-cell>
          <table:table-cell table:style-name="ce7" table:formula="of:=ROUND(79*RAND())" office:value-type="float" office:value="27" calcext:value-type="float">
            <text:p>27</text:p>
          </table:table-cell>
          <table:table-cell table:formula="of:=&quot;insert into entrenador (nombre, mail,especialidad) values ('&quot;&amp;[.C100]&amp;&quot;','&quot;&amp;[.D100]&amp;&quot;',&quot;&amp;[.E100]&amp;&quot;);&quot;" office:value-type="string" office:string-value="insert into entrenador (nombre, mail,especialidad) values ('Benito Larrain','benito.larrain@gmail.com',27);" calcext:value-type="string">
            <text:p>insert into entrenador (nombre, mail,especialidad) values ('Benito Larrain','benito.larrain@gmail.com',27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Fabiola" calcext:value-type="string">
            <text:p>Fabiola</text:p>
          </table:table-cell>
          <table:table-cell table:formula="of:=OFFSET([.B$1] ;ROUND(39*RAND());0;1;1)" office:value-type="string" office:string-value="De Gregorio" calcext:value-type="string">
            <text:p>De Gregorio</text:p>
          </table:table-cell>
          <table:table-cell table:formula="of:=+[.A101]&amp;&quot; &quot;&amp;[.B101]" office:value-type="string" office:string-value="Fabiola De Gregorio" calcext:value-type="string">
            <text:p>Fabiola De Gregorio</text:p>
          </table:table-cell>
          <table:table-cell table:formula="of:=LOWER([.A101])&amp;&quot;.&quot;&amp;LOWER([.B101])&amp;&quot;@gmail.com&quot;" office:value-type="string" office:string-value="fabiola.de gregorio@gmail.com" calcext:value-type="string">
            <text:p>fabiola.de gregorio@gmail.com</text:p>
          </table:table-cell>
          <table:table-cell table:style-name="ce7" table:formula="of:=ROUND(79*RAND())" office:value-type="float" office:value="50" calcext:value-type="float">
            <text:p>50</text:p>
          </table:table-cell>
          <table:table-cell table:formula="of:=&quot;insert into entrenador (nombre, mail,especialidad) values ('&quot;&amp;[.C101]&amp;&quot;','&quot;&amp;[.D101]&amp;&quot;',&quot;&amp;[.E101]&amp;&quot;);&quot;" office:value-type="string" office:string-value="insert into entrenador (nombre, mail,especialidad) values ('Fabiola De Gregorio','fabiola.de gregorio@gmail.com',50);" calcext:value-type="string">
            <text:p>insert into entrenador (nombre, mail,especialidad) values ('Fabiola De Gregorio','fabiola.de gregorio@gmail.com',50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Vicente" calcext:value-type="string">
            <text:p>Vicente</text:p>
          </table:table-cell>
          <table:table-cell table:formula="of:=OFFSET([.B$1] ;ROUND(39*RAND());0;1;1)" office:value-type="string" office:string-value="Santis" calcext:value-type="string">
            <text:p>Santis</text:p>
          </table:table-cell>
          <table:table-cell table:formula="of:=+[.A102]&amp;&quot; &quot;&amp;[.B102]" office:value-type="string" office:string-value="Vicente Santis" calcext:value-type="string">
            <text:p>Vicente Santis</text:p>
          </table:table-cell>
          <table:table-cell table:formula="of:=LOWER([.A102])&amp;&quot;.&quot;&amp;LOWER([.B102])&amp;&quot;@gmail.com&quot;" office:value-type="string" office:string-value="vicente.santis@gmail.com" calcext:value-type="string">
            <text:p>vicente.santis@gmail.com</text:p>
          </table:table-cell>
          <table:table-cell table:style-name="ce7" table:formula="of:=ROUND(79*RAND())" office:value-type="float" office:value="15" calcext:value-type="float">
            <text:p>15</text:p>
          </table:table-cell>
          <table:table-cell table:formula="of:=&quot;insert into entrenador (nombre, mail,especialidad) values ('&quot;&amp;[.C102]&amp;&quot;','&quot;&amp;[.D102]&amp;&quot;',&quot;&amp;[.E102]&amp;&quot;);&quot;" office:value-type="string" office:string-value="insert into entrenador (nombre, mail,especialidad) values ('Vicente Santis','vicente.santis@gmail.com',15);" calcext:value-type="string">
            <text:p>insert into entrenador (nombre, mail,especialidad) values ('Vicente Santis','vicente.santis@gmail.com',15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Luis" calcext:value-type="string">
            <text:p>Luis</text:p>
          </table:table-cell>
          <table:table-cell table:formula="of:=OFFSET([.B$1] ;ROUND(39*RAND());0;1;1)" office:value-type="string" office:string-value="Ried" calcext:value-type="string">
            <text:p>Ried</text:p>
          </table:table-cell>
          <table:table-cell table:formula="of:=+[.A103]&amp;&quot; &quot;&amp;[.B103]" office:value-type="string" office:string-value="Luis Ried" calcext:value-type="string">
            <text:p>Luis Ried</text:p>
          </table:table-cell>
          <table:table-cell table:formula="of:=LOWER([.A103])&amp;&quot;.&quot;&amp;LOWER([.B103])&amp;&quot;@gmail.com&quot;" office:value-type="string" office:string-value="luis.ried@gmail.com" calcext:value-type="string">
            <text:p>luis.ried@gmail.com</text:p>
          </table:table-cell>
          <table:table-cell table:style-name="ce7" table:formula="of:=ROUND(79*RAND())" office:value-type="float" office:value="24" calcext:value-type="float">
            <text:p>24</text:p>
          </table:table-cell>
          <table:table-cell table:formula="of:=&quot;insert into entrenador (nombre, mail,especialidad) values ('&quot;&amp;[.C103]&amp;&quot;','&quot;&amp;[.D103]&amp;&quot;',&quot;&amp;[.E103]&amp;&quot;);&quot;" office:value-type="string" office:string-value="insert into entrenador (nombre, mail,especialidad) values ('Luis Ried','luis.ried@gmail.com',24);" calcext:value-type="string">
            <text:p>insert into entrenador (nombre, mail,especialidad) values ('Luis Ried','luis.ried@gmail.com',24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Luisa" calcext:value-type="string">
            <text:p>Luisa</text:p>
          </table:table-cell>
          <table:table-cell table:formula="of:=OFFSET([.B$1] ;ROUND(39*RAND());0;1;1)" office:value-type="string" office:string-value="Gajardo" calcext:value-type="string">
            <text:p>Gajardo</text:p>
          </table:table-cell>
          <table:table-cell table:formula="of:=+[.A104]&amp;&quot; &quot;&amp;[.B104]" office:value-type="string" office:string-value="Luisa Gajardo" calcext:value-type="string">
            <text:p>Luisa Gajardo</text:p>
          </table:table-cell>
          <table:table-cell table:formula="of:=LOWER([.A104])&amp;&quot;.&quot;&amp;LOWER([.B104])&amp;&quot;@gmail.com&quot;" office:value-type="string" office:string-value="luisa.gajardo@gmail.com" calcext:value-type="string">
            <text:p>luisa.gajardo@gmail.com</text:p>
          </table:table-cell>
          <table:table-cell table:style-name="ce7" table:formula="of:=ROUND(79*RAND())" office:value-type="float" office:value="12" calcext:value-type="float">
            <text:p>12</text:p>
          </table:table-cell>
          <table:table-cell table:formula="of:=&quot;insert into entrenador (nombre, mail,especialidad) values ('&quot;&amp;[.C104]&amp;&quot;','&quot;&amp;[.D104]&amp;&quot;',&quot;&amp;[.E104]&amp;&quot;);&quot;" office:value-type="string" office:string-value="insert into entrenador (nombre, mail,especialidad) values ('Luisa Gajardo','luisa.gajardo@gmail.com',12);" calcext:value-type="string">
            <text:p>insert into entrenador (nombre, mail,especialidad) values ('Luisa Gajardo','luisa.gajardo@gmail.com',12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aría" calcext:value-type="string">
            <text:p>María</text:p>
          </table:table-cell>
          <table:table-cell table:formula="of:=OFFSET([.B$1] ;ROUND(39*RAND());0;1;1)" office:value-type="string" office:string-value="Orrego" calcext:value-type="string">
            <text:p>Orrego</text:p>
          </table:table-cell>
          <table:table-cell table:formula="of:=+[.A105]&amp;&quot; &quot;&amp;[.B105]" office:value-type="string" office:string-value="María Orrego" calcext:value-type="string">
            <text:p>María Orrego</text:p>
          </table:table-cell>
          <table:table-cell table:formula="of:=LOWER([.A105])&amp;&quot;.&quot;&amp;LOWER([.B105])&amp;&quot;@gmail.com&quot;" office:value-type="string" office:string-value="maría.orrego@gmail.com" calcext:value-type="string">
            <text:p>maría.orrego@gmail.com</text:p>
          </table:table-cell>
          <table:table-cell table:style-name="ce7" table:formula="of:=ROUND(79*RAND())" office:value-type="float" office:value="17" calcext:value-type="float">
            <text:p>17</text:p>
          </table:table-cell>
          <table:table-cell table:formula="of:=&quot;insert into entrenador (nombre, mail,especialidad) values ('&quot;&amp;[.C105]&amp;&quot;','&quot;&amp;[.D105]&amp;&quot;',&quot;&amp;[.E105]&amp;&quot;);&quot;" office:value-type="string" office:string-value="insert into entrenador (nombre, mail,especialidad) values ('María Orrego','maría.orrego@gmail.com',17);" calcext:value-type="string">
            <text:p>insert into entrenador (nombre, mail,especialidad) values ('María Orrego','maría.orrego@gmail.com',17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sunción" calcext:value-type="string">
            <text:p>Asunción</text:p>
          </table:table-cell>
          <table:table-cell table:formula="of:=OFFSET([.B$1] ;ROUND(39*RAND());0;1;1)" office:value-type="string" office:string-value="Martínez" calcext:value-type="string">
            <text:p>Martínez</text:p>
          </table:table-cell>
          <table:table-cell table:formula="of:=+[.A106]&amp;&quot; &quot;&amp;[.B106]" office:value-type="string" office:string-value="Asunción Martínez" calcext:value-type="string">
            <text:p>Asunción Martínez</text:p>
          </table:table-cell>
          <table:table-cell table:formula="of:=LOWER([.A106])&amp;&quot;.&quot;&amp;LOWER([.B106])&amp;&quot;@gmail.com&quot;" office:value-type="string" office:string-value="asunción.martínez@gmail.com" calcext:value-type="string">
            <text:p>asunción.martínez@gmail.com</text:p>
          </table:table-cell>
          <table:table-cell table:style-name="ce7" table:formula="of:=ROUND(79*RAND())" office:value-type="float" office:value="65" calcext:value-type="float">
            <text:p>65</text:p>
          </table:table-cell>
          <table:table-cell table:formula="of:=&quot;insert into entrenador (nombre, mail,especialidad) values ('&quot;&amp;[.C106]&amp;&quot;','&quot;&amp;[.D106]&amp;&quot;',&quot;&amp;[.E106]&amp;&quot;);&quot;" office:value-type="string" office:string-value="insert into entrenador (nombre, mail,especialidad) values ('Asunción Martínez','asunción.martínez@gmail.com',65);" calcext:value-type="string">
            <text:p>insert into entrenador (nombre, mail,especialidad) values ('Asunción Martínez','asunción.martínez@gmail.com',65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Jorge" calcext:value-type="string">
            <text:p>Jorge</text:p>
          </table:table-cell>
          <table:table-cell table:formula="of:=OFFSET([.B$1] ;ROUND(39*RAND());0;1;1)" office:value-type="string" office:string-value="Larrain" calcext:value-type="string">
            <text:p>Larrain</text:p>
          </table:table-cell>
          <table:table-cell table:formula="of:=+[.A107]&amp;&quot; &quot;&amp;[.B107]" office:value-type="string" office:string-value="Jorge Larrain" calcext:value-type="string">
            <text:p>Jorge Larrain</text:p>
          </table:table-cell>
          <table:table-cell table:formula="of:=LOWER([.A107])&amp;&quot;.&quot;&amp;LOWER([.B107])&amp;&quot;@gmail.com&quot;" office:value-type="string" office:string-value="jorge.larrain@gmail.com" calcext:value-type="string">
            <text:p>jorge.larrain@gmail.com</text:p>
          </table:table-cell>
          <table:table-cell table:style-name="ce7" table:formula="of:=ROUND(79*RAND())" office:value-type="float" office:value="71" calcext:value-type="float">
            <text:p>71</text:p>
          </table:table-cell>
          <table:table-cell table:formula="of:=&quot;insert into entrenador (nombre, mail,especialidad) values ('&quot;&amp;[.C107]&amp;&quot;','&quot;&amp;[.D107]&amp;&quot;',&quot;&amp;[.E107]&amp;&quot;);&quot;" office:value-type="string" office:string-value="insert into entrenador (nombre, mail,especialidad) values ('Jorge Larrain','jorge.larrain@gmail.com',71);" calcext:value-type="string">
            <text:p>insert into entrenador (nombre, mail,especialidad) values ('Jorge Larrain','jorge.larrain@gmail.com',71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aría" calcext:value-type="string">
            <text:p>María</text:p>
          </table:table-cell>
          <table:table-cell table:formula="of:=OFFSET([.B$1] ;ROUND(39*RAND());0;1;1)" office:value-type="string" office:string-value="Del Bosque" calcext:value-type="string">
            <text:p>Del Bosque</text:p>
          </table:table-cell>
          <table:table-cell table:formula="of:=+[.A108]&amp;&quot; &quot;&amp;[.B108]" office:value-type="string" office:string-value="María Del Bosque" calcext:value-type="string">
            <text:p>María Del Bosque</text:p>
          </table:table-cell>
          <table:table-cell table:formula="of:=LOWER([.A108])&amp;&quot;.&quot;&amp;LOWER([.B108])&amp;&quot;@gmail.com&quot;" office:value-type="string" office:string-value="maría.del bosque@gmail.com" calcext:value-type="string">
            <text:p>maría.del bosque@gmail.com</text:p>
          </table:table-cell>
          <table:table-cell table:style-name="ce7" table:formula="of:=ROUND(79*RAND())" office:value-type="float" office:value="53" calcext:value-type="float">
            <text:p>53</text:p>
          </table:table-cell>
          <table:table-cell table:formula="of:=&quot;insert into entrenador (nombre, mail,especialidad) values ('&quot;&amp;[.C108]&amp;&quot;','&quot;&amp;[.D108]&amp;&quot;',&quot;&amp;[.E108]&amp;&quot;);&quot;" office:value-type="string" office:string-value="insert into entrenador (nombre, mail,especialidad) values ('María Del Bosque','maría.del bosque@gmail.com',53);" calcext:value-type="string">
            <text:p>insert into entrenador (nombre, mail,especialidad) values ('María Del Bosque','maría.del bosque@gmail.com',53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sunción" calcext:value-type="string">
            <text:p>Asunción</text:p>
          </table:table-cell>
          <table:table-cell table:formula="of:=OFFSET([.B$1] ;ROUND(39*RAND());0;1;1)" office:value-type="string" office:string-value="Salazar" calcext:value-type="string">
            <text:p>Salazar</text:p>
          </table:table-cell>
          <table:table-cell table:formula="of:=+[.A109]&amp;&quot; &quot;&amp;[.B109]" office:value-type="string" office:string-value="Asunción Salazar" calcext:value-type="string">
            <text:p>Asunción Salazar</text:p>
          </table:table-cell>
          <table:table-cell table:formula="of:=LOWER([.A109])&amp;&quot;.&quot;&amp;LOWER([.B109])&amp;&quot;@gmail.com&quot;" office:value-type="string" office:string-value="asunción.salazar@gmail.com" calcext:value-type="string">
            <text:p>asunción.salazar@gmail.com</text:p>
          </table:table-cell>
          <table:table-cell table:style-name="ce7" table:formula="of:=ROUND(79*RAND())" office:value-type="float" office:value="73" calcext:value-type="float">
            <text:p>73</text:p>
          </table:table-cell>
          <table:table-cell table:formula="of:=&quot;insert into entrenador (nombre, mail,especialidad) values ('&quot;&amp;[.C109]&amp;&quot;','&quot;&amp;[.D109]&amp;&quot;',&quot;&amp;[.E109]&amp;&quot;);&quot;" office:value-type="string" office:string-value="insert into entrenador (nombre, mail,especialidad) values ('Asunción Salazar','asunción.salazar@gmail.com',73);" calcext:value-type="string">
            <text:p>insert into entrenador (nombre, mail,especialidad) values ('Asunción Salazar','asunción.salazar@gmail.com',73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Santiago" calcext:value-type="string">
            <text:p>Santiago</text:p>
          </table:table-cell>
          <table:table-cell table:formula="of:=OFFSET([.B$1] ;ROUND(39*RAND());0;1;1)" office:value-type="string" office:string-value="Gómez" calcext:value-type="string">
            <text:p>Gómez</text:p>
          </table:table-cell>
          <table:table-cell table:formula="of:=+[.A110]&amp;&quot; &quot;&amp;[.B110]" office:value-type="string" office:string-value="Santiago Gómez" calcext:value-type="string">
            <text:p>Santiago Gómez</text:p>
          </table:table-cell>
          <table:table-cell table:formula="of:=LOWER([.A110])&amp;&quot;.&quot;&amp;LOWER([.B110])&amp;&quot;@gmail.com&quot;" office:value-type="string" office:string-value="santiago.gómez@gmail.com" calcext:value-type="string">
            <text:p>santiago.gómez@gmail.com</text:p>
          </table:table-cell>
          <table:table-cell table:style-name="ce7" table:formula="of:=ROUND(79*RAND())" office:value-type="float" office:value="52" calcext:value-type="float">
            <text:p>52</text:p>
          </table:table-cell>
          <table:table-cell table:formula="of:=&quot;insert into entrenador (nombre, mail,especialidad) values ('&quot;&amp;[.C110]&amp;&quot;','&quot;&amp;[.D110]&amp;&quot;',&quot;&amp;[.E110]&amp;&quot;);&quot;" office:value-type="string" office:string-value="insert into entrenador (nombre, mail,especialidad) values ('Santiago Gómez','santiago.gómez@gmail.com',52);" calcext:value-type="string">
            <text:p>insert into entrenador (nombre, mail,especialidad) values ('Santiago Gómez','santiago.gómez@gmail.com',52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Ernesto" calcext:value-type="string">
            <text:p>Ernesto</text:p>
          </table:table-cell>
          <table:table-cell table:formula="of:=OFFSET([.B$1] ;ROUND(39*RAND());0;1;1)" office:value-type="string" office:string-value="Martínez" calcext:value-type="string">
            <text:p>Martínez</text:p>
          </table:table-cell>
          <table:table-cell table:formula="of:=+[.A111]&amp;&quot; &quot;&amp;[.B111]" office:value-type="string" office:string-value="Ernesto Martínez" calcext:value-type="string">
            <text:p>Ernesto Martínez</text:p>
          </table:table-cell>
          <table:table-cell table:formula="of:=LOWER([.A111])&amp;&quot;.&quot;&amp;LOWER([.B111])&amp;&quot;@gmail.com&quot;" office:value-type="string" office:string-value="ernesto.martínez@gmail.com" calcext:value-type="string">
            <text:p>ernesto.martínez@gmail.com</text:p>
          </table:table-cell>
          <table:table-cell table:style-name="ce7" table:formula="of:=ROUND(79*RAND())" office:value-type="float" office:value="2" calcext:value-type="float">
            <text:p>2</text:p>
          </table:table-cell>
          <table:table-cell table:formula="of:=&quot;insert into entrenador (nombre, mail,especialidad) values ('&quot;&amp;[.C111]&amp;&quot;','&quot;&amp;[.D111]&amp;&quot;',&quot;&amp;[.E111]&amp;&quot;);&quot;" office:value-type="string" office:string-value="insert into entrenador (nombre, mail,especialidad) values ('Ernesto Martínez','ernesto.martínez@gmail.com',2);" calcext:value-type="string">
            <text:p>insert into entrenador (nombre, mail,especialidad) values ('Ernesto Martínez','ernesto.martínez@gmail.com',2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Liliana" calcext:value-type="string">
            <text:p>Liliana</text:p>
          </table:table-cell>
          <table:table-cell table:formula="of:=OFFSET([.B$1] ;ROUND(39*RAND());0;1;1)" office:value-type="string" office:string-value="Martínez" calcext:value-type="string">
            <text:p>Martínez</text:p>
          </table:table-cell>
          <table:table-cell table:formula="of:=+[.A112]&amp;&quot; &quot;&amp;[.B112]" office:value-type="string" office:string-value="Liliana Martínez" calcext:value-type="string">
            <text:p>Liliana Martínez</text:p>
          </table:table-cell>
          <table:table-cell table:formula="of:=LOWER([.A112])&amp;&quot;.&quot;&amp;LOWER([.B112])&amp;&quot;@gmail.com&quot;" office:value-type="string" office:string-value="liliana.martínez@gmail.com" calcext:value-type="string">
            <text:p>liliana.martínez@gmail.com</text:p>
          </table:table-cell>
          <table:table-cell table:style-name="ce7" table:formula="of:=ROUND(79*RAND())" office:value-type="float" office:value="26" calcext:value-type="float">
            <text:p>26</text:p>
          </table:table-cell>
          <table:table-cell table:formula="of:=&quot;insert into entrenador (nombre, mail,especialidad) values ('&quot;&amp;[.C112]&amp;&quot;','&quot;&amp;[.D112]&amp;&quot;',&quot;&amp;[.E112]&amp;&quot;);&quot;" office:value-type="string" office:string-value="insert into entrenador (nombre, mail,especialidad) values ('Liliana Martínez','liliana.martínez@gmail.com',26);" calcext:value-type="string">
            <text:p>insert into entrenador (nombre, mail,especialidad) values ('Liliana Martínez','liliana.martínez@gmail.com',26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lfredo" calcext:value-type="string">
            <text:p>Alfredo</text:p>
          </table:table-cell>
          <table:table-cell table:formula="of:=OFFSET([.B$1] ;ROUND(39*RAND());0;1;1)" office:value-type="string" office:string-value="Celedón" calcext:value-type="string">
            <text:p>Celedón</text:p>
          </table:table-cell>
          <table:table-cell table:formula="of:=+[.A113]&amp;&quot; &quot;&amp;[.B113]" office:value-type="string" office:string-value="Alfredo Celedón" calcext:value-type="string">
            <text:p>Alfredo Celedón</text:p>
          </table:table-cell>
          <table:table-cell table:formula="of:=LOWER([.A113])&amp;&quot;.&quot;&amp;LOWER([.B113])&amp;&quot;@gmail.com&quot;" office:value-type="string" office:string-value="alfredo.celedón@gmail.com" calcext:value-type="string">
            <text:p>alfredo.celedón@gmail.com</text:p>
          </table:table-cell>
          <table:table-cell table:style-name="ce7" table:formula="of:=ROUND(79*RAND())" office:value-type="float" office:value="1" calcext:value-type="float">
            <text:p>1</text:p>
          </table:table-cell>
          <table:table-cell table:formula="of:=&quot;insert into entrenador (nombre, mail,especialidad) values ('&quot;&amp;[.C113]&amp;&quot;','&quot;&amp;[.D113]&amp;&quot;',&quot;&amp;[.E113]&amp;&quot;);&quot;" office:value-type="string" office:string-value="insert into entrenador (nombre, mail,especialidad) values ('Alfredo Celedón','alfredo.celedón@gmail.com',1);" calcext:value-type="string">
            <text:p>insert into entrenador (nombre, mail,especialidad) values ('Alfredo Celedón','alfredo.celedón@gmail.com',1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elissa" calcext:value-type="string">
            <text:p>Melissa</text:p>
          </table:table-cell>
          <table:table-cell table:formula="of:=OFFSET([.B$1] ;ROUND(39*RAND());0;1;1)" office:value-type="string" office:string-value="Errázuriz" calcext:value-type="string">
            <text:p>Errázuriz</text:p>
          </table:table-cell>
          <table:table-cell table:formula="of:=+[.A114]&amp;&quot; &quot;&amp;[.B114]" office:value-type="string" office:string-value="Melissa Errázuriz" calcext:value-type="string">
            <text:p>Melissa Errázuriz</text:p>
          </table:table-cell>
          <table:table-cell table:formula="of:=LOWER([.A114])&amp;&quot;.&quot;&amp;LOWER([.B114])&amp;&quot;@gmail.com&quot;" office:value-type="string" office:string-value="melissa.errázuriz@gmail.com" calcext:value-type="string">
            <text:p>melissa.errázuriz@gmail.com</text:p>
          </table:table-cell>
          <table:table-cell table:style-name="ce7" table:formula="of:=ROUND(79*RAND())" office:value-type="float" office:value="36" calcext:value-type="float">
            <text:p>36</text:p>
          </table:table-cell>
          <table:table-cell table:formula="of:=&quot;insert into entrenador (nombre, mail,especialidad) values ('&quot;&amp;[.C114]&amp;&quot;','&quot;&amp;[.D114]&amp;&quot;',&quot;&amp;[.E114]&amp;&quot;);&quot;" office:value-type="string" office:string-value="insert into entrenador (nombre, mail,especialidad) values ('Melissa Errázuriz','melissa.errázuriz@gmail.com',36);" calcext:value-type="string">
            <text:p>insert into entrenador (nombre, mail,especialidad) values ('Melissa Errázuriz','melissa.errázuriz@gmail.com',36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Felipe" calcext:value-type="string">
            <text:p>Felipe</text:p>
          </table:table-cell>
          <table:table-cell table:formula="of:=OFFSET([.B$1] ;ROUND(39*RAND());0;1;1)" office:value-type="string" office:string-value="Domínguez" calcext:value-type="string">
            <text:p>Domínguez</text:p>
          </table:table-cell>
          <table:table-cell table:formula="of:=+[.A115]&amp;&quot; &quot;&amp;[.B115]" office:value-type="string" office:string-value="Felipe Domínguez" calcext:value-type="string">
            <text:p>Felipe Domínguez</text:p>
          </table:table-cell>
          <table:table-cell table:formula="of:=LOWER([.A115])&amp;&quot;.&quot;&amp;LOWER([.B115])&amp;&quot;@gmail.com&quot;" office:value-type="string" office:string-value="felipe.domínguez@gmail.com" calcext:value-type="string">
            <text:p>felipe.domínguez@gmail.com</text:p>
          </table:table-cell>
          <table:table-cell table:style-name="ce7" table:formula="of:=ROUND(79*RAND())" office:value-type="float" office:value="68" calcext:value-type="float">
            <text:p>68</text:p>
          </table:table-cell>
          <table:table-cell table:formula="of:=&quot;insert into entrenador (nombre, mail,especialidad) values ('&quot;&amp;[.C115]&amp;&quot;','&quot;&amp;[.D115]&amp;&quot;',&quot;&amp;[.E115]&amp;&quot;);&quot;" office:value-type="string" office:string-value="insert into entrenador (nombre, mail,especialidad) values ('Felipe Domínguez','felipe.domínguez@gmail.com',68);" calcext:value-type="string">
            <text:p>insert into entrenador (nombre, mail,especialidad) values ('Felipe Domínguez','felipe.domínguez@gmail.com',68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Luis" calcext:value-type="string">
            <text:p>Luis</text:p>
          </table:table-cell>
          <table:table-cell table:formula="of:=OFFSET([.B$1] ;ROUND(39*RAND());0;1;1)" office:value-type="string" office:string-value="García" calcext:value-type="string">
            <text:p>García</text:p>
          </table:table-cell>
          <table:table-cell table:formula="of:=+[.A116]&amp;&quot; &quot;&amp;[.B116]" office:value-type="string" office:string-value="Luis García" calcext:value-type="string">
            <text:p>Luis García</text:p>
          </table:table-cell>
          <table:table-cell table:formula="of:=LOWER([.A116])&amp;&quot;.&quot;&amp;LOWER([.B116])&amp;&quot;@gmail.com&quot;" office:value-type="string" office:string-value="luis.garcía@gmail.com" calcext:value-type="string">
            <text:p>luis.garcía@gmail.com</text:p>
          </table:table-cell>
          <table:table-cell table:style-name="ce7" table:formula="of:=ROUND(79*RAND())" office:value-type="float" office:value="33" calcext:value-type="float">
            <text:p>33</text:p>
          </table:table-cell>
          <table:table-cell table:formula="of:=&quot;insert into entrenador (nombre, mail,especialidad) values ('&quot;&amp;[.C116]&amp;&quot;','&quot;&amp;[.D116]&amp;&quot;',&quot;&amp;[.E116]&amp;&quot;);&quot;" office:value-type="string" office:string-value="insert into entrenador (nombre, mail,especialidad) values ('Luis García','luis.garcía@gmail.com',33);" calcext:value-type="string">
            <text:p>insert into entrenador (nombre, mail,especialidad) values ('Luis García','luis.garcía@gmail.com',33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Alfredo" calcext:value-type="string">
            <text:p>Alfredo</text:p>
          </table:table-cell>
          <table:table-cell table:formula="of:=OFFSET([.B$1] ;ROUND(39*RAND());0;1;1)" office:value-type="string" office:string-value="De Gregorio" calcext:value-type="string">
            <text:p>De Gregorio</text:p>
          </table:table-cell>
          <table:table-cell table:formula="of:=+[.A117]&amp;&quot; &quot;&amp;[.B117]" office:value-type="string" office:string-value="Alfredo De Gregorio" calcext:value-type="string">
            <text:p>Alfredo De Gregorio</text:p>
          </table:table-cell>
          <table:table-cell table:formula="of:=LOWER([.A117])&amp;&quot;.&quot;&amp;LOWER([.B117])&amp;&quot;@gmail.com&quot;" office:value-type="string" office:string-value="alfredo.de gregorio@gmail.com" calcext:value-type="string">
            <text:p>alfredo.de gregorio@gmail.com</text:p>
          </table:table-cell>
          <table:table-cell table:style-name="ce7" table:formula="of:=ROUND(79*RAND())" office:value-type="float" office:value="58" calcext:value-type="float">
            <text:p>58</text:p>
          </table:table-cell>
          <table:table-cell table:formula="of:=&quot;insert into entrenador (nombre, mail,especialidad) values ('&quot;&amp;[.C117]&amp;&quot;','&quot;&amp;[.D117]&amp;&quot;',&quot;&amp;[.E117]&amp;&quot;);&quot;" office:value-type="string" office:string-value="insert into entrenador (nombre, mail,especialidad) values ('Alfredo De Gregorio','alfredo.de gregorio@gmail.com',58);" calcext:value-type="string">
            <text:p>insert into entrenador (nombre, mail,especialidad) values ('Alfredo De Gregorio','alfredo.de gregorio@gmail.com',58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Teresa" calcext:value-type="string">
            <text:p>Teresa</text:p>
          </table:table-cell>
          <table:table-cell table:formula="of:=OFFSET([.B$1] ;ROUND(39*RAND());0;1;1)" office:value-type="string" office:string-value="Bodanovic" calcext:value-type="string">
            <text:p>Bodanovic</text:p>
          </table:table-cell>
          <table:table-cell table:formula="of:=+[.A118]&amp;&quot; &quot;&amp;[.B118]" office:value-type="string" office:string-value="Teresa Bodanovic" calcext:value-type="string">
            <text:p>Teresa Bodanovic</text:p>
          </table:table-cell>
          <table:table-cell table:formula="of:=LOWER([.A118])&amp;&quot;.&quot;&amp;LOWER([.B118])&amp;&quot;@gmail.com&quot;" office:value-type="string" office:string-value="teresa.bodanovic@gmail.com" calcext:value-type="string">
            <text:p>teresa.bodanovic@gmail.com</text:p>
          </table:table-cell>
          <table:table-cell table:style-name="ce7" table:formula="of:=ROUND(79*RAND())" office:value-type="float" office:value="71" calcext:value-type="float">
            <text:p>71</text:p>
          </table:table-cell>
          <table:table-cell table:formula="of:=&quot;insert into entrenador (nombre, mail,especialidad) values ('&quot;&amp;[.C118]&amp;&quot;','&quot;&amp;[.D118]&amp;&quot;',&quot;&amp;[.E118]&amp;&quot;);&quot;" office:value-type="string" office:string-value="insert into entrenador (nombre, mail,especialidad) values ('Teresa Bodanovic','teresa.bodanovic@gmail.com',71);" calcext:value-type="string">
            <text:p>insert into entrenador (nombre, mail,especialidad) values ('Teresa Bodanovic','teresa.bodanovic@gmail.com',71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Consuelo" calcext:value-type="string">
            <text:p>Consuelo</text:p>
          </table:table-cell>
          <table:table-cell table:formula="of:=OFFSET([.B$1] ;ROUND(39*RAND());0;1;1)" office:value-type="string" office:string-value="Yañez" calcext:value-type="string">
            <text:p>Yañez</text:p>
          </table:table-cell>
          <table:table-cell table:formula="of:=+[.A119]&amp;&quot; &quot;&amp;[.B119]" office:value-type="string" office:string-value="Consuelo Yañez" calcext:value-type="string">
            <text:p>Consuelo Yañez</text:p>
          </table:table-cell>
          <table:table-cell table:formula="of:=LOWER([.A119])&amp;&quot;.&quot;&amp;LOWER([.B119])&amp;&quot;@gmail.com&quot;" office:value-type="string" office:string-value="consuelo.yañez@gmail.com" calcext:value-type="string">
            <text:p>consuelo.yañez@gmail.com</text:p>
          </table:table-cell>
          <table:table-cell table:style-name="ce7" table:formula="of:=ROUND(79*RAND())" office:value-type="float" office:value="65" calcext:value-type="float">
            <text:p>65</text:p>
          </table:table-cell>
          <table:table-cell table:formula="of:=&quot;insert into entrenador (nombre, mail,especialidad) values ('&quot;&amp;[.C119]&amp;&quot;','&quot;&amp;[.D119]&amp;&quot;',&quot;&amp;[.E119]&amp;&quot;);&quot;" office:value-type="string" office:string-value="insert into entrenador (nombre, mail,especialidad) values ('Consuelo Yañez','consuelo.yañez@gmail.com',65);" calcext:value-type="string">
            <text:p>insert into entrenador (nombre, mail,especialidad) values ('Consuelo Yañez','consuelo.yañez@gmail.com',65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Vicente" calcext:value-type="string">
            <text:p>Vicente</text:p>
          </table:table-cell>
          <table:table-cell table:formula="of:=OFFSET([.B$1] ;ROUND(39*RAND());0;1;1)" office:value-type="string" office:string-value="Garrido" calcext:value-type="string">
            <text:p>Garrido</text:p>
          </table:table-cell>
          <table:table-cell table:formula="of:=+[.A120]&amp;&quot; &quot;&amp;[.B120]" office:value-type="string" office:string-value="Vicente Garrido" calcext:value-type="string">
            <text:p>Vicente Garrido</text:p>
          </table:table-cell>
          <table:table-cell table:formula="of:=LOWER([.A120])&amp;&quot;.&quot;&amp;LOWER([.B120])&amp;&quot;@gmail.com&quot;" office:value-type="string" office:string-value="vicente.garrido@gmail.com" calcext:value-type="string">
            <text:p>vicente.garrido@gmail.com</text:p>
          </table:table-cell>
          <table:table-cell table:style-name="ce7" table:formula="of:=ROUND(79*RAND())" office:value-type="float" office:value="9" calcext:value-type="float">
            <text:p>9</text:p>
          </table:table-cell>
          <table:table-cell table:formula="of:=&quot;insert into entrenador (nombre, mail,especialidad) values ('&quot;&amp;[.C120]&amp;&quot;','&quot;&amp;[.D120]&amp;&quot;',&quot;&amp;[.E120]&amp;&quot;);&quot;" office:value-type="string" office:string-value="insert into entrenador (nombre, mail,especialidad) values ('Vicente Garrido','vicente.garrido@gmail.com',9);" calcext:value-type="string">
            <text:p>insert into entrenador (nombre, mail,especialidad) values ('Vicente Garrido','vicente.garrido@gmail.com',9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Ignacia" calcext:value-type="string">
            <text:p>Ignacia</text:p>
          </table:table-cell>
          <table:table-cell table:formula="of:=OFFSET([.B$1] ;ROUND(39*RAND());0;1;1)" office:value-type="string" office:string-value="Orrego" calcext:value-type="string">
            <text:p>Orrego</text:p>
          </table:table-cell>
          <table:table-cell table:formula="of:=+[.A121]&amp;&quot; &quot;&amp;[.B121]" office:value-type="string" office:string-value="Ignacia Orrego" calcext:value-type="string">
            <text:p>Ignacia Orrego</text:p>
          </table:table-cell>
          <table:table-cell table:formula="of:=LOWER([.A121])&amp;&quot;.&quot;&amp;LOWER([.B121])&amp;&quot;@gmail.com&quot;" office:value-type="string" office:string-value="ignacia.orrego@gmail.com" calcext:value-type="string">
            <text:p>ignacia.orrego@gmail.com</text:p>
          </table:table-cell>
          <table:table-cell table:style-name="ce7" table:formula="of:=ROUND(79*RAND())" office:value-type="float" office:value="18" calcext:value-type="float">
            <text:p>18</text:p>
          </table:table-cell>
          <table:table-cell table:formula="of:=&quot;insert into entrenador (nombre, mail,especialidad) values ('&quot;&amp;[.C121]&amp;&quot;','&quot;&amp;[.D121]&amp;&quot;',&quot;&amp;[.E121]&amp;&quot;);&quot;" office:value-type="string" office:string-value="insert into entrenador (nombre, mail,especialidad) values ('Ignacia Orrego','ignacia.orrego@gmail.com',18);" calcext:value-type="string">
            <text:p>insert into entrenador (nombre, mail,especialidad) values ('Ignacia Orrego','ignacia.orrego@gmail.com',18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Manuel" calcext:value-type="string">
            <text:p>Manuel</text:p>
          </table:table-cell>
          <table:table-cell table:formula="of:=OFFSET([.B$1] ;ROUND(39*RAND());0;1;1)" office:value-type="string" office:string-value="Hevia" calcext:value-type="string">
            <text:p>Hevia</text:p>
          </table:table-cell>
          <table:table-cell table:formula="of:=+[.A122]&amp;&quot; &quot;&amp;[.B122]" office:value-type="string" office:string-value="Manuel Hevia" calcext:value-type="string">
            <text:p>Manuel Hevia</text:p>
          </table:table-cell>
          <table:table-cell table:formula="of:=LOWER([.A122])&amp;&quot;.&quot;&amp;LOWER([.B122])&amp;&quot;@gmail.com&quot;" office:value-type="string" office:string-value="manuel.hevia@gmail.com" calcext:value-type="string">
            <text:p>manuel.hevia@gmail.com</text:p>
          </table:table-cell>
          <table:table-cell table:style-name="ce7" table:formula="of:=ROUND(79*RAND())" office:value-type="float" office:value="30" calcext:value-type="float">
            <text:p>30</text:p>
          </table:table-cell>
          <table:table-cell table:formula="of:=&quot;insert into entrenador (nombre, mail,especialidad) values ('&quot;&amp;[.C122]&amp;&quot;','&quot;&amp;[.D122]&amp;&quot;',&quot;&amp;[.E122]&amp;&quot;);&quot;" office:value-type="string" office:string-value="insert into entrenador (nombre, mail,especialidad) values ('Manuel Hevia','manuel.hevia@gmail.com',30);" calcext:value-type="string">
            <text:p>insert into entrenador (nombre, mail,especialidad) values ('Manuel Hevia','manuel.hevia@gmail.com',30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Vicente" calcext:value-type="string">
            <text:p>Vicente</text:p>
          </table:table-cell>
          <table:table-cell table:formula="of:=OFFSET([.B$1] ;ROUND(39*RAND());0;1;1)" office:value-type="string" office:string-value="Pizarro" calcext:value-type="string">
            <text:p>Pizarro</text:p>
          </table:table-cell>
          <table:table-cell table:formula="of:=+[.A123]&amp;&quot; &quot;&amp;[.B123]" office:value-type="string" office:string-value="Vicente Pizarro" calcext:value-type="string">
            <text:p>Vicente Pizarro</text:p>
          </table:table-cell>
          <table:table-cell table:formula="of:=LOWER([.A123])&amp;&quot;.&quot;&amp;LOWER([.B123])&amp;&quot;@gmail.com&quot;" office:value-type="string" office:string-value="vicente.pizarro@gmail.com" calcext:value-type="string">
            <text:p>vicente.pizarro@gmail.com</text:p>
          </table:table-cell>
          <table:table-cell table:style-name="ce7" table:formula="of:=ROUND(79*RAND())" office:value-type="float" office:value="42" calcext:value-type="float">
            <text:p>42</text:p>
          </table:table-cell>
          <table:table-cell table:formula="of:=&quot;insert into entrenador (nombre, mail,especialidad) values ('&quot;&amp;[.C123]&amp;&quot;','&quot;&amp;[.D123]&amp;&quot;',&quot;&amp;[.E123]&amp;&quot;);&quot;" office:value-type="string" office:string-value="insert into entrenador (nombre, mail,especialidad) values ('Vicente Pizarro','vicente.pizarro@gmail.com',42);" calcext:value-type="string">
            <text:p>insert into entrenador (nombre, mail,especialidad) values ('Vicente Pizarro','vicente.pizarro@gmail.com',42);</text:p>
          </table:table-cell>
          <table:table-cell table:number-columns-repeated="3"/>
        </table:table-row>
        <table:table-row table:style-name="ro2">
          <table:table-cell table:formula="of:=OFFSET([.A$1] ;ROUND(39*RAND());0;1;1)" office:value-type="string" office:string-value="Sergio" calcext:value-type="string">
            <text:p>Sergio</text:p>
          </table:table-cell>
          <table:table-cell table:formula="of:=OFFSET([.B$1] ;ROUND(39*RAND());0;1;1)" office:value-type="string" office:string-value="Misle" calcext:value-type="string">
            <text:p>Misle</text:p>
          </table:table-cell>
          <table:table-cell table:formula="of:=+[.A124]&amp;&quot; &quot;&amp;[.B124]" office:value-type="string" office:string-value="Sergio Misle" calcext:value-type="string">
            <text:p>Sergio Misle</text:p>
          </table:table-cell>
          <table:table-cell table:formula="of:=LOWER([.A124])&amp;&quot;.&quot;&amp;LOWER([.B124])&amp;&quot;@gmail.com&quot;" office:value-type="string" office:string-value="sergio.misle@gmail.com" calcext:value-type="string">
            <text:p>sergio.misle@gmail.com</text:p>
          </table:table-cell>
          <table:table-cell table:style-name="ce7" table:formula="of:=ROUND(79*RAND())" office:value-type="float" office:value="36" calcext:value-type="float">
            <text:p>36</text:p>
          </table:table-cell>
          <table:table-cell table:formula="of:=&quot;insert into entrenador (nombre, mail,especialidad) values ('&quot;&amp;[.C124]&amp;&quot;','&quot;&amp;[.D124]&amp;&quot;',&quot;&amp;[.E124]&amp;&quot;);&quot;" office:value-type="string" office:string-value="insert into entrenador (nombre, mail,especialidad) values ('Sergio Misle','sergio.misle@gmail.com',36);" calcext:value-type="string">
            <text:p>insert into entrenador (nombre, mail,especialidad) values ('Sergio Misle','sergio.misle@gmail.com',36);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2014-09-24</text:p>
          </table:table-cell>
          <table:table-cell office:value-type="string" calcext:value-type="string">
            <text:p>9:00:00</text:p>
          </table:table-cell>
          <table:table-cell table:style-name="ce5" table:formula="of:=OFFSET([.A$127] ;ROUND(33*RAND());0;1;1)&amp;&quot; &quot;&amp;OFFSET([.B$127] ;ROUND(7*RAND());0;1;1)" office:value-type="string" office:string-value="2014-10-09 12:00:00" calcext:value-type="string">
            <text:p>2014-10-09 12:00:00</text:p>
          </table:table-cell>
          <table:table-cell table:style-name="ce6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2" calcext:value-type="float">
            <text:p>62</text:p>
          </table:table-cell>
          <table:table-cell table:formula="of:=&quot;insert into clase (fecha, id_entrenador, id_deporte, id_establecimiento) values ('&quot;&amp;[.C127]&amp;&quot;',&quot;&amp;[.D127]&amp;&quot;,&quot;&amp;[.E127]&amp;&quot;,&quot;&amp;[.F127]&amp;&quot;);&quot;" office:value-type="string" office:string-value="insert into clase (fecha, id_entrenador, id_deporte, id_establecimiento) values ('2014-10-09 12:00:00',118,1,62);" calcext:value-type="string">
            <text:p>insert into clase (fecha, id_entrenador, id_deporte, id_establecimiento) values ('2014-10-09 12:00:00',118,1,62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09-25</text:p>
          </table:table-cell>
          <table:table-cell office:value-type="string" calcext:value-type="string">
            <text:p>10:30:00</text:p>
          </table:table-cell>
          <table:table-cell table:style-name="ce5" table:formula="of:=OFFSET([.A$127] ;ROUND(33*RAND());0;1;1)&amp;&quot; &quot;&amp;OFFSET([.B$127] ;ROUND(7*RAND());0;1;1)" office:value-type="string" office:string-value="2014-10-11 18:00:00" calcext:value-type="string">
            <text:p>2014-10-11 18:00:00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03" calcext:value-type="float">
            <text:p>103</text:p>
          </table:table-cell>
          <table:table-cell table:formula="of:=&quot;insert into clase (fecha, id_entrenador, id_deporte, id_establecimiento) values ('&quot;&amp;[.C128]&amp;&quot;',&quot;&amp;[.D128]&amp;&quot;,&quot;&amp;[.E128]&amp;&quot;,&quot;&amp;[.F128]&amp;&quot;);&quot;" office:value-type="string" office:string-value="insert into clase (fecha, id_entrenador, id_deporte, id_establecimiento) values ('2014-10-11 18:00:00',60,3,103);" calcext:value-type="string">
            <text:p>insert into clase (fecha, id_entrenador, id_deporte, id_establecimiento) values ('2014-10-11 18:00:00',60,3,103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09-26</text:p>
          </table:table-cell>
          <table:table-cell office:value-type="string" calcext:value-type="string">
            <text:p>12:00:00</text:p>
          </table:table-cell>
          <table:table-cell table:style-name="ce5" table:formula="of:=OFFSET([.A$127] ;ROUND(33*RAND());0;1;1)&amp;&quot; &quot;&amp;OFFSET([.B$127] ;ROUND(7*RAND());0;1;1)" office:value-type="string" office:string-value="2014-10-08 10:30:00" calcext:value-type="string">
            <text:p>2014-10-08 10:30:00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95" calcext:value-type="float">
            <text:p>95</text:p>
          </table:table-cell>
          <table:table-cell table:formula="of:=&quot;insert into clase (fecha, id_entrenador, id_deporte, id_establecimiento) values ('&quot;&amp;[.C129]&amp;&quot;',&quot;&amp;[.D129]&amp;&quot;,&quot;&amp;[.E129]&amp;&quot;,&quot;&amp;[.F129]&amp;&quot;);&quot;" office:value-type="string" office:string-value="insert into clase (fecha, id_entrenador, id_deporte, id_establecimiento) values ('2014-10-08 10:30:00',75,4,95);" calcext:value-type="string">
            <text:p>insert into clase (fecha, id_entrenador, id_deporte, id_establecimiento) values ('2014-10-08 10:30:00',75,4,95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09-27</text:p>
          </table:table-cell>
          <table:table-cell office:value-type="string" calcext:value-type="string">
            <text:p>14:00:00</text:p>
          </table:table-cell>
          <table:table-cell table:style-name="ce5" table:formula="of:=OFFSET([.A$127] ;ROUND(33*RAND());0;1;1)&amp;&quot; &quot;&amp;OFFSET([.B$127] ;ROUND(7*RAND());0;1;1)" office:value-type="string" office:string-value="2014-10-04 10:30:00" calcext:value-type="string">
            <text:p>2014-10-04 10:30:00</text:p>
          </table:table-cell>
          <table:table-cell table:style-name="ce6"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53" calcext:value-type="float">
            <text:p>53</text:p>
          </table:table-cell>
          <table:table-cell table:formula="of:=&quot;insert into clase (fecha, id_entrenador, id_deporte, id_establecimiento) values ('&quot;&amp;[.C130]&amp;&quot;',&quot;&amp;[.D130]&amp;&quot;,&quot;&amp;[.E130]&amp;&quot;,&quot;&amp;[.F130]&amp;&quot;);&quot;" office:value-type="string" office:string-value="insert into clase (fecha, id_entrenador, id_deporte, id_establecimiento) values ('2014-10-04 10:30:00',112,4,53);" calcext:value-type="string">
            <text:p>insert into clase (fecha, id_entrenador, id_deporte, id_establecimiento) values ('2014-10-04 10:30:00',112,4,53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09-28</text:p>
          </table:table-cell>
          <table:table-cell office:value-type="string" calcext:value-type="string">
            <text:p>16:00:00</text:p>
          </table:table-cell>
          <table:table-cell table:style-name="ce5" table:formula="of:=OFFSET([.A$127] ;ROUND(33*RAND());0;1;1)&amp;&quot; &quot;&amp;OFFSET([.B$127] ;ROUND(7*RAND());0;1;1)" office:value-type="string" office:string-value="2014-10-09 12:00:00" calcext:value-type="string">
            <text:p>2014-10-09 12:00:00</text:p>
          </table:table-cell>
          <table:table-cell table:style-name="ce6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94" calcext:value-type="float">
            <text:p>94</text:p>
          </table:table-cell>
          <table:table-cell table:formula="of:=&quot;insert into clase (fecha, id_entrenador, id_deporte, id_establecimiento) values ('&quot;&amp;[.C131]&amp;&quot;',&quot;&amp;[.D131]&amp;&quot;,&quot;&amp;[.E131]&amp;&quot;,&quot;&amp;[.F131]&amp;&quot;);&quot;" office:value-type="string" office:string-value="insert into clase (fecha, id_entrenador, id_deporte, id_establecimiento) values ('2014-10-09 12:00:00',104,5,94);" calcext:value-type="string">
            <text:p>insert into clase (fecha, id_entrenador, id_deporte, id_establecimiento) values ('2014-10-09 12:00:00',104,5,94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09-29</text:p>
          </table:table-cell>
          <table:table-cell office:value-type="string" calcext:value-type="string">
            <text:p>18:00:00</text:p>
          </table:table-cell>
          <table:table-cell table:style-name="ce5" table:formula="of:=OFFSET([.A$127] ;ROUND(33*RAND());0;1;1)&amp;&quot; &quot;&amp;OFFSET([.B$127] ;ROUND(7*RAND());0;1;1)" office:value-type="string" office:string-value="2014-10-20 18:00:00" calcext:value-type="string">
            <text:p>2014-10-20 18:00:00</text:p>
          </table:table-cell>
          <table:table-cell table:style-name="ce6"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80" calcext:value-type="float">
            <text:p>80</text:p>
          </table:table-cell>
          <table:table-cell table:formula="of:=&quot;insert into clase (fecha, id_entrenador, id_deporte, id_establecimiento) values ('&quot;&amp;[.C132]&amp;&quot;',&quot;&amp;[.D132]&amp;&quot;,&quot;&amp;[.E132]&amp;&quot;,&quot;&amp;[.F132]&amp;&quot;);&quot;" office:value-type="string" office:string-value="insert into clase (fecha, id_entrenador, id_deporte, id_establecimiento) values ('2014-10-20 18:00:00',122,6,80);" calcext:value-type="string">
            <text:p>insert into clase (fecha, id_entrenador, id_deporte, id_establecimiento) values ('2014-10-20 18:00:00',122,6,80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09-30</text:p>
          </table:table-cell>
          <table:table-cell office:value-type="string" calcext:value-type="string">
            <text:p>20:00:00</text:p>
          </table:table-cell>
          <table:table-cell table:style-name="ce5" table:formula="of:=OFFSET([.A$127] ;ROUND(32*RAND());0;1;1)&amp;&quot; &quot;&amp;OFFSET([.B$127] ;ROUND(7*RAND());0;1;1)" office:value-type="string" office:string-value="2014-10-08 20:00:00" calcext:value-type="string">
            <text:p>2014-10-08 20:00:00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16" calcext:value-type="float">
            <text:p>116</text:p>
          </table:table-cell>
          <table:table-cell table:formula="of:=&quot;insert into clase (fecha, id_entrenador, id_deporte, id_establecimiento) values ('&quot;&amp;[.C133]&amp;&quot;',&quot;&amp;[.D133]&amp;&quot;,&quot;&amp;[.E133]&amp;&quot;,&quot;&amp;[.F133]&amp;&quot;);&quot;" office:value-type="string" office:string-value="insert into clase (fecha, id_entrenador, id_deporte, id_establecimiento) values ('2014-10-08 20:00:00',35,7,116);" calcext:value-type="string">
            <text:p>insert into clase (fecha, id_entrenador, id_deporte, id_establecimiento) values ('2014-10-08 20:00:00',35,7,116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01</text:p>
          </table:table-cell>
          <table:table-cell table:style-name="ce4" office:value-type="string" calcext:value-type="string">
            <text:p>22:00:00</text:p>
          </table:table-cell>
          <table:table-cell table:style-name="ce5" table:formula="of:=OFFSET([.A$127] ;ROUND(33*RAND());0;1;1)&amp;&quot; &quot;&amp;OFFSET([.B$127] ;ROUND(7*RAND());0;1;1)" office:value-type="string" office:string-value="2014-10-04 22:00:00" calcext:value-type="string">
            <text:p>2014-10-04 22:00:00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07" calcext:value-type="float">
            <text:p>107</text:p>
          </table:table-cell>
          <table:table-cell table:formula="of:=&quot;insert into clase (fecha, id_entrenador, id_deporte, id_establecimiento) values ('&quot;&amp;[.C134]&amp;&quot;',&quot;&amp;[.D134]&amp;&quot;,&quot;&amp;[.E134]&amp;&quot;,&quot;&amp;[.F134]&amp;&quot;);&quot;" office:value-type="string" office:string-value="insert into clase (fecha, id_entrenador, id_deporte, id_establecimiento) values ('2014-10-04 22:00:00',42,7,107);" calcext:value-type="string">
            <text:p>insert into clase (fecha, id_entrenador, id_deporte, id_establecimiento) values ('2014-10-04 22:00:00',42,7,107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02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18 20:00:00" calcext:value-type="string">
            <text:p>2014-10-18 20:00:00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71" calcext:value-type="float">
            <text:p>71</text:p>
          </table:table-cell>
          <table:table-cell table:formula="of:=&quot;insert into clase (fecha, id_entrenador, id_deporte, id_establecimiento) values ('&quot;&amp;[.C135]&amp;&quot;',&quot;&amp;[.D135]&amp;&quot;,&quot;&amp;[.E135]&amp;&quot;,&quot;&amp;[.F135]&amp;&quot;);&quot;" office:value-type="string" office:string-value="insert into clase (fecha, id_entrenador, id_deporte, id_establecimiento) values ('2014-10-18 20:00:00',67,7,71);" calcext:value-type="string">
            <text:p>insert into clase (fecha, id_entrenador, id_deporte, id_establecimiento) values ('2014-10-18 20:00:00',67,7,71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03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27 12:00:00" calcext:value-type="string">
            <text:p>2014-10-27 12:00:00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34" calcext:value-type="float">
            <text:p>34</text:p>
          </table:table-cell>
          <table:table-cell table:formula="of:=&quot;insert into clase (fecha, id_entrenador, id_deporte, id_establecimiento) values ('&quot;&amp;[.C136]&amp;&quot;',&quot;&amp;[.D136]&amp;&quot;,&quot;&amp;[.E136]&amp;&quot;,&quot;&amp;[.F136]&amp;&quot;);&quot;" office:value-type="string" office:string-value="insert into clase (fecha, id_entrenador, id_deporte, id_establecimiento) values ('2014-10-27 12:00:00',40,8,34);" calcext:value-type="string">
            <text:p>insert into clase (fecha, id_entrenador, id_deporte, id_establecimiento) values ('2014-10-27 12:00:00',40,8,34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04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03 12:00:00" calcext:value-type="string">
            <text:p>2014-10-03 12:00:00</text:p>
          </table:table-cell>
          <table:table-cell table:style-name="ce6"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72" calcext:value-type="float">
            <text:p>72</text:p>
          </table:table-cell>
          <table:table-cell table:formula="of:=&quot;insert into clase (fecha, id_entrenador, id_deporte, id_establecimiento) values ('&quot;&amp;[.C137]&amp;&quot;',&quot;&amp;[.D137]&amp;&quot;,&quot;&amp;[.E137]&amp;&quot;,&quot;&amp;[.F137]&amp;&quot;);&quot;" office:value-type="string" office:string-value="insert into clase (fecha, id_entrenador, id_deporte, id_establecimiento) values ('2014-10-03 12:00:00',65,8,72);" calcext:value-type="string">
            <text:p>insert into clase (fecha, id_entrenador, id_deporte, id_establecimiento) values ('2014-10-03 12:00:00',65,8,72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05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18 14:00:00" calcext:value-type="string">
            <text:p>2014-10-18 14:00:00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23" calcext:value-type="float">
            <text:p>23</text:p>
          </table:table-cell>
          <table:table-cell table:formula="of:=&quot;insert into clase (fecha, id_entrenador, id_deporte, id_establecimiento) values ('&quot;&amp;[.C138]&amp;&quot;',&quot;&amp;[.D138]&amp;&quot;,&quot;&amp;[.E138]&amp;&quot;,&quot;&amp;[.F138]&amp;&quot;);&quot;" office:value-type="string" office:string-value="insert into clase (fecha, id_entrenador, id_deporte, id_establecimiento) values ('2014-10-18 14:00:00',70,8,23);" calcext:value-type="string">
            <text:p>insert into clase (fecha, id_entrenador, id_deporte, id_establecimiento) values ('2014-10-18 14:00:00',70,8,23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06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10 22:00:00" calcext:value-type="string">
            <text:p>2014-10-10 22:00:00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formula="of:=&quot;insert into clase (fecha, id_entrenador, id_deporte, id_establecimiento) values ('&quot;&amp;[.C139]&amp;&quot;',&quot;&amp;[.D139]&amp;&quot;,&quot;&amp;[.E139]&amp;&quot;,&quot;&amp;[.F139]&amp;&quot;);&quot;" office:value-type="string" office:string-value="insert into clase (fecha, id_entrenador, id_deporte, id_establecimiento) values ('2014-10-10 22:00:00',14,9,18);" calcext:value-type="string">
            <text:p>insert into clase (fecha, id_entrenador, id_deporte, id_establecimiento) values ('2014-10-10 22:00:00',14,9,18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07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07 22:00:00" calcext:value-type="string">
            <text:p>2014-10-07 22:00: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formula="of:=&quot;insert into clase (fecha, id_entrenador, id_deporte, id_establecimiento) values ('&quot;&amp;[.C140]&amp;&quot;',&quot;&amp;[.D140]&amp;&quot;,&quot;&amp;[.E140]&amp;&quot;,&quot;&amp;[.F140]&amp;&quot;);&quot;" office:value-type="string" office:string-value="insert into clase (fecha, id_entrenador, id_deporte, id_establecimiento) values ('2014-10-07 22:00:00',15,9,21);" calcext:value-type="string">
            <text:p>insert into clase (fecha, id_entrenador, id_deporte, id_establecimiento) values ('2014-10-07 22:00:00',15,9,21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08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15 12:00:00" calcext:value-type="string">
            <text:p>2014-10-15 12:00:00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51" calcext:value-type="float">
            <text:p>51</text:p>
          </table:table-cell>
          <table:table-cell table:formula="of:=&quot;insert into clase (fecha, id_entrenador, id_deporte, id_establecimiento) values ('&quot;&amp;[.C141]&amp;&quot;',&quot;&amp;[.D141]&amp;&quot;,&quot;&amp;[.E141]&amp;&quot;,&quot;&amp;[.F141]&amp;&quot;);&quot;" office:value-type="string" office:string-value="insert into clase (fecha, id_entrenador, id_deporte, id_establecimiento) values ('2014-10-15 12:00:00',100,9,51);" calcext:value-type="string">
            <text:p>insert into clase (fecha, id_entrenador, id_deporte, id_establecimiento) values ('2014-10-15 12:00:00',100,9,51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09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11 22:00:00" calcext:value-type="string">
            <text:p>2014-10-11 22:00:00</text:p>
          </table:table-cell>
          <table:table-cell table:style-name="ce6"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76" calcext:value-type="float">
            <text:p>76</text:p>
          </table:table-cell>
          <table:table-cell table:formula="of:=&quot;insert into clase (fecha, id_entrenador, id_deporte, id_establecimiento) values ('&quot;&amp;[.C142]&amp;&quot;',&quot;&amp;[.D142]&amp;&quot;,&quot;&amp;[.E142]&amp;&quot;,&quot;&amp;[.F142]&amp;&quot;);&quot;" office:value-type="string" office:string-value="insert into clase (fecha, id_entrenador, id_deporte, id_establecimiento) values ('2014-10-11 22:00:00',91,10,76);" calcext:value-type="string">
            <text:p>insert into clase (fecha, id_entrenador, id_deporte, id_establecimiento) values ('2014-10-11 22:00:00',91,10,76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10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24 12:00:00" calcext:value-type="string">
            <text:p>2014-10-24 12:00:0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09" calcext:value-type="float">
            <text:p>109</text:p>
          </table:table-cell>
          <table:table-cell table:formula="of:=&quot;insert into clase (fecha, id_entrenador, id_deporte, id_establecimiento) values ('&quot;&amp;[.C143]&amp;&quot;',&quot;&amp;[.D143]&amp;&quot;,&quot;&amp;[.E143]&amp;&quot;,&quot;&amp;[.F143]&amp;&quot;);&quot;" office:value-type="string" office:string-value="insert into clase (fecha, id_entrenador, id_deporte, id_establecimiento) values ('2014-10-24 12:00:00',13,12,109);" calcext:value-type="string">
            <text:p>insert into clase (fecha, id_entrenador, id_deporte, id_establecimiento) values ('2014-10-24 12:00:00',13,12,109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11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02 18:00:00" calcext:value-type="string">
            <text:p>2014-10-02 18:00:00</text:p>
          </table:table-cell>
          <table:table-cell table:style-name="ce6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5" calcext:value-type="float">
            <text:p>85</text:p>
          </table:table-cell>
          <table:table-cell table:formula="of:=&quot;insert into clase (fecha, id_entrenador, id_deporte, id_establecimiento) values ('&quot;&amp;[.C144]&amp;&quot;',&quot;&amp;[.D144]&amp;&quot;,&quot;&amp;[.E144]&amp;&quot;,&quot;&amp;[.F144]&amp;&quot;);&quot;" office:value-type="string" office:string-value="insert into clase (fecha, id_entrenador, id_deporte, id_establecimiento) values ('2014-10-02 18:00:00',48,12,85);" calcext:value-type="string">
            <text:p>insert into clase (fecha, id_entrenador, id_deporte, id_establecimiento) values ('2014-10-02 18:00:00',48,12,85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12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15 20:00:00" calcext:value-type="string">
            <text:p>2014-10-15 20:00:00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99" calcext:value-type="float">
            <text:p>99</text:p>
          </table:table-cell>
          <table:table-cell table:formula="of:=&quot;insert into clase (fecha, id_entrenador, id_deporte, id_establecimiento) values ('&quot;&amp;[.C145]&amp;&quot;',&quot;&amp;[.D145]&amp;&quot;,&quot;&amp;[.E145]&amp;&quot;,&quot;&amp;[.F145]&amp;&quot;);&quot;" office:value-type="string" office:string-value="insert into clase (fecha, id_entrenador, id_deporte, id_establecimiento) values ('2014-10-15 20:00:00',4,13,99);" calcext:value-type="string">
            <text:p>insert into clase (fecha, id_entrenador, id_deporte, id_establecimiento) values ('2014-10-15 20:00:00',4,13,99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13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05 20:00:00" calcext:value-type="string">
            <text:p>2014-10-05 20:00:00</text:p>
          </table:table-cell>
          <table:table-cell table:style-name="ce6"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5" calcext:value-type="float">
            <text:p>5</text:p>
          </table:table-cell>
          <table:table-cell table:formula="of:=&quot;insert into clase (fecha, id_entrenador, id_deporte, id_establecimiento) values ('&quot;&amp;[.C146]&amp;&quot;',&quot;&amp;[.D146]&amp;&quot;,&quot;&amp;[.E146]&amp;&quot;,&quot;&amp;[.F146]&amp;&quot;);&quot;" office:value-type="string" office:string-value="insert into clase (fecha, id_entrenador, id_deporte, id_establecimiento) values ('2014-10-05 20:00:00',123,13,5);" calcext:value-type="string">
            <text:p>insert into clase (fecha, id_entrenador, id_deporte, id_establecimiento) values ('2014-10-05 20:00:00',123,13,5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14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09-30 20:00:00" calcext:value-type="string">
            <text:p>2014-09-30 20:00:00</text:p>
          </table:table-cell>
          <table:table-cell table:style-name="ce6"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75" calcext:value-type="float">
            <text:p>75</text:p>
          </table:table-cell>
          <table:table-cell table:formula="of:=&quot;insert into clase (fecha, id_entrenador, id_deporte, id_establecimiento) values ('&quot;&amp;[.C147]&amp;&quot;',&quot;&amp;[.D147]&amp;&quot;,&quot;&amp;[.E147]&amp;&quot;,&quot;&amp;[.F147]&amp;&quot;);&quot;" office:value-type="string" office:string-value="insert into clase (fecha, id_entrenador, id_deporte, id_establecimiento) values ('2014-09-30 20:00:00',127,13,75);" calcext:value-type="string">
            <text:p>insert into clase (fecha, id_entrenador, id_deporte, id_establecimiento) values ('2014-09-30 20:00:00',127,13,75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15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20 16:00:00" calcext:value-type="string">
            <text:p>2014-10-20 16:00:0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formula="of:=&quot;insert into clase (fecha, id_entrenador, id_deporte, id_establecimiento) values ('&quot;&amp;[.C148]&amp;&quot;',&quot;&amp;[.D148]&amp;&quot;,&quot;&amp;[.E148]&amp;&quot;,&quot;&amp;[.F148]&amp;&quot;);&quot;" office:value-type="string" office:string-value="insert into clase (fecha, id_entrenador, id_deporte, id_establecimiento) values ('2014-10-20 16:00:00',5,14,13);" calcext:value-type="string">
            <text:p>insert into clase (fecha, id_entrenador, id_deporte, id_establecimiento) values ('2014-10-20 16:00:00',5,14,13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16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09-26 20:00:00" calcext:value-type="string">
            <text:p>2014-09-26 20:00:00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72" calcext:value-type="float">
            <text:p>72</text:p>
          </table:table-cell>
          <table:table-cell table:formula="of:=&quot;insert into clase (fecha, id_entrenador, id_deporte, id_establecimiento) values ('&quot;&amp;[.C149]&amp;&quot;',&quot;&amp;[.D149]&amp;&quot;,&quot;&amp;[.E149]&amp;&quot;,&quot;&amp;[.F149]&amp;&quot;);&quot;" office:value-type="string" office:string-value="insert into clase (fecha, id_entrenador, id_deporte, id_establecimiento) values ('2014-09-26 20:00:00',26,15,72);" calcext:value-type="string">
            <text:p>insert into clase (fecha, id_entrenador, id_deporte, id_establecimiento) values ('2014-09-26 20:00:00',26,15,72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17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19 20:00:00" calcext:value-type="string">
            <text:p>2014-10-19 20:00:0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87" calcext:value-type="float">
            <text:p>87</text:p>
          </table:table-cell>
          <table:table-cell table:formula="of:=&quot;insert into clase (fecha, id_entrenador, id_deporte, id_establecimiento) values ('&quot;&amp;[.C150]&amp;&quot;',&quot;&amp;[.D150]&amp;&quot;,&quot;&amp;[.E150]&amp;&quot;,&quot;&amp;[.F150]&amp;&quot;);&quot;" office:value-type="string" office:string-value="insert into clase (fecha, id_entrenador, id_deporte, id_establecimiento) values ('2014-10-19 20:00:00',12,16,87);" calcext:value-type="string">
            <text:p>insert into clase (fecha, id_entrenador, id_deporte, id_establecimiento) values ('2014-10-19 20:00:00',12,16,87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18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09-29 20:00:00" calcext:value-type="string">
            <text:p>2014-09-29 20:00:00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04" calcext:value-type="float">
            <text:p>104</text:p>
          </table:table-cell>
          <table:table-cell table:formula="of:=&quot;insert into clase (fecha, id_entrenador, id_deporte, id_establecimiento) values ('&quot;&amp;[.C151]&amp;&quot;',&quot;&amp;[.D151]&amp;&quot;,&quot;&amp;[.E151]&amp;&quot;,&quot;&amp;[.F151]&amp;&quot;);&quot;" office:value-type="string" office:string-value="insert into clase (fecha, id_entrenador, id_deporte, id_establecimiento) values ('2014-09-29 20:00:00',31,16,104);" calcext:value-type="string">
            <text:p>insert into clase (fecha, id_entrenador, id_deporte, id_establecimiento) values ('2014-09-29 20:00:00',31,16,104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19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26 9:00:00" calcext:value-type="string">
            <text:p>2014-10-26 9:00:00</text:p>
          </table:table-cell>
          <table:table-cell table:style-name="ce6"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26" calcext:value-type="float">
            <text:p>26</text:p>
          </table:table-cell>
          <table:table-cell table:formula="of:=&quot;insert into clase (fecha, id_entrenador, id_deporte, id_establecimiento) values ('&quot;&amp;[.C152]&amp;&quot;',&quot;&amp;[.D152]&amp;&quot;,&quot;&amp;[.E152]&amp;&quot;,&quot;&amp;[.F152]&amp;&quot;);&quot;" office:value-type="string" office:string-value="insert into clase (fecha, id_entrenador, id_deporte, id_establecimiento) values ('2014-10-26 9:00:00',46,17,26);" calcext:value-type="string">
            <text:p>insert into clase (fecha, id_entrenador, id_deporte, id_establecimiento) values ('2014-10-26 9:00:00',46,17,26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20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22 18:00:00" calcext:value-type="string">
            <text:p>2014-10-22 18:00:0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49" calcext:value-type="float">
            <text:p>49</text:p>
          </table:table-cell>
          <table:table-cell table:formula="of:=&quot;insert into clase (fecha, id_entrenador, id_deporte, id_establecimiento) values ('&quot;&amp;[.C153]&amp;&quot;',&quot;&amp;[.D153]&amp;&quot;,&quot;&amp;[.E153]&amp;&quot;,&quot;&amp;[.F153]&amp;&quot;);&quot;" office:value-type="string" office:string-value="insert into clase (fecha, id_entrenador, id_deporte, id_establecimiento) values ('2014-10-22 18:00:00',20,18,49);" calcext:value-type="string">
            <text:p>insert into clase (fecha, id_entrenador, id_deporte, id_establecimiento) values ('2014-10-22 18:00:00',20,18,49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21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22 22:00:00" calcext:value-type="string">
            <text:p>2014-10-22 22:00:0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52" calcext:value-type="float">
            <text:p>52</text:p>
          </table:table-cell>
          <table:table-cell table:formula="of:=&quot;insert into clase (fecha, id_entrenador, id_deporte, id_establecimiento) values ('&quot;&amp;[.C154]&amp;&quot;',&quot;&amp;[.D154]&amp;&quot;,&quot;&amp;[.E154]&amp;&quot;,&quot;&amp;[.F154]&amp;&quot;);&quot;" office:value-type="string" office:string-value="insert into clase (fecha, id_entrenador, id_deporte, id_establecimiento) values ('2014-10-22 22:00:00',8,19,52);" calcext:value-type="string">
            <text:p>insert into clase (fecha, id_entrenador, id_deporte, id_establecimiento) values ('2014-10-22 22:00:00',8,19,52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22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18 16:00:00" calcext:value-type="string">
            <text:p>2014-10-18 16:00:0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114" calcext:value-type="float">
            <text:p>114</text:p>
          </table:table-cell>
          <table:table-cell table:formula="of:=&quot;insert into clase (fecha, id_entrenador, id_deporte, id_establecimiento) values ('&quot;&amp;[.C155]&amp;&quot;',&quot;&amp;[.D155]&amp;&quot;,&quot;&amp;[.E155]&amp;&quot;,&quot;&amp;[.F155]&amp;&quot;);&quot;" office:value-type="string" office:string-value="insert into clase (fecha, id_entrenador, id_deporte, id_establecimiento) values ('2014-10-18 16:00:00',16,19,114);" calcext:value-type="string">
            <text:p>insert into clase (fecha, id_entrenador, id_deporte, id_establecimiento) values ('2014-10-18 16:00:00',16,19,114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23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05 22:00:00" calcext:value-type="string">
            <text:p>2014-10-05 22:00:00</text:p>
          </table:table-cell>
          <table:table-cell table:style-name="ce6"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62" calcext:value-type="float">
            <text:p>62</text:p>
          </table:table-cell>
          <table:table-cell table:formula="of:=&quot;insert into clase (fecha, id_entrenador, id_deporte, id_establecimiento) values ('&quot;&amp;[.C156]&amp;&quot;',&quot;&amp;[.D156]&amp;&quot;,&quot;&amp;[.E156]&amp;&quot;,&quot;&amp;[.F156]&amp;&quot;);&quot;" office:value-type="string" office:string-value="insert into clase (fecha, id_entrenador, id_deporte, id_establecimiento) values ('2014-10-05 22:00:00',108,20,62);" calcext:value-type="string">
            <text:p>insert into clase (fecha, id_entrenador, id_deporte, id_establecimiento) values ('2014-10-05 22:00:00',108,20,62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24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09-28 14:00:00" calcext:value-type="string">
            <text:p>2014-09-28 14:00:00</text:p>
          </table:table-cell>
          <table:table-cell table:style-name="ce6"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85" calcext:value-type="float">
            <text:p>85</text:p>
          </table:table-cell>
          <table:table-cell table:formula="of:=&quot;insert into clase (fecha, id_entrenador, id_deporte, id_establecimiento) values ('&quot;&amp;[.C157]&amp;&quot;',&quot;&amp;[.D157]&amp;&quot;,&quot;&amp;[.E157]&amp;&quot;,&quot;&amp;[.F157]&amp;&quot;);&quot;" office:value-type="string" office:string-value="insert into clase (fecha, id_entrenador, id_deporte, id_establecimiento) values ('2014-09-28 14:00:00',34,21,85);" calcext:value-type="string">
            <text:p>insert into clase (fecha, id_entrenador, id_deporte, id_establecimiento) values ('2014-09-28 14:00:00',34,21,85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25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09-30 22:00:00" calcext:value-type="string">
            <text:p>2014-09-30 22:00:00</text:p>
          </table:table-cell>
          <table:table-cell table:style-name="ce6"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formula="of:=&quot;insert into clase (fecha, id_entrenador, id_deporte, id_establecimiento) values ('&quot;&amp;[.C158]&amp;&quot;',&quot;&amp;[.D158]&amp;&quot;,&quot;&amp;[.E158]&amp;&quot;,&quot;&amp;[.F158]&amp;&quot;);&quot;" office:value-type="string" office:string-value="insert into clase (fecha, id_entrenador, id_deporte, id_establecimiento) values ('2014-09-30 22:00:00',74,21,4);" calcext:value-type="string">
            <text:p>insert into clase (fecha, id_entrenador, id_deporte, id_establecimiento) values ('2014-09-30 22:00:00',74,21,4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26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15 18:00:00" calcext:value-type="string">
            <text:p>2014-10-15 18:00:00</text:p>
          </table:table-cell>
          <table:table-cell table:style-name="ce6"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116" calcext:value-type="float">
            <text:p>116</text:p>
          </table:table-cell>
          <table:table-cell table:formula="of:=&quot;insert into clase (fecha, id_entrenador, id_deporte, id_establecimiento) values ('&quot;&amp;[.C159]&amp;&quot;',&quot;&amp;[.D159]&amp;&quot;,&quot;&amp;[.E159]&amp;&quot;,&quot;&amp;[.F159]&amp;&quot;);&quot;" office:value-type="string" office:string-value="insert into clase (fecha, id_entrenador, id_deporte, id_establecimiento) values ('2014-10-15 18:00:00',93,21,116);" calcext:value-type="string">
            <text:p>insert into clase (fecha, id_entrenador, id_deporte, id_establecimiento) values ('2014-10-15 18:00:00',93,21,116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27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09-28 16:00:00" calcext:value-type="string">
            <text:p>2014-09-28 16:00:00</text:p>
          </table:table-cell>
          <table:table-cell table:style-name="ce6"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100" calcext:value-type="float">
            <text:p>100</text:p>
          </table:table-cell>
          <table:table-cell table:formula="of:=&quot;insert into clase (fecha, id_entrenador, id_deporte, id_establecimiento) values ('&quot;&amp;[.C160]&amp;&quot;',&quot;&amp;[.D160]&amp;&quot;,&quot;&amp;[.E160]&amp;&quot;,&quot;&amp;[.F160]&amp;&quot;);&quot;" office:value-type="string" office:string-value="insert into clase (fecha, id_entrenador, id_deporte, id_establecimiento) values ('2014-09-28 16:00:00',105,21,100);" calcext:value-type="string">
            <text:p>insert into clase (fecha, id_entrenador, id_deporte, id_establecimiento) values ('2014-09-28 16:00:00',105,21,100);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014-10-28</text:p>
          </table:table-cell>
          <table:table-cell/>
          <table:table-cell table:style-name="ce5" table:formula="of:=OFFSET([.A$127] ;ROUND(33*RAND());0;1;1)&amp;&quot; &quot;&amp;OFFSET([.B$127] ;ROUND(7*RAND());0;1;1)" office:value-type="string" office:string-value="2014-10-12 22:00:00" calcext:value-type="string">
            <text:p>2014-10-12 22:00:00</text:p>
          </table:table-cell>
          <table:table-cell table:style-name="ce6"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39" calcext:value-type="float">
            <text:p>39</text:p>
          </table:table-cell>
          <table:table-cell table:formula="of:=&quot;insert into clase (fecha, id_entrenador, id_deporte, id_establecimiento) values ('&quot;&amp;[.C161]&amp;&quot;',&quot;&amp;[.D161]&amp;&quot;,&quot;&amp;[.E161]&amp;&quot;,&quot;&amp;[.F161]&amp;&quot;);&quot;" office:value-type="string" office:string-value="insert into clase (fecha, id_entrenador, id_deporte, id_establecimiento) values ('2014-10-12 22:00:00',121,21,39);" calcext:value-type="string">
            <text:p>insert into clase (fecha, id_entrenador, id_deporte, id_establecimiento) values ('2014-10-12 22:00:00',121,21,39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05 16:00:00" calcext:value-type="string">
            <text:p>2014-10-05 16:00:00</text:p>
          </table:table-cell>
          <table:table-cell table:style-name="ce6"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8" calcext:value-type="float">
            <text:p>8</text:p>
          </table:table-cell>
          <table:table-cell table:formula="of:=&quot;insert into clase (fecha, id_entrenador, id_deporte, id_establecimiento) values ('&quot;&amp;[.C162]&amp;&quot;',&quot;&amp;[.D162]&amp;&quot;,&quot;&amp;[.E162]&amp;&quot;,&quot;&amp;[.F162]&amp;&quot;);&quot;" office:value-type="string" office:string-value="insert into clase (fecha, id_entrenador, id_deporte, id_establecimiento) values ('2014-10-05 16:00:00',97,22,8);" calcext:value-type="string">
            <text:p>insert into clase (fecha, id_entrenador, id_deporte, id_establecimiento) values ('2014-10-05 16:00:00',97,22,8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11 9:00:00" calcext:value-type="string">
            <text:p>2014-10-11 9:00:00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39" calcext:value-type="float">
            <text:p>39</text:p>
          </table:table-cell>
          <table:table-cell table:formula="of:=&quot;insert into clase (fecha, id_entrenador, id_deporte, id_establecimiento) values ('&quot;&amp;[.C163]&amp;&quot;',&quot;&amp;[.D163]&amp;&quot;,&quot;&amp;[.E163]&amp;&quot;,&quot;&amp;[.F163]&amp;&quot;);&quot;" office:value-type="string" office:string-value="insert into clase (fecha, id_entrenador, id_deporte, id_establecimiento) values ('2014-10-11 9:00:00',64,23,39);" calcext:value-type="string">
            <text:p>insert into clase (fecha, id_entrenador, id_deporte, id_establecimiento) values ('2014-10-11 9:00:00',64,23,39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17 9:00:00" calcext:value-type="string">
            <text:p>2014-10-17 9:00:00</text:p>
          </table:table-cell>
          <table:table-cell table:style-name="ce6"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53" calcext:value-type="float">
            <text:p>53</text:p>
          </table:table-cell>
          <table:table-cell table:formula="of:=&quot;insert into clase (fecha, id_entrenador, id_deporte, id_establecimiento) values ('&quot;&amp;[.C164]&amp;&quot;',&quot;&amp;[.D164]&amp;&quot;,&quot;&amp;[.E164]&amp;&quot;,&quot;&amp;[.F164]&amp;&quot;);&quot;" office:value-type="string" office:string-value="insert into clase (fecha, id_entrenador, id_deporte, id_establecimiento) values ('2014-10-17 9:00:00',83,23,53);" calcext:value-type="string">
            <text:p>insert into clase (fecha, id_entrenador, id_deporte, id_establecimiento) values ('2014-10-17 9:00:00',83,23,53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06 9:00:00" calcext:value-type="string">
            <text:p>2014-10-06 9:00:00</text:p>
          </table:table-cell>
          <table:table-cell table:style-name="ce6"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31" calcext:value-type="float">
            <text:p>31</text:p>
          </table:table-cell>
          <table:table-cell table:formula="of:=&quot;insert into clase (fecha, id_entrenador, id_deporte, id_establecimiento) values ('&quot;&amp;[.C165]&amp;&quot;',&quot;&amp;[.D165]&amp;&quot;,&quot;&amp;[.E165]&amp;&quot;,&quot;&amp;[.F165]&amp;&quot;);&quot;" office:value-type="string" office:string-value="insert into clase (fecha, id_entrenador, id_deporte, id_establecimiento) values ('2014-10-06 9:00:00',78,25,31);" calcext:value-type="string">
            <text:p>insert into clase (fecha, id_entrenador, id_deporte, id_establecimiento) values ('2014-10-06 9:00:00',78,25,31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2*RAND());0;1;1)&amp;&quot; &quot;&amp;OFFSET([.B$127] ;ROUND(7*RAND());0;1;1)" office:value-type="string" office:string-value="2014-09-25 20:00:00" calcext:value-type="string">
            <text:p>2014-09-25 20:00:00</text:p>
          </table:table-cell>
          <table:table-cell table:style-name="ce6"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table:style-name="ce6" office:value-type="float" office:value="113" calcext:value-type="float">
            <text:p>113</text:p>
          </table:table-cell>
          <table:table-cell table:formula="of:=&quot;insert into clase (fecha, id_entrenador, id_deporte, id_establecimiento) values ('&quot;&amp;[.C166]&amp;&quot;',&quot;&amp;[.D166]&amp;&quot;,&quot;&amp;[.E166]&amp;&quot;,&quot;&amp;[.F166]&amp;&quot;);&quot;" office:value-type="string" office:string-value="insert into clase (fecha, id_entrenador, id_deporte, id_establecimiento) values ('2014-09-25 20:00:00',102,26,113);" calcext:value-type="string">
            <text:p>insert into clase (fecha, id_entrenador, id_deporte, id_establecimiento) values ('2014-09-25 20:00:00',102,26,113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18 16:00:00" calcext:value-type="string">
            <text:p>2014-10-18 16:00:00</text:p>
          </table:table-cell>
          <table:table-cell table:style-name="ce6"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9" calcext:value-type="float">
            <text:p>9</text:p>
          </table:table-cell>
          <table:table-cell table:formula="of:=&quot;insert into clase (fecha, id_entrenador, id_deporte, id_establecimiento) values ('&quot;&amp;[.C167]&amp;&quot;',&quot;&amp;[.D167]&amp;&quot;,&quot;&amp;[.E167]&amp;&quot;,&quot;&amp;[.F167]&amp;&quot;);&quot;" office:value-type="string" office:string-value="insert into clase (fecha, id_entrenador, id_deporte, id_establecimiento) values ('2014-10-18 16:00:00',52,27,9);" calcext:value-type="string">
            <text:p>insert into clase (fecha, id_entrenador, id_deporte, id_establecimiento) values ('2014-10-18 16:00:00',52,27,9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13 10:30:00" calcext:value-type="string">
            <text:p>2014-10-13 10:30:00</text:p>
          </table:table-cell>
          <table:table-cell table:style-name="ce6"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53" calcext:value-type="float">
            <text:p>53</text:p>
          </table:table-cell>
          <table:table-cell table:formula="of:=&quot;insert into clase (fecha, id_entrenador, id_deporte, id_establecimiento) values ('&quot;&amp;[.C168]&amp;&quot;',&quot;&amp;[.D168]&amp;&quot;,&quot;&amp;[.E168]&amp;&quot;,&quot;&amp;[.F168]&amp;&quot;);&quot;" office:value-type="string" office:string-value="insert into clase (fecha, id_entrenador, id_deporte, id_establecimiento) values ('2014-10-13 10:30:00',98,28,53);" calcext:value-type="string">
            <text:p>insert into clase (fecha, id_entrenador, id_deporte, id_establecimiento) values ('2014-10-13 10:30:00',98,28,53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13 22:00:00" calcext:value-type="string">
            <text:p>2014-10-13 22:00:00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table:style-name="ce6" office:value-type="float" office:value="5" calcext:value-type="float">
            <text:p>5</text:p>
          </table:table-cell>
          <table:table-cell table:formula="of:=&quot;insert into clase (fecha, id_entrenador, id_deporte, id_establecimiento) values ('&quot;&amp;[.C169]&amp;&quot;',&quot;&amp;[.D169]&amp;&quot;,&quot;&amp;[.E169]&amp;&quot;,&quot;&amp;[.F169]&amp;&quot;);&quot;" office:value-type="string" office:string-value="insert into clase (fecha, id_entrenador, id_deporte, id_establecimiento) values ('2014-10-13 22:00:00',62,29,5);" calcext:value-type="string">
            <text:p>insert into clase (fecha, id_entrenador, id_deporte, id_establecimiento) values ('2014-10-13 22:00:00',62,29,5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03 12:00:00" calcext:value-type="string">
            <text:p>2014-10-03 12:00:00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table:style-name="ce6" office:value-type="float" office:value="96" calcext:value-type="float">
            <text:p>96</text:p>
          </table:table-cell>
          <table:table-cell table:formula="of:=&quot;insert into clase (fecha, id_entrenador, id_deporte, id_establecimiento) values ('&quot;&amp;[.C170]&amp;&quot;',&quot;&amp;[.D170]&amp;&quot;,&quot;&amp;[.E170]&amp;&quot;,&quot;&amp;[.F170]&amp;&quot;);&quot;" office:value-type="string" office:string-value="insert into clase (fecha, id_entrenador, id_deporte, id_establecimiento) values ('2014-10-03 12:00:00',99,29,96);" calcext:value-type="string">
            <text:p>insert into clase (fecha, id_entrenador, id_deporte, id_establecimiento) values ('2014-10-03 12:00:00',99,29,96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02 16:00:00" calcext:value-type="string">
            <text:p>2014-10-02 16:00:00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formula="of:=&quot;insert into clase (fecha, id_entrenador, id_deporte, id_establecimiento) values ('&quot;&amp;[.C171]&amp;&quot;',&quot;&amp;[.D171]&amp;&quot;,&quot;&amp;[.E171]&amp;&quot;,&quot;&amp;[.F171]&amp;&quot;);&quot;" office:value-type="string" office:string-value="insert into clase (fecha, id_entrenador, id_deporte, id_establecimiento) values ('2014-10-02 16:00:00',25,30,1);" calcext:value-type="string">
            <text:p>insert into clase (fecha, id_entrenador, id_deporte, id_establecimiento) values ('2014-10-02 16:00:00',25,30,1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25 14:00:00" calcext:value-type="string">
            <text:p>2014-10-25 14:00:00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64" calcext:value-type="float">
            <text:p>64</text:p>
          </table:table-cell>
          <table:table-cell table:formula="of:=&quot;insert into clase (fecha, id_entrenador, id_deporte, id_establecimiento) values ('&quot;&amp;[.C172]&amp;&quot;',&quot;&amp;[.D172]&amp;&quot;,&quot;&amp;[.E172]&amp;&quot;,&quot;&amp;[.F172]&amp;&quot;);&quot;" office:value-type="string" office:string-value="insert into clase (fecha, id_entrenador, id_deporte, id_establecimiento) values ('2014-10-25 14:00:00',28,31,64);" calcext:value-type="string">
            <text:p>insert into clase (fecha, id_entrenador, id_deporte, id_establecimiento) values ('2014-10-25 14:00:00',28,31,64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02 14:00:00" calcext:value-type="string">
            <text:p>2014-10-02 14:00:00</text:p>
          </table:table-cell>
          <table:table-cell table:style-name="ce6"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86" calcext:value-type="float">
            <text:p>86</text:p>
          </table:table-cell>
          <table:table-cell table:formula="of:=&quot;insert into clase (fecha, id_entrenador, id_deporte, id_establecimiento) values ('&quot;&amp;[.C173]&amp;&quot;',&quot;&amp;[.D173]&amp;&quot;,&quot;&amp;[.E173]&amp;&quot;,&quot;&amp;[.F173]&amp;&quot;);&quot;" office:value-type="string" office:string-value="insert into clase (fecha, id_entrenador, id_deporte, id_establecimiento) values ('2014-10-02 14:00:00',110,31,86);" calcext:value-type="string">
            <text:p>insert into clase (fecha, id_entrenador, id_deporte, id_establecimiento) values ('2014-10-02 14:00:00',110,31,86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11 20:00:00" calcext:value-type="string">
            <text:p>2014-10-11 20:00:00</text:p>
          </table:table-cell>
          <table:table-cell table:style-name="ce6"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3" calcext:value-type="float">
            <text:p>3</text:p>
          </table:table-cell>
          <table:table-cell table:formula="of:=&quot;insert into clase (fecha, id_entrenador, id_deporte, id_establecimiento) values ('&quot;&amp;[.C174]&amp;&quot;',&quot;&amp;[.D174]&amp;&quot;,&quot;&amp;[.E174]&amp;&quot;,&quot;&amp;[.F174]&amp;&quot;);&quot;" office:value-type="string" office:string-value="insert into clase (fecha, id_entrenador, id_deporte, id_establecimiento) values ('2014-10-11 20:00:00',125,31,3);" calcext:value-type="string">
            <text:p>insert into clase (fecha, id_entrenador, id_deporte, id_establecimiento) values ('2014-10-11 20:00:00',125,31,3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15 20:00:00" calcext:value-type="string">
            <text:p>2014-10-15 20:00:0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6" office:value-type="float" office:value="106" calcext:value-type="float">
            <text:p>106</text:p>
          </table:table-cell>
          <table:table-cell table:formula="of:=&quot;insert into clase (fecha, id_entrenador, id_deporte, id_establecimiento) values ('&quot;&amp;[.C175]&amp;&quot;',&quot;&amp;[.D175]&amp;&quot;,&quot;&amp;[.E175]&amp;&quot;,&quot;&amp;[.F175]&amp;&quot;);&quot;" office:value-type="string" office:string-value="insert into clase (fecha, id_entrenador, id_deporte, id_establecimiento) values ('2014-10-15 20:00:00',6,32,106);" calcext:value-type="string">
            <text:p>insert into clase (fecha, id_entrenador, id_deporte, id_establecimiento) values ('2014-10-15 20:00:00',6,32,106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09-28 18:00:00" calcext:value-type="string">
            <text:p>2014-09-28 18:00:0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6" office:value-type="float" office:value="55" calcext:value-type="float">
            <text:p>55</text:p>
          </table:table-cell>
          <table:table-cell table:formula="of:=&quot;insert into clase (fecha, id_entrenador, id_deporte, id_establecimiento) values ('&quot;&amp;[.C176]&amp;&quot;',&quot;&amp;[.D176]&amp;&quot;,&quot;&amp;[.E176]&amp;&quot;,&quot;&amp;[.F176]&amp;&quot;);&quot;" office:value-type="string" office:string-value="insert into clase (fecha, id_entrenador, id_deporte, id_establecimiento) values ('2014-09-28 18:00:00',19,32,55);" calcext:value-type="string">
            <text:p>insert into clase (fecha, id_entrenador, id_deporte, id_establecimiento) values ('2014-09-28 18:00:00',19,32,55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03 12:00:00" calcext:value-type="string">
            <text:p>2014-10-03 12:00:00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table:style-name="ce6" office:value-type="float" office:value="72" calcext:value-type="float">
            <text:p>72</text:p>
          </table:table-cell>
          <table:table-cell table:formula="of:=&quot;insert into clase (fecha, id_entrenador, id_deporte, id_establecimiento) values ('&quot;&amp;[.C177]&amp;&quot;',&quot;&amp;[.D177]&amp;&quot;,&quot;&amp;[.E177]&amp;&quot;,&quot;&amp;[.F177]&amp;&quot;);&quot;" office:value-type="string" office:string-value="insert into clase (fecha, id_entrenador, id_deporte, id_establecimiento) values ('2014-10-03 12:00:00',58,32,72);" calcext:value-type="string">
            <text:p>insert into clase (fecha, id_entrenador, id_deporte, id_establecimiento) values ('2014-10-03 12:00:00',58,32,72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14 16:00:00" calcext:value-type="string">
            <text:p>2014-10-14 16:00:00</text:p>
          </table:table-cell>
          <table:table-cell table:style-name="ce6"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table:style-name="ce6" office:value-type="float" office:value="80" calcext:value-type="float">
            <text:p>80</text:p>
          </table:table-cell>
          <table:table-cell table:formula="of:=&quot;insert into clase (fecha, id_entrenador, id_deporte, id_establecimiento) values ('&quot;&amp;[.C178]&amp;&quot;',&quot;&amp;[.D178]&amp;&quot;,&quot;&amp;[.E178]&amp;&quot;,&quot;&amp;[.F178]&amp;&quot;);&quot;" office:value-type="string" office:string-value="insert into clase (fecha, id_entrenador, id_deporte, id_establecimiento) values ('2014-10-14 16:00:00',94,32,80);" calcext:value-type="string">
            <text:p>insert into clase (fecha, id_entrenador, id_deporte, id_establecimiento) values ('2014-10-14 16:00:00',94,32,80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09 10:30:00" calcext:value-type="string">
            <text:p>2014-10-09 10:30:00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69" calcext:value-type="float">
            <text:p>69</text:p>
          </table:table-cell>
          <table:table-cell table:formula="of:=&quot;insert into clase (fecha, id_entrenador, id_deporte, id_establecimiento) values ('&quot;&amp;[.C179]&amp;&quot;',&quot;&amp;[.D179]&amp;&quot;,&quot;&amp;[.E179]&amp;&quot;,&quot;&amp;[.F179]&amp;&quot;);&quot;" office:value-type="string" office:string-value="insert into clase (fecha, id_entrenador, id_deporte, id_establecimiento) values ('2014-10-09 10:30:00',33,33,69);" calcext:value-type="string">
            <text:p>insert into clase (fecha, id_entrenador, id_deporte, id_establecimiento) values ('2014-10-09 10:30:00',33,33,69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01 22:00:00" calcext:value-type="string">
            <text:p>2014-10-01 22:00:00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102" calcext:value-type="float">
            <text:p>102</text:p>
          </table:table-cell>
          <table:table-cell table:formula="of:=&quot;insert into clase (fecha, id_entrenador, id_deporte, id_establecimiento) values ('&quot;&amp;[.C180]&amp;&quot;',&quot;&amp;[.D180]&amp;&quot;,&quot;&amp;[.E180]&amp;&quot;,&quot;&amp;[.F180]&amp;&quot;);&quot;" office:value-type="string" office:string-value="insert into clase (fecha, id_entrenador, id_deporte, id_establecimiento) values ('2014-10-01 22:00:00',43,33,102);" calcext:value-type="string">
            <text:p>insert into clase (fecha, id_entrenador, id_deporte, id_establecimiento) values ('2014-10-01 22:00:00',43,33,102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09-29 18:00:00" calcext:value-type="string">
            <text:p>2014-09-29 18:00:00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73" calcext:value-type="float">
            <text:p>73</text:p>
          </table:table-cell>
          <table:table-cell table:formula="of:=&quot;insert into clase (fecha, id_entrenador, id_deporte, id_establecimiento) values ('&quot;&amp;[.C181]&amp;&quot;',&quot;&amp;[.D181]&amp;&quot;,&quot;&amp;[.E181]&amp;&quot;,&quot;&amp;[.F181]&amp;&quot;);&quot;" office:value-type="string" office:string-value="insert into clase (fecha, id_entrenador, id_deporte, id_establecimiento) values ('2014-09-29 18:00:00',57,33,73);" calcext:value-type="string">
            <text:p>insert into clase (fecha, id_entrenador, id_deporte, id_establecimiento) values ('2014-09-29 18:00:00',57,33,73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16 14:00:00" calcext:value-type="string">
            <text:p>2014-10-16 14:00:00</text:p>
          </table:table-cell>
          <table:table-cell table:style-name="ce6"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58" calcext:value-type="float">
            <text:p>58</text:p>
          </table:table-cell>
          <table:table-cell table:formula="of:=&quot;insert into clase (fecha, id_entrenador, id_deporte, id_establecimiento) values ('&quot;&amp;[.C182]&amp;&quot;',&quot;&amp;[.D182]&amp;&quot;,&quot;&amp;[.E182]&amp;&quot;,&quot;&amp;[.F182]&amp;&quot;);&quot;" office:value-type="string" office:string-value="insert into clase (fecha, id_entrenador, id_deporte, id_establecimiento) values ('2014-10-16 14:00:00',66,33,58);" calcext:value-type="string">
            <text:p>insert into clase (fecha, id_entrenador, id_deporte, id_establecimiento) values ('2014-10-16 14:00:00',66,33,58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04 10:30:00" calcext:value-type="string">
            <text:p>2014-10-04 10:30:00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69" calcext:value-type="float">
            <text:p>69</text:p>
          </table:table-cell>
          <table:table-cell table:formula="of:=&quot;insert into clase (fecha, id_entrenador, id_deporte, id_establecimiento) values ('&quot;&amp;[.C183]&amp;&quot;',&quot;&amp;[.D183]&amp;&quot;,&quot;&amp;[.E183]&amp;&quot;,&quot;&amp;[.F183]&amp;&quot;);&quot;" office:value-type="string" office:string-value="insert into clase (fecha, id_entrenador, id_deporte, id_establecimiento) values ('2014-10-04 10:30:00',68,33,69);" calcext:value-type="string">
            <text:p>insert into clase (fecha, id_entrenador, id_deporte, id_establecimiento) values ('2014-10-04 10:30:00',68,33,69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21 12:00:00" calcext:value-type="string">
            <text:p>2014-10-21 12:00:00</text:p>
          </table:table-cell>
          <table:table-cell table:style-name="ce6"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54" calcext:value-type="float">
            <text:p>54</text:p>
          </table:table-cell>
          <table:table-cell table:formula="of:=&quot;insert into clase (fecha, id_entrenador, id_deporte, id_establecimiento) values ('&quot;&amp;[.C184]&amp;&quot;',&quot;&amp;[.D184]&amp;&quot;,&quot;&amp;[.E184]&amp;&quot;,&quot;&amp;[.F184]&amp;&quot;);&quot;" office:value-type="string" office:string-value="insert into clase (fecha, id_entrenador, id_deporte, id_establecimiento) values ('2014-10-21 12:00:00',55,34,54);" calcext:value-type="string">
            <text:p>insert into clase (fecha, id_entrenador, id_deporte, id_establecimiento) values ('2014-10-21 12:00:00',55,34,54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26 18:00:00" calcext:value-type="string">
            <text:p>2014-10-26 18:00:00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65" calcext:value-type="float">
            <text:p>65</text:p>
          </table:table-cell>
          <table:table-cell table:formula="of:=&quot;insert into clase (fecha, id_entrenador, id_deporte, id_establecimiento) values ('&quot;&amp;[.C185]&amp;&quot;',&quot;&amp;[.D185]&amp;&quot;,&quot;&amp;[.E185]&amp;&quot;,&quot;&amp;[.F185]&amp;&quot;);&quot;" office:value-type="string" office:string-value="insert into clase (fecha, id_entrenador, id_deporte, id_establecimiento) values ('2014-10-26 18:00:00',73,34,65);" calcext:value-type="string">
            <text:p>insert into clase (fecha, id_entrenador, id_deporte, id_establecimiento) values ('2014-10-26 18:00:00',73,34,65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05 16:00:00" calcext:value-type="string">
            <text:p>2014-10-05 16:00:00</text:p>
          </table:table-cell>
          <table:table-cell table:style-name="ce6" office:value-type="float" office:value="111" calcext:value-type="float">
            <text:p>111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46" calcext:value-type="float">
            <text:p>46</text:p>
          </table:table-cell>
          <table:table-cell table:formula="of:=&quot;insert into clase (fecha, id_entrenador, id_deporte, id_establecimiento) values ('&quot;&amp;[.C186]&amp;&quot;',&quot;&amp;[.D186]&amp;&quot;,&quot;&amp;[.E186]&amp;&quot;,&quot;&amp;[.F186]&amp;&quot;);&quot;" office:value-type="string" office:string-value="insert into clase (fecha, id_entrenador, id_deporte, id_establecimiento) values ('2014-10-05 16:00:00',111,34,46);" calcext:value-type="string">
            <text:p>insert into clase (fecha, id_entrenador, id_deporte, id_establecimiento) values ('2014-10-05 16:00:00',111,34,46);</text:p>
          </table:table-cell>
          <table:table-cell table:number-columns-repeated="2"/>
        </table:table-row>
        <table:table-row table:style-name="ro2">
          <table:table-cell table:style-name="ce2"/>
          <table:table-cell/>
          <table:table-cell table:style-name="ce5" table:formula="of:=OFFSET([.A$127] ;ROUND(33*RAND());0;1;1)&amp;&quot; &quot;&amp;OFFSET([.B$127] ;ROUND(7*RAND());0;1;1)" office:value-type="string" office:string-value="2014-10-17 10:30:00" calcext:value-type="string">
            <text:p>2014-10-17 10:30:00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formula="of:=&quot;insert into clase (fecha, id_entrenador, id_deporte, id_establecimiento) values ('&quot;&amp;[.C187]&amp;&quot;',&quot;&amp;[.D187]&amp;&quot;,&quot;&amp;[.E187]&amp;&quot;,&quot;&amp;[.F187]&amp;&quot;);&quot;" office:value-type="string" office:string-value="insert into clase (fecha, id_entrenador, id_deporte, id_establecimiento) values ('2014-10-17 10:30:00',51,35,36);" calcext:value-type="string">
            <text:p>insert into clase (fecha, id_entrenador, id_deporte, id_establecimiento) values ('2014-10-17 10:30:00',51,35,36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9 22:00:00" calcext:value-type="string">
            <text:p>2014-10-09 22:00:00</text:p>
          </table:table-cell>
          <table:table-cell table:style-name="ce6"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table:style-name="ce6" office:value-type="float" office:value="38" calcext:value-type="float">
            <text:p>38</text:p>
          </table:table-cell>
          <table:table-cell table:formula="of:=&quot;insert into clase (fecha, id_entrenador, id_deporte, id_establecimiento) values ('&quot;&amp;[.C188]&amp;&quot;',&quot;&amp;[.D188]&amp;&quot;,&quot;&amp;[.E188]&amp;&quot;,&quot;&amp;[.F188]&amp;&quot;);&quot;" office:value-type="string" office:string-value="insert into clase (fecha, id_entrenador, id_deporte, id_establecimiento) values ('2014-10-09 22:00:00',103,36,38);" calcext:value-type="string">
            <text:p>insert into clase (fecha, id_entrenador, id_deporte, id_establecimiento) values ('2014-10-09 22:00:00',103,36,38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09-26 12:00:00" calcext:value-type="string">
            <text:p>2014-09-26 12:00:00</text:p>
          </table:table-cell>
          <table:table-cell table:style-name="ce6"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style-name="ce6" office:value-type="float" office:value="85" calcext:value-type="float">
            <text:p>85</text:p>
          </table:table-cell>
          <table:table-cell table:formula="of:=&quot;insert into clase (fecha, id_entrenador, id_deporte, id_establecimiento) values ('&quot;&amp;[.C189]&amp;&quot;',&quot;&amp;[.D189]&amp;&quot;,&quot;&amp;[.E189]&amp;&quot;,&quot;&amp;[.F189]&amp;&quot;);&quot;" office:value-type="string" office:string-value="insert into clase (fecha, id_entrenador, id_deporte, id_establecimiento) values ('2014-09-26 12:00:00',59,38,85);" calcext:value-type="string">
            <text:p>insert into clase (fecha, id_entrenador, id_deporte, id_establecimiento) values ('2014-09-26 12:00:00',59,38,8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7 18:00:00" calcext:value-type="string">
            <text:p>2014-10-07 18:00:0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style-name="ce6" office:value-type="float" office:value="75" calcext:value-type="float">
            <text:p>75</text:p>
          </table:table-cell>
          <table:table-cell table:formula="of:=&quot;insert into clase (fecha, id_entrenador, id_deporte, id_establecimiento) values ('&quot;&amp;[.C190]&amp;&quot;',&quot;&amp;[.D190]&amp;&quot;,&quot;&amp;[.E190]&amp;&quot;,&quot;&amp;[.F190]&amp;&quot;);&quot;" office:value-type="string" office:string-value="insert into clase (fecha, id_entrenador, id_deporte, id_establecimiento) values ('2014-10-07 18:00:00',7,39,75);" calcext:value-type="string">
            <text:p>insert into clase (fecha, id_entrenador, id_deporte, id_establecimiento) values ('2014-10-07 18:00:00',7,39,7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8 16:00:00" calcext:value-type="string">
            <text:p>2014-10-18 16:00:00</text:p>
          </table:table-cell>
          <table:table-cell table:style-name="ce6"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table:style-name="ce6" office:value-type="float" office:value="5" calcext:value-type="float">
            <text:p>5</text:p>
          </table:table-cell>
          <table:table-cell table:formula="of:=&quot;insert into clase (fecha, id_entrenador, id_deporte, id_establecimiento) values ('&quot;&amp;[.C191]&amp;&quot;',&quot;&amp;[.D191]&amp;&quot;,&quot;&amp;[.E191]&amp;&quot;,&quot;&amp;[.F191]&amp;&quot;);&quot;" office:value-type="string" office:string-value="insert into clase (fecha, id_entrenador, id_deporte, id_establecimiento) values ('2014-10-18 16:00:00',54,39,5);" calcext:value-type="string">
            <text:p>insert into clase (fecha, id_entrenador, id_deporte, id_establecimiento) values ('2014-10-18 16:00:00',54,39,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22 12:00:00" calcext:value-type="string">
            <text:p>2014-10-22 12:00:00</text:p>
          </table:table-cell>
          <table:table-cell table:style-name="ce6"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  <table:table-cell table:style-name="ce6" office:value-type="float" office:value="31" calcext:value-type="float">
            <text:p>31</text:p>
          </table:table-cell>
          <table:table-cell table:formula="of:=&quot;insert into clase (fecha, id_entrenador, id_deporte, id_establecimiento) values ('&quot;&amp;[.C192]&amp;&quot;',&quot;&amp;[.D192]&amp;&quot;,&quot;&amp;[.E192]&amp;&quot;,&quot;&amp;[.F192]&amp;&quot;);&quot;" office:value-type="string" office:string-value="insert into clase (fecha, id_entrenador, id_deporte, id_establecimiento) values ('2014-10-22 12:00:00',117,39,31);" calcext:value-type="string">
            <text:p>insert into clase (fecha, id_entrenador, id_deporte, id_establecimiento) values ('2014-10-22 12:00:00',117,39,3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09-26 12:00:00" calcext:value-type="string">
            <text:p>2014-09-26 12:00:00</text:p>
          </table:table-cell>
          <table:table-cell table:style-name="ce6"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25" calcext:value-type="float">
            <text:p>25</text:p>
          </table:table-cell>
          <table:table-cell table:formula="of:=&quot;insert into clase (fecha, id_entrenador, id_deporte, id_establecimiento) values ('&quot;&amp;[.C193]&amp;&quot;',&quot;&amp;[.D193]&amp;&quot;,&quot;&amp;[.E193]&amp;&quot;,&quot;&amp;[.F193]&amp;&quot;);&quot;" office:value-type="string" office:string-value="insert into clase (fecha, id_entrenador, id_deporte, id_establecimiento) values ('2014-09-26 12:00:00',71,43,25);" calcext:value-type="string">
            <text:p>insert into clase (fecha, id_entrenador, id_deporte, id_establecimiento) values ('2014-09-26 12:00:00',71,43,2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1 14:00:00" calcext:value-type="string">
            <text:p>2014-10-01 14:00:00</text:p>
          </table:table-cell>
          <table:table-cell table:style-name="ce6"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30" calcext:value-type="float">
            <text:p>30</text:p>
          </table:table-cell>
          <table:table-cell table:formula="of:=&quot;insert into clase (fecha, id_entrenador, id_deporte, id_establecimiento) values ('&quot;&amp;[.C194]&amp;&quot;',&quot;&amp;[.D194]&amp;&quot;,&quot;&amp;[.E194]&amp;&quot;,&quot;&amp;[.F194]&amp;&quot;);&quot;" office:value-type="string" office:string-value="insert into clase (fecha, id_entrenador, id_deporte, id_establecimiento) values ('2014-10-01 14:00:00',79,43,30);" calcext:value-type="string">
            <text:p>insert into clase (fecha, id_entrenador, id_deporte, id_establecimiento) values ('2014-10-01 14:00:00',79,43,30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20 12:00:00" calcext:value-type="string">
            <text:p>2014-10-20 12:00:00</text:p>
          </table:table-cell>
          <table:table-cell table:style-name="ce6" office:value-type="float" office:value="126" calcext:value-type="float">
            <text:p>126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75" calcext:value-type="float">
            <text:p>75</text:p>
          </table:table-cell>
          <table:table-cell table:formula="of:=&quot;insert into clase (fecha, id_entrenador, id_deporte, id_establecimiento) values ('&quot;&amp;[.C195]&amp;&quot;',&quot;&amp;[.D195]&amp;&quot;,&quot;&amp;[.E195]&amp;&quot;,&quot;&amp;[.F195]&amp;&quot;);&quot;" office:value-type="string" office:string-value="insert into clase (fecha, id_entrenador, id_deporte, id_establecimiento) values ('2014-10-20 12:00:00',126,43,75);" calcext:value-type="string">
            <text:p>insert into clase (fecha, id_entrenador, id_deporte, id_establecimiento) values ('2014-10-20 12:00:00',126,43,7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22 22:00:00" calcext:value-type="string">
            <text:p>2014-10-22 22:00:00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style-name="ce6" office:value-type="float" office:value="54" calcext:value-type="float">
            <text:p>54</text:p>
          </table:table-cell>
          <table:table-cell table:formula="of:=&quot;insert into clase (fecha, id_entrenador, id_deporte, id_establecimiento) values ('&quot;&amp;[.C196]&amp;&quot;',&quot;&amp;[.D196]&amp;&quot;,&quot;&amp;[.E196]&amp;&quot;,&quot;&amp;[.F196]&amp;&quot;);&quot;" office:value-type="string" office:string-value="insert into clase (fecha, id_entrenador, id_deporte, id_establecimiento) values ('2014-10-22 22:00:00',101,44,54);" calcext:value-type="string">
            <text:p>insert into clase (fecha, id_entrenador, id_deporte, id_establecimiento) values ('2014-10-22 22:00:00',101,44,5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0 10:30:00" calcext:value-type="string">
            <text:p>2014-10-10 10:30:00</text:p>
          </table:table-cell>
          <table:table-cell table:style-name="ce6"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formula="of:=&quot;insert into clase (fecha, id_entrenador, id_deporte, id_establecimiento) values ('&quot;&amp;[.C197]&amp;&quot;',&quot;&amp;[.D197]&amp;&quot;,&quot;&amp;[.E197]&amp;&quot;,&quot;&amp;[.F197]&amp;&quot;);&quot;" office:value-type="string" office:string-value="insert into clase (fecha, id_entrenador, id_deporte, id_establecimiento) values ('2014-10-10 10:30:00',114,44,45);" calcext:value-type="string">
            <text:p>insert into clase (fecha, id_entrenador, id_deporte, id_establecimiento) values ('2014-10-10 10:30:00',114,44,4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1 12:00:00" calcext:value-type="string">
            <text:p>2014-10-01 12:00:0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style-name="ce6" office:value-type="float" office:value="60" calcext:value-type="float">
            <text:p>60</text:p>
          </table:table-cell>
          <table:table-cell table:formula="of:=&quot;insert into clase (fecha, id_entrenador, id_deporte, id_establecimiento) values ('&quot;&amp;[.C198]&amp;&quot;',&quot;&amp;[.D198]&amp;&quot;,&quot;&amp;[.E198]&amp;&quot;,&quot;&amp;[.F198]&amp;&quot;);&quot;" office:value-type="string" office:string-value="insert into clase (fecha, id_entrenador, id_deporte, id_establecimiento) values ('2014-10-01 12:00:00',18,47,60);" calcext:value-type="string">
            <text:p>insert into clase (fecha, id_entrenador, id_deporte, id_establecimiento) values ('2014-10-01 12:00:00',18,47,60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2 20:00:00" calcext:value-type="string">
            <text:p>2014-10-12 20:00:00</text:p>
          </table:table-cell>
          <table:table-cell table:style-name="ce6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style-name="ce6" office:value-type="float" office:value="49" calcext:value-type="float">
            <text:p>49</text:p>
          </table:table-cell>
          <table:table-cell table:formula="of:=&quot;insert into clase (fecha, id_entrenador, id_deporte, id_establecimiento) values ('&quot;&amp;[.C199]&amp;&quot;',&quot;&amp;[.D199]&amp;&quot;,&quot;&amp;[.E199]&amp;&quot;,&quot;&amp;[.F199]&amp;&quot;);&quot;" office:value-type="string" office:string-value="insert into clase (fecha, id_entrenador, id_deporte, id_establecimiento) values ('2014-10-12 20:00:00',29,47,49);" calcext:value-type="string">
            <text:p>insert into clase (fecha, id_entrenador, id_deporte, id_establecimiento) values ('2014-10-12 20:00:00',29,47,49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9 14:00:00" calcext:value-type="string">
            <text:p>2014-10-09 14:00:00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style-name="ce6" office:value-type="float" office:value="65" calcext:value-type="float">
            <text:p>65</text:p>
          </table:table-cell>
          <table:table-cell table:formula="of:=&quot;insert into clase (fecha, id_entrenador, id_deporte, id_establecimiento) values ('&quot;&amp;[.C200]&amp;&quot;',&quot;&amp;[.D200]&amp;&quot;,&quot;&amp;[.E200]&amp;&quot;,&quot;&amp;[.F200]&amp;&quot;);&quot;" office:value-type="string" office:string-value="insert into clase (fecha, id_entrenador, id_deporte, id_establecimiento) values ('2014-10-09 14:00:00',32,47,65);" calcext:value-type="string">
            <text:p>insert into clase (fecha, id_entrenador, id_deporte, id_establecimiento) values ('2014-10-09 14:00:00',32,47,6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24 18:00:00" calcext:value-type="string">
            <text:p>2014-10-24 18:00:00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style-name="ce6" office:value-type="float" office:value="63" calcext:value-type="float">
            <text:p>63</text:p>
          </table:table-cell>
          <table:table-cell table:formula="of:=&quot;insert into clase (fecha, id_entrenador, id_deporte, id_establecimiento) values ('&quot;&amp;[.C201]&amp;&quot;',&quot;&amp;[.D201]&amp;&quot;,&quot;&amp;[.E201]&amp;&quot;,&quot;&amp;[.F201]&amp;&quot;);&quot;" office:value-type="string" office:string-value="insert into clase (fecha, id_entrenador, id_deporte, id_establecimiento) values ('2014-10-24 18:00:00',36,47,63);" calcext:value-type="string">
            <text:p>insert into clase (fecha, id_entrenador, id_deporte, id_establecimiento) values ('2014-10-24 18:00:00',36,47,6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23 10:30:00" calcext:value-type="string">
            <text:p>2014-10-23 10:30:00</text:p>
          </table:table-cell>
          <table:table-cell table:style-name="ce6"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style-name="ce6" office:value-type="float" office:value="1" calcext:value-type="float">
            <text:p>1</text:p>
          </table:table-cell>
          <table:table-cell table:formula="of:=&quot;insert into clase (fecha, id_entrenador, id_deporte, id_establecimiento) values ('&quot;&amp;[.C202]&amp;&quot;',&quot;&amp;[.D202]&amp;&quot;,&quot;&amp;[.E202]&amp;&quot;,&quot;&amp;[.F202]&amp;&quot;);&quot;" office:value-type="string" office:string-value="insert into clase (fecha, id_entrenador, id_deporte, id_establecimiento) values ('2014-10-23 10:30:00',61,47,1);" calcext:value-type="string">
            <text:p>insert into clase (fecha, id_entrenador, id_deporte, id_establecimiento) values ('2014-10-23 10:30:00',61,47,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5 12:00:00" calcext:value-type="string">
            <text:p>2014-10-05 12:00:0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47" calcext:value-type="float">
            <text:p>47</text:p>
          </table:table-cell>
          <table:table-cell table:formula="of:=&quot;insert into clase (fecha, id_entrenador, id_deporte, id_establecimiento) values ('&quot;&amp;[.C203]&amp;&quot;',&quot;&amp;[.D203]&amp;&quot;,&quot;&amp;[.E203]&amp;&quot;,&quot;&amp;[.F203]&amp;&quot;);&quot;" office:value-type="string" office:string-value="insert into clase (fecha, id_entrenador, id_deporte, id_establecimiento) values ('2014-10-05 12:00:00',1,48,47);" calcext:value-type="string">
            <text:p>insert into clase (fecha, id_entrenador, id_deporte, id_establecimiento) values ('2014-10-05 12:00:00',1,48,47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8 20:00:00" calcext:value-type="string">
            <text:p>2014-10-18 20:00:00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116" calcext:value-type="float">
            <text:p>116</text:p>
          </table:table-cell>
          <table:table-cell table:formula="of:=&quot;insert into clase (fecha, id_entrenador, id_deporte, id_establecimiento) values ('&quot;&amp;[.C204]&amp;&quot;',&quot;&amp;[.D204]&amp;&quot;,&quot;&amp;[.E204]&amp;&quot;,&quot;&amp;[.F204]&amp;&quot;);&quot;" office:value-type="string" office:string-value="insert into clase (fecha, id_entrenador, id_deporte, id_establecimiento) values ('2014-10-18 20:00:00',39,48,116);" calcext:value-type="string">
            <text:p>insert into clase (fecha, id_entrenador, id_deporte, id_establecimiento) values ('2014-10-18 20:00:00',39,48,116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7 20:00:00" calcext:value-type="string">
            <text:p>2014-10-07 20:00:00</text:p>
          </table:table-cell>
          <table:table-cell table:style-name="ce6"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91" calcext:value-type="float">
            <text:p>91</text:p>
          </table:table-cell>
          <table:table-cell table:formula="of:=&quot;insert into clase (fecha, id_entrenador, id_deporte, id_establecimiento) values ('&quot;&amp;[.C205]&amp;&quot;',&quot;&amp;[.D205]&amp;&quot;,&quot;&amp;[.E205]&amp;&quot;,&quot;&amp;[.F205]&amp;&quot;);&quot;" office:value-type="string" office:string-value="insert into clase (fecha, id_entrenador, id_deporte, id_establecimiento) values ('2014-10-07 20:00:00',53,48,91);" calcext:value-type="string">
            <text:p>insert into clase (fecha, id_entrenador, id_deporte, id_establecimiento) values ('2014-10-07 20:00:00',53,48,9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09-26 12:00:00" calcext:value-type="string">
            <text:p>2014-09-26 12:00:00</text:p>
          </table:table-cell>
          <table:table-cell table:style-name="ce6"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107" calcext:value-type="float">
            <text:p>107</text:p>
          </table:table-cell>
          <table:table-cell table:formula="of:=&quot;insert into clase (fecha, id_entrenador, id_deporte, id_establecimiento) values ('&quot;&amp;[.C206]&amp;&quot;',&quot;&amp;[.D206]&amp;&quot;,&quot;&amp;[.E206]&amp;&quot;,&quot;&amp;[.F206]&amp;&quot;);&quot;" office:value-type="string" office:string-value="insert into clase (fecha, id_entrenador, id_deporte, id_establecimiento) values ('2014-09-26 12:00:00',84,48,107);" calcext:value-type="string">
            <text:p>insert into clase (fecha, id_entrenador, id_deporte, id_establecimiento) values ('2014-09-26 12:00:00',84,48,107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09-26 16:00:00" calcext:value-type="string">
            <text:p>2014-09-26 16:00:0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28" calcext:value-type="float">
            <text:p>28</text:p>
          </table:table-cell>
          <table:table-cell table:formula="of:=&quot;insert into clase (fecha, id_entrenador, id_deporte, id_establecimiento) values ('&quot;&amp;[.C207]&amp;&quot;',&quot;&amp;[.D207]&amp;&quot;,&quot;&amp;[.E207]&amp;&quot;,&quot;&amp;[.F207]&amp;&quot;);&quot;" office:value-type="string" office:string-value="insert into clase (fecha, id_entrenador, id_deporte, id_establecimiento) values ('2014-09-26 16:00:00',11,49,28);" calcext:value-type="string">
            <text:p>insert into clase (fecha, id_entrenador, id_deporte, id_establecimiento) values ('2014-09-26 16:00:00',11,49,28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09-29 10:30:00" calcext:value-type="string">
            <text:p>2014-09-29 10:30:00</text:p>
          </table:table-cell>
          <table:table-cell table:style-name="ce6"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53" calcext:value-type="float">
            <text:p>53</text:p>
          </table:table-cell>
          <table:table-cell table:formula="of:=&quot;insert into clase (fecha, id_entrenador, id_deporte, id_establecimiento) values ('&quot;&amp;[.C208]&amp;&quot;',&quot;&amp;[.D208]&amp;&quot;,&quot;&amp;[.E208]&amp;&quot;,&quot;&amp;[.F208]&amp;&quot;);&quot;" office:value-type="string" office:string-value="insert into clase (fecha, id_entrenador, id_deporte, id_establecimiento) values ('2014-09-29 10:30:00',113,50,53);" calcext:value-type="string">
            <text:p>insert into clase (fecha, id_entrenador, id_deporte, id_establecimiento) values ('2014-09-29 10:30:00',113,50,5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9 16:00:00" calcext:value-type="string">
            <text:p>2014-10-09 16:00:00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table:style-name="ce6" office:value-type="float" office:value="62" calcext:value-type="float">
            <text:p>62</text:p>
          </table:table-cell>
          <table:table-cell table:formula="of:=&quot;insert into clase (fecha, id_entrenador, id_deporte, id_establecimiento) values ('&quot;&amp;[.C209]&amp;&quot;',&quot;&amp;[.D209]&amp;&quot;,&quot;&amp;[.E209]&amp;&quot;,&quot;&amp;[.F209]&amp;&quot;);&quot;" office:value-type="string" office:string-value="insert into clase (fecha, id_entrenador, id_deporte, id_establecimiento) values ('2014-10-09 16:00:00',90,51,62);" calcext:value-type="string">
            <text:p>insert into clase (fecha, id_entrenador, id_deporte, id_establecimiento) values ('2014-10-09 16:00:00',90,51,62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7 12:00:00" calcext:value-type="string">
            <text:p>2014-10-07 12:00:00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36" calcext:value-type="float">
            <text:p>36</text:p>
          </table:table-cell>
          <table:table-cell table:formula="of:=&quot;insert into clase (fecha, id_entrenador, id_deporte, id_establecimiento) values ('&quot;&amp;[.C210]&amp;&quot;',&quot;&amp;[.D210]&amp;&quot;,&quot;&amp;[.E210]&amp;&quot;,&quot;&amp;[.F210]&amp;&quot;);&quot;" office:value-type="string" office:string-value="insert into clase (fecha, id_entrenador, id_deporte, id_establecimiento) values ('2014-10-07 12:00:00',41,53,36);" calcext:value-type="string">
            <text:p>insert into clase (fecha, id_entrenador, id_deporte, id_establecimiento) values ('2014-10-07 12:00:00',41,53,36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7 12:00:00" calcext:value-type="string">
            <text:p>2014-10-17 12:00:00</text:p>
          </table:table-cell>
          <table:table-cell table:style-name="ce6"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108" calcext:value-type="float">
            <text:p>108</text:p>
          </table:table-cell>
          <table:table-cell table:formula="of:=&quot;insert into clase (fecha, id_entrenador, id_deporte, id_establecimiento) values ('&quot;&amp;[.C211]&amp;&quot;',&quot;&amp;[.D211]&amp;&quot;,&quot;&amp;[.E211]&amp;&quot;,&quot;&amp;[.F211]&amp;&quot;);&quot;" office:value-type="string" office:string-value="insert into clase (fecha, id_entrenador, id_deporte, id_establecimiento) values ('2014-10-17 12:00:00',77,53,108);" calcext:value-type="string">
            <text:p>insert into clase (fecha, id_entrenador, id_deporte, id_establecimiento) values ('2014-10-17 12:00:00',77,53,108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1 12:00:00" calcext:value-type="string">
            <text:p>2014-10-01 12:00:00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style-name="ce6" office:value-type="float" office:value="82" calcext:value-type="float">
            <text:p>82</text:p>
          </table:table-cell>
          <table:table-cell table:formula="of:=&quot;insert into clase (fecha, id_entrenador, id_deporte, id_establecimiento) values ('&quot;&amp;[.C212]&amp;&quot;',&quot;&amp;[.D212]&amp;&quot;,&quot;&amp;[.E212]&amp;&quot;,&quot;&amp;[.F212]&amp;&quot;);&quot;" office:value-type="string" office:string-value="insert into clase (fecha, id_entrenador, id_deporte, id_establecimiento) values ('2014-10-01 12:00:00',23,56,82);" calcext:value-type="string">
            <text:p>insert into clase (fecha, id_entrenador, id_deporte, id_establecimiento) values ('2014-10-01 12:00:00',23,56,82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8 16:00:00" calcext:value-type="string">
            <text:p>2014-10-08 16:00:00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style-name="ce6" office:value-type="float" office:value="89" calcext:value-type="float">
            <text:p>89</text:p>
          </table:table-cell>
          <table:table-cell table:formula="of:=&quot;insert into clase (fecha, id_entrenador, id_deporte, id_establecimiento) values ('&quot;&amp;[.C213]&amp;&quot;',&quot;&amp;[.D213]&amp;&quot;,&quot;&amp;[.E213]&amp;&quot;,&quot;&amp;[.F213]&amp;&quot;);&quot;" office:value-type="string" office:string-value="insert into clase (fecha, id_entrenador, id_deporte, id_establecimiento) values ('2014-10-08 16:00:00',45,56,89);" calcext:value-type="string">
            <text:p>insert into clase (fecha, id_entrenador, id_deporte, id_establecimiento) values ('2014-10-08 16:00:00',45,56,89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6 10:30:00" calcext:value-type="string">
            <text:p>2014-10-06 10:30:00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style-name="ce6" office:value-type="float" office:value="81" calcext:value-type="float">
            <text:p>81</text:p>
          </table:table-cell>
          <table:table-cell table:formula="of:=&quot;insert into clase (fecha, id_entrenador, id_deporte, id_establecimiento) values ('&quot;&amp;[.C214]&amp;&quot;',&quot;&amp;[.D214]&amp;&quot;,&quot;&amp;[.E214]&amp;&quot;,&quot;&amp;[.F214]&amp;&quot;);&quot;" office:value-type="string" office:string-value="insert into clase (fecha, id_entrenador, id_deporte, id_establecimiento) values ('2014-10-06 10:30:00',63,56,81);" calcext:value-type="string">
            <text:p>insert into clase (fecha, id_entrenador, id_deporte, id_establecimiento) values ('2014-10-06 10:30:00',63,56,8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6 16:00:00" calcext:value-type="string">
            <text:p>2014-10-16 16:00:00</text:p>
          </table:table-cell>
          <table:table-cell table:style-name="ce6"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table:style-name="ce6" office:value-type="float" office:value="23" calcext:value-type="float">
            <text:p>23</text:p>
          </table:table-cell>
          <table:table-cell table:formula="of:=&quot;insert into clase (fecha, id_entrenador, id_deporte, id_establecimiento) values ('&quot;&amp;[.C215]&amp;&quot;',&quot;&amp;[.D215]&amp;&quot;,&quot;&amp;[.E215]&amp;&quot;,&quot;&amp;[.F215]&amp;&quot;);&quot;" office:value-type="string" office:string-value="insert into clase (fecha, id_entrenador, id_deporte, id_establecimiento) values ('2014-10-16 16:00:00',86,56,23);" calcext:value-type="string">
            <text:p>insert into clase (fecha, id_entrenador, id_deporte, id_establecimiento) values ('2014-10-16 16:00:00',86,56,2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09-28 18:00:00" calcext:value-type="string">
            <text:p>2014-09-28 18:00:00</text:p>
          </table:table-cell>
          <table:table-cell table:style-name="ce6"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table:style-name="ce6" office:value-type="float" office:value="105" calcext:value-type="float">
            <text:p>105</text:p>
          </table:table-cell>
          <table:table-cell table:formula="of:=&quot;insert into clase (fecha, id_entrenador, id_deporte, id_establecimiento) values ('&quot;&amp;[.C216]&amp;&quot;',&quot;&amp;[.D216]&amp;&quot;,&quot;&amp;[.E216]&amp;&quot;,&quot;&amp;[.F216]&amp;&quot;);&quot;" office:value-type="string" office:string-value="insert into clase (fecha, id_entrenador, id_deporte, id_establecimiento) values ('2014-09-28 18:00:00',88,57,105);" calcext:value-type="string">
            <text:p>insert into clase (fecha, id_entrenador, id_deporte, id_establecimiento) values ('2014-09-28 18:00:00',88,57,10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09-29 9:00:00" calcext:value-type="string">
            <text:p>2014-09-29 9:00:00</text:p>
          </table:table-cell>
          <table:table-cell table:style-name="ce6"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style-name="ce6" office:value-type="float" office:value="104" calcext:value-type="float">
            <text:p>104</text:p>
          </table:table-cell>
          <table:table-cell table:formula="of:=&quot;insert into clase (fecha, id_entrenador, id_deporte, id_establecimiento) values ('&quot;&amp;[.C217]&amp;&quot;',&quot;&amp;[.D217]&amp;&quot;,&quot;&amp;[.E217]&amp;&quot;,&quot;&amp;[.F217]&amp;&quot;);&quot;" office:value-type="string" office:string-value="insert into clase (fecha, id_entrenador, id_deporte, id_establecimiento) values ('2014-09-29 9:00:00',89,57,104);" calcext:value-type="string">
            <text:p>insert into clase (fecha, id_entrenador, id_deporte, id_establecimiento) values ('2014-09-29 9:00:00',89,57,10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4 16:00:00" calcext:value-type="string">
            <text:p>2014-10-04 16:00:00</text:p>
          </table:table-cell>
          <table:table-cell table:style-name="ce6"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table:style-name="ce6" office:value-type="float" office:value="89" calcext:value-type="float">
            <text:p>89</text:p>
          </table:table-cell>
          <table:table-cell table:formula="of:=&quot;insert into clase (fecha, id_entrenador, id_deporte, id_establecimiento) values ('&quot;&amp;[.C218]&amp;&quot;',&quot;&amp;[.D218]&amp;&quot;,&quot;&amp;[.E218]&amp;&quot;,&quot;&amp;[.F218]&amp;&quot;);&quot;" office:value-type="string" office:string-value="insert into clase (fecha, id_entrenador, id_deporte, id_establecimiento) values ('2014-10-04 16:00:00',96,57,89);" calcext:value-type="string">
            <text:p>insert into clase (fecha, id_entrenador, id_deporte, id_establecimiento) values ('2014-10-04 16:00:00',96,57,89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6 18:00:00" calcext:value-type="string">
            <text:p>2014-10-06 18:00:00</text:p>
          </table:table-cell>
          <table:table-cell table:style-name="ce6"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table:style-name="ce6" office:value-type="float" office:value="16" calcext:value-type="float">
            <text:p>16</text:p>
          </table:table-cell>
          <table:table-cell table:formula="of:=&quot;insert into clase (fecha, id_entrenador, id_deporte, id_establecimiento) values ('&quot;&amp;[.C219]&amp;&quot;',&quot;&amp;[.D219]&amp;&quot;,&quot;&amp;[.E219]&amp;&quot;,&quot;&amp;[.F219]&amp;&quot;);&quot;" office:value-type="string" office:string-value="insert into clase (fecha, id_entrenador, id_deporte, id_establecimiento) values ('2014-10-06 18:00:00',119,57,16);" calcext:value-type="string">
            <text:p>insert into clase (fecha, id_entrenador, id_deporte, id_establecimiento) values ('2014-10-06 18:00:00',119,57,16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6 12:00:00" calcext:value-type="string">
            <text:p>2014-10-16 12:00:0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44" calcext:value-type="float">
            <text:p>44</text:p>
          </table:table-cell>
          <table:table-cell table:formula="of:=&quot;insert into clase (fecha, id_entrenador, id_deporte, id_establecimiento) values ('&quot;&amp;[.C220]&amp;&quot;',&quot;&amp;[.D220]&amp;&quot;,&quot;&amp;[.E220]&amp;&quot;,&quot;&amp;[.F220]&amp;&quot;);&quot;" office:value-type="string" office:string-value="insert into clase (fecha, id_entrenador, id_deporte, id_establecimiento) values ('2014-10-16 12:00:00',2,58,44);" calcext:value-type="string">
            <text:p>insert into clase (fecha, id_entrenador, id_deporte, id_establecimiento) values ('2014-10-16 12:00:00',2,58,4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24 14:00:00" calcext:value-type="string">
            <text:p>2014-10-24 14:00:0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54" calcext:value-type="float">
            <text:p>54</text:p>
          </table:table-cell>
          <table:table-cell table:formula="of:=&quot;insert into clase (fecha, id_entrenador, id_deporte, id_establecimiento) values ('&quot;&amp;[.C221]&amp;&quot;',&quot;&amp;[.D221]&amp;&quot;,&quot;&amp;[.E221]&amp;&quot;,&quot;&amp;[.F221]&amp;&quot;);&quot;" office:value-type="string" office:string-value="insert into clase (fecha, id_entrenador, id_deporte, id_establecimiento) values ('2014-10-24 14:00:00',9,58,54);" calcext:value-type="string">
            <text:p>insert into clase (fecha, id_entrenador, id_deporte, id_establecimiento) values ('2014-10-24 14:00:00',9,58,5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20 14:00:00" calcext:value-type="string">
            <text:p>2014-10-20 14:00:00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style-name="ce6" office:value-type="float" office:value="24" calcext:value-type="float">
            <text:p>24</text:p>
          </table:table-cell>
          <table:table-cell table:formula="of:=&quot;insert into clase (fecha, id_entrenador, id_deporte, id_establecimiento) values ('&quot;&amp;[.C222]&amp;&quot;',&quot;&amp;[.D222]&amp;&quot;,&quot;&amp;[.E222]&amp;&quot;,&quot;&amp;[.F222]&amp;&quot;);&quot;" office:value-type="string" office:string-value="insert into clase (fecha, id_entrenador, id_deporte, id_establecimiento) values ('2014-10-20 14:00:00',37,59,24);" calcext:value-type="string">
            <text:p>insert into clase (fecha, id_entrenador, id_deporte, id_establecimiento) values ('2014-10-20 14:00:00',37,59,2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6 14:00:00" calcext:value-type="string">
            <text:p>2014-10-06 14:00:00</text:p>
          </table:table-cell>
          <table:table-cell table:style-name="ce6"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style-name="ce6" office:value-type="float" office:value="73" calcext:value-type="float">
            <text:p>73</text:p>
          </table:table-cell>
          <table:table-cell table:formula="of:=&quot;insert into clase (fecha, id_entrenador, id_deporte, id_establecimiento) values ('&quot;&amp;[.C223]&amp;&quot;',&quot;&amp;[.D223]&amp;&quot;,&quot;&amp;[.E223]&amp;&quot;,&quot;&amp;[.F223]&amp;&quot;);&quot;" office:value-type="string" office:string-value="insert into clase (fecha, id_entrenador, id_deporte, id_establecimiento) values ('2014-10-06 14:00:00',82,59,73);" calcext:value-type="string">
            <text:p>insert into clase (fecha, id_entrenador, id_deporte, id_establecimiento) values ('2014-10-06 14:00:00',82,59,7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3 14:00:00" calcext:value-type="string">
            <text:p>2014-10-13 14:00:00</text:p>
          </table:table-cell>
          <table:table-cell table:style-name="ce6" office:value-type="float" office:value="124" calcext:value-type="float">
            <text:p>124</text:p>
          </table:table-cell>
          <table:table-cell office:value-type="float" office:value="59" calcext:value-type="float">
            <text:p>59</text:p>
          </table:table-cell>
          <table:table-cell table:style-name="ce6" office:value-type="float" office:value="60" calcext:value-type="float">
            <text:p>60</text:p>
          </table:table-cell>
          <table:table-cell table:formula="of:=&quot;insert into clase (fecha, id_entrenador, id_deporte, id_establecimiento) values ('&quot;&amp;[.C224]&amp;&quot;',&quot;&amp;[.D224]&amp;&quot;,&quot;&amp;[.E224]&amp;&quot;,&quot;&amp;[.F224]&amp;&quot;);&quot;" office:value-type="string" office:string-value="insert into clase (fecha, id_entrenador, id_deporte, id_establecimiento) values ('2014-10-13 14:00:00',124,59,60);" calcext:value-type="string">
            <text:p>insert into clase (fecha, id_entrenador, id_deporte, id_establecimiento) values ('2014-10-13 14:00:00',124,59,60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4 20:00:00" calcext:value-type="string">
            <text:p>2014-10-14 20:00:00</text:p>
          </table:table-cell>
          <table:table-cell table:style-name="ce6"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table:style-name="ce6" office:value-type="float" office:value="80" calcext:value-type="float">
            <text:p>80</text:p>
          </table:table-cell>
          <table:table-cell table:formula="of:=&quot;insert into clase (fecha, id_entrenador, id_deporte, id_establecimiento) values ('&quot;&amp;[.C225]&amp;&quot;',&quot;&amp;[.D225]&amp;&quot;,&quot;&amp;[.E225]&amp;&quot;,&quot;&amp;[.F225]&amp;&quot;);&quot;" office:value-type="string" office:string-value="insert into clase (fecha, id_entrenador, id_deporte, id_establecimiento) values ('2014-10-14 20:00:00',116,61,80);" calcext:value-type="string">
            <text:p>insert into clase (fecha, id_entrenador, id_deporte, id_establecimiento) values ('2014-10-14 20:00:00',116,61,80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6 18:00:00" calcext:value-type="string">
            <text:p>2014-10-16 18:00:00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table:style-name="ce6" office:value-type="float" office:value="105" calcext:value-type="float">
            <text:p>105</text:p>
          </table:table-cell>
          <table:table-cell table:formula="of:=&quot;insert into clase (fecha, id_entrenador, id_deporte, id_establecimiento) values ('&quot;&amp;[.C226]&amp;&quot;',&quot;&amp;[.D226]&amp;&quot;,&quot;&amp;[.E226]&amp;&quot;,&quot;&amp;[.F226]&amp;&quot;);&quot;" office:value-type="string" office:string-value="insert into clase (fecha, id_entrenador, id_deporte, id_establecimiento) values ('2014-10-16 18:00:00',27,62,105);" calcext:value-type="string">
            <text:p>insert into clase (fecha, id_entrenador, id_deporte, id_establecimiento) values ('2014-10-16 18:00:00',27,62,10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27 14:00:00" calcext:value-type="string">
            <text:p>2014-10-27 14:00:00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style-name="ce6" office:value-type="float" office:value="51" calcext:value-type="float">
            <text:p>51</text:p>
          </table:table-cell>
          <table:table-cell table:formula="of:=&quot;insert into clase (fecha, id_entrenador, id_deporte, id_establecimiento) values ('&quot;&amp;[.C227]&amp;&quot;',&quot;&amp;[.D227]&amp;&quot;,&quot;&amp;[.E227]&amp;&quot;,&quot;&amp;[.F227]&amp;&quot;);&quot;" office:value-type="string" office:string-value="insert into clase (fecha, id_entrenador, id_deporte, id_establecimiento) values ('2014-10-27 14:00:00',44,62,51);" calcext:value-type="string">
            <text:p>insert into clase (fecha, id_entrenador, id_deporte, id_establecimiento) values ('2014-10-27 14:00:00',44,62,5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09-25 12:00:00" calcext:value-type="string">
            <text:p>2014-09-25 12:00:00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table:style-name="ce6" office:value-type="float" office:value="56" calcext:value-type="float">
            <text:p>56</text:p>
          </table:table-cell>
          <table:table-cell table:formula="of:=&quot;insert into clase (fecha, id_entrenador, id_deporte, id_establecimiento) values ('&quot;&amp;[.C228]&amp;&quot;',&quot;&amp;[.D228]&amp;&quot;,&quot;&amp;[.E228]&amp;&quot;,&quot;&amp;[.F228]&amp;&quot;);&quot;" office:value-type="string" office:string-value="insert into clase (fecha, id_entrenador, id_deporte, id_establecimiento) values ('2014-09-25 12:00:00',109,62,56);" calcext:value-type="string">
            <text:p>insert into clase (fecha, id_entrenador, id_deporte, id_establecimiento) values ('2014-09-25 12:00:00',109,62,56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09-24 14:00:00" calcext:value-type="string">
            <text:p>2014-09-24 14:00:00</text:p>
          </table:table-cell>
          <table:table-cell table:style-name="ce6"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table:style-name="ce6" office:value-type="float" office:value="9" calcext:value-type="float">
            <text:p>9</text:p>
          </table:table-cell>
          <table:table-cell table:formula="of:=&quot;insert into clase (fecha, id_entrenador, id_deporte, id_establecimiento) values ('&quot;&amp;[.C229]&amp;&quot;',&quot;&amp;[.D229]&amp;&quot;,&quot;&amp;[.E229]&amp;&quot;,&quot;&amp;[.F229]&amp;&quot;);&quot;" office:value-type="string" office:string-value="insert into clase (fecha, id_entrenador, id_deporte, id_establecimiento) values ('2014-09-24 14:00:00',115,62,9);" calcext:value-type="string">
            <text:p>insert into clase (fecha, id_entrenador, id_deporte, id_establecimiento) values ('2014-09-24 14:00:00',115,62,9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9 12:00:00" calcext:value-type="string">
            <text:p>2014-10-19 12:00:00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style-name="ce6" office:value-type="float" office:value="111" calcext:value-type="float">
            <text:p>111</text:p>
          </table:table-cell>
          <table:table-cell table:formula="of:=&quot;insert into clase (fecha, id_entrenador, id_deporte, id_establecimiento) values ('&quot;&amp;[.C230]&amp;&quot;',&quot;&amp;[.D230]&amp;&quot;,&quot;&amp;[.E230]&amp;&quot;,&quot;&amp;[.F230]&amp;&quot;);&quot;" office:value-type="string" office:string-value="insert into clase (fecha, id_entrenador, id_deporte, id_establecimiento) values ('2014-10-19 12:00:00',30,63,111);" calcext:value-type="string">
            <text:p>insert into clase (fecha, id_entrenador, id_deporte, id_establecimiento) values ('2014-10-19 12:00:00',30,63,11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20 12:00:00" calcext:value-type="string">
            <text:p>2014-10-20 12:00:00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style-name="ce6" office:value-type="float" office:value="64" calcext:value-type="float">
            <text:p>64</text:p>
          </table:table-cell>
          <table:table-cell table:formula="of:=&quot;insert into clase (fecha, id_entrenador, id_deporte, id_establecimiento) values ('&quot;&amp;[.C231]&amp;&quot;',&quot;&amp;[.D231]&amp;&quot;,&quot;&amp;[.E231]&amp;&quot;,&quot;&amp;[.F231]&amp;&quot;);&quot;" office:value-type="string" office:string-value="insert into clase (fecha, id_entrenador, id_deporte, id_establecimiento) values ('2014-10-20 12:00:00',76,64,64);" calcext:value-type="string">
            <text:p>insert into clase (fecha, id_entrenador, id_deporte, id_establecimiento) values ('2014-10-20 12:00:00',76,64,6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9 9:00:00" calcext:value-type="string">
            <text:p>2014-10-09 9:00:00</text:p>
          </table:table-cell>
          <table:table-cell table:style-name="ce6"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style-name="ce6" office:value-type="float" office:value="100" calcext:value-type="float">
            <text:p>100</text:p>
          </table:table-cell>
          <table:table-cell table:formula="of:=&quot;insert into clase (fecha, id_entrenador, id_deporte, id_establecimiento) values ('&quot;&amp;[.C232]&amp;&quot;',&quot;&amp;[.D232]&amp;&quot;,&quot;&amp;[.E232]&amp;&quot;,&quot;&amp;[.F232]&amp;&quot;);&quot;" office:value-type="string" office:string-value="insert into clase (fecha, id_entrenador, id_deporte, id_establecimiento) values ('2014-10-09 9:00:00',81,64,100);" calcext:value-type="string">
            <text:p>insert into clase (fecha, id_entrenador, id_deporte, id_establecimiento) values ('2014-10-09 9:00:00',81,64,100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7 14:00:00" calcext:value-type="string">
            <text:p>2014-10-07 14:00:00</text:p>
          </table:table-cell>
          <table:table-cell table:style-name="ce6"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78" calcext:value-type="float">
            <text:p>78</text:p>
          </table:table-cell>
          <table:table-cell table:formula="of:=&quot;insert into clase (fecha, id_entrenador, id_deporte, id_establecimiento) values ('&quot;&amp;[.C233]&amp;&quot;',&quot;&amp;[.D233]&amp;&quot;,&quot;&amp;[.E233]&amp;&quot;,&quot;&amp;[.F233]&amp;&quot;);&quot;" office:value-type="string" office:string-value="insert into clase (fecha, id_entrenador, id_deporte, id_establecimiento) values ('2014-10-07 14:00:00',69,65,78);" calcext:value-type="string">
            <text:p>insert into clase (fecha, id_entrenador, id_deporte, id_establecimiento) values ('2014-10-07 14:00:00',69,65,78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7 20:00:00" calcext:value-type="string">
            <text:p>2014-10-17 20:00:00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style-name="ce6" office:value-type="float" office:value="89" calcext:value-type="float">
            <text:p>89</text:p>
          </table:table-cell>
          <table:table-cell table:formula="of:=&quot;insert into clase (fecha, id_entrenador, id_deporte, id_establecimiento) values ('&quot;&amp;[.C234]&amp;&quot;',&quot;&amp;[.D234]&amp;&quot;,&quot;&amp;[.E234]&amp;&quot;,&quot;&amp;[.F234]&amp;&quot;);&quot;" office:value-type="string" office:string-value="insert into clase (fecha, id_entrenador, id_deporte, id_establecimiento) values ('2014-10-17 20:00:00',72,66,89);" calcext:value-type="string">
            <text:p>insert into clase (fecha, id_entrenador, id_deporte, id_establecimiento) values ('2014-10-17 20:00:00',72,66,89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3 12:00:00" calcext:value-type="string">
            <text:p>2014-10-03 12:00:00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table:style-name="ce6" office:value-type="float" office:value="95" calcext:value-type="float">
            <text:p>95</text:p>
          </table:table-cell>
          <table:table-cell table:formula="of:=&quot;insert into clase (fecha, id_entrenador, id_deporte, id_establecimiento) values ('&quot;&amp;[.C235]&amp;&quot;',&quot;&amp;[.D235]&amp;&quot;,&quot;&amp;[.E235]&amp;&quot;,&quot;&amp;[.F235]&amp;&quot;);&quot;" office:value-type="string" office:string-value="insert into clase (fecha, id_entrenador, id_deporte, id_establecimiento) values ('2014-10-03 12:00:00',85,66,95);" calcext:value-type="string">
            <text:p>insert into clase (fecha, id_entrenador, id_deporte, id_establecimiento) values ('2014-10-03 12:00:00',85,66,9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7 10:30:00" calcext:value-type="string">
            <text:p>2014-10-17 10:30:0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style-name="ce6" office:value-type="float" office:value="91" calcext:value-type="float">
            <text:p>91</text:p>
          </table:table-cell>
          <table:table-cell table:formula="of:=&quot;insert into clase (fecha, id_entrenador, id_deporte, id_establecimiento) values ('&quot;&amp;[.C236]&amp;&quot;',&quot;&amp;[.D236]&amp;&quot;,&quot;&amp;[.E236]&amp;&quot;,&quot;&amp;[.F236]&amp;&quot;);&quot;" office:value-type="string" office:string-value="insert into clase (fecha, id_entrenador, id_deporte, id_establecimiento) values ('2014-10-17 10:30:00',17,68,91);" calcext:value-type="string">
            <text:p>insert into clase (fecha, id_entrenador, id_deporte, id_establecimiento) values ('2014-10-17 10:30:00',17,68,9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25 16:00:00" calcext:value-type="string">
            <text:p>2014-10-25 16:00:00</text:p>
          </table:table-cell>
          <table:table-cell table:style-name="ce6"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style-name="ce6" office:value-type="float" office:value="53" calcext:value-type="float">
            <text:p>53</text:p>
          </table:table-cell>
          <table:table-cell table:formula="of:=&quot;insert into clase (fecha, id_entrenador, id_deporte, id_establecimiento) values ('&quot;&amp;[.C237]&amp;&quot;',&quot;&amp;[.D237]&amp;&quot;,&quot;&amp;[.E237]&amp;&quot;,&quot;&amp;[.F237]&amp;&quot;);&quot;" office:value-type="string" office:string-value="insert into clase (fecha, id_entrenador, id_deporte, id_establecimiento) values ('2014-10-25 16:00:00',49,68,53);" calcext:value-type="string">
            <text:p>insert into clase (fecha, id_entrenador, id_deporte, id_establecimiento) values ('2014-10-25 16:00:00',49,68,5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0 10:30:00" calcext:value-type="string">
            <text:p>2014-10-10 10:30:0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style-name="ce6" office:value-type="float" office:value="109" calcext:value-type="float">
            <text:p>109</text:p>
          </table:table-cell>
          <table:table-cell table:formula="of:=&quot;insert into clase (fecha, id_entrenador, id_deporte, id_establecimiento) values ('&quot;&amp;[.C238]&amp;&quot;',&quot;&amp;[.D238]&amp;&quot;,&quot;&amp;[.E238]&amp;&quot;,&quot;&amp;[.F238]&amp;&quot;);&quot;" office:value-type="string" office:string-value="insert into clase (fecha, id_entrenador, id_deporte, id_establecimiento) values ('2014-10-10 10:30:00',3,69,109);" calcext:value-type="string">
            <text:p>insert into clase (fecha, id_entrenador, id_deporte, id_establecimiento) values ('2014-10-10 10:30:00',3,69,109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20 9:00:00" calcext:value-type="string">
            <text:p>2014-10-20 9:00:00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38" calcext:value-type="float">
            <text:p>38</text:p>
          </table:table-cell>
          <table:table-cell table:formula="of:=&quot;insert into clase (fecha, id_entrenador, id_deporte, id_establecimiento) values ('&quot;&amp;[.C239]&amp;&quot;',&quot;&amp;[.D239]&amp;&quot;,&quot;&amp;[.E239]&amp;&quot;,&quot;&amp;[.F239]&amp;&quot;);&quot;" office:value-type="string" office:string-value="insert into clase (fecha, id_entrenador, id_deporte, id_establecimiento) values ('2014-10-20 9:00:00',22,70,38);" calcext:value-type="string">
            <text:p>insert into clase (fecha, id_entrenador, id_deporte, id_establecimiento) values ('2014-10-20 9:00:00',22,70,38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09-25 10:30:00" calcext:value-type="string">
            <text:p>2014-09-25 10:30:00</text:p>
          </table:table-cell>
          <table:table-cell table:style-name="ce6"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96" calcext:value-type="float">
            <text:p>96</text:p>
          </table:table-cell>
          <table:table-cell table:formula="of:=&quot;insert into clase (fecha, id_entrenador, id_deporte, id_establecimiento) values ('&quot;&amp;[.C240]&amp;&quot;',&quot;&amp;[.D240]&amp;&quot;,&quot;&amp;[.E240]&amp;&quot;,&quot;&amp;[.F240]&amp;&quot;);&quot;" office:value-type="string" office:string-value="insert into clase (fecha, id_entrenador, id_deporte, id_establecimiento) values ('2014-09-25 10:30:00',87,70,96);" calcext:value-type="string">
            <text:p>insert into clase (fecha, id_entrenador, id_deporte, id_establecimiento) values ('2014-09-25 10:30:00',87,70,96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7 10:30:00" calcext:value-type="string">
            <text:p>2014-10-17 10:30:00</text:p>
          </table:table-cell>
          <table:table-cell table:style-name="ce6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14" calcext:value-type="float">
            <text:p>14</text:p>
          </table:table-cell>
          <table:table-cell table:formula="of:=&quot;insert into clase (fecha, id_entrenador, id_deporte, id_establecimiento) values ('&quot;&amp;[.C241]&amp;&quot;',&quot;&amp;[.D241]&amp;&quot;,&quot;&amp;[.E241]&amp;&quot;,&quot;&amp;[.F241]&amp;&quot;);&quot;" office:value-type="string" office:string-value="insert into clase (fecha, id_entrenador, id_deporte, id_establecimiento) values ('2014-10-17 10:30:00',95,70,14);" calcext:value-type="string">
            <text:p>insert into clase (fecha, id_entrenador, id_deporte, id_establecimiento) values ('2014-10-17 10:30:00',95,70,1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09-25 16:00:00" calcext:value-type="string">
            <text:p>2014-09-25 16:00:00</text:p>
          </table:table-cell>
          <table:table-cell table:style-name="ce6"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13" calcext:value-type="float">
            <text:p>13</text:p>
          </table:table-cell>
          <table:table-cell table:formula="of:=&quot;insert into clase (fecha, id_entrenador, id_deporte, id_establecimiento) values ('&quot;&amp;[.C242]&amp;&quot;',&quot;&amp;[.D242]&amp;&quot;,&quot;&amp;[.E242]&amp;&quot;,&quot;&amp;[.F242]&amp;&quot;);&quot;" office:value-type="string" office:string-value="insert into clase (fecha, id_entrenador, id_deporte, id_establecimiento) values ('2014-09-25 16:00:00',107,70,13);" calcext:value-type="string">
            <text:p>insert into clase (fecha, id_entrenador, id_deporte, id_establecimiento) values ('2014-09-25 16:00:00',107,70,1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7 14:00:00" calcext:value-type="string">
            <text:p>2014-10-17 14:00:00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table:style-name="ce6" office:value-type="float" office:value="25" calcext:value-type="float">
            <text:p>25</text:p>
          </table:table-cell>
          <table:table-cell table:formula="of:=&quot;insert into clase (fecha, id_entrenador, id_deporte, id_establecimiento) values ('&quot;&amp;[.C243]&amp;&quot;',&quot;&amp;[.D243]&amp;&quot;,&quot;&amp;[.E243]&amp;&quot;,&quot;&amp;[.F243]&amp;&quot;);&quot;" office:value-type="string" office:string-value="insert into clase (fecha, id_entrenador, id_deporte, id_establecimiento) values ('2014-10-17 14:00:00',24,71,25);" calcext:value-type="string">
            <text:p>insert into clase (fecha, id_entrenador, id_deporte, id_establecimiento) values ('2014-10-17 14:00:00',24,71,2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6 12:00:00" calcext:value-type="string">
            <text:p>2014-10-06 12:00:00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style-name="ce6" office:value-type="float" office:value="84" calcext:value-type="float">
            <text:p>84</text:p>
          </table:table-cell>
          <table:table-cell table:formula="of:=&quot;insert into clase (fecha, id_entrenador, id_deporte, id_establecimiento) values ('&quot;&amp;[.C244]&amp;&quot;',&quot;&amp;[.D244]&amp;&quot;,&quot;&amp;[.E244]&amp;&quot;,&quot;&amp;[.F244]&amp;&quot;);&quot;" office:value-type="string" office:string-value="insert into clase (fecha, id_entrenador, id_deporte, id_establecimiento) values ('2014-10-06 12:00:00',80,71,84);" calcext:value-type="string">
            <text:p>insert into clase (fecha, id_entrenador, id_deporte, id_establecimiento) values ('2014-10-06 12:00:00',80,71,8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05 18:00:00" calcext:value-type="string">
            <text:p>2014-10-05 18:00:0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style-name="ce6" office:value-type="float" office:value="114" calcext:value-type="float">
            <text:p>114</text:p>
          </table:table-cell>
          <table:table-cell table:formula="of:=&quot;insert into clase (fecha, id_entrenador, id_deporte, id_establecimiento) values ('&quot;&amp;[.C245]&amp;&quot;',&quot;&amp;[.D245]&amp;&quot;,&quot;&amp;[.E245]&amp;&quot;,&quot;&amp;[.F245]&amp;&quot;);&quot;" office:value-type="string" office:string-value="insert into clase (fecha, id_entrenador, id_deporte, id_establecimiento) values ('2014-10-05 18:00:00',21,72,114);" calcext:value-type="string">
            <text:p>insert into clase (fecha, id_entrenador, id_deporte, id_establecimiento) values ('2014-10-05 18:00:00',21,72,114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5 10:30:00" calcext:value-type="string">
            <text:p>2014-10-15 10:30:00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style-name="ce6" office:value-type="float" office:value="83" calcext:value-type="float">
            <text:p>83</text:p>
          </table:table-cell>
          <table:table-cell table:formula="of:=&quot;insert into clase (fecha, id_entrenador, id_deporte, id_establecimiento) values ('&quot;&amp;[.C246]&amp;&quot;',&quot;&amp;[.D246]&amp;&quot;,&quot;&amp;[.E246]&amp;&quot;,&quot;&amp;[.F246]&amp;&quot;);&quot;" office:value-type="string" office:string-value="insert into clase (fecha, id_entrenador, id_deporte, id_establecimiento) values ('2014-10-15 10:30:00',50,72,83);" calcext:value-type="string">
            <text:p>insert into clase (fecha, id_entrenador, id_deporte, id_establecimiento) values ('2014-10-15 10:30:00',50,72,8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5 20:00:00" calcext:value-type="string">
            <text:p>2014-10-15 20:00:00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table:style-name="ce6" office:value-type="float" office:value="75" calcext:value-type="float">
            <text:p>75</text:p>
          </table:table-cell>
          <table:table-cell table:formula="of:=&quot;insert into clase (fecha, id_entrenador, id_deporte, id_establecimiento) values ('&quot;&amp;[.C247]&amp;&quot;',&quot;&amp;[.D247]&amp;&quot;,&quot;&amp;[.E247]&amp;&quot;,&quot;&amp;[.F247]&amp;&quot;);&quot;" office:value-type="string" office:string-value="insert into clase (fecha, id_entrenador, id_deporte, id_establecimiento) values ('2014-10-15 20:00:00',47,73,75);" calcext:value-type="string">
            <text:p>insert into clase (fecha, id_entrenador, id_deporte, id_establecimiento) values ('2014-10-15 20:00:00',47,73,75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0 9:00:00" calcext:value-type="string">
            <text:p>2014-10-10 9:00:00</text:p>
          </table:table-cell>
          <table:table-cell table:style-name="ce6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style-name="ce6" office:value-type="float" office:value="7" calcext:value-type="float">
            <text:p>7</text:p>
          </table:table-cell>
          <table:table-cell table:formula="of:=&quot;insert into clase (fecha, id_entrenador, id_deporte, id_establecimiento) values ('&quot;&amp;[.C248]&amp;&quot;',&quot;&amp;[.D248]&amp;&quot;,&quot;&amp;[.E248]&amp;&quot;,&quot;&amp;[.F248]&amp;&quot;);&quot;" office:value-type="string" office:string-value="insert into clase (fecha, id_entrenador, id_deporte, id_establecimiento) values ('2014-10-10 9:00:00',106,73,7);" calcext:value-type="string">
            <text:p>insert into clase (fecha, id_entrenador, id_deporte, id_establecimiento) values ('2014-10-10 9:00:00',106,73,7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2 14:00:00" calcext:value-type="string">
            <text:p>2014-10-12 14:00:00</text:p>
          </table:table-cell>
          <table:table-cell table:style-name="ce6"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table:style-name="ce6" office:value-type="float" office:value="41" calcext:value-type="float">
            <text:p>41</text:p>
          </table:table-cell>
          <table:table-cell table:formula="of:=&quot;insert into clase (fecha, id_entrenador, id_deporte, id_establecimiento) values ('&quot;&amp;[.C249]&amp;&quot;',&quot;&amp;[.D249]&amp;&quot;,&quot;&amp;[.E249]&amp;&quot;,&quot;&amp;[.F249]&amp;&quot;);&quot;" office:value-type="string" office:string-value="insert into clase (fecha, id_entrenador, id_deporte, id_establecimiento) values ('2014-10-12 14:00:00',120,73,41);" calcext:value-type="string">
            <text:p>insert into clase (fecha, id_entrenador, id_deporte, id_establecimiento) values ('2014-10-12 14:00:00',120,73,4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10-12 10:30:00" calcext:value-type="string">
            <text:p>2014-10-12 10:30:0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style-name="ce6" office:value-type="float" office:value="71" calcext:value-type="float">
            <text:p>71</text:p>
          </table:table-cell>
          <table:table-cell table:formula="of:=&quot;insert into clase (fecha, id_entrenador, id_deporte, id_establecimiento) values ('&quot;&amp;[.C250]&amp;&quot;',&quot;&amp;[.D250]&amp;&quot;,&quot;&amp;[.E250]&amp;&quot;,&quot;&amp;[.F250]&amp;&quot;);&quot;" office:value-type="string" office:string-value="insert into clase (fecha, id_entrenador, id_deporte, id_establecimiento) values ('2014-10-12 10:30:00',10,76,71);" calcext:value-type="string">
            <text:p>insert into clase (fecha, id_entrenador, id_deporte, id_establecimiento) values ('2014-10-12 10:30:00',10,76,71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09-29 14:00:00" calcext:value-type="string">
            <text:p>2014-09-29 14:00:00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table:style-name="ce6" office:value-type="float" office:value="113" calcext:value-type="float">
            <text:p>113</text:p>
          </table:table-cell>
          <table:table-cell table:formula="of:=&quot;insert into clase (fecha, id_entrenador, id_deporte, id_establecimiento) values ('&quot;&amp;[.C251]&amp;&quot;',&quot;&amp;[.D251]&amp;&quot;,&quot;&amp;[.E251]&amp;&quot;,&quot;&amp;[.F251]&amp;&quot;);&quot;" office:value-type="string" office:string-value="insert into clase (fecha, id_entrenador, id_deporte, id_establecimiento) values ('2014-09-29 14:00:00',38,76,113);" calcext:value-type="string">
            <text:p>insert into clase (fecha, id_entrenador, id_deporte, id_establecimiento) values ('2014-09-29 14:00:00',38,76,113);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table:formula="of:=OFFSET([.A$127] ;ROUND(33*RAND());0;1;1)&amp;&quot; &quot;&amp;OFFSET([.B$127] ;ROUND(7*RAND());0;1;1)" office:value-type="string" office:string-value="2014-09-28 18:00:00" calcext:value-type="string">
            <text:p>2014-09-28 18:00:00</text:p>
          </table:table-cell>
          <table:table-cell table:style-name="ce6"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table:style-name="ce6" office:value-type="float" office:value="2" calcext:value-type="float">
            <text:p>2</text:p>
          </table:table-cell>
          <table:table-cell table:formula="of:=&quot;insert into clase (fecha, id_entrenador, id_deporte, id_establecimiento) values ('&quot;&amp;[.C252]&amp;&quot;',&quot;&amp;[.D252]&amp;&quot;,&quot;&amp;[.E252]&amp;&quot;,&quot;&amp;[.F252]&amp;&quot;);&quot;" office:value-type="string" office:string-value="insert into clase (fecha, id_entrenador, id_deporte, id_establecimiento) values ('2014-09-28 18:00:00',92,77,2);" calcext:value-type="string">
            <text:p>insert into clase (fecha, id_entrenador, id_deporte, id_establecimiento) values ('2014-09-28 18:00:00',92,77,2);</text:p>
          </table:table-cell>
          <table:table-cell table:number-columns-repeated="2"/>
        </table:table-row>
      </table:table>
      <table:table table:name="Sheet2" table:style-name="ta1">
        <table:table-column table:style-name="co7" table:number-columns-repeated="2" table:default-cell-style-name="Default"/>
        <table:table-column table:style-name="co3" table:default-cell-style-name="Default"/>
        <table:table-row table:style-name="ro2">
          <table:table-cell table:formula="of:=RAND()" office:value-type="float" office:value="0.0548516639973968" calcext:value-type="float">
            <text:p>0.054851664</text:p>
          </table:table-cell>
          <table:table-cell office:value-type="string" calcext:value-type="string">
            <text:p>13skull-thumb.jpg</text:p>
          </table:table-cell>
          <table:table-cell table:formula="of:=&quot;update entrenador set avatar='http://www.craack.com/assets/avatars/&quot;&amp;[.B1]&amp;&quot;' where id=&quot;&amp;ROW()&amp;&quot;;&quot;" office:value-type="string" office:string-value="update entrenador set avatar='http://www.craack.com/assets/avatars/13skull-thumb.jpg' where id=1;" calcext:value-type="string">
            <text:p>update entrenador set avatar='http://www.craack.com/assets/avatars/13skull-thumb.jpg' where id=1;</text:p>
          </table:table-cell>
        </table:table-row>
        <table:table-row table:style-name="ro2">
          <table:table-cell table:formula="of:=RAND()" office:value-type="float" office:value="0.80256159347482" calcext:value-type="float">
            <text:p>0.8025615935</text:p>
          </table:table-cell>
          <table:table-cell office:value-type="string" calcext:value-type="string">
            <text:p>swg_fem_Wookie_A.gif</text:p>
          </table:table-cell>
          <table:table-cell table:formula="of:=&quot;update entrenador set avatar='http://www.craack.com/assets/avatars/&quot;&amp;[.B2]&amp;&quot;' where id=&quot;&amp;ROW()&amp;&quot;;&quot;" office:value-type="string" office:string-value="update entrenador set avatar='http://www.craack.com/assets/avatars/swg_fem_Wookie_A.gif' where id=2;" calcext:value-type="string">
            <text:p>update entrenador set avatar='http://www.craack.com/assets/avatars/swg_fem_Wookie_A.gif' where id=2;</text:p>
          </table:table-cell>
        </table:table-row>
        <table:table-row table:style-name="ro2">
          <table:table-cell table:formula="of:=RAND()" office:value-type="float" office:value="0.636849225033075" calcext:value-type="float">
            <text:p>0.636849225</text:p>
          </table:table-cell>
          <table:table-cell office:value-type="string" calcext:value-type="string">
            <text:p>LOST_Avatar_v_LA1.0</text:p>
          </table:table-cell>
          <table:table-cell table:formula="of:=&quot;update entrenador set avatar='http://www.craack.com/assets/avatars/&quot;&amp;[.B3]&amp;&quot;' where id=&quot;&amp;ROW()&amp;&quot;;&quot;" office:value-type="string" office:string-value="update entrenador set avatar='http://www.craack.com/assets/avatars/LOST_Avatar_v_LA1.0' where id=3;" calcext:value-type="string">
            <text:p>update entrenador set avatar='http://www.craack.com/assets/avatars/LOST_Avatar_v_LA1.0' where id=3;</text:p>
          </table:table-cell>
        </table:table-row>
        <table:table-row table:style-name="ro2">
          <table:table-cell table:formula="of:=RAND()" office:value-type="float" office:value="0.185479094274342" calcext:value-type="float">
            <text:p>0.1854790943</text:p>
          </table:table-cell>
          <table:table-cell office:value-type="string" calcext:value-type="string">
            <text:p>9967.jpg</text:p>
          </table:table-cell>
          <table:table-cell table:formula="of:=&quot;update entrenador set avatar='http://www.craack.com/assets/avatars/&quot;&amp;[.B4]&amp;&quot;' where id=&quot;&amp;ROW()&amp;&quot;;&quot;" office:value-type="string" office:string-value="update entrenador set avatar='http://www.craack.com/assets/avatars/9967.jpg' where id=4;" calcext:value-type="string">
            <text:p>update entrenador set avatar='http://www.craack.com/assets/avatars/9967.jpg' where id=4;</text:p>
          </table:table-cell>
        </table:table-row>
        <table:table-row table:style-name="ro2">
          <table:table-cell table:formula="of:=RAND()" office:value-type="float" office:value="0.618803556775674" calcext:value-type="float">
            <text:p>0.6188035568</text:p>
          </table:table-cell>
          <table:table-cell office:value-type="string" calcext:value-type="string">
            <text:p>77orc-thumb.jpg</text:p>
          </table:table-cell>
          <table:table-cell table:formula="of:=&quot;update entrenador set avatar='http://www.craack.com/assets/avatars/&quot;&amp;[.B5]&amp;&quot;' where id=&quot;&amp;ROW()&amp;&quot;;&quot;" office:value-type="string" office:string-value="update entrenador set avatar='http://www.craack.com/assets/avatars/77orc-thumb.jpg' where id=5;" calcext:value-type="string">
            <text:p>update entrenador set avatar='http://www.craack.com/assets/avatars/77orc-thumb.jpg' where id=5;</text:p>
          </table:table-cell>
        </table:table-row>
        <table:table-row table:style-name="ro2">
          <table:table-cell table:formula="of:=RAND()" office:value-type="float" office:value="0.486791013274342" calcext:value-type="float">
            <text:p>0.4867910133</text:p>
          </table:table-cell>
          <table:table-cell office:value-type="string" calcext:value-type="string">
            <text:p>sawyer(2).gif</text:p>
          </table:table-cell>
          <table:table-cell table:formula="of:=&quot;update entrenador set avatar='http://www.craack.com/assets/avatars/&quot;&amp;[.B6]&amp;&quot;' where id=&quot;&amp;ROW()&amp;&quot;;&quot;" office:value-type="string" office:string-value="update entrenador set avatar='http://www.craack.com/assets/avatars/sawyer(2).gif' where id=6;" calcext:value-type="string">
            <text:p>update entrenador set avatar='http://www.craack.com/assets/avatars/sawyer(2).gif' where id=6;</text:p>
          </table:table-cell>
        </table:table-row>
        <table:table-row table:style-name="ro2">
          <table:table-cell table:formula="of:=RAND()" office:value-type="float" office:value="0.358025476103649" calcext:value-type="float">
            <text:p>0.3580254761</text:p>
          </table:table-cell>
          <table:table-cell office:value-type="string" calcext:value-type="string">
            <text:p>eko(2).gif</text:p>
          </table:table-cell>
          <table:table-cell table:formula="of:=&quot;update entrenador set avatar='http://www.craack.com/assets/avatars/&quot;&amp;[.B7]&amp;&quot;' where id=&quot;&amp;ROW()&amp;&quot;;&quot;" office:value-type="string" office:string-value="update entrenador set avatar='http://www.craack.com/assets/avatars/eko(2).gif' where id=7;" calcext:value-type="string">
            <text:p>update entrenador set avatar='http://www.craack.com/assets/avatars/eko(2).gif' where id=7;</text:p>
          </table:table-cell>
        </table:table-row>
        <table:table-row table:style-name="ro2">
          <table:table-cell table:formula="of:=RAND()" office:value-type="float" office:value="0.387322165304795" calcext:value-type="float">
            <text:p>0.3873221653</text:p>
          </table:table-cell>
          <table:table-cell office:value-type="string" calcext:value-type="string">
            <text:p>swg_fem_Zabrak_A.gif</text:p>
          </table:table-cell>
          <table:table-cell table:formula="of:=&quot;update entrenador set avatar='http://www.craack.com/assets/avatars/&quot;&amp;[.B8]&amp;&quot;' where id=&quot;&amp;ROW()&amp;&quot;;&quot;" office:value-type="string" office:string-value="update entrenador set avatar='http://www.craack.com/assets/avatars/swg_fem_Zabrak_A.gif' where id=8;" calcext:value-type="string">
            <text:p>update entrenador set avatar='http://www.craack.com/assets/avatars/swg_fem_Zabrak_A.gif' where id=8;</text:p>
          </table:table-cell>
        </table:table-row>
        <table:table-row table:style-name="ro2">
          <table:table-cell table:formula="of:=RAND()" office:value-type="float" office:value="0.850463677430525" calcext:value-type="float">
            <text:p>0.8504636774</text:p>
          </table:table-cell>
          <table:table-cell office:value-type="string" calcext:value-type="string">
            <text:p>sawyer(1).gif</text:p>
          </table:table-cell>
          <table:table-cell table:formula="of:=&quot;update entrenador set avatar='http://www.craack.com/assets/avatars/&quot;&amp;[.B9]&amp;&quot;' where id=&quot;&amp;ROW()&amp;&quot;;&quot;" office:value-type="string" office:string-value="update entrenador set avatar='http://www.craack.com/assets/avatars/sawyer(1).gif' where id=9;" calcext:value-type="string">
            <text:p>update entrenador set avatar='http://www.craack.com/assets/avatars/sawyer(1).gif' where id=9;</text:p>
          </table:table-cell>
        </table:table-row>
        <table:table-row table:style-name="ro2">
          <table:table-cell table:formula="of:=RAND()" office:value-type="float" office:value="0.64713080227375" calcext:value-type="float">
            <text:p>0.6471308023</text:p>
          </table:table-cell>
          <table:table-cell office:value-type="string" calcext:value-type="string">
            <text:p>20025.gif</text:p>
          </table:table-cell>
          <table:table-cell table:formula="of:=&quot;update entrenador set avatar='http://www.craack.com/assets/avatars/&quot;&amp;[.B10]&amp;&quot;' where id=&quot;&amp;ROW()&amp;&quot;;&quot;" office:value-type="string" office:string-value="update entrenador set avatar='http://www.craack.com/assets/avatars/20025.gif' where id=10;" calcext:value-type="string">
            <text:p>update entrenador set avatar='http://www.craack.com/assets/avatars/20025.gif' where id=10;</text:p>
          </table:table-cell>
        </table:table-row>
        <table:table-row table:style-name="ro2">
          <table:table-cell table:formula="of:=RAND()" office:value-type="float" office:value="0.0853967652656138" calcext:value-type="float">
            <text:p>0.0853967653</text:p>
          </table:table-cell>
          <table:table-cell office:value-type="string" calcext:value-type="string">
            <text:p>charlie(1).gif</text:p>
          </table:table-cell>
          <table:table-cell table:formula="of:=&quot;update entrenador set avatar='http://www.craack.com/assets/avatars/&quot;&amp;[.B11]&amp;&quot;' where id=&quot;&amp;ROW()&amp;&quot;;&quot;" office:value-type="string" office:string-value="update entrenador set avatar='http://www.craack.com/assets/avatars/charlie(1).gif' where id=11;" calcext:value-type="string">
            <text:p>update entrenador set avatar='http://www.craack.com/assets/avatars/charlie(1).gif' where id=11;</text:p>
          </table:table-cell>
        </table:table-row>
        <table:table-row table:style-name="ro2">
          <table:table-cell table:formula="of:=RAND()" office:value-type="float" office:value="0.307320039719343" calcext:value-type="float">
            <text:p>0.3073200397</text:p>
          </table:table-cell>
          <table:table-cell office:value-type="string" calcext:value-type="string">
            <text:p>desmond(2).gif</text:p>
          </table:table-cell>
          <table:table-cell table:formula="of:=&quot;update entrenador set avatar='http://www.craack.com/assets/avatars/&quot;&amp;[.B12]&amp;&quot;' where id=&quot;&amp;ROW()&amp;&quot;;&quot;" office:value-type="string" office:string-value="update entrenador set avatar='http://www.craack.com/assets/avatars/desmond(2).gif' where id=12;" calcext:value-type="string">
            <text:p>update entrenador set avatar='http://www.craack.com/assets/avatars/desmond(2).gif' where id=12;</text:p>
          </table:table-cell>
        </table:table-row>
        <table:table-row table:style-name="ro2">
          <table:table-cell table:formula="of:=RAND()" office:value-type="float" office:value="0.568880029255524" calcext:value-type="float">
            <text:p>0.5688800293</text:p>
          </table:table-cell>
          <table:table-cell office:value-type="string" calcext:value-type="string">
            <text:p>20053.gif</text:p>
          </table:table-cell>
          <table:table-cell table:formula="of:=&quot;update entrenador set avatar='http://www.craack.com/assets/avatars/&quot;&amp;[.B13]&amp;&quot;' where id=&quot;&amp;ROW()&amp;&quot;;&quot;" office:value-type="string" office:string-value="update entrenador set avatar='http://www.craack.com/assets/avatars/20053.gif' where id=13;" calcext:value-type="string">
            <text:p>update entrenador set avatar='http://www.craack.com/assets/avatars/20053.gif' where id=13;</text:p>
          </table:table-cell>
        </table:table-row>
        <table:table-row table:style-name="ro2">
          <table:table-cell table:formula="of:=RAND()" office:value-type="float" office:value="0.89165905979462" calcext:value-type="float">
            <text:p>0.8916590598</text:p>
          </table:table-cell>
          <table:table-cell office:value-type="string" calcext:value-type="string">
            <text:p>jin(2).gif</text:p>
          </table:table-cell>
          <table:table-cell table:formula="of:=&quot;update entrenador set avatar='http://www.craack.com/assets/avatars/&quot;&amp;[.B14]&amp;&quot;' where id=&quot;&amp;ROW()&amp;&quot;;&quot;" office:value-type="string" office:string-value="update entrenador set avatar='http://www.craack.com/assets/avatars/jin(2).gif' where id=14;" calcext:value-type="string">
            <text:p>update entrenador set avatar='http://www.craack.com/assets/avatars/jin(2).gif' where id=14;</text:p>
          </table:table-cell>
        </table:table-row>
        <table:table-row table:style-name="ro2">
          <table:table-cell table:formula="of:=RAND()" office:value-type="float" office:value="0.776915847789496" calcext:value-type="float">
            <text:p>0.7769158478</text:p>
          </table:table-cell>
          <table:table-cell office:value-type="string" calcext:value-type="string">
            <text:p>hurley(2).gif</text:p>
          </table:table-cell>
          <table:table-cell table:formula="of:=&quot;update entrenador set avatar='http://www.craack.com/assets/avatars/&quot;&amp;[.B15]&amp;&quot;' where id=&quot;&amp;ROW()&amp;&quot;;&quot;" office:value-type="string" office:string-value="update entrenador set avatar='http://www.craack.com/assets/avatars/hurley(2).gif' where id=15;" calcext:value-type="string">
            <text:p>update entrenador set avatar='http://www.craack.com/assets/avatars/hurley(2).gif' where id=15;</text:p>
          </table:table-cell>
        </table:table-row>
        <table:table-row table:style-name="ro2">
          <table:table-cell table:formula="of:=RAND()" office:value-type="float" office:value="0.0205073105171323" calcext:value-type="float">
            <text:p>0.0205073105</text:p>
          </table:table-cell>
          <table:table-cell office:value-type="string" calcext:value-type="string">
            <text:p>20052.gif</text:p>
          </table:table-cell>
          <table:table-cell table:formula="of:=&quot;update entrenador set avatar='http://www.craack.com/assets/avatars/&quot;&amp;[.B16]&amp;&quot;' where id=&quot;&amp;ROW()&amp;&quot;;&quot;" office:value-type="string" office:string-value="update entrenador set avatar='http://www.craack.com/assets/avatars/20052.gif' where id=16;" calcext:value-type="string">
            <text:p>update entrenador set avatar='http://www.craack.com/assets/avatars/20052.gif' where id=16;</text:p>
          </table:table-cell>
        </table:table-row>
        <table:table-row table:style-name="ro2">
          <table:table-cell table:formula="of:=RAND()" office:value-type="float" office:value="0.506628701230511" calcext:value-type="float">
            <text:p>0.5066287012</text:p>
          </table:table-cell>
          <table:table-cell office:value-type="string" calcext:value-type="string">
            <text:p>jack(2).gif</text:p>
          </table:table-cell>
          <table:table-cell table:formula="of:=&quot;update entrenador set avatar='http://www.craack.com/assets/avatars/&quot;&amp;[.B17]&amp;&quot;' where id=&quot;&amp;ROW()&amp;&quot;;&quot;" office:value-type="string" office:string-value="update entrenador set avatar='http://www.craack.com/assets/avatars/jack(2).gif' where id=17;" calcext:value-type="string">
            <text:p>update entrenador set avatar='http://www.craack.com/assets/avatars/jack(2).gif' where id=17;</text:p>
          </table:table-cell>
        </table:table-row>
        <table:table-row table:style-name="ro2">
          <table:table-cell table:formula="of:=RAND()" office:value-type="float" office:value="0.437390815233812" calcext:value-type="float">
            <text:p>0.4373908152</text:p>
          </table:table-cell>
          <table:table-cell office:value-type="string" calcext:value-type="string">
            <text:p>15tpale4-thumb.jpg</text:p>
          </table:table-cell>
          <table:table-cell table:formula="of:=&quot;update entrenador set avatar='http://www.craack.com/assets/avatars/&quot;&amp;[.B18]&amp;&quot;' where id=&quot;&amp;ROW()&amp;&quot;;&quot;" office:value-type="string" office:string-value="update entrenador set avatar='http://www.craack.com/assets/avatars/15tpale4-thumb.jpg' where id=18;" calcext:value-type="string">
            <text:p>update entrenador set avatar='http://www.craack.com/assets/avatars/15tpale4-thumb.jpg' where id=18;</text:p>
          </table:table-cell>
        </table:table-row>
        <table:table-row table:style-name="ro2">
          <table:table-cell table:formula="of:=RAND()" office:value-type="float" office:value="0.18757136981003" calcext:value-type="float">
            <text:p>0.1875713698</text:p>
          </table:table-cell>
          <table:table-cell office:value-type="string" calcext:value-type="string">
            <text:p>Gamorrea.gif</text:p>
          </table:table-cell>
          <table:table-cell table:formula="of:=&quot;update entrenador set avatar='http://www.craack.com/assets/avatars/&quot;&amp;[.B19]&amp;&quot;' where id=&quot;&amp;ROW()&amp;&quot;;&quot;" office:value-type="string" office:string-value="update entrenador set avatar='http://www.craack.com/assets/avatars/Gamorrea.gif' where id=19;" calcext:value-type="string">
            <text:p>update entrenador set avatar='http://www.craack.com/assets/avatars/Gamorrea.gif' where id=19;</text:p>
          </table:table-cell>
        </table:table-row>
        <table:table-row table:style-name="ro2">
          <table:table-cell table:formula="of:=RAND()" office:value-type="float" office:value="0.00928637222386897" calcext:value-type="float">
            <text:p>0.0092863722</text:p>
          </table:table-cell>
          <table:table-cell office:value-type="string" calcext:value-type="string">
            <text:p>9963.jpg</text:p>
          </table:table-cell>
          <table:table-cell table:formula="of:=&quot;update entrenador set avatar='http://www.craack.com/assets/avatars/&quot;&amp;[.B20]&amp;&quot;' where id=&quot;&amp;ROW()&amp;&quot;;&quot;" office:value-type="string" office:string-value="update entrenador set avatar='http://www.craack.com/assets/avatars/9963.jpg' where id=20;" calcext:value-type="string">
            <text:p>update entrenador set avatar='http://www.craack.com/assets/avatars/9963.jpg' where id=20;</text:p>
          </table:table-cell>
        </table:table-row>
        <table:table-row table:style-name="ro2">
          <table:table-cell table:formula="of:=RAND()" office:value-type="float" office:value="0.56695542531088" calcext:value-type="float">
            <text:p>0.5669554253</text:p>
          </table:table-cell>
          <table:table-cell office:value-type="string" calcext:value-type="string">
            <text:p>star_wars_deathstar1.jpg</text:p>
          </table:table-cell>
          <table:table-cell table:formula="of:=&quot;update entrenador set avatar='http://www.craack.com/assets/avatars/&quot;&amp;[.B21]&amp;&quot;' where id=&quot;&amp;ROW()&amp;&quot;;&quot;" office:value-type="string" office:string-value="update entrenador set avatar='http://www.craack.com/assets/avatars/star_wars_deathstar1.jpg' where id=21;" calcext:value-type="string">
            <text:p>update entrenador set avatar='http://www.craack.com/assets/avatars/star_wars_deathstar1.jpg' where id=21;</text:p>
          </table:table-cell>
        </table:table-row>
        <table:table-row table:style-name="ro2">
          <table:table-cell table:formula="of:=RAND()" office:value-type="float" office:value="0.594767208211124" calcext:value-type="float">
            <text:p>0.5947672082</text:p>
          </table:table-cell>
          <table:table-cell office:value-type="string" calcext:value-type="string">
            <text:p>monster(1).gif</text:p>
          </table:table-cell>
          <table:table-cell table:formula="of:=&quot;update entrenador set avatar='http://www.craack.com/assets/avatars/&quot;&amp;[.B22]&amp;&quot;' where id=&quot;&amp;ROW()&amp;&quot;;&quot;" office:value-type="string" office:string-value="update entrenador set avatar='http://www.craack.com/assets/avatars/monster(1).gif' where id=22;" calcext:value-type="string">
            <text:p>update entrenador set avatar='http://www.craack.com/assets/avatars/monster(1).gif' where id=22;</text:p>
          </table:table-cell>
        </table:table-row>
        <table:table-row table:style-name="ro2">
          <table:table-cell table:formula="of:=RAND()" office:value-type="float" office:value="0.566031434573233" calcext:value-type="float">
            <text:p>0.5660314346</text:p>
          </table:table-cell>
          <table:table-cell office:value-type="string" calcext:value-type="string">
            <text:p>165.jpg</text:p>
          </table:table-cell>
          <table:table-cell table:formula="of:=&quot;update entrenador set avatar='http://www.craack.com/assets/avatars/&quot;&amp;[.B23]&amp;&quot;' where id=&quot;&amp;ROW()&amp;&quot;;&quot;" office:value-type="string" office:string-value="update entrenador set avatar='http://www.craack.com/assets/avatars/165.jpg' where id=23;" calcext:value-type="string">
            <text:p>update entrenador set avatar='http://www.craack.com/assets/avatars/165.jpg' where id=23;</text:p>
          </table:table-cell>
        </table:table-row>
        <table:table-row table:style-name="ro2">
          <table:table-cell table:formula="of:=RAND()" office:value-type="float" office:value="0.812607493717223" calcext:value-type="float">
            <text:p>0.8126074937</text:p>
          </table:table-cell>
          <table:table-cell office:value-type="string" calcext:value-type="string">
            <text:p>sayid(2).gif</text:p>
          </table:table-cell>
          <table:table-cell table:formula="of:=&quot;update entrenador set avatar='http://www.craack.com/assets/avatars/&quot;&amp;[.B24]&amp;&quot;' where id=&quot;&amp;ROW()&amp;&quot;;&quot;" office:value-type="string" office:string-value="update entrenador set avatar='http://www.craack.com/assets/avatars/sayid(2).gif' where id=24;" calcext:value-type="string">
            <text:p>update entrenador set avatar='http://www.craack.com/assets/avatars/sayid(2).gif' where id=24;</text:p>
          </table:table-cell>
        </table:table-row>
        <table:table-row table:style-name="ro2">
          <table:table-cell table:formula="of:=RAND()" office:value-type="float" office:value="0.714609913993627" calcext:value-type="float">
            <text:p>0.714609914</text:p>
          </table:table-cell>
          <table:table-cell office:value-type="string" calcext:value-type="string">
            <text:p>71i_xolotl-thumb.jpg</text:p>
          </table:table-cell>
          <table:table-cell table:formula="of:=&quot;update entrenador set avatar='http://www.craack.com/assets/avatars/&quot;&amp;[.B25]&amp;&quot;' where id=&quot;&amp;ROW()&amp;&quot;;&quot;" office:value-type="string" office:string-value="update entrenador set avatar='http://www.craack.com/assets/avatars/71i_xolotl-thumb.jpg' where id=25;" calcext:value-type="string">
            <text:p>update entrenador set avatar='http://www.craack.com/assets/avatars/71i_xolotl-thumb.jpg' where id=25;</text:p>
          </table:table-cell>
        </table:table-row>
        <table:table-row table:style-name="ro2">
          <table:table-cell table:formula="of:=RAND()" office:value-type="float" office:value="0.552319407463074" calcext:value-type="float">
            <text:p>0.5523194075</text:p>
          </table:table-cell>
          <table:table-cell office:value-type="string" calcext:value-type="string">
            <text:p>53viador-thumb.jpg</text:p>
          </table:table-cell>
          <table:table-cell table:formula="of:=&quot;update entrenador set avatar='http://www.craack.com/assets/avatars/&quot;&amp;[.B26]&amp;&quot;' where id=&quot;&amp;ROW()&amp;&quot;;&quot;" office:value-type="string" office:string-value="update entrenador set avatar='http://www.craack.com/assets/avatars/53viador-thumb.jpg' where id=26;" calcext:value-type="string">
            <text:p>update entrenador set avatar='http://www.craack.com/assets/avatars/53viador-thumb.jpg' where id=26;</text:p>
          </table:table-cell>
        </table:table-row>
        <table:table-row table:style-name="ro2">
          <table:table-cell table:formula="of:=RAND()" office:value-type="float" office:value="0.305523050017655" calcext:value-type="float">
            <text:p>0.30552305</text:p>
          </table:table-cell>
          <table:table-cell office:value-type="string" calcext:value-type="string">
            <text:p>20037.gif</text:p>
          </table:table-cell>
          <table:table-cell table:formula="of:=&quot;update entrenador set avatar='http://www.craack.com/assets/avatars/&quot;&amp;[.B27]&amp;&quot;' where id=&quot;&amp;ROW()&amp;&quot;;&quot;" office:value-type="string" office:string-value="update entrenador set avatar='http://www.craack.com/assets/avatars/20037.gif' where id=27;" calcext:value-type="string">
            <text:p>update entrenador set avatar='http://www.craack.com/assets/avatars/20037.gif' where id=27;</text:p>
          </table:table-cell>
        </table:table-row>
        <table:table-row table:style-name="ro2">
          <table:table-cell table:formula="of:=RAND()" office:value-type="float" office:value="0.0328330735210329" calcext:value-type="float">
            <text:p>0.0328330735</text:p>
          </table:table-cell>
          <table:table-cell office:value-type="string" calcext:value-type="string">
            <text:p>4alice_duke1-thumb.jpg</text:p>
          </table:table-cell>
          <table:table-cell table:formula="of:=&quot;update entrenador set avatar='http://www.craack.com/assets/avatars/&quot;&amp;[.B28]&amp;&quot;' where id=&quot;&amp;ROW()&amp;&quot;;&quot;" office:value-type="string" office:string-value="update entrenador set avatar='http://www.craack.com/assets/avatars/4alice_duke1-thumb.jpg' where id=28;" calcext:value-type="string">
            <text:p>update entrenador set avatar='http://www.craack.com/assets/avatars/4alice_duke1-thumb.jpg' where id=28;</text:p>
          </table:table-cell>
        </table:table-row>
        <table:table-row table:style-name="ro2">
          <table:table-cell table:formula="of:=RAND()" office:value-type="float" office:value="0.874084527604282" calcext:value-type="float">
            <text:p>0.8740845276</text:p>
          </table:table-cell>
          <table:table-cell office:value-type="string" calcext:value-type="string">
            <text:p>155.jpg</text:p>
          </table:table-cell>
          <table:table-cell table:formula="of:=&quot;update entrenador set avatar='http://www.craack.com/assets/avatars/&quot;&amp;[.B29]&amp;&quot;' where id=&quot;&amp;ROW()&amp;&quot;;&quot;" office:value-type="string" office:string-value="update entrenador set avatar='http://www.craack.com/assets/avatars/155.jpg' where id=29;" calcext:value-type="string">
            <text:p>update entrenador set avatar='http://www.craack.com/assets/avatars/155.jpg' where id=29;</text:p>
          </table:table-cell>
        </table:table-row>
        <table:table-row table:style-name="ro2">
          <table:table-cell table:formula="of:=RAND()" office:value-type="float" office:value="0.0620557635556906" calcext:value-type="float">
            <text:p>0.0620557636</text:p>
          </table:table-cell>
          <table:table-cell office:value-type="string" calcext:value-type="string">
            <text:p>1209death05-thumb.gif</text:p>
          </table:table-cell>
          <table:table-cell table:formula="of:=&quot;update entrenador set avatar='http://www.craack.com/assets/avatars/&quot;&amp;[.B30]&amp;&quot;' where id=&quot;&amp;ROW()&amp;&quot;;&quot;" office:value-type="string" office:string-value="update entrenador set avatar='http://www.craack.com/assets/avatars/1209death05-thumb.gif' where id=30;" calcext:value-type="string">
            <text:p>update entrenador set avatar='http://www.craack.com/assets/avatars/1209death05-thumb.gif' where id=30;</text:p>
          </table:table-cell>
        </table:table-row>
        <table:table-row table:style-name="ro2">
          <table:table-cell table:formula="of:=RAND()" office:value-type="float" office:value="0.551251349039376" calcext:value-type="float">
            <text:p>0.551251349</text:p>
          </table:table-cell>
          <table:table-cell office:value-type="string" calcext:value-type="string">
            <text:p>swg_male_Wookie_A.gif</text:p>
          </table:table-cell>
          <table:table-cell table:formula="of:=&quot;update entrenador set avatar='http://www.craack.com/assets/avatars/&quot;&amp;[.B31]&amp;&quot;' where id=&quot;&amp;ROW()&amp;&quot;;&quot;" office:value-type="string" office:string-value="update entrenador set avatar='http://www.craack.com/assets/avatars/swg_male_Wookie_A.gif' where id=31;" calcext:value-type="string">
            <text:p>update entrenador set avatar='http://www.craack.com/assets/avatars/swg_male_Wookie_A.gif' where id=31;</text:p>
          </table:table-cell>
        </table:table-row>
        <table:table-row table:style-name="ro2">
          <table:table-cell table:formula="of:=RAND()" office:value-type="float" office:value="0.756157491821796" calcext:value-type="float">
            <text:p>0.7561574918</text:p>
          </table:table-cell>
          <table:table-cell office:value-type="string" calcext:value-type="string">
            <text:p>swg_male_Human_A.gif</text:p>
          </table:table-cell>
          <table:table-cell table:formula="of:=&quot;update entrenador set avatar='http://www.craack.com/assets/avatars/&quot;&amp;[.B32]&amp;&quot;' where id=&quot;&amp;ROW()&amp;&quot;;&quot;" office:value-type="string" office:string-value="update entrenador set avatar='http://www.craack.com/assets/avatars/swg_male_Human_A.gif' where id=32;" calcext:value-type="string">
            <text:p>update entrenador set avatar='http://www.craack.com/assets/avatars/swg_male_Human_A.gif' where id=32;</text:p>
          </table:table-cell>
        </table:table-row>
        <table:table-row table:style-name="ro2">
          <table:table-cell table:formula="of:=RAND()" office:value-type="float" office:value="0.0188291505910456" calcext:value-type="float">
            <text:p>0.0188291506</text:p>
          </table:table-cell>
          <table:table-cell office:value-type="string" calcext:value-type="string">
            <text:p>148.jpg</text:p>
          </table:table-cell>
          <table:table-cell table:formula="of:=&quot;update entrenador set avatar='http://www.craack.com/assets/avatars/&quot;&amp;[.B33]&amp;&quot;' where id=&quot;&amp;ROW()&amp;&quot;;&quot;" office:value-type="string" office:string-value="update entrenador set avatar='http://www.craack.com/assets/avatars/148.jpg' where id=33;" calcext:value-type="string">
            <text:p>update entrenador set avatar='http://www.craack.com/assets/avatars/148.jpg' where id=33;</text:p>
          </table:table-cell>
        </table:table-row>
        <table:table-row table:style-name="ro2">
          <table:table-cell table:formula="of:=RAND()" office:value-type="float" office:value="0.826126812724397" calcext:value-type="float">
            <text:p>0.8261268127</text:p>
          </table:table-cell>
          <table:table-cell office:value-type="string" calcext:value-type="string">
            <text:p>swg_fem_Twielk_A.gif</text:p>
          </table:table-cell>
          <table:table-cell table:formula="of:=&quot;update entrenador set avatar='http://www.craack.com/assets/avatars/&quot;&amp;[.B34]&amp;&quot;' where id=&quot;&amp;ROW()&amp;&quot;;&quot;" office:value-type="string" office:string-value="update entrenador set avatar='http://www.craack.com/assets/avatars/swg_fem_Twielk_A.gif' where id=34;" calcext:value-type="string">
            <text:p>update entrenador set avatar='http://www.craack.com/assets/avatars/swg_fem_Twielk_A.gif' where id=34;</text:p>
          </table:table-cell>
        </table:table-row>
        <table:table-row table:style-name="ro2">
          <table:table-cell table:formula="of:=RAND()" office:value-type="float" office:value="0.913292958168313" calcext:value-type="float">
            <text:p>0.9132929582</text:p>
          </table:table-cell>
          <table:table-cell office:value-type="string" calcext:value-type="string">
            <text:p>19silverhottie-thumb.jpg</text:p>
          </table:table-cell>
          <table:table-cell table:formula="of:=&quot;update entrenador set avatar='http://www.craack.com/assets/avatars/&quot;&amp;[.B35]&amp;&quot;' where id=&quot;&amp;ROW()&amp;&quot;;&quot;" office:value-type="string" office:string-value="update entrenador set avatar='http://www.craack.com/assets/avatars/19silverhottie-thumb.jpg' where id=35;" calcext:value-type="string">
            <text:p>update entrenador set avatar='http://www.craack.com/assets/avatars/19silverhottie-thumb.jpg' where id=35;</text:p>
          </table:table-cell>
        </table:table-row>
        <table:table-row table:style-name="ro2">
          <table:table-cell table:formula="of:=RAND()" office:value-type="float" office:value="0.163107159547508" calcext:value-type="float">
            <text:p>0.1631071595</text:p>
          </table:table-cell>
          <table:table-cell office:value-type="string" calcext:value-type="string">
            <text:p>swg_misc_jawa.gif</text:p>
          </table:table-cell>
          <table:table-cell table:formula="of:=&quot;update entrenador set avatar='http://www.craack.com/assets/avatars/&quot;&amp;[.B36]&amp;&quot;' where id=&quot;&amp;ROW()&amp;&quot;;&quot;" office:value-type="string" office:string-value="update entrenador set avatar='http://www.craack.com/assets/avatars/swg_misc_jawa.gif' where id=36;" calcext:value-type="string">
            <text:p>update entrenador set avatar='http://www.craack.com/assets/avatars/swg_misc_jawa.gif' where id=36;</text:p>
          </table:table-cell>
        </table:table-row>
        <table:table-row table:style-name="ro2">
          <table:table-cell table:formula="of:=RAND()" office:value-type="float" office:value="0.250453963875771" calcext:value-type="float">
            <text:p>0.2504539639</text:p>
          </table:table-cell>
          <table:table-cell office:value-type="string" calcext:value-type="string">
            <text:p>345newquaysunsetAA-thumb.jpg</text:p>
          </table:table-cell>
          <table:table-cell table:formula="of:=&quot;update entrenador set avatar='http://www.craack.com/assets/avatars/&quot;&amp;[.B37]&amp;&quot;' where id=&quot;&amp;ROW()&amp;&quot;;&quot;" office:value-type="string" office:string-value="update entrenador set avatar='http://www.craack.com/assets/avatars/345newquaysunsetAA-thumb.jpg' where id=37;" calcext:value-type="string">
            <text:p>update entrenador set avatar='http://www.craack.com/assets/avatars/345newquaysunsetAA-thumb.jpg' where id=37;</text:p>
          </table:table-cell>
        </table:table-row>
        <table:table-row table:style-name="ro2">
          <table:table-cell table:formula="of:=RAND()" office:value-type="float" office:value="0.306960104266182" calcext:value-type="float">
            <text:p>0.3069601043</text:p>
          </table:table-cell>
          <table:table-cell office:value-type="string" calcext:value-type="string">
            <text:p>2411.gif</text:p>
          </table:table-cell>
          <table:table-cell table:formula="of:=&quot;update entrenador set avatar='http://www.craack.com/assets/avatars/&quot;&amp;[.B38]&amp;&quot;' where id=&quot;&amp;ROW()&amp;&quot;;&quot;" office:value-type="string" office:string-value="update entrenador set avatar='http://www.craack.com/assets/avatars/2411.gif' where id=38;" calcext:value-type="string">
            <text:p>update entrenador set avatar='http://www.craack.com/assets/avatars/2411.gif' where id=38;</text:p>
          </table:table-cell>
        </table:table-row>
        <table:table-row table:style-name="ro2">
          <table:table-cell table:formula="of:=RAND()" office:value-type="float" office:value="0.56708577577956" calcext:value-type="float">
            <text:p>0.5670857758</text:p>
          </table:table-cell>
          <table:table-cell office:value-type="string" calcext:value-type="string">
            <text:p>shannon(2).gif</text:p>
          </table:table-cell>
          <table:table-cell table:formula="of:=&quot;update entrenador set avatar='http://www.craack.com/assets/avatars/&quot;&amp;[.B39]&amp;&quot;' where id=&quot;&amp;ROW()&amp;&quot;;&quot;" office:value-type="string" office:string-value="update entrenador set avatar='http://www.craack.com/assets/avatars/shannon(2).gif' where id=39;" calcext:value-type="string">
            <text:p>update entrenador set avatar='http://www.craack.com/assets/avatars/shannon(2).gif' where id=39;</text:p>
          </table:table-cell>
        </table:table-row>
        <table:table-row table:style-name="ro2">
          <table:table-cell table:formula="of:=RAND()" office:value-type="float" office:value="0.36344554554671" calcext:value-type="float">
            <text:p>0.3634455455</text:p>
          </table:table-cell>
          <table:table-cell office:value-type="string" calcext:value-type="string">
            <text:p>431Alien1_ktk-thumb.jpg</text:p>
          </table:table-cell>
          <table:table-cell table:formula="of:=&quot;update entrenador set avatar='http://www.craack.com/assets/avatars/&quot;&amp;[.B40]&amp;&quot;' where id=&quot;&amp;ROW()&amp;&quot;;&quot;" office:value-type="string" office:string-value="update entrenador set avatar='http://www.craack.com/assets/avatars/431Alien1_ktk-thumb.jpg' where id=40;" calcext:value-type="string">
            <text:p>update entrenador set avatar='http://www.craack.com/assets/avatars/431Alien1_ktk-thumb.jpg' where id=40;</text:p>
          </table:table-cell>
        </table:table-row>
        <table:table-row table:style-name="ro2">
          <table:table-cell table:formula="of:=RAND()" office:value-type="float" office:value="0.87582414643839" calcext:value-type="float">
            <text:p>0.8758241464</text:p>
          </table:table-cell>
          <table:table-cell office:value-type="string" calcext:value-type="string">
            <text:p>Star_Wars_46.jpg</text:p>
          </table:table-cell>
          <table:table-cell table:formula="of:=&quot;update entrenador set avatar='http://www.craack.com/assets/avatars/&quot;&amp;[.B41]&amp;&quot;' where id=&quot;&amp;ROW()&amp;&quot;;&quot;" office:value-type="string" office:string-value="update entrenador set avatar='http://www.craack.com/assets/avatars/Star_Wars_46.jpg' where id=41;" calcext:value-type="string">
            <text:p>update entrenador set avatar='http://www.craack.com/assets/avatars/Star_Wars_46.jpg' where id=41;</text:p>
          </table:table-cell>
        </table:table-row>
        <table:table-row table:style-name="ro2">
          <table:table-cell table:formula="of:=RAND()" office:value-type="float" office:value="0.783809397369623" calcext:value-type="float">
            <text:p>0.7838093974</text:p>
          </table:table-cell>
          <table:table-cell office:value-type="string" calcext:value-type="string">
            <text:p>michael(2).gif</text:p>
          </table:table-cell>
          <table:table-cell table:formula="of:=&quot;update entrenador set avatar='http://www.craack.com/assets/avatars/&quot;&amp;[.B42]&amp;&quot;' where id=&quot;&amp;ROW()&amp;&quot;;&quot;" office:value-type="string" office:string-value="update entrenador set avatar='http://www.craack.com/assets/avatars/michael(2).gif' where id=42;" calcext:value-type="string">
            <text:p>update entrenador set avatar='http://www.craack.com/assets/avatars/michael(2).gif' where id=42;</text:p>
          </table:table-cell>
        </table:table-row>
        <table:table-row table:style-name="ro2">
          <table:table-cell table:formula="of:=RAND()" office:value-type="float" office:value="0.780198622262105" calcext:value-type="float">
            <text:p>0.7801986223</text:p>
          </table:table-cell>
          <table:table-cell office:value-type="string" calcext:value-type="string">
            <text:p>12532.jpg</text:p>
          </table:table-cell>
          <table:table-cell table:formula="of:=&quot;update entrenador set avatar='http://www.craack.com/assets/avatars/&quot;&amp;[.B43]&amp;&quot;' where id=&quot;&amp;ROW()&amp;&quot;;&quot;" office:value-type="string" office:string-value="update entrenador set avatar='http://www.craack.com/assets/avatars/12532.jpg' where id=43;" calcext:value-type="string">
            <text:p>update entrenador set avatar='http://www.craack.com/assets/avatars/12532.jpg' where id=43;</text:p>
          </table:table-cell>
        </table:table-row>
        <table:table-row table:style-name="ro2">
          <table:table-cell table:formula="of:=RAND()" office:value-type="float" office:value="0.339519480941817" calcext:value-type="float">
            <text:p>0.3395194809</text:p>
          </table:table-cell>
          <table:table-cell office:value-type="string" calcext:value-type="string">
            <text:p>arzt(2).gif</text:p>
          </table:table-cell>
          <table:table-cell table:formula="of:=&quot;update entrenador set avatar='http://www.craack.com/assets/avatars/&quot;&amp;[.B44]&amp;&quot;' where id=&quot;&amp;ROW()&amp;&quot;;&quot;" office:value-type="string" office:string-value="update entrenador set avatar='http://www.craack.com/assets/avatars/arzt(2).gif' where id=44;" calcext:value-type="string">
            <text:p>update entrenador set avatar='http://www.craack.com/assets/avatars/arzt(2).gif' where id=44;</text:p>
          </table:table-cell>
        </table:table-row>
        <table:table-row table:style-name="ro2">
          <table:table-cell table:formula="of:=RAND()" office:value-type="float" office:value="0.574010763550177" calcext:value-type="float">
            <text:p>0.5740107636</text:p>
          </table:table-cell>
          <table:table-cell office:value-type="string" calcext:value-type="string">
            <text:p>michael(1).gif</text:p>
          </table:table-cell>
          <table:table-cell table:formula="of:=&quot;update entrenador set avatar='http://www.craack.com/assets/avatars/&quot;&amp;[.B45]&amp;&quot;' where id=&quot;&amp;ROW()&amp;&quot;;&quot;" office:value-type="string" office:string-value="update entrenador set avatar='http://www.craack.com/assets/avatars/michael(1).gif' where id=45;" calcext:value-type="string">
            <text:p>update entrenador set avatar='http://www.craack.com/assets/avatars/michael(1).gif' where id=45;</text:p>
          </table:table-cell>
        </table:table-row>
        <table:table-row table:style-name="ro2">
          <table:table-cell table:formula="of:=RAND()" office:value-type="float" office:value="0.869791938923299" calcext:value-type="float">
            <text:p>0.8697919389</text:p>
          </table:table-cell>
          <table:table-cell office:value-type="string" calcext:value-type="string">
            <text:p>1190h_h_r-thumb.jpg</text:p>
          </table:table-cell>
          <table:table-cell table:formula="of:=&quot;update entrenador set avatar='http://www.craack.com/assets/avatars/&quot;&amp;[.B46]&amp;&quot;' where id=&quot;&amp;ROW()&amp;&quot;;&quot;" office:value-type="string" office:string-value="update entrenador set avatar='http://www.craack.com/assets/avatars/1190h_h_r-thumb.jpg' where id=46;" calcext:value-type="string">
            <text:p>update entrenador set avatar='http://www.craack.com/assets/avatars/1190h_h_r-thumb.jpg' where id=46;</text:p>
          </table:table-cell>
        </table:table-row>
        <table:table-row table:style-name="ro2">
          <table:table-cell table:formula="of:=RAND()" office:value-type="float" office:value="0.473063100129366" calcext:value-type="float">
            <text:p>0.4730631001</text:p>
          </table:table-cell>
          <table:table-cell office:value-type="string" calcext:value-type="string">
            <text:p>192.jpg</text:p>
          </table:table-cell>
          <table:table-cell table:formula="of:=&quot;update entrenador set avatar='http://www.craack.com/assets/avatars/&quot;&amp;[.B47]&amp;&quot;' where id=&quot;&amp;ROW()&amp;&quot;;&quot;" office:value-type="string" office:string-value="update entrenador set avatar='http://www.craack.com/assets/avatars/192.jpg' where id=47;" calcext:value-type="string">
            <text:p>update entrenador set avatar='http://www.craack.com/assets/avatars/192.jpg' where id=47;</text:p>
          </table:table-cell>
        </table:table-row>
        <table:table-row table:style-name="ro2">
          <table:table-cell table:formula="of:=RAND()" office:value-type="float" office:value="0.736065700883046" calcext:value-type="float">
            <text:p>0.7360657009</text:p>
          </table:table-cell>
          <table:table-cell office:value-type="string" calcext:value-type="string">
            <text:p>eko(1).gif</text:p>
          </table:table-cell>
          <table:table-cell table:formula="of:=&quot;update entrenador set avatar='http://www.craack.com/assets/avatars/&quot;&amp;[.B48]&amp;&quot;' where id=&quot;&amp;ROW()&amp;&quot;;&quot;" office:value-type="string" office:string-value="update entrenador set avatar='http://www.craack.com/assets/avatars/eko(1).gif' where id=48;" calcext:value-type="string">
            <text:p>update entrenador set avatar='http://www.craack.com/assets/avatars/eko(1).gif' where id=48;</text:p>
          </table:table-cell>
        </table:table-row>
        <table:table-row table:style-name="ro2">
          <table:table-cell table:formula="of:=RAND()" office:value-type="float" office:value="0.389198313932866" calcext:value-type="float">
            <text:p>0.3891983139</text:p>
          </table:table-cell>
          <table:table-cell office:value-type="string" calcext:value-type="string">
            <text:p>stormtrooper.jpg</text:p>
          </table:table-cell>
          <table:table-cell table:formula="of:=&quot;update entrenador set avatar='http://www.craack.com/assets/avatars/&quot;&amp;[.B49]&amp;&quot;' where id=&quot;&amp;ROW()&amp;&quot;;&quot;" office:value-type="string" office:string-value="update entrenador set avatar='http://www.craack.com/assets/avatars/stormtrooper.jpg' where id=49;" calcext:value-type="string">
            <text:p>update entrenador set avatar='http://www.craack.com/assets/avatars/stormtrooper.jpg' where id=49;</text:p>
          </table:table-cell>
        </table:table-row>
        <table:table-row table:style-name="ro2">
          <table:table-cell table:formula="of:=RAND()" office:value-type="float" office:value="0.717760428553447" calcext:value-type="float">
            <text:p>0.7177604286</text:p>
          </table:table-cell>
          <table:table-cell office:value-type="string" calcext:value-type="string">
            <text:p>147.jpg</text:p>
          </table:table-cell>
          <table:table-cell table:formula="of:=&quot;update entrenador set avatar='http://www.craack.com/assets/avatars/&quot;&amp;[.B50]&amp;&quot;' where id=&quot;&amp;ROW()&amp;&quot;;&quot;" office:value-type="string" office:string-value="update entrenador set avatar='http://www.craack.com/assets/avatars/147.jpg' where id=50;" calcext:value-type="string">
            <text:p>update entrenador set avatar='http://www.craack.com/assets/avatars/147.jpg' where id=50;</text:p>
          </table:table-cell>
        </table:table-row>
        <table:table-row table:style-name="ro2">
          <table:table-cell table:formula="of:=RAND()" office:value-type="float" office:value="0.438178600976244" calcext:value-type="float">
            <text:p>0.438178601</text:p>
          </table:table-cell>
          <table:table-cell office:value-type="string" calcext:value-type="string">
            <text:p>o_human1.gif</text:p>
          </table:table-cell>
          <table:table-cell table:formula="of:=&quot;update entrenador set avatar='http://www.craack.com/assets/avatars/&quot;&amp;[.B51]&amp;&quot;' where id=&quot;&amp;ROW()&amp;&quot;;&quot;" office:value-type="string" office:string-value="update entrenador set avatar='http://www.craack.com/assets/avatars/o_human1.gif' where id=51;" calcext:value-type="string">
            <text:p>update entrenador set avatar='http://www.craack.com/assets/avatars/o_human1.gif' where id=51;</text:p>
          </table:table-cell>
        </table:table-row>
        <table:table-row table:style-name="ro2">
          <table:table-cell table:formula="of:=RAND()" office:value-type="float" office:value="0.48622313933447" calcext:value-type="float">
            <text:p>0.4862231393</text:p>
          </table:table-cell>
          <table:table-cell office:value-type="string" calcext:value-type="string">
            <text:p>swg_male_Twielk_A.gif</text:p>
          </table:table-cell>
          <table:table-cell table:formula="of:=&quot;update entrenador set avatar='http://www.craack.com/assets/avatars/&quot;&amp;[.B52]&amp;&quot;' where id=&quot;&amp;ROW()&amp;&quot;;&quot;" office:value-type="string" office:string-value="update entrenador set avatar='http://www.craack.com/assets/avatars/swg_male_Twielk_A.gif' where id=52;" calcext:value-type="string">
            <text:p>update entrenador set avatar='http://www.craack.com/assets/avatars/swg_male_Twielk_A.gif' where id=52;</text:p>
          </table:table-cell>
        </table:table-row>
        <table:table-row table:style-name="ro2">
          <table:table-cell table:formula="of:=RAND()" office:value-type="float" office:value="0.293220886262134" calcext:value-type="float">
            <text:p>0.2932208863</text:p>
          </table:table-cell>
          <table:table-cell office:value-type="string" calcext:value-type="string">
            <text:p>20031.gif</text:p>
          </table:table-cell>
          <table:table-cell table:formula="of:=&quot;update entrenador set avatar='http://www.craack.com/assets/avatars/&quot;&amp;[.B53]&amp;&quot;' where id=&quot;&amp;ROW()&amp;&quot;;&quot;" office:value-type="string" office:string-value="update entrenador set avatar='http://www.craack.com/assets/avatars/20031.gif' where id=53;" calcext:value-type="string">
            <text:p>update entrenador set avatar='http://www.craack.com/assets/avatars/20031.gif' where id=53;</text:p>
          </table:table-cell>
        </table:table-row>
        <table:table-row table:style-name="ro2">
          <table:table-cell table:formula="of:=RAND()" office:value-type="float" office:value="0.615553291514516" calcext:value-type="float">
            <text:p>0.6155532915</text:p>
          </table:table-cell>
          <table:table-cell office:value-type="string" calcext:value-type="string">
            <text:p>1185adl-thumb.jpg</text:p>
          </table:table-cell>
          <table:table-cell table:formula="of:=&quot;update entrenador set avatar='http://www.craack.com/assets/avatars/&quot;&amp;[.B54]&amp;&quot;' where id=&quot;&amp;ROW()&amp;&quot;;&quot;" office:value-type="string" office:string-value="update entrenador set avatar='http://www.craack.com/assets/avatars/1185adl-thumb.jpg' where id=54;" calcext:value-type="string">
            <text:p>update entrenador set avatar='http://www.craack.com/assets/avatars/1185adl-thumb.jpg' where id=54;</text:p>
          </table:table-cell>
        </table:table-row>
        <table:table-row table:style-name="ro2">
          <table:table-cell table:formula="of:=RAND()" office:value-type="float" office:value="0.490998257882893" calcext:value-type="float">
            <text:p>0.4909982579</text:p>
          </table:table-cell>
          <table:table-cell office:value-type="string" calcext:value-type="string">
            <text:p>16614.gif</text:p>
          </table:table-cell>
          <table:table-cell table:formula="of:=&quot;update entrenador set avatar='http://www.craack.com/assets/avatars/&quot;&amp;[.B55]&amp;&quot;' where id=&quot;&amp;ROW()&amp;&quot;;&quot;" office:value-type="string" office:string-value="update entrenador set avatar='http://www.craack.com/assets/avatars/16614.gif' where id=55;" calcext:value-type="string">
            <text:p>update entrenador set avatar='http://www.craack.com/assets/avatars/16614.gif' where id=55;</text:p>
          </table:table-cell>
        </table:table-row>
        <table:table-row table:style-name="ro2">
          <table:table-cell table:formula="of:=RAND()" office:value-type="float" office:value="0.952609960455447" calcext:value-type="float">
            <text:p>0.9526099605</text:p>
          </table:table-cell>
          <table:table-cell office:value-type="string" calcext:value-type="string">
            <text:p>o_moncalamari1.gif</text:p>
          </table:table-cell>
          <table:table-cell table:formula="of:=&quot;update entrenador set avatar='http://www.craack.com/assets/avatars/&quot;&amp;[.B56]&amp;&quot;' where id=&quot;&amp;ROW()&amp;&quot;;&quot;" office:value-type="string" office:string-value="update entrenador set avatar='http://www.craack.com/assets/avatars/o_moncalamari1.gif' where id=56;" calcext:value-type="string">
            <text:p>update entrenador set avatar='http://www.craack.com/assets/avatars/o_moncalamari1.gif' where id=56;</text:p>
          </table:table-cell>
        </table:table-row>
        <table:table-row table:style-name="ro2">
          <table:table-cell table:formula="of:=RAND()" office:value-type="float" office:value="0.442879313603044" calcext:value-type="float">
            <text:p>0.4428793136</text:p>
          </table:table-cell>
          <table:table-cell office:value-type="string" calcext:value-type="string">
            <text:p>img170.jpg</text:p>
          </table:table-cell>
          <table:table-cell table:formula="of:=&quot;update entrenador set avatar='http://www.craack.com/assets/avatars/&quot;&amp;[.B57]&amp;&quot;' where id=&quot;&amp;ROW()&amp;&quot;;&quot;" office:value-type="string" office:string-value="update entrenador set avatar='http://www.craack.com/assets/avatars/img170.jpg' where id=57;" calcext:value-type="string">
            <text:p>update entrenador set avatar='http://www.craack.com/assets/avatars/img170.jpg' where id=57;</text:p>
          </table:table-cell>
        </table:table-row>
        <table:table-row table:style-name="ro2">
          <table:table-cell table:formula="of:=RAND()" office:value-type="float" office:value="0.655294919852167" calcext:value-type="float">
            <text:p>0.6552949199</text:p>
          </table:table-cell>
          <table:table-cell office:value-type="string" calcext:value-type="string">
            <text:p>9966.jpg</text:p>
          </table:table-cell>
          <table:table-cell table:formula="of:=&quot;update entrenador set avatar='http://www.craack.com/assets/avatars/&quot;&amp;[.B58]&amp;&quot;' where id=&quot;&amp;ROW()&amp;&quot;;&quot;" office:value-type="string" office:string-value="update entrenador set avatar='http://www.craack.com/assets/avatars/9966.jpg' where id=58;" calcext:value-type="string">
            <text:p>update entrenador set avatar='http://www.craack.com/assets/avatars/9966.jpg' where id=58;</text:p>
          </table:table-cell>
        </table:table-row>
        <table:table-row table:style-name="ro2">
          <table:table-cell table:formula="of:=RAND()" office:value-type="float" office:value="0.025948645779863" calcext:value-type="float">
            <text:p>0.0259486458</text:p>
          </table:table-cell>
          <table:table-cell office:value-type="string" calcext:value-type="string">
            <text:p>9Mark_Lockett5-thumb.jpg</text:p>
          </table:table-cell>
          <table:table-cell table:formula="of:=&quot;update entrenador set avatar='http://www.craack.com/assets/avatars/&quot;&amp;[.B59]&amp;&quot;' where id=&quot;&amp;ROW()&amp;&quot;;&quot;" office:value-type="string" office:string-value="update entrenador set avatar='http://www.craack.com/assets/avatars/9Mark_Lockett5-thumb.jpg' where id=59;" calcext:value-type="string">
            <text:p>update entrenador set avatar='http://www.craack.com/assets/avatars/9Mark_Lockett5-thumb.jpg' where id=59;</text:p>
          </table:table-cell>
        </table:table-row>
        <table:table-row table:style-name="ro2">
          <table:table-cell table:formula="of:=RAND()" office:value-type="float" office:value="0.81447027111426" calcext:value-type="float">
            <text:p>0.8144702711</text:p>
          </table:table-cell>
          <table:table-cell office:value-type="string" calcext:value-type="string">
            <text:p>swg_fem_Human_A.gif</text:p>
          </table:table-cell>
          <table:table-cell table:formula="of:=&quot;update entrenador set avatar='http://www.craack.com/assets/avatars/&quot;&amp;[.B60]&amp;&quot;' where id=&quot;&amp;ROW()&amp;&quot;;&quot;" office:value-type="string" office:string-value="update entrenador set avatar='http://www.craack.com/assets/avatars/swg_fem_Human_A.gif' where id=60;" calcext:value-type="string">
            <text:p>update entrenador set avatar='http://www.craack.com/assets/avatars/swg_fem_Human_A.gif' where id=60;</text:p>
          </table:table-cell>
        </table:table-row>
        <table:table-row table:style-name="ro2">
          <table:table-cell table:formula="of:=RAND()" office:value-type="float" office:value="0.981783843366429" calcext:value-type="float">
            <text:p>0.9817838434</text:p>
          </table:table-cell>
          <table:table-cell office:value-type="string" calcext:value-type="string">
            <text:p>6602.jpg</text:p>
          </table:table-cell>
          <table:table-cell table:formula="of:=&quot;update entrenador set avatar='http://www.craack.com/assets/avatars/&quot;&amp;[.B61]&amp;&quot;' where id=&quot;&amp;ROW()&amp;&quot;;&quot;" office:value-type="string" office:string-value="update entrenador set avatar='http://www.craack.com/assets/avatars/6602.jpg' where id=61;" calcext:value-type="string">
            <text:p>update entrenador set avatar='http://www.craack.com/assets/avatars/6602.jpg' where id=61;</text:p>
          </table:table-cell>
        </table:table-row>
        <table:table-row table:style-name="ro2">
          <table:table-cell table:formula="of:=RAND()" office:value-type="float" office:value="0.836746443994343" calcext:value-type="float">
            <text:p>0.836746444</text:p>
          </table:table-cell>
          <table:table-cell office:value-type="string" calcext:value-type="string">
            <text:p>150.jpg</text:p>
          </table:table-cell>
          <table:table-cell table:formula="of:=&quot;update entrenador set avatar='http://www.craack.com/assets/avatars/&quot;&amp;[.B62]&amp;&quot;' where id=&quot;&amp;ROW()&amp;&quot;;&quot;" office:value-type="string" office:string-value="update entrenador set avatar='http://www.craack.com/assets/avatars/150.jpg' where id=62;" calcext:value-type="string">
            <text:p>update entrenador set avatar='http://www.craack.com/assets/avatars/150.jpg' where id=62;</text:p>
          </table:table-cell>
        </table:table-row>
        <table:table-row table:style-name="ro2">
          <table:table-cell table:formula="of:=RAND()" office:value-type="float" office:value="0.0527035361155868" calcext:value-type="float">
            <text:p>0.0527035361</text:p>
          </table:table-cell>
          <table:table-cell office:value-type="string" calcext:value-type="string">
            <text:p>9962.jpg</text:p>
          </table:table-cell>
          <table:table-cell table:formula="of:=&quot;update entrenador set avatar='http://www.craack.com/assets/avatars/&quot;&amp;[.B63]&amp;&quot;' where id=&quot;&amp;ROW()&amp;&quot;;&quot;" office:value-type="string" office:string-value="update entrenador set avatar='http://www.craack.com/assets/avatars/9962.jpg' where id=63;" calcext:value-type="string">
            <text:p>update entrenador set avatar='http://www.craack.com/assets/avatars/9962.jpg' where id=63;</text:p>
          </table:table-cell>
        </table:table-row>
        <table:table-row table:style-name="ro2">
          <table:table-cell table:formula="of:=RAND()" office:value-type="float" office:value="0.296513654058799" calcext:value-type="float">
            <text:p>0.2965136541</text:p>
          </table:table-cell>
          <table:table-cell office:value-type="string" calcext:value-type="string">
            <text:p>153.jpg</text:p>
          </table:table-cell>
          <table:table-cell table:formula="of:=&quot;update entrenador set avatar='http://www.craack.com/assets/avatars/&quot;&amp;[.B64]&amp;&quot;' where id=&quot;&amp;ROW()&amp;&quot;;&quot;" office:value-type="string" office:string-value="update entrenador set avatar='http://www.craack.com/assets/avatars/153.jpg' where id=64;" calcext:value-type="string">
            <text:p>update entrenador set avatar='http://www.craack.com/assets/avatars/153.jpg' where id=64;</text:p>
          </table:table-cell>
        </table:table-row>
        <table:table-row table:style-name="ro2">
          <table:table-cell table:formula="of:=RAND()" office:value-type="float" office:value="0.238147562835366" calcext:value-type="float">
            <text:p>0.2381475628</text:p>
          </table:table-cell>
          <table:table-cell office:value-type="string" calcext:value-type="string">
            <text:p>o_wookiee1.gif</text:p>
          </table:table-cell>
          <table:table-cell table:formula="of:=&quot;update entrenador set avatar='http://www.craack.com/assets/avatars/&quot;&amp;[.B65]&amp;&quot;' where id=&quot;&amp;ROW()&amp;&quot;;&quot;" office:value-type="string" office:string-value="update entrenador set avatar='http://www.craack.com/assets/avatars/o_wookiee1.gif' where id=65;" calcext:value-type="string">
            <text:p>update entrenador set avatar='http://www.craack.com/assets/avatars/o_wookiee1.gif' where id=65;</text:p>
          </table:table-cell>
        </table:table-row>
        <table:table-row table:style-name="ro2">
          <table:table-cell table:formula="of:=RAND()" office:value-type="float" office:value="0.861230610404164" calcext:value-type="float">
            <text:p>0.8612306104</text:p>
          </table:table-cell>
          <table:table-cell office:value-type="string" calcext:value-type="string">
            <text:p>71.jpg</text:p>
          </table:table-cell>
          <table:table-cell table:formula="of:=&quot;update entrenador set avatar='http://www.craack.com/assets/avatars/&quot;&amp;[.B66]&amp;&quot;' where id=&quot;&amp;ROW()&amp;&quot;;&quot;" office:value-type="string" office:string-value="update entrenador set avatar='http://www.craack.com/assets/avatars/71.jpg' where id=66;" calcext:value-type="string">
            <text:p>update entrenador set avatar='http://www.craack.com/assets/avatars/71.jpg' where id=66;</text:p>
          </table:table-cell>
        </table:table-row>
        <table:table-row table:style-name="ro2">
          <table:table-cell table:formula="of:=RAND()" office:value-type="float" office:value="0.974157528253272" calcext:value-type="float">
            <text:p>0.9741575283</text:p>
          </table:table-cell>
          <table:table-cell office:value-type="string" calcext:value-type="string">
            <text:p>42whatthehell1-thumb.jpg</text:p>
          </table:table-cell>
          <table:table-cell table:formula="of:=&quot;update entrenador set avatar='http://www.craack.com/assets/avatars/&quot;&amp;[.B67]&amp;&quot;' where id=&quot;&amp;ROW()&amp;&quot;;&quot;" office:value-type="string" office:string-value="update entrenador set avatar='http://www.craack.com/assets/avatars/42whatthehell1-thumb.jpg' where id=67;" calcext:value-type="string">
            <text:p>update entrenador set avatar='http://www.craack.com/assets/avatars/42whatthehell1-thumb.jpg' where id=67;</text:p>
          </table:table-cell>
        </table:table-row>
        <table:table-row table:style-name="ro2">
          <table:table-cell table:formula="of:=RAND()" office:value-type="float" office:value="0.188669209368527" calcext:value-type="float">
            <text:p>0.1886692094</text:p>
          </table:table-cell>
          <table:table-cell office:value-type="string" calcext:value-type="string">
            <text:p>6885.gif</text:p>
          </table:table-cell>
          <table:table-cell table:formula="of:=&quot;update entrenador set avatar='http://www.craack.com/assets/avatars/&quot;&amp;[.B68]&amp;&quot;' where id=&quot;&amp;ROW()&amp;&quot;;&quot;" office:value-type="string" office:string-value="update entrenador set avatar='http://www.craack.com/assets/avatars/6885.gif' where id=68;" calcext:value-type="string">
            <text:p>update entrenador set avatar='http://www.craack.com/assets/avatars/6885.gif' where id=68;</text:p>
          </table:table-cell>
        </table:table-row>
        <table:table-row table:style-name="ro2">
          <table:table-cell table:formula="of:=RAND()" office:value-type="float" office:value="0.456865064566955" calcext:value-type="float">
            <text:p>0.4568650646</text:p>
          </table:table-cell>
          <table:table-cell office:value-type="string" calcext:value-type="string">
            <text:p>29ikon.jpg</text:p>
          </table:table-cell>
          <table:table-cell table:formula="of:=&quot;update entrenador set avatar='http://www.craack.com/assets/avatars/&quot;&amp;[.B69]&amp;&quot;' where id=&quot;&amp;ROW()&amp;&quot;;&quot;" office:value-type="string" office:string-value="update entrenador set avatar='http://www.craack.com/assets/avatars/29ikon.jpg' where id=69;" calcext:value-type="string">
            <text:p>update entrenador set avatar='http://www.craack.com/assets/avatars/29ikon.jpg' where id=69;</text:p>
          </table:table-cell>
        </table:table-row>
        <table:table-row table:style-name="ro2">
          <table:table-cell table:formula="of:=RAND()" office:value-type="float" office:value="0.79271195223555" calcext:value-type="float">
            <text:p>0.7927119522</text:p>
          </table:table-cell>
          <table:table-cell office:value-type="string" calcext:value-type="string">
            <text:p>swg_male_Zabrak_A.gif</text:p>
          </table:table-cell>
          <table:table-cell table:formula="of:=&quot;update entrenador set avatar='http://www.craack.com/assets/avatars/&quot;&amp;[.B70]&amp;&quot;' where id=&quot;&amp;ROW()&amp;&quot;;&quot;" office:value-type="string" office:string-value="update entrenador set avatar='http://www.craack.com/assets/avatars/swg_male_Zabrak_A.gif' where id=70;" calcext:value-type="string">
            <text:p>update entrenador set avatar='http://www.craack.com/assets/avatars/swg_male_Zabrak_A.gif' where id=70;</text:p>
          </table:table-cell>
        </table:table-row>
        <table:table-row table:style-name="ro2">
          <table:table-cell table:formula="of:=RAND()" office:value-type="float" office:value="0.815161548322067" calcext:value-type="float">
            <text:p>0.8151615483</text:p>
          </table:table-cell>
          <table:table-cell office:value-type="string" calcext:value-type="string">
            <text:p>186.jpg</text:p>
          </table:table-cell>
          <table:table-cell table:formula="of:=&quot;update entrenador set avatar='http://www.craack.com/assets/avatars/&quot;&amp;[.B71]&amp;&quot;' where id=&quot;&amp;ROW()&amp;&quot;;&quot;" office:value-type="string" office:string-value="update entrenador set avatar='http://www.craack.com/assets/avatars/186.jpg' where id=71;" calcext:value-type="string">
            <text:p>update entrenador set avatar='http://www.craack.com/assets/avatars/186.jpg' where id=71;</text:p>
          </table:table-cell>
        </table:table-row>
        <table:table-row table:style-name="ro2">
          <table:table-cell table:formula="of:=RAND()" office:value-type="float" office:value="0.580257508670911" calcext:value-type="float">
            <text:p>0.5802575087</text:p>
          </table:table-cell>
          <table:table-cell office:value-type="string" calcext:value-type="string">
            <text:p>ana(1).gif</text:p>
          </table:table-cell>
          <table:table-cell table:formula="of:=&quot;update entrenador set avatar='http://www.craack.com/assets/avatars/&quot;&amp;[.B72]&amp;&quot;' where id=&quot;&amp;ROW()&amp;&quot;;&quot;" office:value-type="string" office:string-value="update entrenador set avatar='http://www.craack.com/assets/avatars/ana(1).gif' where id=72;" calcext:value-type="string">
            <text:p>update entrenador set avatar='http://www.craack.com/assets/avatars/ana(1).gif' where id=72;</text:p>
          </table:table-cell>
        </table:table-row>
        <table:table-row table:style-name="ro2">
          <table:table-cell table:formula="of:=RAND()" office:value-type="float" office:value="0.594255737261847" calcext:value-type="float">
            <text:p>0.5942557373</text:p>
          </table:table-cell>
          <table:table-cell office:value-type="string" calcext:value-type="string">
            <text:p>1500Leader_Of_The_Pack-thumb.jpg</text:p>
          </table:table-cell>
          <table:table-cell table:formula="of:=&quot;update entrenador set avatar='http://www.craack.com/assets/avatars/&quot;&amp;[.B73]&amp;&quot;' where id=&quot;&amp;ROW()&amp;&quot;;&quot;" office:value-type="string" office:string-value="update entrenador set avatar='http://www.craack.com/assets/avatars/1500Leader_Of_The_Pack-thumb.jpg' where id=73;" calcext:value-type="string">
            <text:p>update entrenador set avatar='http://www.craack.com/assets/avatars/1500Leader_Of_The_Pack-thumb.jpg' where id=73;</text:p>
          </table:table-cell>
        </table:table-row>
        <table:table-row table:style-name="ro2">
          <table:table-cell table:formula="of:=RAND()" office:value-type="float" office:value="0.360678882338107" calcext:value-type="float">
            <text:p>0.3606788823</text:p>
          </table:table-cell>
          <table:table-cell office:value-type="string" calcext:value-type="string">
            <text:p>15littlerabbit-thumb.jpg</text:p>
          </table:table-cell>
          <table:table-cell table:formula="of:=&quot;update entrenador set avatar='http://www.craack.com/assets/avatars/&quot;&amp;[.B74]&amp;&quot;' where id=&quot;&amp;ROW()&amp;&quot;;&quot;" office:value-type="string" office:string-value="update entrenador set avatar='http://www.craack.com/assets/avatars/15littlerabbit-thumb.jpg' where id=74;" calcext:value-type="string">
            <text:p>update entrenador set avatar='http://www.craack.com/assets/avatars/15littlerabbit-thumb.jpg' where id=74;</text:p>
          </table:table-cell>
        </table:table-row>
        <table:table-row table:style-name="ro2">
          <table:table-cell table:formula="of:=RAND()" office:value-type="float" office:value="0.72689859312959" calcext:value-type="float">
            <text:p>0.7268985931</text:p>
          </table:table-cell>
          <table:table-cell office:value-type="string" calcext:value-type="string">
            <text:p>20029.gif</text:p>
          </table:table-cell>
          <table:table-cell table:formula="of:=&quot;update entrenador set avatar='http://www.craack.com/assets/avatars/&quot;&amp;[.B75]&amp;&quot;' where id=&quot;&amp;ROW()&amp;&quot;;&quot;" office:value-type="string" office:string-value="update entrenador set avatar='http://www.craack.com/assets/avatars/20029.gif' where id=75;" calcext:value-type="string">
            <text:p>update entrenador set avatar='http://www.craack.com/assets/avatars/20029.gif' where id=75;</text:p>
          </table:table-cell>
        </table:table-row>
        <table:table-row table:style-name="ro2">
          <table:table-cell table:formula="of:=RAND()" office:value-type="float" office:value="0.0497292068321258" calcext:value-type="float">
            <text:p>0.0497292068</text:p>
          </table:table-cell>
          <table:table-cell office:value-type="string" calcext:value-type="string">
            <text:p>18869.gif</text:p>
          </table:table-cell>
          <table:table-cell table:formula="of:=&quot;update entrenador set avatar='http://www.craack.com/assets/avatars/&quot;&amp;[.B76]&amp;&quot;' where id=&quot;&amp;ROW()&amp;&quot;;&quot;" office:value-type="string" office:string-value="update entrenador set avatar='http://www.craack.com/assets/avatars/18869.gif' where id=76;" calcext:value-type="string">
            <text:p>update entrenador set avatar='http://www.craack.com/assets/avatars/18869.gif' where id=76;</text:p>
          </table:table-cell>
        </table:table-row>
        <table:table-row table:style-name="ro2">
          <table:table-cell table:formula="of:=RAND()" office:value-type="float" office:value="0.958826391026378" calcext:value-type="float">
            <text:p>0.958826391</text:p>
          </table:table-cell>
          <table:table-cell office:value-type="string" calcext:value-type="string">
            <text:p>6enlightened_CG-thumb.jpg</text:p>
          </table:table-cell>
          <table:table-cell table:formula="of:=&quot;update entrenador set avatar='http://www.craack.com/assets/avatars/&quot;&amp;[.B77]&amp;&quot;' where id=&quot;&amp;ROW()&amp;&quot;;&quot;" office:value-type="string" office:string-value="update entrenador set avatar='http://www.craack.com/assets/avatars/6enlightened_CG-thumb.jpg' where id=77;" calcext:value-type="string">
            <text:p>update entrenador set avatar='http://www.craack.com/assets/avatars/6enlightened_CG-thumb.jpg' where id=77;</text:p>
          </table:table-cell>
        </table:table-row>
        <table:table-row table:style-name="ro2">
          <table:table-cell table:formula="of:=RAND()" office:value-type="float" office:value="0.600391378859058" calcext:value-type="float">
            <text:p>0.6003913789</text:p>
          </table:table-cell>
          <table:table-cell office:value-type="string" calcext:value-type="string">
            <text:p>103guardthumb-thumb.JPG</text:p>
          </table:table-cell>
          <table:table-cell table:formula="of:=&quot;update entrenador set avatar='http://www.craack.com/assets/avatars/&quot;&amp;[.B78]&amp;&quot;' where id=&quot;&amp;ROW()&amp;&quot;;&quot;" office:value-type="string" office:string-value="update entrenador set avatar='http://www.craack.com/assets/avatars/103guardthumb-thumb.JPG' where id=78;" calcext:value-type="string">
            <text:p>update entrenador set avatar='http://www.craack.com/assets/avatars/103guardthumb-thumb.JPG' where id=78;</text:p>
          </table:table-cell>
        </table:table-row>
        <table:table-row table:style-name="ro2">
          <table:table-cell table:formula="of:=RAND()" office:value-type="float" office:value="0.0169831314124167" calcext:value-type="float">
            <text:p>0.0169831314</text:p>
          </table:table-cell>
          <table:table-cell office:value-type="string" calcext:value-type="string">
            <text:p>12533.jpg</text:p>
          </table:table-cell>
          <table:table-cell table:formula="of:=&quot;update entrenador set avatar='http://www.craack.com/assets/avatars/&quot;&amp;[.B79]&amp;&quot;' where id=&quot;&amp;ROW()&amp;&quot;;&quot;" office:value-type="string" office:string-value="update entrenador set avatar='http://www.craack.com/assets/avatars/12533.jpg' where id=79;" calcext:value-type="string">
            <text:p>update entrenador set avatar='http://www.craack.com/assets/avatars/12533.jpg' where id=79;</text:p>
          </table:table-cell>
        </table:table-row>
        <table:table-row table:style-name="ro2">
          <table:table-cell table:formula="of:=RAND()" office:value-type="float" office:value="0.676265857415274" calcext:value-type="float">
            <text:p>0.6762658574</text:p>
          </table:table-cell>
          <table:table-cell office:value-type="string" calcext:value-type="string">
            <text:p>20022.gif</text:p>
          </table:table-cell>
          <table:table-cell table:formula="of:=&quot;update entrenador set avatar='http://www.craack.com/assets/avatars/&quot;&amp;[.B80]&amp;&quot;' where id=&quot;&amp;ROW()&amp;&quot;;&quot;" office:value-type="string" office:string-value="update entrenador set avatar='http://www.craack.com/assets/avatars/20022.gif' where id=80;" calcext:value-type="string">
            <text:p>update entrenador set avatar='http://www.craack.com/assets/avatars/20022.gif' where id=80;</text:p>
          </table:table-cell>
        </table:table-row>
        <table:table-row table:style-name="ro2">
          <table:table-cell table:formula="of:=RAND()" office:value-type="float" office:value="0.360978044802323" calcext:value-type="float">
            <text:p>0.3609780448</text:p>
          </table:table-cell>
          <table:table-cell office:value-type="string" calcext:value-type="string">
            <text:p>146.jpg</text:p>
          </table:table-cell>
          <table:table-cell table:formula="of:=&quot;update entrenador set avatar='http://www.craack.com/assets/avatars/&quot;&amp;[.B81]&amp;&quot;' where id=&quot;&amp;ROW()&amp;&quot;;&quot;" office:value-type="string" office:string-value="update entrenador set avatar='http://www.craack.com/assets/avatars/146.jpg' where id=81;" calcext:value-type="string">
            <text:p>update entrenador set avatar='http://www.craack.com/assets/avatars/146.jpg' where id=81;</text:p>
          </table:table-cell>
        </table:table-row>
        <table:table-row table:style-name="ro2">
          <table:table-cell table:formula="of:=RAND()" office:value-type="float" office:value="0.308181317523122" calcext:value-type="float">
            <text:p>0.3081813175</text:p>
          </table:table-cell>
          <table:table-cell office:value-type="string" calcext:value-type="string">
            <text:p>arzt(1).gif</text:p>
          </table:table-cell>
          <table:table-cell table:formula="of:=&quot;update entrenador set avatar='http://www.craack.com/assets/avatars/&quot;&amp;[.B82]&amp;&quot;' where id=&quot;&amp;ROW()&amp;&quot;;&quot;" office:value-type="string" office:string-value="update entrenador set avatar='http://www.craack.com/assets/avatars/arzt(1).gif' where id=82;" calcext:value-type="string">
            <text:p>update entrenador set avatar='http://www.craack.com/assets/avatars/arzt(1).gif' where id=82;</text:p>
          </table:table-cell>
        </table:table-row>
        <table:table-row table:style-name="ro2">
          <table:table-cell table:formula="of:=RAND()" office:value-type="float" office:value="0.690573881147429" calcext:value-type="float">
            <text:p>0.6905738811</text:p>
          </table:table-cell>
          <table:table-cell office:value-type="string" calcext:value-type="string">
            <text:p>o_C-3PO1.gif</text:p>
          </table:table-cell>
          <table:table-cell table:formula="of:=&quot;update entrenador set avatar='http://www.craack.com/assets/avatars/&quot;&amp;[.B83]&amp;&quot;' where id=&quot;&amp;ROW()&amp;&quot;;&quot;" office:value-type="string" office:string-value="update entrenador set avatar='http://www.craack.com/assets/avatars/o_C-3PO1.gif' where id=83;" calcext:value-type="string">
            <text:p>update entrenador set avatar='http://www.craack.com/assets/avatars/o_C-3PO1.gif' where id=83;</text:p>
          </table:table-cell>
        </table:table-row>
        <table:table-row table:style-name="ro2">
          <table:table-cell table:formula="of:=RAND()" office:value-type="float" office:value="0.189729058649391" calcext:value-type="float">
            <text:p>0.1897290586</text:p>
          </table:table-cell>
          <table:table-cell office:value-type="string" calcext:value-type="string">
            <text:p>20024.gif</text:p>
          </table:table-cell>
          <table:table-cell table:formula="of:=&quot;update entrenador set avatar='http://www.craack.com/assets/avatars/&quot;&amp;[.B84]&amp;&quot;' where id=&quot;&amp;ROW()&amp;&quot;;&quot;" office:value-type="string" office:string-value="update entrenador set avatar='http://www.craack.com/assets/avatars/20024.gif' where id=84;" calcext:value-type="string">
            <text:p>update entrenador set avatar='http://www.craack.com/assets/avatars/20024.gif' where id=84;</text:p>
          </table:table-cell>
        </table:table-row>
        <table:table-row table:style-name="ro2">
          <table:table-cell table:formula="of:=RAND()" office:value-type="float" office:value="0.854984147008508" calcext:value-type="float">
            <text:p>0.854984147</text:p>
          </table:table-cell>
          <table:table-cell office:value-type="string" calcext:value-type="string">
            <text:p>20042.gif</text:p>
          </table:table-cell>
          <table:table-cell table:formula="of:=&quot;update entrenador set avatar='http://www.craack.com/assets/avatars/&quot;&amp;[.B85]&amp;&quot;' where id=&quot;&amp;ROW()&amp;&quot;;&quot;" office:value-type="string" office:string-value="update entrenador set avatar='http://www.craack.com/assets/avatars/20042.gif' where id=85;" calcext:value-type="string">
            <text:p>update entrenador set avatar='http://www.craack.com/assets/avatars/20042.gif' where id=85;</text:p>
          </table:table-cell>
        </table:table-row>
        <table:table-row table:style-name="ro2">
          <table:table-cell table:formula="of:=RAND()" office:value-type="float" office:value="0.519397758413106" calcext:value-type="float">
            <text:p>0.5193977584</text:p>
          </table:table-cell>
          <table:table-cell office:value-type="string" calcext:value-type="string">
            <text:p>9965.jpg</text:p>
          </table:table-cell>
          <table:table-cell table:formula="of:=&quot;update entrenador set avatar='http://www.craack.com/assets/avatars/&quot;&amp;[.B86]&amp;&quot;' where id=&quot;&amp;ROW()&amp;&quot;;&quot;" office:value-type="string" office:string-value="update entrenador set avatar='http://www.craack.com/assets/avatars/9965.jpg' where id=86;" calcext:value-type="string">
            <text:p>update entrenador set avatar='http://www.craack.com/assets/avatars/9965.jpg' where id=86;</text:p>
          </table:table-cell>
        </table:table-row>
        <table:table-row table:style-name="ro2">
          <table:table-cell table:formula="of:=RAND()" office:value-type="float" office:value="0.860653875861317" calcext:value-type="float">
            <text:p>0.8606538759</text:p>
          </table:table-cell>
          <table:table-cell office:value-type="string" calcext:value-type="string">
            <text:p>15tuglybird2-thumb.jpg</text:p>
          </table:table-cell>
          <table:table-cell table:formula="of:=&quot;update entrenador set avatar='http://www.craack.com/assets/avatars/&quot;&amp;[.B87]&amp;&quot;' where id=&quot;&amp;ROW()&amp;&quot;;&quot;" office:value-type="string" office:string-value="update entrenador set avatar='http://www.craack.com/assets/avatars/15tuglybird2-thumb.jpg' where id=87;" calcext:value-type="string">
            <text:p>update entrenador set avatar='http://www.craack.com/assets/avatars/15tuglybird2-thumb.jpg' where id=87;</text:p>
          </table:table-cell>
        </table:table-row>
        <table:table-row table:style-name="ro2">
          <table:table-cell table:formula="of:=RAND()" office:value-type="float" office:value="0.552210056222975" calcext:value-type="float">
            <text:p>0.5522100562</text:p>
          </table:table-cell>
          <table:table-cell office:value-type="string" calcext:value-type="string">
            <text:p>desmond(1).gif</text:p>
          </table:table-cell>
          <table:table-cell table:formula="of:=&quot;update entrenador set avatar='http://www.craack.com/assets/avatars/&quot;&amp;[.B88]&amp;&quot;' where id=&quot;&amp;ROW()&amp;&quot;;&quot;" office:value-type="string" office:string-value="update entrenador set avatar='http://www.craack.com/assets/avatars/desmond(1).gif' where id=88;" calcext:value-type="string">
            <text:p>update entrenador set avatar='http://www.craack.com/assets/avatars/desmond(1).gif' where id=88;</text:p>
          </table:table-cell>
        </table:table-row>
        <table:table-row table:style-name="ro2">
          <table:table-cell table:formula="of:=RAND()" office:value-type="float" office:value="0.21021587960422" calcext:value-type="float">
            <text:p>0.2102158796</text:p>
          </table:table-cell>
          <table:table-cell office:value-type="string" calcext:value-type="string">
            <text:p>swg_misc_kyrat_A.gif</text:p>
          </table:table-cell>
          <table:table-cell table:formula="of:=&quot;update entrenador set avatar='http://www.craack.com/assets/avatars/&quot;&amp;[.B89]&amp;&quot;' where id=&quot;&amp;ROW()&amp;&quot;;&quot;" office:value-type="string" office:string-value="update entrenador set avatar='http://www.craack.com/assets/avatars/swg_misc_kyrat_A.gif' where id=89;" calcext:value-type="string">
            <text:p>update entrenador set avatar='http://www.craack.com/assets/avatars/swg_misc_kyrat_A.gif' where id=89;</text:p>
          </table:table-cell>
        </table:table-row>
        <table:table-row table:style-name="ro2">
          <table:table-cell table:formula="of:=RAND()" office:value-type="float" office:value="0.632592362817377" calcext:value-type="float">
            <text:p>0.6325923628</text:p>
          </table:table-cell>
          <table:table-cell office:value-type="string" calcext:value-type="string">
            <text:p>swg_male_rodain_A.gif</text:p>
          </table:table-cell>
          <table:table-cell table:formula="of:=&quot;update entrenador set avatar='http://www.craack.com/assets/avatars/&quot;&amp;[.B90]&amp;&quot;' where id=&quot;&amp;ROW()&amp;&quot;;&quot;" office:value-type="string" office:string-value="update entrenador set avatar='http://www.craack.com/assets/avatars/swg_male_rodain_A.gif' where id=90;" calcext:value-type="string">
            <text:p>update entrenador set avatar='http://www.craack.com/assets/avatars/swg_male_rodain_A.gif' where id=90;</text:p>
          </table:table-cell>
        </table:table-row>
        <table:table-row table:style-name="ro2">
          <table:table-cell table:formula="of:=RAND()" office:value-type="float" office:value="0.934686776483431" calcext:value-type="float">
            <text:p>0.9346867765</text:p>
          </table:table-cell>
          <table:table-cell office:value-type="string" calcext:value-type="string">
            <text:p>swg_male_moncalla_A.gif</text:p>
          </table:table-cell>
          <table:table-cell table:formula="of:=&quot;update entrenador set avatar='http://www.craack.com/assets/avatars/&quot;&amp;[.B91]&amp;&quot;' where id=&quot;&amp;ROW()&amp;&quot;;&quot;" office:value-type="string" office:string-value="update entrenador set avatar='http://www.craack.com/assets/avatars/swg_male_moncalla_A.gif' where id=91;" calcext:value-type="string">
            <text:p>update entrenador set avatar='http://www.craack.com/assets/avatars/swg_male_moncalla_A.gif' where id=91;</text:p>
          </table:table-cell>
        </table:table-row>
        <table:table-row table:style-name="ro2">
          <table:table-cell table:formula="of:=RAND()" office:value-type="float" office:value="0.862693816656247" calcext:value-type="float">
            <text:p>0.8626938167</text:p>
          </table:table-cell>
          <table:table-cell office:value-type="string" calcext:value-type="string">
            <text:p>37AllAvatarsDrowMage-thumb.gif</text:p>
          </table:table-cell>
          <table:table-cell table:formula="of:=&quot;update entrenador set avatar='http://www.craack.com/assets/avatars/&quot;&amp;[.B92]&amp;&quot;' where id=&quot;&amp;ROW()&amp;&quot;;&quot;" office:value-type="string" office:string-value="update entrenador set avatar='http://www.craack.com/assets/avatars/37AllAvatarsDrowMage-thumb.gif' where id=92;" calcext:value-type="string">
            <text:p>update entrenador set avatar='http://www.craack.com/assets/avatars/37AllAvatarsDrowMage-thumb.gif' where id=92;</text:p>
          </table:table-cell>
        </table:table-row>
        <table:table-row table:style-name="ro2">
          <table:table-cell table:formula="of:=RAND()" office:value-type="float" office:value="0.554941496113315" calcext:value-type="float">
            <text:p>0.5549414961</text:p>
          </table:table-cell>
          <table:table-cell office:value-type="string" calcext:value-type="string">
            <text:p>123boy_looking-thumb.jpg</text:p>
          </table:table-cell>
          <table:table-cell table:formula="of:=&quot;update entrenador set avatar='http://www.craack.com/assets/avatars/&quot;&amp;[.B93]&amp;&quot;' where id=&quot;&amp;ROW()&amp;&quot;;&quot;" office:value-type="string" office:string-value="update entrenador set avatar='http://www.craack.com/assets/avatars/123boy_looking-thumb.jpg' where id=93;" calcext:value-type="string">
            <text:p>update entrenador set avatar='http://www.craack.com/assets/avatars/123boy_looking-thumb.jpg' where id=93;</text:p>
          </table:table-cell>
        </table:table-row>
        <table:table-row table:style-name="ro2">
          <table:table-cell table:formula="of:=RAND()" office:value-type="float" office:value="0.511227095732465" calcext:value-type="float">
            <text:p>0.5112270957</text:p>
          </table:table-cell>
          <table:table-cell office:value-type="string" calcext:value-type="string">
            <text:p>10aa15-thumb.jpg</text:p>
          </table:table-cell>
          <table:table-cell table:formula="of:=&quot;update entrenador set avatar='http://www.craack.com/assets/avatars/&quot;&amp;[.B94]&amp;&quot;' where id=&quot;&amp;ROW()&amp;&quot;;&quot;" office:value-type="string" office:string-value="update entrenador set avatar='http://www.craack.com/assets/avatars/10aa15-thumb.jpg' where id=94;" calcext:value-type="string">
            <text:p>update entrenador set avatar='http://www.craack.com/assets/avatars/10aa15-thumb.jpg' where id=94;</text:p>
          </table:table-cell>
        </table:table-row>
        <table:table-row table:style-name="ro2">
          <table:table-cell table:formula="of:=RAND()" office:value-type="float" office:value="0.0984337583649904" calcext:value-type="float">
            <text:p>0.0984337584</text:p>
          </table:table-cell>
          <table:table-cell office:value-type="string" calcext:value-type="string">
            <text:p>o_bothan1.gif</text:p>
          </table:table-cell>
          <table:table-cell table:formula="of:=&quot;update entrenador set avatar='http://www.craack.com/assets/avatars/&quot;&amp;[.B95]&amp;&quot;' where id=&quot;&amp;ROW()&amp;&quot;;&quot;" office:value-type="string" office:string-value="update entrenador set avatar='http://www.craack.com/assets/avatars/o_bothan1.gif' where id=95;" calcext:value-type="string">
            <text:p>update entrenador set avatar='http://www.craack.com/assets/avatars/o_bothan1.gif' where id=95;</text:p>
          </table:table-cell>
        </table:table-row>
        <table:table-row table:style-name="ro2">
          <table:table-cell table:formula="of:=RAND()" office:value-type="float" office:value="0.0192823617253453" calcext:value-type="float">
            <text:p>0.0192823617</text:p>
          </table:table-cell>
          <table:table-cell office:value-type="string" calcext:value-type="string">
            <text:p>4133-thumb.jpg</text:p>
          </table:table-cell>
          <table:table-cell table:formula="of:=&quot;update entrenador set avatar='http://www.craack.com/assets/avatars/&quot;&amp;[.B96]&amp;&quot;' where id=&quot;&amp;ROW()&amp;&quot;;&quot;" office:value-type="string" office:string-value="update entrenador set avatar='http://www.craack.com/assets/avatars/4133-thumb.jpg' where id=96;" calcext:value-type="string">
            <text:p>update entrenador set avatar='http://www.craack.com/assets/avatars/4133-thumb.jpg' where id=96;</text:p>
          </table:table-cell>
        </table:table-row>
        <table:table-row table:style-name="ro2">
          <table:table-cell table:formula="of:=RAND()" office:value-type="float" office:value="0.860255271196365" calcext:value-type="float">
            <text:p>0.8602552712</text:p>
          </table:table-cell>
          <table:table-cell office:value-type="string" calcext:value-type="string">
            <text:p>20049.gif</text:p>
          </table:table-cell>
          <table:table-cell table:formula="of:=&quot;update entrenador set avatar='http://www.craack.com/assets/avatars/&quot;&amp;[.B97]&amp;&quot;' where id=&quot;&amp;ROW()&amp;&quot;;&quot;" office:value-type="string" office:string-value="update entrenador set avatar='http://www.craack.com/assets/avatars/20049.gif' where id=97;" calcext:value-type="string">
            <text:p>update entrenador set avatar='http://www.craack.com/assets/avatars/20049.gif' where id=97;</text:p>
          </table:table-cell>
        </table:table-row>
        <table:table-row table:style-name="ro2">
          <table:table-cell table:formula="of:=RAND()" office:value-type="float" office:value="0.519101596204564" calcext:value-type="float">
            <text:p>0.5191015962</text:p>
          </table:table-cell>
          <table:table-cell office:value-type="string" calcext:value-type="string">
            <text:p>9879.jpg</text:p>
          </table:table-cell>
          <table:table-cell table:formula="of:=&quot;update entrenador set avatar='http://www.craack.com/assets/avatars/&quot;&amp;[.B98]&amp;&quot;' where id=&quot;&amp;ROW()&amp;&quot;;&quot;" office:value-type="string" office:string-value="update entrenador set avatar='http://www.craack.com/assets/avatars/9879.jpg' where id=98;" calcext:value-type="string">
            <text:p>update entrenador set avatar='http://www.craack.com/assets/avatars/9879.jpg' where id=98;</text:p>
          </table:table-cell>
        </table:table-row>
        <table:table-row table:style-name="ro2">
          <table:table-cell table:formula="of:=RAND()" office:value-type="float" office:value="0.205865258350968" calcext:value-type="float">
            <text:p>0.2058652584</text:p>
          </table:table-cell>
          <table:table-cell office:value-type="string" calcext:value-type="string">
            <text:p>173.jpg</text:p>
          </table:table-cell>
          <table:table-cell table:formula="of:=&quot;update entrenador set avatar='http://www.craack.com/assets/avatars/&quot;&amp;[.B99]&amp;&quot;' where id=&quot;&amp;ROW()&amp;&quot;;&quot;" office:value-type="string" office:string-value="update entrenador set avatar='http://www.craack.com/assets/avatars/173.jpg' where id=99;" calcext:value-type="string">
            <text:p>update entrenador set avatar='http://www.craack.com/assets/avatars/173.jpg' where id=99;</text:p>
          </table:table-cell>
        </table:table-row>
        <table:table-row table:style-name="ro2">
          <table:table-cell table:formula="of:=RAND()" office:value-type="float" office:value="0.277615409111604" calcext:value-type="float">
            <text:p>0.2776154091</text:p>
          </table:table-cell>
          <table:table-cell office:value-type="string" calcext:value-type="string">
            <text:p>locke(2).gif</text:p>
          </table:table-cell>
          <table:table-cell table:formula="of:=&quot;update entrenador set avatar='http://www.craack.com/assets/avatars/&quot;&amp;[.B100]&amp;&quot;' where id=&quot;&amp;ROW()&amp;&quot;;&quot;" office:value-type="string" office:string-value="update entrenador set avatar='http://www.craack.com/assets/avatars/locke(2).gif' where id=100;" calcext:value-type="string">
            <text:p>update entrenador set avatar='http://www.craack.com/assets/avatars/locke(2).gif' where id=100;</text:p>
          </table:table-cell>
        </table:table-row>
        <table:table-row table:style-name="ro2">
          <table:table-cell table:formula="of:=RAND()" office:value-type="float" office:value="0.315757472300902" calcext:value-type="float">
            <text:p>0.3157574723</text:p>
          </table:table-cell>
          <table:table-cell office:value-type="string" calcext:value-type="string">
            <text:p>25715-thumb.jpg</text:p>
          </table:table-cell>
          <table:table-cell table:formula="of:=&quot;update entrenador set avatar='http://www.craack.com/assets/avatars/&quot;&amp;[.B101]&amp;&quot;' where id=&quot;&amp;ROW()&amp;&quot;;&quot;" office:value-type="string" office:string-value="update entrenador set avatar='http://www.craack.com/assets/avatars/25715-thumb.jpg' where id=101;" calcext:value-type="string">
            <text:p>update entrenador set avatar='http://www.craack.com/assets/avatars/25715-thumb.jpg' where id=101;</text:p>
          </table:table-cell>
        </table:table-row>
        <table:table-row table:style-name="ro2">
          <table:table-cell table:formula="of:=RAND()" office:value-type="float" office:value="0.706073835026473" calcext:value-type="float">
            <text:p>0.706073835</text:p>
          </table:table-cell>
          <table:table-cell office:value-type="string" calcext:value-type="string">
            <text:p>walt(1).gif</text:p>
          </table:table-cell>
          <table:table-cell table:formula="of:=&quot;update entrenador set avatar='http://www.craack.com/assets/avatars/&quot;&amp;[.B102]&amp;&quot;' where id=&quot;&amp;ROW()&amp;&quot;;&quot;" office:value-type="string" office:string-value="update entrenador set avatar='http://www.craack.com/assets/avatars/walt(1).gif' where id=102;" calcext:value-type="string">
            <text:p>update entrenador set avatar='http://www.craack.com/assets/avatars/walt(1).gif' where id=102;</text:p>
          </table:table-cell>
        </table:table-row>
        <table:table-row table:style-name="ro2">
          <table:table-cell table:formula="of:=RAND()" office:value-type="float" office:value="0.27396451192908" calcext:value-type="float">
            <text:p>0.2739645119</text:p>
          </table:table-cell>
          <table:table-cell office:value-type="string" calcext:value-type="string">
            <text:p>locke(3).gif</text:p>
          </table:table-cell>
          <table:table-cell table:formula="of:=&quot;update entrenador set avatar='http://www.craack.com/assets/avatars/&quot;&amp;[.B103]&amp;&quot;' where id=&quot;&amp;ROW()&amp;&quot;;&quot;" office:value-type="string" office:string-value="update entrenador set avatar='http://www.craack.com/assets/avatars/locke(3).gif' where id=103;" calcext:value-type="string">
            <text:p>update entrenador set avatar='http://www.craack.com/assets/avatars/locke(3).gif' where id=103;</text:p>
          </table:table-cell>
        </table:table-row>
        <table:table-row table:style-name="ro2">
          <table:table-cell table:formula="of:=RAND()" office:value-type="float" office:value="0.0727176386862993" calcext:value-type="float">
            <text:p>0.0727176387</text:p>
          </table:table-cell>
          <table:table-cell office:value-type="string" calcext:value-type="string">
            <text:p>charlie(2).gif</text:p>
          </table:table-cell>
          <table:table-cell table:formula="of:=&quot;update entrenador set avatar='http://www.craack.com/assets/avatars/&quot;&amp;[.B104]&amp;&quot;' where id=&quot;&amp;ROW()&amp;&quot;;&quot;" office:value-type="string" office:string-value="update entrenador set avatar='http://www.craack.com/assets/avatars/charlie(2).gif' where id=104;" calcext:value-type="string">
            <text:p>update entrenador set avatar='http://www.craack.com/assets/avatars/charlie(2).gif' where id=104;</text:p>
          </table:table-cell>
        </table:table-row>
        <table:table-row table:style-name="ro2">
          <table:table-cell table:formula="of:=RAND()" office:value-type="float" office:value="0.452233115211129" calcext:value-type="float">
            <text:p>0.4522331152</text:p>
          </table:table-cell>
          <table:table-cell office:value-type="string" calcext:value-type="string">
            <text:p>swg_misc_jabba.gif</text:p>
          </table:table-cell>
          <table:table-cell table:formula="of:=&quot;update entrenador set avatar='http://www.craack.com/assets/avatars/&quot;&amp;[.B105]&amp;&quot;' where id=&quot;&amp;ROW()&amp;&quot;;&quot;" office:value-type="string" office:string-value="update entrenador set avatar='http://www.craack.com/assets/avatars/swg_misc_jabba.gif' where id=105;" calcext:value-type="string">
            <text:p>update entrenador set avatar='http://www.craack.com/assets/avatars/swg_misc_jabba.gif' where id=105;</text:p>
          </table:table-cell>
        </table:table-row>
        <table:table-row table:style-name="ro2">
          <table:table-cell table:formula="of:=RAND()" office:value-type="float" office:value="0.999847165774554" calcext:value-type="float">
            <text:p>0.9998471658</text:p>
          </table:table-cell>
          <table:table-cell office:value-type="string" calcext:value-type="string">
            <text:p>20027.gif</text:p>
          </table:table-cell>
          <table:table-cell table:formula="of:=&quot;update entrenador set avatar='http://www.craack.com/assets/avatars/&quot;&amp;[.B106]&amp;&quot;' where id=&quot;&amp;ROW()&amp;&quot;;&quot;" office:value-type="string" office:string-value="update entrenador set avatar='http://www.craack.com/assets/avatars/20027.gif' where id=106;" calcext:value-type="string">
            <text:p>update entrenador set avatar='http://www.craack.com/assets/avatars/20027.gif' where id=106;</text:p>
          </table:table-cell>
        </table:table-row>
        <table:table-row table:style-name="ro2">
          <table:table-cell table:formula="of:=RAND()" office:value-type="float" office:value="0.277141891885549" calcext:value-type="float">
            <text:p>0.2771418919</text:p>
          </table:table-cell>
          <table:table-cell office:value-type="string" calcext:value-type="string">
            <text:p>20026.gif</text:p>
          </table:table-cell>
          <table:table-cell table:formula="of:=&quot;update entrenador set avatar='http://www.craack.com/assets/avatars/&quot;&amp;[.B107]&amp;&quot;' where id=&quot;&amp;ROW()&amp;&quot;;&quot;" office:value-type="string" office:string-value="update entrenador set avatar='http://www.craack.com/assets/avatars/20026.gif' where id=107;" calcext:value-type="string">
            <text:p>update entrenador set avatar='http://www.craack.com/assets/avatars/20026.gif' where id=107;</text:p>
          </table:table-cell>
        </table:table-row>
        <table:table-row table:style-name="ro2">
          <table:table-cell table:formula="of:=RAND()" office:value-type="float" office:value="0.702467201743275" calcext:value-type="float">
            <text:p>0.7024672017</text:p>
          </table:table-cell>
          <table:table-cell office:value-type="string" calcext:value-type="string">
            <text:p>swg_fem_Bothan_A.gif</text:p>
          </table:table-cell>
          <table:table-cell table:formula="of:=&quot;update entrenador set avatar='http://www.craack.com/assets/avatars/&quot;&amp;[.B108]&amp;&quot;' where id=&quot;&amp;ROW()&amp;&quot;;&quot;" office:value-type="string" office:string-value="update entrenador set avatar='http://www.craack.com/assets/avatars/swg_fem_Bothan_A.gif' where id=108;" calcext:value-type="string">
            <text:p>update entrenador set avatar='http://www.craack.com/assets/avatars/swg_fem_Bothan_A.gif' where id=108;</text:p>
          </table:table-cell>
        </table:table-row>
        <table:table-row table:style-name="ro2">
          <table:table-cell table:formula="of:=RAND()" office:value-type="float" office:value="0.184828480705619" calcext:value-type="float">
            <text:p>0.1848284807</text:p>
          </table:table-cell>
          <table:table-cell office:value-type="string" calcext:value-type="string">
            <text:p>15goldfish-thumb.jpg</text:p>
          </table:table-cell>
          <table:table-cell table:formula="of:=&quot;update entrenador set avatar='http://www.craack.com/assets/avatars/&quot;&amp;[.B109]&amp;&quot;' where id=&quot;&amp;ROW()&amp;&quot;;&quot;" office:value-type="string" office:string-value="update entrenador set avatar='http://www.craack.com/assets/avatars/15goldfish-thumb.jpg' where id=109;" calcext:value-type="string">
            <text:p>update entrenador set avatar='http://www.craack.com/assets/avatars/15goldfish-thumb.jpg' where id=109;</text:p>
          </table:table-cell>
        </table:table-row>
        <table:table-row table:style-name="ro2">
          <table:table-cell table:formula="of:=RAND()" office:value-type="float" office:value="0.67366586625576" calcext:value-type="float">
            <text:p>0.6736658663</text:p>
          </table:table-cell>
          <table:table-cell office:value-type="string" calcext:value-type="string">
            <text:p>375053_needlespunsundropped.gif</text:p>
          </table:table-cell>
          <table:table-cell table:formula="of:=&quot;update entrenador set avatar='http://www.craack.com/assets/avatars/&quot;&amp;[.B110]&amp;&quot;' where id=&quot;&amp;ROW()&amp;&quot;;&quot;" office:value-type="string" office:string-value="update entrenador set avatar='http://www.craack.com/assets/avatars/375053_needlespunsundropped.gif' where id=110;" calcext:value-type="string">
            <text:p>update entrenador set avatar='http://www.craack.com/assets/avatars/375053_needlespunsundropped.gif' where id=110;</text:p>
          </table:table-cell>
        </table:table-row>
        <table:table-row table:style-name="ro2">
          <table:table-cell table:formula="of:=RAND()" office:value-type="float" office:value="0.961865523830056" calcext:value-type="float">
            <text:p>0.9618655238</text:p>
          </table:table-cell>
          <table:table-cell office:value-type="string" calcext:value-type="string">
            <text:p>swg_fem_Trans_A.gif</text:p>
          </table:table-cell>
          <table:table-cell table:formula="of:=&quot;update entrenador set avatar='http://www.craack.com/assets/avatars/&quot;&amp;[.B111]&amp;&quot;' where id=&quot;&amp;ROW()&amp;&quot;;&quot;" office:value-type="string" office:string-value="update entrenador set avatar='http://www.craack.com/assets/avatars/swg_fem_Trans_A.gif' where id=111;" calcext:value-type="string">
            <text:p>update entrenador set avatar='http://www.craack.com/assets/avatars/swg_fem_Trans_A.gif' where id=111;</text:p>
          </table:table-cell>
        </table:table-row>
        <table:table-row table:style-name="ro2">
          <table:table-cell table:formula="of:=RAND()" office:value-type="float" office:value="0.728003223659471" calcext:value-type="float">
            <text:p>0.7280032237</text:p>
          </table:table-cell>
          <table:table-cell office:value-type="string" calcext:value-type="string">
            <text:p>32stonewolf_av-thumb.jpg</text:p>
          </table:table-cell>
          <table:table-cell table:formula="of:=&quot;update entrenador set avatar='http://www.craack.com/assets/avatars/&quot;&amp;[.B112]&amp;&quot;' where id=&quot;&amp;ROW()&amp;&quot;;&quot;" office:value-type="string" office:string-value="update entrenador set avatar='http://www.craack.com/assets/avatars/32stonewolf_av-thumb.jpg' where id=112;" calcext:value-type="string">
            <text:p>update entrenador set avatar='http://www.craack.com/assets/avatars/32stonewolf_av-thumb.jpg' where id=112;</text:p>
          </table:table-cell>
        </table:table-row>
        <table:table-row table:style-name="ro2">
          <table:table-cell table:formula="of:=RAND()" office:value-type="float" office:value="0.000950101530179381" calcext:value-type="float">
            <text:p>0.0009501015</text:p>
          </table:table-cell>
          <table:table-cell office:value-type="string" calcext:value-type="string">
            <text:p>6barbarianbabe_CG-thumb.JPG</text:p>
          </table:table-cell>
          <table:table-cell table:formula="of:=&quot;update entrenador set avatar='http://www.craack.com/assets/avatars/&quot;&amp;[.B113]&amp;&quot;' where id=&quot;&amp;ROW()&amp;&quot;;&quot;" office:value-type="string" office:string-value="update entrenador set avatar='http://www.craack.com/assets/avatars/6barbarianbabe_CG-thumb.JPG' where id=113;" calcext:value-type="string">
            <text:p>update entrenador set avatar='http://www.craack.com/assets/avatars/6barbarianbabe_CG-thumb.JPG' where id=113;</text:p>
          </table:table-cell>
        </table:table-row>
        <table:table-row table:style-name="ro2">
          <table:table-cell table:formula="of:=RAND()" office:value-type="float" office:value="0.30078201694414" calcext:value-type="float">
            <text:p>0.3007820169</text:p>
          </table:table-cell>
          <table:table-cell office:value-type="string" calcext:value-type="string">
            <text:p>swg_male_Bothan_A.gif</text:p>
          </table:table-cell>
          <table:table-cell table:formula="of:=&quot;update entrenador set avatar='http://www.craack.com/assets/avatars/&quot;&amp;[.B114]&amp;&quot;' where id=&quot;&amp;ROW()&amp;&quot;;&quot;" office:value-type="string" office:string-value="update entrenador set avatar='http://www.craack.com/assets/avatars/swg_male_Bothan_A.gif' where id=114;" calcext:value-type="string">
            <text:p>update entrenador set avatar='http://www.craack.com/assets/avatars/swg_male_Bothan_A.gif' where id=114;</text:p>
          </table:table-cell>
        </table:table-row>
        <table:table-row table:style-name="ro2">
          <table:table-cell table:formula="of:=RAND()" office:value-type="float" office:value="0.499820344150066" calcext:value-type="float">
            <text:p>0.4998203442</text:p>
          </table:table-cell>
          <table:table-cell office:value-type="string" calcext:value-type="string">
            <text:p>15fishingratmoon-thumb.jpg</text:p>
          </table:table-cell>
          <table:table-cell table:formula="of:=&quot;update entrenador set avatar='http://www.craack.com/assets/avatars/&quot;&amp;[.B115]&amp;&quot;' where id=&quot;&amp;ROW()&amp;&quot;;&quot;" office:value-type="string" office:string-value="update entrenador set avatar='http://www.craack.com/assets/avatars/15fishingratmoon-thumb.jpg' where id=115;" calcext:value-type="string">
            <text:p>update entrenador set avatar='http://www.craack.com/assets/avatars/15fishingratmoon-thumb.jpg' where id=115;</text:p>
          </table:table-cell>
        </table:table-row>
        <table:table-row table:style-name="ro2">
          <table:table-cell table:formula="of:=RAND()" office:value-type="float" office:value="0.298558129230514" calcext:value-type="float">
            <text:p>0.2985581292</text:p>
          </table:table-cell>
          <table:table-cell office:value-type="string" calcext:value-type="string">
            <text:p>Star_Wars_44.jpg</text:p>
          </table:table-cell>
          <table:table-cell table:formula="of:=&quot;update entrenador set avatar='http://www.craack.com/assets/avatars/&quot;&amp;[.B116]&amp;&quot;' where id=&quot;&amp;ROW()&amp;&quot;;&quot;" office:value-type="string" office:string-value="update entrenador set avatar='http://www.craack.com/assets/avatars/Star_Wars_44.jpg' where id=116;" calcext:value-type="string">
            <text:p>update entrenador set avatar='http://www.craack.com/assets/avatars/Star_Wars_44.jpg' where id=116;</text:p>
          </table:table-cell>
        </table:table-row>
        <table:table-row table:style-name="ro2">
          <table:table-cell table:formula="of:=RAND()" office:value-type="float" office:value="0.62681576772593" calcext:value-type="float">
            <text:p>0.6268157677</text:p>
          </table:table-cell>
          <table:table-cell office:value-type="string" calcext:value-type="string">
            <text:p>walt(2).gif</text:p>
          </table:table-cell>
          <table:table-cell table:formula="of:=&quot;update entrenador set avatar='http://www.craack.com/assets/avatars/&quot;&amp;[.B117]&amp;&quot;' where id=&quot;&amp;ROW()&amp;&quot;;&quot;" office:value-type="string" office:string-value="update entrenador set avatar='http://www.craack.com/assets/avatars/walt(2).gif' where id=117;" calcext:value-type="string">
            <text:p>update entrenador set avatar='http://www.craack.com/assets/avatars/walt(2).gif' where id=117;</text:p>
          </table:table-cell>
        </table:table-row>
        <table:table-row table:style-name="ro2">
          <table:table-cell table:formula="of:=RAND()" office:value-type="float" office:value="0.937554535223171" calcext:value-type="float">
            <text:p>0.9375545352</text:p>
          </table:table-cell>
          <table:table-cell office:value-type="string" calcext:value-type="string">
            <text:p>kate(2).gif</text:p>
          </table:table-cell>
          <table:table-cell table:formula="of:=&quot;update entrenador set avatar='http://www.craack.com/assets/avatars/&quot;&amp;[.B118]&amp;&quot;' where id=&quot;&amp;ROW()&amp;&quot;;&quot;" office:value-type="string" office:string-value="update entrenador set avatar='http://www.craack.com/assets/avatars/kate(2).gif' where id=118;" calcext:value-type="string">
            <text:p>update entrenador set avatar='http://www.craack.com/assets/avatars/kate(2).gif' where id=118;</text:p>
          </table:table-cell>
        </table:table-row>
        <table:table-row table:style-name="ro2">
          <table:table-cell table:formula="of:=RAND()" office:value-type="float" office:value="0.954008804168552" calcext:value-type="float">
            <text:p>0.9540088042</text:p>
          </table:table-cell>
          <table:table-cell office:value-type="string" calcext:value-type="string">
            <text:p>shannon(1).gif</text:p>
          </table:table-cell>
          <table:table-cell table:formula="of:=&quot;update entrenador set avatar='http://www.craack.com/assets/avatars/&quot;&amp;[.B119]&amp;&quot;' where id=&quot;&amp;ROW()&amp;&quot;;&quot;" office:value-type="string" office:string-value="update entrenador set avatar='http://www.craack.com/assets/avatars/shannon(1).gif' where id=119;" calcext:value-type="string">
            <text:p>update entrenador set avatar='http://www.craack.com/assets/avatars/shannon(1).gif' where id=119;</text:p>
          </table:table-cell>
        </table:table-row>
        <table:table-row table:style-name="ro2">
          <table:table-cell table:formula="of:=RAND()" office:value-type="float" office:value="0.509130207821727" calcext:value-type="float">
            <text:p>0.5091302078</text:p>
          </table:table-cell>
          <table:table-cell office:value-type="string" calcext:value-type="string">
            <text:p>o_zabrak1.gif</text:p>
          </table:table-cell>
          <table:table-cell table:formula="of:=&quot;update entrenador set avatar='http://www.craack.com/assets/avatars/&quot;&amp;[.B120]&amp;&quot;' where id=&quot;&amp;ROW()&amp;&quot;;&quot;" office:value-type="string" office:string-value="update entrenador set avatar='http://www.craack.com/assets/avatars/o_zabrak1.gif' where id=120;" calcext:value-type="string">
            <text:p>update entrenador set avatar='http://www.craack.com/assets/avatars/o_zabrak1.gif' where id=120;</text:p>
          </table:table-cell>
        </table:table-row>
        <table:table-row table:style-name="ro2">
          <table:table-cell table:formula="of:=RAND()" office:value-type="float" office:value="0.0536491258535534" calcext:value-type="float">
            <text:p>0.0536491259</text:p>
          </table:table-cell>
          <table:table-cell office:value-type="string" calcext:value-type="string">
            <text:p>82asaxon-waves2004-thumb.jpg</text:p>
          </table:table-cell>
          <table:table-cell table:formula="of:=&quot;update entrenador set avatar='http://www.craack.com/assets/avatars/&quot;&amp;[.B121]&amp;&quot;' where id=&quot;&amp;ROW()&amp;&quot;;&quot;" office:value-type="string" office:string-value="update entrenador set avatar='http://www.craack.com/assets/avatars/82asaxon-waves2004-thumb.jpg' where id=121;" calcext:value-type="string">
            <text:p>update entrenador set avatar='http://www.craack.com/assets/avatars/82asaxon-waves2004-thumb.jpg' where id=121;</text:p>
          </table:table-cell>
        </table:table-row>
        <table:table-row table:style-name="ro2">
          <table:table-cell table:formula="of:=RAND()" office:value-type="float" office:value="0.562323889462277" calcext:value-type="float">
            <text:p>0.5623238895</text:p>
          </table:table-cell>
          <table:table-cell office:value-type="string" calcext:value-type="string">
            <text:p>Star_Wars_40.jpg</text:p>
          </table:table-cell>
          <table:table-cell table:formula="of:=&quot;update entrenador set avatar='http://www.craack.com/assets/avatars/&quot;&amp;[.B122]&amp;&quot;' where id=&quot;&amp;ROW()&amp;&quot;;&quot;" office:value-type="string" office:string-value="update entrenador set avatar='http://www.craack.com/assets/avatars/Star_Wars_40.jpg' where id=122;" calcext:value-type="string">
            <text:p>update entrenador set avatar='http://www.craack.com/assets/avatars/Star_Wars_40.jpg' where id=122;</text:p>
          </table:table-cell>
        </table:table-row>
        <table:table-row table:style-name="ro2">
          <table:table-cell table:formula="of:=RAND()" office:value-type="float" office:value="0.397091656457633" calcext:value-type="float">
            <text:p>0.3970916565</text:p>
          </table:table-cell>
          <table:table-cell office:value-type="string" calcext:value-type="string">
            <text:p>431alien_saucer_ktk-thumb.jpg</text:p>
          </table:table-cell>
          <table:table-cell table:formula="of:=&quot;update entrenador set avatar='http://www.craack.com/assets/avatars/&quot;&amp;[.B123]&amp;&quot;' where id=&quot;&amp;ROW()&amp;&quot;;&quot;" office:value-type="string" office:string-value="update entrenador set avatar='http://www.craack.com/assets/avatars/431alien_saucer_ktk-thumb.jpg' where id=123;" calcext:value-type="string">
            <text:p>update entrenador set avatar='http://www.craack.com/assets/avatars/431alien_saucer_ktk-thumb.jpg' where id=123;</text:p>
          </table:table-cell>
        </table:table-row>
        <table:table-row table:style-name="ro2">
          <table:table-cell table:formula="of:=RAND()" office:value-type="float" office:value="0.0578272081911564" calcext:value-type="float">
            <text:p>0.0578272082</text:p>
          </table:table-cell>
          <table:table-cell office:value-type="string" calcext:value-type="string">
            <text:p>claire(1).gif</text:p>
          </table:table-cell>
          <table:table-cell table:formula="of:=&quot;update entrenador set avatar='http://www.craack.com/assets/avatars/&quot;&amp;[.B124]&amp;&quot;' where id=&quot;&amp;ROW()&amp;&quot;;&quot;" office:value-type="string" office:string-value="update entrenador set avatar='http://www.craack.com/assets/avatars/claire(1).gif' where id=124;" calcext:value-type="string">
            <text:p>update entrenador set avatar='http://www.craack.com/assets/avatars/claire(1).gif' where id=124;</text:p>
          </table:table-cell>
        </table:table-row>
        <table:table-row table:style-name="ro2">
          <table:table-cell table:formula="of:=RAND()" office:value-type="float" office:value="0.617445907555521" calcext:value-type="float">
            <text:p>0.6174459076</text:p>
          </table:table-cell>
          <table:table-cell office:value-type="string" calcext:value-type="string">
            <text:p>swg_fem_moncalla_A.gif</text:p>
          </table:table-cell>
          <table:table-cell table:formula="of:=&quot;update entrenador set avatar='http://www.craack.com/assets/avatars/&quot;&amp;[.B125]&amp;&quot;' where id=&quot;&amp;ROW()&amp;&quot;;&quot;" office:value-type="string" office:string-value="update entrenador set avatar='http://www.craack.com/assets/avatars/swg_fem_moncalla_A.gif' where id=125;" calcext:value-type="string">
            <text:p>update entrenador set avatar='http://www.craack.com/assets/avatars/swg_fem_moncalla_A.gif' where id=125;</text:p>
          </table:table-cell>
        </table:table-row>
        <table:table-row table:style-name="ro2">
          <table:table-cell table:formula="of:=RAND()" office:value-type="float" office:value="0.226450589019805" calcext:value-type="float">
            <text:p>0.226450589</text:p>
          </table:table-cell>
          <table:table-cell office:value-type="string" calcext:value-type="string">
            <text:p>151.jpg</text:p>
          </table:table-cell>
          <table:table-cell table:formula="of:=&quot;update entrenador set avatar='http://www.craack.com/assets/avatars/&quot;&amp;[.B126]&amp;&quot;' where id=&quot;&amp;ROW()&amp;&quot;;&quot;" office:value-type="string" office:string-value="update entrenador set avatar='http://www.craack.com/assets/avatars/151.jpg' where id=126;" calcext:value-type="string">
            <text:p>update entrenador set avatar='http://www.craack.com/assets/avatars/151.jpg' where id=126;</text:p>
          </table:table-cell>
        </table:table-row>
        <table:table-row table:style-name="ro2">
          <table:table-cell table:formula="of:=RAND()" office:value-type="float" office:value="0.342232652241364" calcext:value-type="float">
            <text:p>0.3422326522</text:p>
          </table:table-cell>
          <table:table-cell office:value-type="string" calcext:value-type="string">
            <text:p>431AlienPortrait_ktk-thumb.jpg</text:p>
          </table:table-cell>
          <table:table-cell table:formula="of:=&quot;update entrenador set avatar='http://www.craack.com/assets/avatars/&quot;&amp;[.B127]&amp;&quot;' where id=&quot;&amp;ROW()&amp;&quot;;&quot;" office:value-type="string" office:string-value="update entrenador set avatar='http://www.craack.com/assets/avatars/431AlienPortrait_ktk-thumb.jpg' where id=127;" calcext:value-type="string">
            <text:p>update entrenador set avatar='http://www.craack.com/assets/avatars/431AlienPortrait_ktk-thumb.jpg' where id=127;</text:p>
          </table:table-cell>
        </table:table-row>
        <table:table-row table:style-name="ro2">
          <table:table-cell table:formula="of:=RAND()" office:value-type="float" office:value="0.372277296846732" calcext:value-type="float">
            <text:p>0.3722772968</text:p>
          </table:table-cell>
          <table:table-cell office:value-type="string" calcext:value-type="string">
            <text:p>jin(1).gif</text:p>
          </table:table-cell>
          <table:table-cell table:formula="of:=&quot;update entrenador set avatar='http://www.craack.com/assets/avatars/&quot;&amp;[.B128]&amp;&quot;' where id=&quot;&amp;ROW()&amp;&quot;;&quot;" office:value-type="string" office:string-value="update entrenador set avatar='http://www.craack.com/assets/avatars/jin(1).gif' where id=128;" calcext:value-type="string">
            <text:p>update entrenador set avatar='http://www.craack.com/assets/avatars/jin(1).gif' where id=128;</text:p>
          </table:table-cell>
        </table:table-row>
        <table:table-row table:style-name="ro2">
          <table:table-cell table:formula="of:=RAND()" office:value-type="float" office:value="0.390276918187737" calcext:value-type="float">
            <text:p>0.3902769182</text:p>
          </table:table-cell>
          <table:table-cell office:value-type="string" calcext:value-type="string">
            <text:p>locke(1).gif</text:p>
          </table:table-cell>
          <table:table-cell table:formula="of:=&quot;update entrenador set avatar='http://www.craack.com/assets/avatars/&quot;&amp;[.B129]&amp;&quot;' where id=&quot;&amp;ROW()&amp;&quot;;&quot;" office:value-type="string" office:string-value="update entrenador set avatar='http://www.craack.com/assets/avatars/locke(1).gif' where id=129;" calcext:value-type="string">
            <text:p>update entrenador set avatar='http://www.craack.com/assets/avatars/locke(1).gif' where id=129;</text:p>
          </table:table-cell>
        </table:table-row>
        <table:table-row table:style-name="ro2">
          <table:table-cell table:formula="of:=RAND()" office:value-type="float" office:value="0.425843070494011" calcext:value-type="float">
            <text:p>0.4258430705</text:p>
          </table:table-cell>
          <table:table-cell office:value-type="string" calcext:value-type="string">
            <text:p>starwars23s-.jpg</text:p>
          </table:table-cell>
          <table:table-cell table:formula="of:=&quot;update entrenador set avatar='http://www.craack.com/assets/avatars/&quot;&amp;[.B130]&amp;&quot;' where id=&quot;&amp;ROW()&amp;&quot;;&quot;" office:value-type="string" office:string-value="update entrenador set avatar='http://www.craack.com/assets/avatars/starwars23s-.jpg' where id=130;" calcext:value-type="string">
            <text:p>update entrenador set avatar='http://www.craack.com/assets/avatars/starwars23s-.jpg' where id=130;</text:p>
          </table:table-cell>
        </table:table-row>
        <table:table-row table:style-name="ro2">
          <table:table-cell table:formula="of:=RAND()" office:value-type="float" office:value="0.636472210055217" calcext:value-type="float">
            <text:p>0.6364722101</text:p>
          </table:table-cell>
          <table:table-cell office:value-type="string" calcext:value-type="string">
            <text:p>danielle(1).gif</text:p>
          </table:table-cell>
          <table:table-cell table:formula="of:=&quot;update entrenador set avatar='http://www.craack.com/assets/avatars/&quot;&amp;[.B131]&amp;&quot;' where id=&quot;&amp;ROW()&amp;&quot;;&quot;" office:value-type="string" office:string-value="update entrenador set avatar='http://www.craack.com/assets/avatars/danielle(1).gif' where id=131;" calcext:value-type="string">
            <text:p>update entrenador set avatar='http://www.craack.com/assets/avatars/danielle(1).gif' where id=131;</text:p>
          </table:table-cell>
        </table:table-row>
        <table:table-row table:style-name="ro2">
          <table:table-cell table:formula="of:=RAND()" office:value-type="float" office:value="0.799304510699585" calcext:value-type="float">
            <text:p>0.7993045107</text:p>
          </table:table-cell>
          <table:table-cell office:value-type="string" calcext:value-type="string">
            <text:p>avatar.txt</text:p>
          </table:table-cell>
          <table:table-cell table:formula="of:=&quot;update entrenador set avatar='http://www.craack.com/assets/avatars/&quot;&amp;[.B132]&amp;&quot;' where id=&quot;&amp;ROW()&amp;&quot;;&quot;" office:value-type="string" office:string-value="update entrenador set avatar='http://www.craack.com/assets/avatars/avatar.txt' where id=132;" calcext:value-type="string">
            <text:p>update entrenador set avatar='http://www.craack.com/assets/avatars/avatar.txt' where id=132;</text:p>
          </table:table-cell>
        </table:table-row>
        <table:table-row table:style-name="ro2">
          <table:table-cell table:formula="of:=RAND()" office:value-type="float" office:value="0.923110671807081" calcext:value-type="float">
            <text:p>0.9231106718</text:p>
          </table:table-cell>
          <table:table-cell office:value-type="string" calcext:value-type="string">
            <text:p>o_trandoshan2.gif</text:p>
          </table:table-cell>
          <table:table-cell table:formula="of:=&quot;update entrenador set avatar='http://www.craack.com/assets/avatars/&quot;&amp;[.B133]&amp;&quot;' where id=&quot;&amp;ROW()&amp;&quot;;&quot;" office:value-type="string" office:string-value="update entrenador set avatar='http://www.craack.com/assets/avatars/o_trandoshan2.gif' where id=133;" calcext:value-type="string">
            <text:p>update entrenador set avatar='http://www.craack.com/assets/avatars/o_trandoshan2.gif' where id=133;</text:p>
          </table:table-cell>
        </table:table-row>
        <table:table-row table:style-name="ro2">
          <table:table-cell table:formula="of:=RAND()" office:value-type="float" office:value="0.581290462287143" calcext:value-type="float">
            <text:p>0.5812904623</text:p>
          </table:table-cell>
          <table:table-cell office:value-type="string" calcext:value-type="string">
            <text:p>283SoS10a-thumb.jpg</text:p>
          </table:table-cell>
          <table:table-cell table:formula="of:=&quot;update entrenador set avatar='http://www.craack.com/assets/avatars/&quot;&amp;[.B134]&amp;&quot;' where id=&quot;&amp;ROW()&amp;&quot;;&quot;" office:value-type="string" office:string-value="update entrenador set avatar='http://www.craack.com/assets/avatars/283SoS10a-thumb.jpg' where id=134;" calcext:value-type="string">
            <text:p>update entrenador set avatar='http://www.craack.com/assets/avatars/283SoS10a-thumb.jpg' where id=134;</text:p>
          </table:table-cell>
        </table:table-row>
        <table:table-row table:style-name="ro2">
          <table:table-cell table:formula="of:=RAND()" office:value-type="float" office:value="0.312616259325296" calcext:value-type="float">
            <text:p>0.3126162593</text:p>
          </table:table-cell>
          <table:table-cell office:value-type="string" calcext:value-type="string">
            <text:p>locke(4).gif</text:p>
          </table:table-cell>
          <table:table-cell table:formula="of:=&quot;update entrenador set avatar='http://www.craack.com/assets/avatars/&quot;&amp;[.B135]&amp;&quot;' where id=&quot;&amp;ROW()&amp;&quot;;&quot;" office:value-type="string" office:string-value="update entrenador set avatar='http://www.craack.com/assets/avatars/locke(4).gif' where id=135;" calcext:value-type="string">
            <text:p>update entrenador set avatar='http://www.craack.com/assets/avatars/locke(4).gif' where id=135;</text:p>
          </table:table-cell>
        </table:table-row>
        <table:table-row table:style-name="ro2">
          <table:table-cell table:formula="of:=RAND()" office:value-type="float" office:value="0.421897791326046" calcext:value-type="float">
            <text:p>0.4218977913</text:p>
          </table:table-cell>
          <table:table-cell office:value-type="string" calcext:value-type="string">
            <text:p>7322alice-a-thumb.gif</text:p>
          </table:table-cell>
          <table:table-cell table:formula="of:=&quot;update entrenador set avatar='http://www.craack.com/assets/avatars/&quot;&amp;[.B136]&amp;&quot;' where id=&quot;&amp;ROW()&amp;&quot;;&quot;" office:value-type="string" office:string-value="update entrenador set avatar='http://www.craack.com/assets/avatars/7322alice-a-thumb.gif' where id=136;" calcext:value-type="string">
            <text:p>update entrenador set avatar='http://www.craack.com/assets/avatars/7322alice-a-thumb.gif' where id=136;</text:p>
          </table:table-cell>
        </table:table-row>
        <table:table-row table:style-name="ro2">
          <table:table-cell table:formula="of:=RAND()" office:value-type="float" office:value="0.513071133755147" calcext:value-type="float">
            <text:p>0.5130711338</text:p>
          </table:table-cell>
          <table:table-cell office:value-type="string" calcext:value-type="string">
            <text:p>9968.jpg</text:p>
          </table:table-cell>
          <table:table-cell table:formula="of:=&quot;update entrenador set avatar='http://www.craack.com/assets/avatars/&quot;&amp;[.B137]&amp;&quot;' where id=&quot;&amp;ROW()&amp;&quot;;&quot;" office:value-type="string" office:string-value="update entrenador set avatar='http://www.craack.com/assets/avatars/9968.jpg' where id=137;" calcext:value-type="string">
            <text:p>update entrenador set avatar='http://www.craack.com/assets/avatars/9968.jpg' where id=137;</text:p>
          </table:table-cell>
        </table:table-row>
        <table:table-row table:style-name="ro2">
          <table:table-cell table:formula="of:=RAND()" office:value-type="float" office:value="0.556976202176884" calcext:value-type="float">
            <text:p>0.5569762022</text:p>
          </table:table-cell>
          <table:table-cell office:value-type="string" calcext:value-type="string">
            <text:p>29ikon7-thumb.jpg</text:p>
          </table:table-cell>
          <table:table-cell table:formula="of:=&quot;update entrenador set avatar='http://www.craack.com/assets/avatars/&quot;&amp;[.B138]&amp;&quot;' where id=&quot;&amp;ROW()&amp;&quot;;&quot;" office:value-type="string" office:string-value="update entrenador set avatar='http://www.craack.com/assets/avatars/29ikon7-thumb.jpg' where id=138;" calcext:value-type="string">
            <text:p>update entrenador set avatar='http://www.craack.com/assets/avatars/29ikon7-thumb.jpg' where id=138;</text:p>
          </table:table-cell>
        </table:table-row>
        <table:table-row table:style-name="ro2">
          <table:table-cell table:formula="of:=RAND()" office:value-type="float" office:value="0.867557132616639" calcext:value-type="float">
            <text:p>0.8675571326</text:p>
          </table:table-cell>
          <table:table-cell office:value-type="string" calcext:value-type="string">
            <text:p>20055.gif</text:p>
          </table:table-cell>
          <table:table-cell table:formula="of:=&quot;update entrenador set avatar='http://www.craack.com/assets/avatars/&quot;&amp;[.B139]&amp;&quot;' where id=&quot;&amp;ROW()&amp;&quot;;&quot;" office:value-type="string" office:string-value="update entrenador set avatar='http://www.craack.com/assets/avatars/20055.gif' where id=139;" calcext:value-type="string">
            <text:p>update entrenador set avatar='http://www.craack.com/assets/avatars/20055.gif' where id=139;</text:p>
          </table:table-cell>
        </table:table-row>
        <table:table-row table:style-name="ro2">
          <table:table-cell table:formula="of:=RAND()" office:value-type="float" office:value="0.458152284612879" calcext:value-type="float">
            <text:p>0.4581522846</text:p>
          </table:table-cell>
          <table:table-cell office:value-type="string" calcext:value-type="string">
            <text:p>o_jawa1.gif</text:p>
          </table:table-cell>
          <table:table-cell table:formula="of:=&quot;update entrenador set avatar='http://www.craack.com/assets/avatars/&quot;&amp;[.B140]&amp;&quot;' where id=&quot;&amp;ROW()&amp;&quot;;&quot;" office:value-type="string" office:string-value="update entrenador set avatar='http://www.craack.com/assets/avatars/o_jawa1.gif' where id=140;" calcext:value-type="string">
            <text:p>update entrenador set avatar='http://www.craack.com/assets/avatars/o_jawa1.gif' where id=140;</text:p>
          </table:table-cell>
        </table:table-row>
        <table:table-row table:style-name="ro2">
          <table:table-cell table:formula="of:=RAND()" office:value-type="float" office:value="0.308905240381137" calcext:value-type="float">
            <text:p>0.3089052404</text:p>
          </table:table-cell>
          <table:table-cell office:value-type="string" calcext:value-type="string">
            <text:p>others(1).gif</text:p>
          </table:table-cell>
          <table:table-cell table:formula="of:=&quot;update entrenador set avatar='http://www.craack.com/assets/avatars/&quot;&amp;[.B141]&amp;&quot;' where id=&quot;&amp;ROW()&amp;&quot;;&quot;" office:value-type="string" office:string-value="update entrenador set avatar='http://www.craack.com/assets/avatars/others(1).gif' where id=141;" calcext:value-type="string">
            <text:p>update entrenador set avatar='http://www.craack.com/assets/avatars/others(1).gif' where id=141;</text:p>
          </table:table-cell>
        </table:table-row>
        <table:table-row table:style-name="ro2">
          <table:table-cell table:formula="of:=RAND()" office:value-type="float" office:value="0.741921078879386" calcext:value-type="float">
            <text:p>0.7419210789</text:p>
          </table:table-cell>
          <table:table-cell office:value-type="string" calcext:value-type="string">
            <text:p>kate(1).gif</text:p>
          </table:table-cell>
          <table:table-cell table:formula="of:=&quot;update entrenador set avatar='http://www.craack.com/assets/avatars/&quot;&amp;[.B142]&amp;&quot;' where id=&quot;&amp;ROW()&amp;&quot;;&quot;" office:value-type="string" office:string-value="update entrenador set avatar='http://www.craack.com/assets/avatars/kate(1).gif' where id=142;" calcext:value-type="string">
            <text:p>update entrenador set avatar='http://www.craack.com/assets/avatars/kate(1).gif' where id=142;</text:p>
          </table:table-cell>
        </table:table-row>
        <table:table-row table:style-name="ro2">
          <table:table-cell table:formula="of:=RAND()" office:value-type="float" office:value="0.910201008431613" calcext:value-type="float">
            <text:p>0.9102010084</text:p>
          </table:table-cell>
          <table:table-cell office:value-type="string" calcext:value-type="string">
            <text:p>4raven-thumb.jpg</text:p>
          </table:table-cell>
          <table:table-cell table:formula="of:=&quot;update entrenador set avatar='http://www.craack.com/assets/avatars/&quot;&amp;[.B143]&amp;&quot;' where id=&quot;&amp;ROW()&amp;&quot;;&quot;" office:value-type="string" office:string-value="update entrenador set avatar='http://www.craack.com/assets/avatars/4raven-thumb.jpg' where id=143;" calcext:value-type="string">
            <text:p>update entrenador set avatar='http://www.craack.com/assets/avatars/4raven-thumb.jpg' where id=143;</text:p>
          </table:table-cell>
        </table:table-row>
        <table:table-row table:style-name="ro2">
          <table:table-cell table:formula="of:=RAND()" office:value-type="float" office:value="0.353659519925714" calcext:value-type="float">
            <text:p>0.3536595199</text:p>
          </table:table-cell>
          <table:table-cell office:value-type="string" calcext:value-type="string">
            <text:p>danielle(2).gif</text:p>
          </table:table-cell>
          <table:table-cell table:formula="of:=&quot;update entrenador set avatar='http://www.craack.com/assets/avatars/&quot;&amp;[.B144]&amp;&quot;' where id=&quot;&amp;ROW()&amp;&quot;;&quot;" office:value-type="string" office:string-value="update entrenador set avatar='http://www.craack.com/assets/avatars/danielle(2).gif' where id=144;" calcext:value-type="string">
            <text:p>update entrenador set avatar='http://www.craack.com/assets/avatars/danielle(2).gif' where id=144;</text:p>
          </table:table-cell>
        </table:table-row>
        <table:table-row table:style-name="ro2">
          <table:table-cell table:formula="of:=RAND()" office:value-type="float" office:value="0.643317062174901" calcext:value-type="float">
            <text:p>0.6433170622</text:p>
          </table:table-cell>
          <table:table-cell office:value-type="string" calcext:value-type="string">
            <text:p>6601.jpg</text:p>
          </table:table-cell>
          <table:table-cell table:formula="of:=&quot;update entrenador set avatar='http://www.craack.com/assets/avatars/&quot;&amp;[.B145]&amp;&quot;' where id=&quot;&amp;ROW()&amp;&quot;;&quot;" office:value-type="string" office:string-value="update entrenador set avatar='http://www.craack.com/assets/avatars/6601.jpg' where id=145;" calcext:value-type="string">
            <text:p>update entrenador set avatar='http://www.craack.com/assets/avatars/6601.jpg' where id=145;</text:p>
          </table:table-cell>
        </table:table-row>
        <table:table-row table:style-name="ro2">
          <table:table-cell table:formula="of:=RAND()" office:value-type="float" office:value="0.0701658953912556" calcext:value-type="float">
            <text:p>0.0701658954</text:p>
          </table:table-cell>
          <table:table-cell office:value-type="string" calcext:value-type="string">
            <text:p>82asaxon-lilytree-thumb.jpg</text:p>
          </table:table-cell>
          <table:table-cell table:formula="of:=&quot;update entrenador set avatar='http://www.craack.com/assets/avatars/&quot;&amp;[.B146]&amp;&quot;' where id=&quot;&amp;ROW()&amp;&quot;;&quot;" office:value-type="string" office:string-value="update entrenador set avatar='http://www.craack.com/assets/avatars/82asaxon-lilytree-thumb.jpg' where id=146;" calcext:value-type="string">
            <text:p>update entrenador set avatar='http://www.craack.com/assets/avatars/82asaxon-lilytree-thumb.jpg' where id=146;</text:p>
          </table:table-cell>
        </table:table-row>
        <table:table-row table:style-name="ro2">
          <table:table-cell table:formula="of:=RAND()" office:value-type="float" office:value="0.598823675885797" calcext:value-type="float">
            <text:p>0.5988236759</text:p>
          </table:table-cell>
          <table:table-cell office:value-type="string" calcext:value-type="string">
            <text:p>swg_misc_c3po.gif</text:p>
          </table:table-cell>
          <table:table-cell table:formula="of:=&quot;update entrenador set avatar='http://www.craack.com/assets/avatars/&quot;&amp;[.B147]&amp;&quot;' where id=&quot;&amp;ROW()&amp;&quot;;&quot;" office:value-type="string" office:string-value="update entrenador set avatar='http://www.craack.com/assets/avatars/swg_misc_c3po.gif' where id=147;" calcext:value-type="string">
            <text:p>update entrenador set avatar='http://www.craack.com/assets/avatars/swg_misc_c3po.gif' where id=147;</text:p>
          </table:table-cell>
        </table:table-row>
        <table:table-row table:style-name="ro2">
          <table:table-cell table:formula="of:=RAND()" office:value-type="float" office:value="0.82778005907312" calcext:value-type="float">
            <text:p>0.8277800591</text:p>
          </table:table-cell>
          <table:table-cell office:value-type="string" calcext:value-type="string">
            <text:p>sayid(1).gif</text:p>
          </table:table-cell>
          <table:table-cell table:formula="of:=&quot;update entrenador set avatar='http://www.craack.com/assets/avatars/&quot;&amp;[.B148]&amp;&quot;' where id=&quot;&amp;ROW()&amp;&quot;;&quot;" office:value-type="string" office:string-value="update entrenador set avatar='http://www.craack.com/assets/avatars/sayid(1).gif' where id=148;" calcext:value-type="string">
            <text:p>update entrenador set avatar='http://www.craack.com/assets/avatars/sayid(1).gif' where id=148;</text:p>
          </table:table-cell>
        </table:table-row>
        <table:table-row table:style-name="ro2">
          <table:table-cell table:formula="of:=RAND()" office:value-type="float" office:value="0.194865484954789" calcext:value-type="float">
            <text:p>0.194865485</text:p>
          </table:table-cell>
          <table:table-cell office:value-type="string" calcext:value-type="string">
            <text:p>7082.jpg</text:p>
          </table:table-cell>
          <table:table-cell table:formula="of:=&quot;update entrenador set avatar='http://www.craack.com/assets/avatars/&quot;&amp;[.B149]&amp;&quot;' where id=&quot;&amp;ROW()&amp;&quot;;&quot;" office:value-type="string" office:string-value="update entrenador set avatar='http://www.craack.com/assets/avatars/7082.jpg' where id=149;" calcext:value-type="string">
            <text:p>update entrenador set avatar='http://www.craack.com/assets/avatars/7082.jpg' where id=149;</text:p>
          </table:table-cell>
        </table:table-row>
        <table:table-row table:style-name="ro2">
          <table:table-cell table:formula="of:=RAND()" office:value-type="float" office:value="0.110861568711698" calcext:value-type="float">
            <text:p>0.1108615687</text:p>
          </table:table-cell>
          <table:table-cell office:value-type="string" calcext:value-type="string">
            <text:p>20023.gif</text:p>
          </table:table-cell>
          <table:table-cell table:formula="of:=&quot;update entrenador set avatar='http://www.craack.com/assets/avatars/&quot;&amp;[.B150]&amp;&quot;' where id=&quot;&amp;ROW()&amp;&quot;;&quot;" office:value-type="string" office:string-value="update entrenador set avatar='http://www.craack.com/assets/avatars/20023.gif' where id=150;" calcext:value-type="string">
            <text:p>update entrenador set avatar='http://www.craack.com/assets/avatars/20023.gif' where id=150;</text:p>
          </table:table-cell>
        </table:table-row>
        <table:table-row table:style-name="ro2">
          <table:table-cell table:formula="of:=RAND()" office:value-type="float" office:value="0.49484080192633" calcext:value-type="float">
            <text:p>0.4948408019</text:p>
          </table:table-cell>
          <table:table-cell office:value-type="string" calcext:value-type="string">
            <text:p>20033.gif</text:p>
          </table:table-cell>
          <table:table-cell table:formula="of:=&quot;update entrenador set avatar='http://www.craack.com/assets/avatars/&quot;&amp;[.B151]&amp;&quot;' where id=&quot;&amp;ROW()&amp;&quot;;&quot;" office:value-type="string" office:string-value="update entrenador set avatar='http://www.craack.com/assets/avatars/20033.gif' where id=151;" calcext:value-type="string">
            <text:p>update entrenador set avatar='http://www.craack.com/assets/avatars/20033.gif' where id=151;</text:p>
          </table:table-cell>
        </table:table-row>
        <table:table-row table:style-name="ro2">
          <table:table-cell table:formula="of:=RAND()" office:value-type="float" office:value="0.180470390245318" calcext:value-type="float">
            <text:p>0.1804703902</text:p>
          </table:table-cell>
          <table:table-cell office:value-type="string" calcext:value-type="string">
            <text:p>6471Itachi14-thumb.jpg</text:p>
          </table:table-cell>
          <table:table-cell table:formula="of:=&quot;update entrenador set avatar='http://www.craack.com/assets/avatars/&quot;&amp;[.B152]&amp;&quot;' where id=&quot;&amp;ROW()&amp;&quot;;&quot;" office:value-type="string" office:string-value="update entrenador set avatar='http://www.craack.com/assets/avatars/6471Itachi14-thumb.jpg' where id=152;" calcext:value-type="string">
            <text:p>update entrenador set avatar='http://www.craack.com/assets/avatars/6471Itachi14-thumb.jpg' where id=152;</text:p>
          </table:table-cell>
        </table:table-row>
        <table:table-row table:style-name="ro2">
          <table:table-cell table:formula="of:=RAND()" office:value-type="float" office:value="0.739837645320222" calcext:value-type="float">
            <text:p>0.7398376453</text:p>
          </table:table-cell>
          <table:table-cell office:value-type="string" calcext:value-type="string">
            <text:p>boone(1).gif</text:p>
          </table:table-cell>
          <table:table-cell table:formula="of:=&quot;update entrenador set avatar='http://www.craack.com/assets/avatars/&quot;&amp;[.B153]&amp;&quot;' where id=&quot;&amp;ROW()&amp;&quot;;&quot;" office:value-type="string" office:string-value="update entrenador set avatar='http://www.craack.com/assets/avatars/boone(1).gif' where id=153;" calcext:value-type="string">
            <text:p>update entrenador set avatar='http://www.craack.com/assets/avatars/boone(1).gif' where id=153;</text:p>
          </table:table-cell>
        </table:table-row>
        <table:table-row table:style-name="ro2">
          <table:table-cell table:formula="of:=RAND()" office:value-type="float" office:value="0.657476240303367" calcext:value-type="float">
            <text:p>0.6574762403</text:p>
          </table:table-cell>
          <table:table-cell office:value-type="string" calcext:value-type="string">
            <text:p>20058.gif</text:p>
          </table:table-cell>
          <table:table-cell table:formula="of:=&quot;update entrenador set avatar='http://www.craack.com/assets/avatars/&quot;&amp;[.B154]&amp;&quot;' where id=&quot;&amp;ROW()&amp;&quot;;&quot;" office:value-type="string" office:string-value="update entrenador set avatar='http://www.craack.com/assets/avatars/20058.gif' where id=154;" calcext:value-type="string">
            <text:p>update entrenador set avatar='http://www.craack.com/assets/avatars/20058.gif' where id=154;</text:p>
          </table:table-cell>
        </table:table-row>
        <table:table-row table:style-name="ro2">
          <table:table-cell table:formula="of:=RAND()" office:value-type="float" office:value="0.121378833893687" calcext:value-type="float">
            <text:p>0.1213788339</text:p>
          </table:table-cell>
          <table:table-cell office:value-type="string" calcext:value-type="string">
            <text:p>o_twilek1.gif</text:p>
          </table:table-cell>
          <table:table-cell table:formula="of:=&quot;update entrenador set avatar='http://www.craack.com/assets/avatars/&quot;&amp;[.B155]&amp;&quot;' where id=&quot;&amp;ROW()&amp;&quot;;&quot;" office:value-type="string" office:string-value="update entrenador set avatar='http://www.craack.com/assets/avatars/o_twilek1.gif' where id=155;" calcext:value-type="string">
            <text:p>update entrenador set avatar='http://www.craack.com/assets/avatars/o_twilek1.gif' where id=155;</text:p>
          </table:table-cell>
        </table:table-row>
        <table:table-row table:style-name="ro2">
          <table:table-cell table:formula="of:=RAND()" office:value-type="float" office:value="0.532602480612695" calcext:value-type="float">
            <text:p>0.5326024806</text:p>
          </table:table-cell>
          <table:table-cell office:value-type="string" calcext:value-type="string">
            <text:p>starwars11s-.jpg</text:p>
          </table:table-cell>
          <table:table-cell table:formula="of:=&quot;update entrenador set avatar='http://www.craack.com/assets/avatars/&quot;&amp;[.B156]&amp;&quot;' where id=&quot;&amp;ROW()&amp;&quot;;&quot;" office:value-type="string" office:string-value="update entrenador set avatar='http://www.craack.com/assets/avatars/starwars11s-.jpg' where id=156;" calcext:value-type="string">
            <text:p>update entrenador set avatar='http://www.craack.com/assets/avatars/starwars11s-.jpg' where id=156;</text:p>
          </table:table-cell>
        </table:table-row>
        <table:table-row table:style-name="ro2">
          <table:table-cell table:formula="of:=RAND()" office:value-type="float" office:value="0.479679909301922" calcext:value-type="float">
            <text:p>0.4796799093</text:p>
          </table:table-cell>
          <table:table-cell office:value-type="string" calcext:value-type="string">
            <text:p>9964.jpg</text:p>
          </table:table-cell>
          <table:table-cell table:formula="of:=&quot;update entrenador set avatar='http://www.craack.com/assets/avatars/&quot;&amp;[.B157]&amp;&quot;' where id=&quot;&amp;ROW()&amp;&quot;;&quot;" office:value-type="string" office:string-value="update entrenador set avatar='http://www.craack.com/assets/avatars/9964.jpg' where id=157;" calcext:value-type="string">
            <text:p>update entrenador set avatar='http://www.craack.com/assets/avatars/9964.jpg' where id=157;</text:p>
          </table:table-cell>
        </table:table-row>
        <table:table-row table:style-name="ro2">
          <table:table-cell table:formula="of:=RAND()" office:value-type="float" office:value="0.70447304029949" calcext:value-type="float">
            <text:p>0.7044730403</text:p>
          </table:table-cell>
          <table:table-cell office:value-type="string" calcext:value-type="string">
            <text:p>Star_Wars_60.jpg</text:p>
          </table:table-cell>
          <table:table-cell table:formula="of:=&quot;update entrenador set avatar='http://www.craack.com/assets/avatars/&quot;&amp;[.B158]&amp;&quot;' where id=&quot;&amp;ROW()&amp;&quot;;&quot;" office:value-type="string" office:string-value="update entrenador set avatar='http://www.craack.com/assets/avatars/Star_Wars_60.jpg' where id=158;" calcext:value-type="string">
            <text:p>update entrenador set avatar='http://www.craack.com/assets/avatars/Star_Wars_60.jpg' where id=158;</text:p>
          </table:table-cell>
        </table:table-row>
        <table:table-row table:style-name="ro2">
          <table:table-cell table:formula="of:=RAND()" office:value-type="float" office:value="0.0502608155366033" calcext:value-type="float">
            <text:p>0.0502608155</text:p>
          </table:table-cell>
          <table:table-cell office:value-type="string" calcext:value-type="string">
            <text:p>o_wookiee2.gif</text:p>
          </table:table-cell>
          <table:table-cell table:formula="of:=&quot;update entrenador set avatar='http://www.craack.com/assets/avatars/&quot;&amp;[.B159]&amp;&quot;' where id=&quot;&amp;ROW()&amp;&quot;;&quot;" office:value-type="string" office:string-value="update entrenador set avatar='http://www.craack.com/assets/avatars/o_wookiee2.gif' where id=159;" calcext:value-type="string">
            <text:p>update entrenador set avatar='http://www.craack.com/assets/avatars/o_wookiee2.gif' where id=159;</text:p>
          </table:table-cell>
        </table:table-row>
        <table:table-row table:style-name="ro2">
          <table:table-cell table:formula="of:=RAND()" office:value-type="float" office:value="0.339751979336143" calcext:value-type="float">
            <text:p>0.3397519793</text:p>
          </table:table-cell>
          <table:table-cell office:value-type="string" calcext:value-type="string">
            <text:p>sun(1).gif</text:p>
          </table:table-cell>
          <table:table-cell table:formula="of:=&quot;update entrenador set avatar='http://www.craack.com/assets/avatars/&quot;&amp;[.B160]&amp;&quot;' where id=&quot;&amp;ROW()&amp;&quot;;&quot;" office:value-type="string" office:string-value="update entrenador set avatar='http://www.craack.com/assets/avatars/sun(1).gif' where id=160;" calcext:value-type="string">
            <text:p>update entrenador set avatar='http://www.craack.com/assets/avatars/sun(1).gif' where id=160;</text:p>
          </table:table-cell>
        </table:table-row>
        <table:table-row table:style-name="ro2">
          <table:table-cell table:formula="of:=RAND()" office:value-type="float" office:value="0.10974372876808" calcext:value-type="float">
            <text:p>0.1097437288</text:p>
          </table:table-cell>
          <table:table-cell office:value-type="string" calcext:value-type="string">
            <text:p>1701-thumb.jpg</text:p>
          </table:table-cell>
          <table:table-cell table:formula="of:=&quot;update entrenador set avatar='http://www.craack.com/assets/avatars/&quot;&amp;[.B161]&amp;&quot;' where id=&quot;&amp;ROW()&amp;&quot;;&quot;" office:value-type="string" office:string-value="update entrenador set avatar='http://www.craack.com/assets/avatars/1701-thumb.jpg' where id=161;" calcext:value-type="string">
            <text:p>update entrenador set avatar='http://www.craack.com/assets/avatars/1701-thumb.jpg' where id=161;</text:p>
          </table:table-cell>
        </table:table-row>
        <table:table-row table:style-name="ro2">
          <table:table-cell table:formula="of:=RAND()" office:value-type="float" office:value="0.620386203750968" calcext:value-type="float">
            <text:p>0.6203862038</text:p>
          </table:table-cell>
          <table:table-cell office:value-type="string" calcext:value-type="string">
            <text:p>15rat2-thumb.jpg</text:p>
          </table:table-cell>
          <table:table-cell table:formula="of:=&quot;update entrenador set avatar='http://www.craack.com/assets/avatars/&quot;&amp;[.B162]&amp;&quot;' where id=&quot;&amp;ROW()&amp;&quot;;&quot;" office:value-type="string" office:string-value="update entrenador set avatar='http://www.craack.com/assets/avatars/15rat2-thumb.jpg' where id=162;" calcext:value-type="string">
            <text:p>update entrenador set avatar='http://www.craack.com/assets/avatars/15rat2-thumb.jpg' where id=162;</text:p>
          </table:table-cell>
        </table:table-row>
        <table:table-row table:style-name="ro2">
          <table:table-cell table:formula="of:=RAND()" office:value-type="float" office:value="0.740784844616428" calcext:value-type="float">
            <text:p>0.7407848446</text:p>
          </table:table-cell>
          <table:table-cell office:value-type="string" calcext:value-type="string">
            <text:p>starwars22s-.jpg</text:p>
          </table:table-cell>
          <table:table-cell table:formula="of:=&quot;update entrenador set avatar='http://www.craack.com/assets/avatars/&quot;&amp;[.B163]&amp;&quot;' where id=&quot;&amp;ROW()&amp;&quot;;&quot;" office:value-type="string" office:string-value="update entrenador set avatar='http://www.craack.com/assets/avatars/starwars22s-.jpg' where id=163;" calcext:value-type="string">
            <text:p>update entrenador set avatar='http://www.craack.com/assets/avatars/starwars22s-.jpg' where id=163;</text:p>
          </table:table-cell>
        </table:table-row>
        <table:table-row table:style-name="ro2">
          <table:table-cell table:formula="of:=RAND()" office:value-type="float" office:value="0.138087513390929" calcext:value-type="float">
            <text:p>0.1380875134</text:p>
          </table:table-cell>
          <table:table-cell office:value-type="string" calcext:value-type="string">
            <text:p>hurley(1).gif</text:p>
          </table:table-cell>
          <table:table-cell table:formula="of:=&quot;update entrenador set avatar='http://www.craack.com/assets/avatars/&quot;&amp;[.B164]&amp;&quot;' where id=&quot;&amp;ROW()&amp;&quot;;&quot;" office:value-type="string" office:string-value="update entrenador set avatar='http://www.craack.com/assets/avatars/hurley(1).gif' where id=164;" calcext:value-type="string">
            <text:p>update entrenador set avatar='http://www.craack.com/assets/avatars/hurley(1).gif' where id=164;</text:p>
          </table:table-cell>
        </table:table-row>
        <table:table-row table:style-name="ro2">
          <table:table-cell table:formula="of:=RAND()" office:value-type="float" office:value="0.753857525065541" calcext:value-type="float">
            <text:p>0.7538575251</text:p>
          </table:table-cell>
          <table:table-cell office:value-type="string" calcext:value-type="string">
            <text:p>trilogylogo.gif</text:p>
          </table:table-cell>
          <table:table-cell table:formula="of:=&quot;update entrenador set avatar='http://www.craack.com/assets/avatars/&quot;&amp;[.B165]&amp;&quot;' where id=&quot;&amp;ROW()&amp;&quot;;&quot;" office:value-type="string" office:string-value="update entrenador set avatar='http://www.craack.com/assets/avatars/trilogylogo.gif' where id=165;" calcext:value-type="string">
            <text:p>update entrenador set avatar='http://www.craack.com/assets/avatars/trilogylogo.gif' where id=165;</text:p>
          </table:table-cell>
        </table:table-row>
        <table:table-row table:style-name="ro2">
          <table:table-cell table:formula="of:=RAND()" office:value-type="float" office:value="0.163014007732272" calcext:value-type="float">
            <text:p>0.1630140077</text:p>
          </table:table-cell>
          <table:table-cell office:value-type="string" calcext:value-type="string">
            <text:p>20030.gif</text:p>
          </table:table-cell>
          <table:table-cell table:formula="of:=&quot;update entrenador set avatar='http://www.craack.com/assets/avatars/&quot;&amp;[.B166]&amp;&quot;' where id=&quot;&amp;ROW()&amp;&quot;;&quot;" office:value-type="string" office:string-value="update entrenador set avatar='http://www.craack.com/assets/avatars/20030.gif' where id=166;" calcext:value-type="string">
            <text:p>update entrenador set avatar='http://www.craack.com/assets/avatars/20030.gif' where id=166;</text:p>
          </table:table-cell>
        </table:table-row>
        <table:table-row table:style-name="ro2">
          <table:table-cell table:formula="of:=RAND()" office:value-type="float" office:value="0.632161289686337" calcext:value-type="float">
            <text:p>0.6321612897</text:p>
          </table:table-cell>
          <table:table-cell office:value-type="string" calcext:value-type="string">
            <text:p>2406.gif</text:p>
          </table:table-cell>
          <table:table-cell table:formula="of:=&quot;update entrenador set avatar='http://www.craack.com/assets/avatars/&quot;&amp;[.B167]&amp;&quot;' where id=&quot;&amp;ROW()&amp;&quot;;&quot;" office:value-type="string" office:string-value="update entrenador set avatar='http://www.craack.com/assets/avatars/2406.gif' where id=167;" calcext:value-type="string">
            <text:p>update entrenador set avatar='http://www.craack.com/assets/avatars/2406.gif' where id=167;</text:p>
          </table:table-cell>
        </table:table-row>
        <table:table-row table:style-name="ro2">
          <table:table-cell table:formula="of:=RAND()" office:value-type="float" office:value="0.177845671074465" calcext:value-type="float">
            <text:p>0.1778456711</text:p>
          </table:table-cell>
          <table:table-cell office:value-type="string" calcext:value-type="string">
            <text:p>20038.gif</text:p>
          </table:table-cell>
          <table:table-cell table:formula="of:=&quot;update entrenador set avatar='http://www.craack.com/assets/avatars/&quot;&amp;[.B168]&amp;&quot;' where id=&quot;&amp;ROW()&amp;&quot;;&quot;" office:value-type="string" office:string-value="update entrenador set avatar='http://www.craack.com/assets/avatars/20038.gif' where id=168;" calcext:value-type="string">
            <text:p>update entrenador set avatar='http://www.craack.com/assets/avatars/20038.gif' where id=168;</text:p>
          </table:table-cell>
        </table:table-row>
        <table:table-row table:style-name="ro2">
          <table:table-cell table:formula="of:=RAND()" office:value-type="float" office:value="0.38850952591747" calcext:value-type="float">
            <text:p>0.3885095259</text:p>
          </table:table-cell>
          <table:table-cell office:value-type="string" calcext:value-type="string">
            <text:p>bluebeard(1).gif</text:p>
          </table:table-cell>
          <table:table-cell table:formula="of:=&quot;update entrenador set avatar='http://www.craack.com/assets/avatars/&quot;&amp;[.B169]&amp;&quot;' where id=&quot;&amp;ROW()&amp;&quot;;&quot;" office:value-type="string" office:string-value="update entrenador set avatar='http://www.craack.com/assets/avatars/bluebeard(1).gif' where id=169;" calcext:value-type="string">
            <text:p>update entrenador set avatar='http://www.craack.com/assets/avatars/bluebeard(1).gif' where id=169;</text:p>
          </table:table-cell>
        </table:table-row>
        <table:table-row table:style-name="ro2">
          <table:table-cell table:formula="of:=RAND()" office:value-type="float" office:value="0.96840199129656" calcext:value-type="float">
            <text:p>0.9684019913</text:p>
          </table:table-cell>
          <table:table-cell office:value-type="string" calcext:value-type="string">
            <text:p>o_trandoshan1.gif</text:p>
          </table:table-cell>
          <table:table-cell table:formula="of:=&quot;update entrenador set avatar='http://www.craack.com/assets/avatars/&quot;&amp;[.B170]&amp;&quot;' where id=&quot;&amp;ROW()&amp;&quot;;&quot;" office:value-type="string" office:string-value="update entrenador set avatar='http://www.craack.com/assets/avatars/o_trandoshan1.gif' where id=170;" calcext:value-type="string">
            <text:p>update entrenador set avatar='http://www.craack.com/assets/avatars/o_trandoshan1.gif' where id=170;</text:p>
          </table:table-cell>
        </table:table-row>
        <table:table-row table:style-name="ro2">
          <table:table-cell table:formula="of:=RAND()" office:value-type="float" office:value="0.202400942565873" calcext:value-type="float">
            <text:p>0.2024009426</text:p>
          </table:table-cell>
          <table:table-cell office:value-type="string" calcext:value-type="string">
            <text:p>15rainbow1-thumb.jpg</text:p>
          </table:table-cell>
          <table:table-cell table:formula="of:=&quot;update entrenador set avatar='http://www.craack.com/assets/avatars/&quot;&amp;[.B171]&amp;&quot;' where id=&quot;&amp;ROW()&amp;&quot;;&quot;" office:value-type="string" office:string-value="update entrenador set avatar='http://www.craack.com/assets/avatars/15rainbow1-thumb.jpg' where id=171;" calcext:value-type="string">
            <text:p>update entrenador set avatar='http://www.craack.com/assets/avatars/15rainbow1-thumb.jpg' where id=171;</text:p>
          </table:table-cell>
        </table:table-row>
        <table:table-row table:style-name="ro2">
          <table:table-cell table:formula="of:=RAND()" office:value-type="float" office:value="0.0650057515595108" calcext:value-type="float">
            <text:p>0.0650057516</text:p>
          </table:table-cell>
          <table:table-cell office:value-type="string" calcext:value-type="string">
            <text:p>321cyber-fist-thumb.jpg</text:p>
          </table:table-cell>
          <table:table-cell table:formula="of:=&quot;update entrenador set avatar='http://www.craack.com/assets/avatars/&quot;&amp;[.B172]&amp;&quot;' where id=&quot;&amp;ROW()&amp;&quot;;&quot;" office:value-type="string" office:string-value="update entrenador set avatar='http://www.craack.com/assets/avatars/321cyber-fist-thumb.jpg' where id=172;" calcext:value-type="string">
            <text:p>update entrenador set avatar='http://www.craack.com/assets/avatars/321cyber-fist-thumb.jpg' where id=172;</text:p>
          </table:table-cell>
        </table:table-row>
        <table:table-row table:style-name="ro2">
          <table:table-cell table:formula="of:=RAND()" office:value-type="float" office:value="0.274330051150173" calcext:value-type="float">
            <text:p>0.2743300512</text:p>
          </table:table-cell>
          <table:table-cell office:value-type="string" calcext:value-type="string">
            <text:p>boone(2).gif</text:p>
          </table:table-cell>
          <table:table-cell table:formula="of:=&quot;update entrenador set avatar='http://www.craack.com/assets/avatars/&quot;&amp;[.B173]&amp;&quot;' where id=&quot;&amp;ROW()&amp;&quot;;&quot;" office:value-type="string" office:string-value="update entrenador set avatar='http://www.craack.com/assets/avatars/boone(2).gif' where id=173;" calcext:value-type="string">
            <text:p>update entrenador set avatar='http://www.craack.com/assets/avatars/boone(2).gif' where id=173;</text:p>
          </table:table-cell>
        </table:table-row>
        <table:table-row table:style-name="ro2">
          <table:table-cell table:formula="of:=RAND()" office:value-type="float" office:value="0.0127082723192871" calcext:value-type="float">
            <text:p>0.0127082723</text:p>
          </table:table-cell>
          <table:table-cell office:value-type="string" calcext:value-type="string">
            <text:p>410maejir-thumb.gif</text:p>
          </table:table-cell>
          <table:table-cell table:formula="of:=&quot;update entrenador set avatar='http://www.craack.com/assets/avatars/&quot;&amp;[.B174]&amp;&quot;' where id=&quot;&amp;ROW()&amp;&quot;;&quot;" office:value-type="string" office:string-value="update entrenador set avatar='http://www.craack.com/assets/avatars/410maejir-thumb.gif' where id=174;" calcext:value-type="string">
            <text:p>update entrenador set avatar='http://www.craack.com/assets/avatars/410maejir-thumb.gif' where id=174;</text:p>
          </table:table-cell>
        </table:table-row>
        <table:table-row table:style-name="ro2">
          <table:table-cell table:formula="of:=RAND()" office:value-type="float" office:value="0.564427084987983" calcext:value-type="float">
            <text:p>0.564427085</text:p>
          </table:table-cell>
          <table:table-cell office:value-type="string" calcext:value-type="string">
            <text:p>82asaxon-sunrise2004-thumb.jpg</text:p>
          </table:table-cell>
          <table:table-cell table:formula="of:=&quot;update entrenador set avatar='http://www.craack.com/assets/avatars/&quot;&amp;[.B175]&amp;&quot;' where id=&quot;&amp;ROW()&amp;&quot;;&quot;" office:value-type="string" office:string-value="update entrenador set avatar='http://www.craack.com/assets/avatars/82asaxon-sunrise2004-thumb.jpg' where id=175;" calcext:value-type="string">
            <text:p>update entrenador set avatar='http://www.craack.com/assets/avatars/82asaxon-sunrise2004-thumb.jpg' where id=175;</text:p>
          </table:table-cell>
        </table:table-row>
        <table:table-row table:style-name="ro2">
          <table:table-cell table:formula="of:=RAND()" office:value-type="float" office:value="0.115523930406198" calcext:value-type="float">
            <text:p>0.1155239304</text:p>
          </table:table-cell>
          <table:table-cell office:value-type="string" calcext:value-type="string">
            <text:p>152.jpg</text:p>
          </table:table-cell>
          <table:table-cell table:formula="of:=&quot;update entrenador set avatar='http://www.craack.com/assets/avatars/&quot;&amp;[.B176]&amp;&quot;' where id=&quot;&amp;ROW()&amp;&quot;;&quot;" office:value-type="string" office:string-value="update entrenador set avatar='http://www.craack.com/assets/avatars/152.jpg' where id=176;" calcext:value-type="string">
            <text:p>update entrenador set avatar='http://www.craack.com/assets/avatars/152.jpg' where id=176;</text:p>
          </table:table-cell>
        </table:table-row>
        <table:table-row table:style-name="ro2">
          <table:table-cell table:formula="of:=RAND()" office:value-type="float" office:value="0.278600084595382" calcext:value-type="float">
            <text:p>0.2786000846</text:p>
          </table:table-cell>
          <table:table-cell office:value-type="string" calcext:value-type="string">
            <text:p>400Eyeofthetiger-thumb.jpg</text:p>
          </table:table-cell>
          <table:table-cell table:formula="of:=&quot;update entrenador set avatar='http://www.craack.com/assets/avatars/&quot;&amp;[.B177]&amp;&quot;' where id=&quot;&amp;ROW()&amp;&quot;;&quot;" office:value-type="string" office:string-value="update entrenador set avatar='http://www.craack.com/assets/avatars/400Eyeofthetiger-thumb.jpg' where id=177;" calcext:value-type="string">
            <text:p>update entrenador set avatar='http://www.craack.com/assets/avatars/400Eyeofthetiger-thumb.jpg' where id=177;</text:p>
          </table:table-cell>
        </table:table-row>
        <table:table-row table:style-name="ro2">
          <table:table-cell table:formula="of:=RAND()" office:value-type="float" office:value="0.007411137688905" calcext:value-type="float">
            <text:p>0.0074111377</text:p>
          </table:table-cell>
          <table:table-cell office:value-type="string" calcext:value-type="string">
            <text:p>swg_male_Trans_A.gif</text:p>
          </table:table-cell>
          <table:table-cell table:formula="of:=&quot;update entrenador set avatar='http://www.craack.com/assets/avatars/&quot;&amp;[.B178]&amp;&quot;' where id=&quot;&amp;ROW()&amp;&quot;;&quot;" office:value-type="string" office:string-value="update entrenador set avatar='http://www.craack.com/assets/avatars/swg_male_Trans_A.gif' where id=178;" calcext:value-type="string">
            <text:p>update entrenador set avatar='http://www.craack.com/assets/avatars/swg_male_Trans_A.gif' where id=178;</text:p>
          </table:table-cell>
        </table:table-row>
        <table:table-row table:style-name="ro2">
          <table:table-cell table:formula="of:=RAND()" office:value-type="float" office:value="0.83216517791152" calcext:value-type="float">
            <text:p>0.8321651779</text:p>
          </table:table-cell>
          <table:table-cell office:value-type="string" calcext:value-type="string">
            <text:p>swg_male_Twielk_B.gif</text:p>
          </table:table-cell>
          <table:table-cell table:formula="of:=&quot;update entrenador set avatar='http://www.craack.com/assets/avatars/&quot;&amp;[.B179]&amp;&quot;' where id=&quot;&amp;ROW()&amp;&quot;;&quot;" office:value-type="string" office:string-value="update entrenador set avatar='http://www.craack.com/assets/avatars/swg_male_Twielk_B.gif' where id=179;" calcext:value-type="string">
            <text:p>update entrenador set avatar='http://www.craack.com/assets/avatars/swg_male_Twielk_B.gif' where id=179;</text:p>
          </table:table-cell>
        </table:table-row>
        <table:table-row table:style-name="ro2">
          <table:table-cell table:formula="of:=RAND()" office:value-type="float" office:value="0.911067548906431" calcext:value-type="float">
            <text:p>0.9110675489</text:p>
          </table:table-cell>
          <table:table-cell office:value-type="string" calcext:value-type="string">
            <text:p>jack(1).gif</text:p>
          </table:table-cell>
          <table:table-cell table:formula="of:=&quot;update entrenador set avatar='http://www.craack.com/assets/avatars/&quot;&amp;[.B180]&amp;&quot;' where id=&quot;&amp;ROW()&amp;&quot;;&quot;" office:value-type="string" office:string-value="update entrenador set avatar='http://www.craack.com/assets/avatars/jack(1).gif' where id=180;" calcext:value-type="string">
            <text:p>update entrenador set avatar='http://www.craack.com/assets/avatars/jack(1).gif' where id=180;</text:p>
          </table:table-cell>
        </table:table-row>
        <table:table-row table:style-name="ro2">
          <table:table-cell table:formula="of:=RAND()" office:value-type="float" office:value="0.974118957761675" calcext:value-type="float">
            <text:p>0.9741189578</text:p>
          </table:table-cell>
          <table:table-cell office:value-type="string" calcext:value-type="string">
            <text:p>27ladyknightava-thumb.jpg</text:p>
          </table:table-cell>
          <table:table-cell table:formula="of:=&quot;update entrenador set avatar='http://www.craack.com/assets/avatars/&quot;&amp;[.B181]&amp;&quot;' where id=&quot;&amp;ROW()&amp;&quot;;&quot;" office:value-type="string" office:string-value="update entrenador set avatar='http://www.craack.com/assets/avatars/27ladyknightava-thumb.jpg' where id=181;" calcext:value-type="string">
            <text:p>update entrenador set avatar='http://www.craack.com/assets/avatars/27ladyknightava-thumb.jpg' where id=181;</text:p>
          </table:table-cell>
        </table:table-row>
        <table:table-row table:style-name="ro2">
          <table:table-cell table:formula="of:=RAND()" office:value-type="float" office:value="0.388001821236685" calcext:value-type="float">
            <text:p>0.3880018212</text:p>
          </table:table-cell>
          <table:table-cell office:value-type="string" calcext:value-type="string">
            <text:p>ana(2).gif</text:p>
          </table:table-cell>
          <table:table-cell table:formula="of:=&quot;update entrenador set avatar='http://www.craack.com/assets/avatars/&quot;&amp;[.B182]&amp;&quot;' where id=&quot;&amp;ROW()&amp;&quot;;&quot;" office:value-type="string" office:string-value="update entrenador set avatar='http://www.craack.com/assets/avatars/ana(2).gif' where id=182;" calcext:value-type="string">
            <text:p>update entrenador set avatar='http://www.craack.com/assets/avatars/ana(2).gif' where id=182;</text:p>
          </table:table-cell>
        </table:table-row>
        <table:table-row table:style-name="ro2">
          <table:table-cell table:formula="of:=RAND()" office:value-type="float" office:value="0.533722916385159" calcext:value-type="float">
            <text:p>0.5337229164</text:p>
          </table:table-cell>
          <table:table-cell office:value-type="string" calcext:value-type="string">
            <text:p>15fairy1-thumb.jpg</text:p>
          </table:table-cell>
          <table:table-cell table:formula="of:=&quot;update entrenador set avatar='http://www.craack.com/assets/avatars/&quot;&amp;[.B183]&amp;&quot;' where id=&quot;&amp;ROW()&amp;&quot;;&quot;" office:value-type="string" office:string-value="update entrenador set avatar='http://www.craack.com/assets/avatars/15fairy1-thumb.jpg' where id=183;" calcext:value-type="string">
            <text:p>update entrenador set avatar='http://www.craack.com/assets/avatars/15fairy1-thumb.jpg' where id=183;</text:p>
          </table:table-cell>
        </table:table-row>
        <table:table-row table:style-name="ro2">
          <table:table-cell table:formula="of:=RAND()" office:value-type="float" office:value="0.985059715807438" calcext:value-type="float">
            <text:p>0.9850597158</text:p>
          </table:table-cell>
          <table:table-cell office:value-type="string" calcext:value-type="string">
            <text:p>20035.gif</text:p>
          </table:table-cell>
          <table:table-cell table:formula="of:=&quot;update entrenador set avatar='http://www.craack.com/assets/avatars/&quot;&amp;[.B184]&amp;&quot;' where id=&quot;&amp;ROW()&amp;&quot;;&quot;" office:value-type="string" office:string-value="update entrenador set avatar='http://www.craack.com/assets/avatars/20035.gif' where id=184;" calcext:value-type="string">
            <text:p>update entrenador set avatar='http://www.craack.com/assets/avatars/20035.gif' where id=184;</text:p>
          </table:table-cell>
        </table:table-row>
        <table:table-row table:style-name="ro2">
          <table:table-cell table:formula="of:=RAND()" office:value-type="float" office:value="0.939858056372032" calcext:value-type="float">
            <text:p>0.9398580564</text:p>
          </table:table-cell>
          <table:table-cell office:value-type="string" calcext:value-type="string">
            <text:p>claire(2).gif</text:p>
          </table:table-cell>
          <table:table-cell table:formula="of:=&quot;update entrenador set avatar='http://www.craack.com/assets/avatars/&quot;&amp;[.B185]&amp;&quot;' where id=&quot;&amp;ROW()&amp;&quot;;&quot;" office:value-type="string" office:string-value="update entrenador set avatar='http://www.craack.com/assets/avatars/claire(2).gif' where id=185;" calcext:value-type="string">
            <text:p>update entrenador set avatar='http://www.craack.com/assets/avatars/claire(2).gif' where id=185;</text:p>
          </table:table-cell>
        </table:table-row>
        <table:table-row table:style-name="ro2">
          <table:table-cell table:formula="of:=RAND()" office:value-type="float" office:value="0.677699252963066" calcext:value-type="float">
            <text:p>0.677699253</text:p>
          </table:table-cell>
          <table:table-cell office:value-type="string" calcext:value-type="string">
            <text:p>598p1.jpg</text:p>
          </table:table-cell>
          <table:table-cell table:formula="of:=&quot;update entrenador set avatar='http://www.craack.com/assets/avatars/&quot;&amp;[.B186]&amp;&quot;' where id=&quot;&amp;ROW()&amp;&quot;;&quot;" office:value-type="string" office:string-value="update entrenador set avatar='http://www.craack.com/assets/avatars/598p1.jpg' where id=186;" calcext:value-type="string">
            <text:p>update entrenador set avatar='http://www.craack.com/assets/avatars/598p1.jpg' where id=186;</text:p>
          </table:table-cell>
        </table:table-row>
        <table:table-row table:style-name="ro2">
          <table:table-cell table:formula="of:=RAND()" office:value-type="float" office:value="0.0401718828361481" calcext:value-type="float">
            <text:p>0.0401718828</text:p>
          </table:table-cell>
          <table:table-cell office:value-type="string" calcext:value-type="string">
            <text:p>Star_Wars_48.jpg</text:p>
          </table:table-cell>
          <table:table-cell table:formula="of:=&quot;update entrenador set avatar='http://www.craack.com/assets/avatars/&quot;&amp;[.B187]&amp;&quot;' where id=&quot;&amp;ROW()&amp;&quot;;&quot;" office:value-type="string" office:string-value="update entrenador set avatar='http://www.craack.com/assets/avatars/Star_Wars_48.jpg' where id=187;" calcext:value-type="string">
            <text:p>update entrenador set avatar='http://www.craack.com/assets/avatars/Star_Wars_48.jpg' where id=187;</text:p>
          </table:table-cell>
        </table:table-row>
        <table:table-row table:style-name="ro2">
          <table:table-cell table:formula="of:=RAND()" office:value-type="float" office:value="0.146566841984168" calcext:value-type="float">
            <text:p>0.146566842</text:p>
          </table:table-cell>
          <table:table-cell office:value-type="string" calcext:value-type="string">
            <text:p>o_rodian1.gif</text:p>
          </table:table-cell>
          <table:table-cell table:formula="of:=&quot;update entrenador set avatar='http://www.craack.com/assets/avatars/&quot;&amp;[.B188]&amp;&quot;' where id=&quot;&amp;ROW()&amp;&quot;;&quot;" office:value-type="string" office:string-value="update entrenador set avatar='http://www.craack.com/assets/avatars/o_rodian1.gif' where id=188;" calcext:value-type="string">
            <text:p>update entrenador set avatar='http://www.craack.com/assets/avatars/o_rodian1.gif' where id=188;</text:p>
          </table:table-cell>
        </table:table-row>
        <table:table-row table:style-name="ro2">
          <table:table-cell table:formula="of:=RAND()" office:value-type="float" office:value="0.906679615145549" calcext:value-type="float">
            <text:p>0.9066796151</text:p>
          </table:table-cell>
          <table:table-cell office:value-type="string" calcext:value-type="string">
            <text:p>15wait-thumb.jpg</text:p>
          </table:table-cell>
          <table:table-cell table:formula="of:=&quot;update entrenador set avatar='http://www.craack.com/assets/avatars/&quot;&amp;[.B189]&amp;&quot;' where id=&quot;&amp;ROW()&amp;&quot;;&quot;" office:value-type="string" office:string-value="update entrenador set avatar='http://www.craack.com/assets/avatars/15wait-thumb.jpg' where id=189;" calcext:value-type="string">
            <text:p>update entrenador set avatar='http://www.craack.com/assets/avatars/15wait-thumb.jpg' where id=189;</text:p>
          </table:table-cell>
        </table:table-row>
        <table:table-row table:style-name="ro2">
          <table:table-cell table:formula="of:=RAND()" office:value-type="float" office:value="0.206133657600731" calcext:value-type="float">
            <text:p>0.2061336576</text:p>
          </table:table-cell>
          <table:table-cell office:value-type="string" calcext:value-type="string">
            <text:p>sun(2).gif</text:p>
          </table:table-cell>
          <table:table-cell table:formula="of:=&quot;update entrenador set avatar='http://www.craack.com/assets/avatars/&quot;&amp;[.B190]&amp;&quot;' where id=&quot;&amp;ROW()&amp;&quot;;&quot;" office:value-type="string" office:string-value="update entrenador set avatar='http://www.craack.com/assets/avatars/sun(2).gif' where id=190;" calcext:value-type="string">
            <text:p>update entrenador set avatar='http://www.craack.com/assets/avatars/sun(2).gif' where id=190;</text:p>
          </table:table-cell>
        </table:table-row>
        <table:table-row table:style-name="ro2">
          <table:table-cell table:formula="of:=RAND()" office:value-type="float" office:value="0.361027530627325" calcext:value-type="float">
            <text:p>0.3610275306</text:p>
          </table:table-cell>
          <table:table-cell office:value-type="string" calcext:value-type="string">
            <text:p>185.jpg</text:p>
          </table:table-cell>
          <table:table-cell table:formula="of:=&quot;update entrenador set avatar='http://www.craack.com/assets/avatars/&quot;&amp;[.B191]&amp;&quot;' where id=&quot;&amp;ROW()&amp;&quot;;&quot;" office:value-type="string" office:string-value="update entrenador set avatar='http://www.craack.com/assets/avatars/185.jpg' where id=191;" calcext:value-type="string">
            <text:p>update entrenador set avatar='http://www.craack.com/assets/avatars/185.jpg' where id=191;</text:p>
          </table:table-cell>
        </table:table-row>
        <table:table-row table:style-name="ro2">
          <table:table-cell table:formula="of:=RAND()" office:value-type="float" office:value="0.48826264240779" calcext:value-type="float">
            <text:p>0.4882626424</text:p>
          </table:table-cell>
          <table:table-cell office:value-type="string" calcext:value-type="string">
            <text:p>20054.gif</text:p>
          </table:table-cell>
          <table:table-cell table:formula="of:=&quot;update entrenador set avatar='http://www.craack.com/assets/avatars/&quot;&amp;[.B192]&amp;&quot;' where id=&quot;&amp;ROW()&amp;&quot;;&quot;" office:value-type="string" office:string-value="update entrenador set avatar='http://www.craack.com/assets/avatars/20054.gif' where id=192;" calcext:value-type="string">
            <text:p>update entrenador set avatar='http://www.craack.com/assets/avatars/20054.gif' where id=192;</text:p>
          </table:table-cell>
        </table:table-row>
        <table:table-row table:style-name="ro2">
          <table:table-cell table:formula="of:=RAND()" office:value-type="float" office:value="0.985908963251859" calcext:value-type="float">
            <text:p>0.9859089633</text:p>
          </table:table-cell>
          <table:table-cell office:value-type="string" calcext:value-type="string">
            <text:p>tarkin.jpg</text:p>
          </table:table-cell>
          <table:table-cell table:formula="of:=&quot;update entrenador set avatar='http://www.craack.com/assets/avatars/&quot;&amp;[.B193]&amp;&quot;' where id=&quot;&amp;ROW()&amp;&quot;;&quot;" office:value-type="string" office:string-value="update entrenador set avatar='http://www.craack.com/assets/avatars/tarkin.jpg' where id=193;" calcext:value-type="string">
            <text:p>update entrenador set avatar='http://www.craack.com/assets/avatars/tarkin.jpg' where id=193;</text:p>
          </table:table-cell>
        </table:table-row>
        <table:table-row table:style-name="ro2">
          <table:table-cell table:formula="of:=RAND()" office:value-type="float" office:value="0.895777933998033" calcext:value-type="float">
            <text:p>0.895777934</text:p>
          </table:table-cell>
          <table:table-cell office:value-type="string" calcext:value-type="string">
            <text:p>20059.gif</text:p>
          </table:table-cell>
          <table:table-cell table:formula="of:=&quot;update entrenador set avatar='http://www.craack.com/assets/avatars/&quot;&amp;[.B194]&amp;&quot;' where id=&quot;&amp;ROW()&amp;&quot;;&quot;" office:value-type="string" office:string-value="update entrenador set avatar='http://www.craack.com/assets/avatars/20059.gif' where id=194;" calcext:value-type="string">
            <text:p>update entrenador set avatar='http://www.craack.com/assets/avatars/20059.gif' where id=194;</text:p>
          </table:table-cell>
        </table:table-row>
        <table:table-row table:style-name="ro2">
          <table:table-cell table:formula="of:=RAND()" office:value-type="float" office:value="0.373585153836757" calcext:value-type="float">
            <text:p>0.3735851538</text:p>
          </table:table-cell>
          <table:table-cell office:value-type="string" calcext:value-type="string">
            <text:p>20056.gif</text:p>
          </table:table-cell>
          <table:table-cell table:formula="of:=&quot;update entrenador set avatar='http://www.craack.com/assets/avatars/&quot;&amp;[.B195]&amp;&quot;' where id=&quot;&amp;ROW()&amp;&quot;;&quot;" office:value-type="string" office:string-value="update entrenador set avatar='http://www.craack.com/assets/avatars/20056.gif' where id=195;" calcext:value-type="string">
            <text:p>update entrenador set avatar='http://www.craack.com/assets/avatars/20056.gif' where id=195;</text:p>
          </table:table-cell>
        </table:table-row>
        <table:table-row table:style-name="ro2">
          <table:table-cell table:formula="of:=RAND()" office:value-type="float" office:value="0.992410744540393" calcext:value-type="float">
            <text:p>0.9924107445</text:p>
          </table:table-cell>
          <table:table-cell office:value-type="string" calcext:value-type="string">
            <text:p>20034.gif</text:p>
          </table:table-cell>
          <table:table-cell table:formula="of:=&quot;update entrenador set avatar='http://www.craack.com/assets/avatars/&quot;&amp;[.B196]&amp;&quot;' where id=&quot;&amp;ROW()&amp;&quot;;&quot;" office:value-type="string" office:string-value="update entrenador set avatar='http://www.craack.com/assets/avatars/20034.gif' where id=196;" calcext:value-type="string">
            <text:p>update entrenador set avatar='http://www.craack.com/assets/avatars/20034.gif' where id=196;</text:p>
          </table:table-cell>
        </table:table-row>
      </table:table>
      <table:named-expressions/>
      <table:database-ranges>
        <table:database-range table:name="__Anonymous_Sheet_DB__0" table:target-range-address="especialidades.A1:especialidades.B1048576">
          <table:sort>
            <table:sort-by table:field-number="0" table:data-type="automatic"/>
          </table:sort>
        </table:database-range>
        <table:database-range table:name="__Anonymous_Sheet_DB__2" table:target-range-address="Sheet2.A1:Sheet2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22:30:29.126418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21:35:06.416226019</meta:creation-date>
    <dc:date>2014-09-27T22:42:56.075082066</dc:date>
    <meta:editing-duration>PT1H56M27S</meta:editing-duration>
    <meta:editing-cycles>7</meta:editing-cycles>
    <meta:generator>LibreOffice/4.2.6.3$Linux_X86_64 LibreOffice_project/420m0$Build-3</meta:generator>
    <meta:document-statistic meta:table-count="3" meta:cell-count="2205" meta:object-count="0"/>
  </office:meta>
</office:document-meta>
</file>